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svg:stroke-width="0.053cm" svg:stroke-color="#000000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2.448cm" fo:min-width="10.018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91cm" fo:min-width="18.516cm" fo:padding-top="0.142cm" fo:padding-bottom="0.142cm" fo:padding-left="0.267cm" fo:padding-right="0.267cm"/>
    </style:style>
    <style:style style:name="gr9" style:family="graphic" style:parent-style-name="standard">
      <style:graphic-properties draw:stroke="solid" draw:stroke-dash="Fine_20_Dashe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658cm" fo:min-width="13.434cm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47cm" fo:min-width="7.848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27cm" fo:min-width="6.578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94cm" fo:min-width="18.516cm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45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872cm" fo:min-width="7.848cm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2.922cm" fo:min-width="17.9cm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12cm"/>
    </style:style>
    <style:style style:name="gr2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text-shadow="1pt 1pt"/>
    </style:style>
    <style:style style:name="P3" style:family="paragraph">
      <style:text-properties fo:font-size="16pt"/>
    </style:style>
    <style:style style:name="T1" style:family="text">
      <style:text-properties fo:text-shadow="1pt 1pt"/>
    </style:style>
    <style:style style:name="T2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.321cm" svg:y1="-6.101cm" svg:x2="2.064cm" svg:y2="21cm">
          <text:p/>
        </draw:line>
        <draw:line draw:style-name="gr1" draw:text-style-name="P1" draw:layer="layout" svg:x1="25.514cm" svg:y1="-5.767cm" svg:x2="25.243cm" svg:y2="21cm">
          <text:p/>
        </draw:line>
        <draw:line draw:style-name="gr1" draw:text-style-name="P1" draw:layer="layout" svg:x1="14.382cm" svg:y1="-6.1cm" svg:x2="14.125cm" svg:y2="21cm">
          <text:p/>
        </draw:line>
        <draw:g>
          <svg:title>TexMaths</svg:title>
          <svg:desc>28§display§\fbox{SIM}§svg§600§FALSE§</svg:desc>
          <draw:polygon draw:style-name="gr2" draw:layer="layout" svg:width="2.474cm" svg:height="1.343cm" svg:x="1.111cm" svg:y="-7.111cm" svg:viewBox="0 0 2475 1344" draw:points="1238,1344 0,1344 0,0 2475,0 2475,1344">
            <text:p/>
          </draw:polygon>
          <draw:polygon draw:style-name="gr3" draw:layer="layout" svg:width="2.474cm" svg:height="0.041cm" svg:x="1.111cm" svg:y="-7.111cm" svg:viewBox="0 0 2475 42" draw:points="1238,42 0,42 0,0 2475,0 2475,42">
            <text:p/>
          </draw:polygon>
          <draw:polygon draw:style-name="gr3" draw:layer="layout" svg:width="0.041cm" svg:height="1.265cm" svg:x="1.111cm" svg:y="-7.072cm" svg:viewBox="0 0 42 1266" draw:points="22,1266 0,1266 0,0 42,0 42,1266">
            <text:p/>
          </draw:polygon>
          <draw:path draw:style-name="gr3" draw:layer="layout" svg:width="0.439cm" svg:height="0.719cm" svg:x="1.5cm" svg:y="-6.797cm" svg:viewBox="0 0 440 720" svg:d="M291 314l-129-31c-61-14-98-67-98-126 0-70 54-129 129-129 165 0 188 162 193 207 3 6 3 11 14 11 12 0 12-5 12-25v-199c0-16 0-22-12-22-5 0-8 0-14 14l-33 56c-31-31-73-70-160-70-109 0-193 87-193 190 0 84 53 154 129 182 11 3 61 17 131 34 28 6 56 14 84 50 23 26 31 56 31 90 0 70-50 143-131 143-31 0-104-6-157-53-59-56-62-118-62-154-3-9-8-9-11-9-14 0-14 6-14 23v198c0 17 0 26 11 26 6 0 9-3 14-14 0 0 3-3 37-56 30 33 95 70 182 70 114 0 196-98 196-208 0-98-68-179-149-198z">
            <text:p/>
          </draw:path>
          <draw:path draw:style-name="gr3" draw:layer="layout" svg:width="0.301cm" svg:height="0.674cm" svg:x="2.018cm" svg:y="-6.775cm" svg:viewBox="0 0 302 675" svg:d="M196 78c0-36 3-47 81-47h25v-31c-33 3-112 3-151 3s-117 0-151-3v31h25c79 0 81 11 81 47v521c0 34-2 45-81 45h-25v31c34-3 112-3 151-3s118 0 151 3v-31h-25c-78 0-81-11-81-45z">
            <text:p/>
          </draw:path>
          <draw:path draw:style-name="gr3" draw:layer="layout" svg:width="0.831cm" svg:height="0.674cm" svg:x="2.379cm" svg:y="-6.775cm" svg:viewBox="0 0 832 675" svg:d="M202 22c-9-22-12-22-34-22h-168v31h22c79 0 79 11 79 47v493c0 28 0 73-101 73v31c34 0 84-3 115-3 33 0 81 3 117 3v-31c-103 0-103-45-103-73v-532h3l238 613c2 14 8 23 19 23 9 0 14-9 17-20l244-624v568c0 34-3 45-79 45h-22v31c36-3 103-3 140-3 39 0 106 0 143 3v-31h-26c-75 0-75-11-75-45v-521c0-36 0-47 75-47h26v-31h-168c-26 0-26 0-31 20l-219 554z">
            <text:p/>
          </draw:path>
          <draw:polygon draw:style-name="gr3" draw:layer="layout" svg:width="0.041cm" svg:height="1.265cm" svg:x="3.544cm" svg:y="-7.072cm" svg:viewBox="0 0 42 1266" draw:points="22,1266 0,1266 0,0 42,0 42,1266">
            <text:p/>
          </draw:polygon>
          <draw:polygon draw:style-name="gr3" draw:layer="layout" svg:width="2.474cm" svg:height="0.041cm" svg:x="1.111cm" svg:y="-5.809cm" svg:viewBox="0 0 2475 42" draw:points="1238,42 0,42 0,0 2475,0 2475,42">
            <text:p/>
          </draw:polygon>
        </draw:g>
        <draw:g>
          <svg:title>TexMaths</svg:title>
          <svg:desc>28§display§\fbox{SN}§svg§600§FALSE§</svg:desc>
          <draw:polygon draw:style-name="gr2" draw:layer="layout" svg:width="1.956cm" svg:height="1.343cm" svg:x="13.412cm" svg:y="-7.111cm" svg:viewBox="0 0 1957 1344" draw:points="977,1344 0,1344 0,0 1957,0 1957,1344">
            <text:p/>
          </draw:polygon>
          <draw:polygon draw:style-name="gr3" draw:layer="layout" svg:width="1.956cm" svg:height="0.041cm" svg:x="13.412cm" svg:y="-7.111cm" svg:viewBox="0 0 1957 42" draw:points="977,42 0,42 0,0 1957,0 1957,42">
            <text:p/>
          </draw:polygon>
          <draw:polygon draw:style-name="gr3" draw:layer="layout" svg:width="0.041cm" svg:height="1.265cm" svg:x="13.412cm" svg:y="-7.072cm" svg:viewBox="0 0 42 1266" draw:points="22,1266 0,1266 0,0 42,0 42,1266">
            <text:p/>
          </draw:polygon>
          <draw:path draw:style-name="gr3" draw:layer="layout" svg:width="0.439cm" svg:height="0.719cm" svg:x="13.801cm" svg:y="-6.797cm" svg:viewBox="0 0 440 720" svg:d="M291 314l-129-31c-61-14-98-67-98-126 0-70 54-129 129-129 165 0 188 162 193 207 3 6 3 11 14 11 12 0 12-5 12-25v-199c0-16 0-22-12-22-5 0-8 0-14 14l-33 56c-31-31-73-70-160-70-109 0-193 87-193 190 0 84 53 154 129 182 11 3 61 17 131 34 28 6 56 14 84 50 23 26 31 56 31 90 0 70-50 143-131 143-31 0-104-6-157-53-59-56-62-118-62-154-3-9-8-9-11-9-14 0-14 6-14 23v198c0 17 0 26 11 26 6 0 9-3 14-14 0 0 3-3 37-56 30 33 95 70 182 70 114 0 196-98 196-208 0-98-68-179-149-198z">
            <text:p/>
          </draw:path>
          <draw:path draw:style-name="gr3" draw:layer="layout" svg:width="0.674cm" svg:height="0.674cm" svg:x="14.325cm" svg:y="-6.775cm" svg:viewBox="0 0 675 675" svg:d="M196 14c-8-14-8-14-28-14h-168v31h28c17 0 36 0 50 3 23 2 23 2 23 22v515c0 28 0 73-101 73v31c34 0 84-3 115-3 33 0 81 3 117 3v-31c-103 0-103-45-103-73v-515c5 6 5 8 11 14l403 591c9 14 9 14 17 14 14 0 14-6 14-25v-546c0-26 0-73 101-73v-31c-34 0-84 3-115 3-34 0-81-3-118-3v31c104 0 104 47 104 73v422z">
            <text:p/>
          </draw:path>
          <draw:polygon draw:style-name="gr3" draw:layer="layout" svg:width="0.041cm" svg:height="1.265cm" svg:x="15.327cm" svg:y="-7.072cm" svg:viewBox="0 0 42 1266" draw:points="22,1266 0,1266 0,0 42,0 42,1266">
            <text:p/>
          </draw:polygon>
          <draw:polygon draw:style-name="gr3" draw:layer="layout" svg:width="1.956cm" svg:height="0.041cm" svg:x="13.412cm" svg:y="-5.809cm" svg:viewBox="0 0 1957 42" draw:points="977,42 0,42 0,0 1957,0 1957,42">
            <text:p/>
          </draw:polygon>
        </draw:g>
        <draw:g>
          <svg:title>TexMaths</svg:title>
          <svg:desc>28§display§\fbox{HN}§svg§600§FALSE§</svg:desc>
          <draw:polygon draw:style-name="gr2" draw:layer="layout" svg:width="2.147cm" svg:height="1.343cm" svg:x="24.411cm" svg:y="-7.111cm" svg:viewBox="0 0 2148 1344" draw:points="1075,1344 0,1344 0,0 2148,0 2148,1344">
            <text:p/>
          </draw:polygon>
          <draw:polygon draw:style-name="gr3" draw:layer="layout" svg:width="2.147cm" svg:height="0.041cm" svg:x="24.411cm" svg:y="-7.111cm" svg:viewBox="0 0 2148 42" draw:points="1075,42 0,42 0,0 2148,0 2148,42">
            <text:p/>
          </draw:polygon>
          <draw:polygon draw:style-name="gr3" draw:layer="layout" svg:width="0.041cm" svg:height="1.265cm" svg:x="24.411cm" svg:y="-7.072cm" svg:viewBox="0 0 42 1266" draw:points="22,1266 0,1266 0,0 42,0 42,1266">
            <text:p/>
          </draw:polygon>
          <draw:path draw:style-name="gr3" draw:layer="layout" svg:width="0.674cm" svg:height="0.674cm" svg:x="24.778cm" svg:y="-6.775cm" svg:viewBox="0 0 675 675" svg:d="M574 78c0-36 0-47 79-47h22v-31c-34 3-106 3-146 3-36 0-112 0-145-3v31h22c78 0 78 11 78 47v230h-294v-230c0-36 0-47 79-47h22v-31c-33 3-106 3-145 3-37 0-112 0-146-3v31h22c79 0 79 11 79 47v521c0 34 0 45-79 45h-22v31c34-3 106-3 146-3 36 0 112 0 145 3v-31h-22c-79 0-79-11-79-45v-260h294v260c0 34 0 45-78 45h-22v31c33-3 106-3 145-3 37 0 112 0 146 3v-31h-22c-79 0-79-11-79-45z">
            <text:p/>
          </draw:path>
          <draw:path draw:style-name="gr3" draw:layer="layout" svg:width="0.674cm" svg:height="0.674cm" svg:x="25.514cm" svg:y="-6.775cm" svg:viewBox="0 0 675 675" svg:d="M196 14c-8-14-8-14-28-14h-168v31h28c17 0 36 0 50 3 23 2 23 2 23 22v515c0 28 0 73-101 73v31c34 0 84-3 115-3 33 0 81 3 117 3v-31c-103 0-103-45-103-73v-515c5 6 5 8 11 14l403 591c9 14 9 14 17 14 14 0 14-6 14-25v-546c0-26 0-73 101-73v-31c-34 0-84 3-115 3-34 0-81-3-118-3v31c104 0 104 47 104 73v422z">
            <text:p/>
          </draw:path>
          <draw:polygon draw:style-name="gr3" draw:layer="layout" svg:width="0.041cm" svg:height="1.265cm" svg:x="26.517cm" svg:y="-7.072cm" svg:viewBox="0 0 42 1266" draw:points="22,1266 0,1266 0,0 42,0 42,1266">
            <text:p/>
          </draw:polygon>
          <draw:polygon draw:style-name="gr3" draw:layer="layout" svg:width="2.147cm" svg:height="0.041cm" svg:x="24.411cm" svg:y="-5.809cm" svg:viewBox="0 0 2148 42" draw:points="1075,42 0,42 0,0 2148,0 2148,42">
            <text:p/>
          </draw:polygon>
        </draw:g>
        <draw:g>
          <svg:title>TexMaths</svg:title>
          <svg:desc>19§latex§S = \left\lbrace s = \langle i, \mathcal{K},SQN,\pmb{\kappa,p,p'},\underline{\pmb{p'',f_{p'}}}\rangle \vert \forall i \in I \right\rbrace§svg§600§TRUE§</svg:desc>
          <draw:polygon draw:style-name="gr4" draw:layer="layout" svg:width="13.01cm" svg:height="1.204cm" svg:x="15.283cm" svg:y="-8.829cm" svg:viewBox="0 0 13011 1205" draw:points="6506,1205 0,1205 0,0 13011,0 13011,1205">
            <text:p/>
          </draw:polygon>
          <draw:path draw:style-name="gr3" draw:layer="layout" svg:width="0.297cm" svg:height="0.487cm" svg:x="15.321cm" svg:y="-8.533cm" svg:viewBox="0 0 298 488" svg:d="M198 213l-88-21c-42-10-66-46-66-86 0-47 36-87 87-87 112 0 127 110 131 141 2 3 2 7 10 7 7 0 7-4 7-17v-135c0-11 0-15-7-15-4 0-6 0-10 10l-23 38c-21-21-49-48-108-48-74 0-131 59-131 129 0 57 36 105 87 124 8 2 42 11 90 23 19 3 38 9 57 34 15 17 21 38 21 61 0 47-35 97-90 97-21 0-70-4-106-37-40-38-42-79-42-104-2-6-6-6-8-6-9 0-9 4-9 15v135c0 12 0 17 8 17 3 0 5-1 9-9 0 0 2-2 25-38 21 23 64 47 123 47 78 0 133-66 133-140 0-67-45-122-100-135z">
            <text:p/>
          </draw:path>
          <draw:path draw:style-name="gr3" draw:layer="layout" svg:width="0.445cm" svg:height="0.157cm" svg:x="15.914cm" svg:y="-8.306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layer="layout" svg:width="0.286cm" svg:height="1.202cm" svg:x="16.698cm" svg:y="-8.829cm" svg:viewBox="0 0 287 1203" svg:d="M169 787c0-44 0-51-6-70-21-61-79-97-125-114 78-33 116-78 127-126 2-8 4-19 4-23v-300c0-57 46-99 108-125 10-4 10-6 10-16 0-13 0-13-13-13-19 0-69 25-97 46-23 17-57 55-59 100 0 54 0 109 0 162v104c0 59 0 80-34 122-8 10-29 30-75 53-9 4-9 4-9 14 0 11 0 11 13 19 72 32 105 89 105 131v277c0 33 0 72 34 107 15 15 30 30 63 45 7 6 41 23 59 23 13 0 13 0 13-13 0-10 0-12-6-14-40-17-99-47-110-110-2-7-2-30-2-45z">
            <text:p/>
          </draw:path>
          <draw:path draw:style-name="gr3" draw:layer="layout" svg:width="0.246cm" svg:height="0.303cm" svg:x="17.099cm" svg:y="-8.356cm" svg:viewBox="0 0 247 304" svg:d="M228 46c-19 0-32 15-32 30 0 10 5 19 21 19 15 0 30-11 30-38 0-28-29-57-80-57-89 0-114 68-114 99 0 51 51 63 70 66 35 6 71 14 71 52 0 17-15 72-97 72-10 0-61 0-76-34 25 2 42-17 42-36 0-16-12-23-25-23-17 0-38 13-38 43 0 38 38 65 97 65 108 0 135-82 135-110 0-25-14-42-21-50-19-19-38-22-69-28-22-6-49-10-49-40 0-21 15-61 74-61 17 0 51 4 61 31z">
            <text:p/>
          </draw:path>
          <draw:path draw:style-name="gr3" draw:layer="layout" svg:width="0.445cm" svg:height="0.157cm" svg:x="17.599cm" svg:y="-8.306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layer="layout" svg:width="0.149cm" svg:height="0.668cm" svg:x="18.34cm" svg:y="-8.561cm" svg:viewBox="0 0 150 669" svg:d="M148 25c2-6 2-8 2-12 0-7-6-13-13-13-6 0-10 4-15 15l-118 308c-2 4-4 8-4 12 0 1 0 3 4 11l118 308c1 7 5 15 15 15 7 0 13-6 13-13 0-2 0-2-2-10l-120-311z">
            <text:p/>
          </draw:path>
          <draw:path draw:style-name="gr3" draw:layer="layout" svg:width="0.178cm" svg:height="0.449cm" svg:x="18.545cm" svg:y="-8.502cm" svg:viewBox="0 0 179 450" svg:d="M173 25c0-14-10-25-27-25s-36 17-36 36c0 12 10 23 27 23 15 0 36-15 36-34zM122 276c7-19 7-21 13-38 6-14 9-23 9-37 0-30-21-55-55-55-64 0-89 97-89 105 0 6 8 6 8 6 7 0 7-2 11-12 19-63 46-83 68-83 6 0 17 0 17 20 0 16-5 29-7 37-6 17-36 95-48 123-5 17-15 40-15 53 0 33 23 55 55 55 65 0 90-96 90-102 0-8-6-8-8-8-8 0-8 2-11 14-12 41-35 81-69 81-11 0-17-5-17-21 0-17 6-26 21-68z">
            <text:p/>
          </draw:path>
          <draw:path draw:style-name="gr3" draw:layer="layout" svg:width="0.079cm" svg:height="0.2cm" svg:x="18.815cm" svg:y="-8.13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47cm" svg:height="0.487cm" svg:x="19.073cm" svg:y="-8.533cm" svg:viewBox="0 0 471 488" svg:d="M112 46c-8 146-68 323-108 427-4 8-4 10-4 10 0 5 6 5 8 5 11 0 36-13 45-26 4-4 91-224 110-394 4-26 6-55 6-57 0-9 0-11-8-11-7 0-26 10-39 17-33 15-57 29-57 40 0 4 3 4 7 4 6 0 8 0 40-15zM467 388c0 0 0-6-7-6-4 0-12 0-21 8-8 5-10 7-13 19-18 49-84 49-84 49-67 0-160-209-160-270 0-11 2-17 25-42 49-49 169-117 200-117 15 0 24 11 24 28 0 4-2 8-2 11 0 4 2 8 8 8 2 0 34-4 34-36 0-23-13-40-38-40-45 0-139 53-192 91-28 21-100 72-100 114 0 57 68 202 117 251 23 23 36 32 57 32 52 0 107-28 131-60 19-21 21-38 21-40z">
            <text:p/>
          </draw:path>
          <draw:path draw:style-name="gr3" draw:layer="layout" svg:width="0.079cm" svg:height="0.2cm" svg:x="19.63cm" svg:y="-8.13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96cm" svg:height="0.487cm" svg:x="19.904cm" svg:y="-8.533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2 0-48-23-71-32-78-15-18-27-19-86-35-15-3-39-11-45-11-17-8-40-27-40-63 0-53 53-110 116-110 57 0 97 29 97 105 0 20-2 32-2 36 0 2 0 7 7 7 8 0 8-2 10-13z">
            <text:p/>
          </draw:path>
          <draw:path draw:style-name="gr3" draw:layer="layout" svg:width="0.463cm" svg:height="0.602cm" svg:x="20.35cm" svg:y="-8.533cm" svg:viewBox="0 0 464 603" svg:d="M260 468c105-38 204-158 204-287 0-109-73-181-171-181-145 0-293 152-293 308 0 112 76 179 171 179 17 0 40-2 66-10-1 42-1 44-1 51 0 21 0 75 55 75 79 0 112-124 112-130 0-5-6-7-8-7-6 0-7 3-7 7-18 48-56 65-80 65-31 0-40-19-48-70zM135 464c-53-21-76-74-76-135 0-46 17-141 68-213 50-68 112-99 162-99 66 0 116 51 116 143 0 66-35 222-147 285-3-23-11-72-60-72-35 0-69 34-69 68 0 13 6 21 6 23zM175 471c-8 0-31 0-31-30 0-27 27-53 54-53 28 0 41 17 41 57 0 9 0 11-7 13-17 8-38 13-57 13z">
            <text:p/>
          </draw:path>
          <draw:path draw:style-name="gr3" draw:layer="layout" svg:width="0.563cm" svg:height="0.457cm" svg:x="20.871cm" svg:y="-8.517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layer="layout" svg:width="0.079cm" svg:height="0.2cm" svg:x="21.475cm" svg:y="-8.13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3cm" svg:height="0.303cm" svg:x="21.72cm" svg:y="-8.356cm" svg:viewBox="0 0 331 304" svg:d="M2 272c-2 7-2 9-2 15 0 11 9 17 19 17 21 0 25-15 30-38 6-23 2-11 31-123 57 1 116 13 116 57 0 5 0 7-2 15-2 9-4 17-4 23 0 39 28 66 63 66 21 0 38-11 51-34 17-29 27-69 27-69 0-7-8-7-10-7-6 0-8 4-9 13-12 46-27 82-57 82-16 0-23-8-23-32 0-10 4-25 5-37 2-7 4-15 4-22 0-63-93-69-131-69 23-13 44-30 63-45 30-27 49-44 76-55 0 3-2 11-2 15 0 7 4 23 25 23s36-19 36-37c0-5-2-22-27-22-40 0-80 34-110 59-46 38-61 47-86 57 2-8 10-42 14-54 4-17 11-49 11-51 0-11-7-19-19-19-2 0-21 0-26 25z">
            <text:p/>
          </draw:path>
          <draw:path draw:style-name="gr3" draw:layer="layout" svg:width="0.079cm" svg:height="0.2cm" svg:x="22.127cm" svg:y="-8.13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49cm" svg:height="0.427cm" svg:x="22.343cm" svg:y="-8.356cm" svg:viewBox="0 0 350 428" svg:d="M51 378c-5 23-5 29-36 29-7 0-15 0-15 11 0 6 4 10 9 10 18 0 37-4 56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079cm" svg:height="0.2cm" svg:x="22.759cm" svg:y="-8.13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49cm" svg:height="0.427cm" svg:x="22.976cm" svg:y="-8.356cm" svg:viewBox="0 0 350 428" svg:d="M51 378c-5 23-5 29-36 29-7 0-15 0-15 11 0 6 4 10 9 10 18 0 37-4 56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23.356cm" svg:y="-8.565cm" svg:viewBox="0 0 120 243" svg:d="M114 42c4-10 6-13 6-15 0-16-14-27-29-27-19 0-25 15-26 23l-63 203c0 2-2 8-2 8 0 5 15 9 19 9 2 0 4 0 6-7z">
            <text:p/>
          </draw:path>
          <draw:path draw:style-name="gr3" draw:layer="layout" svg:width="0.33cm" svg:height="0.303cm" svg:x="21.735cm" svg:y="-8.375cm" svg:viewBox="0 0 331 304" svg:d="M2 272c-2 7-2 9-2 15 0 11 9 17 19 17 21 0 25-15 30-38 6-23 2-11 31-123 57 1 116 13 116 57 0 5 0 7-2 15-2 9-4 17-4 23 0 39 28 66 63 66 21 0 38-11 51-34 17-29 27-69 27-69 0-7-8-7-10-7-6 0-8 4-9 13-12 46-27 82-57 82-16 0-23-8-23-32 0-10 4-25 5-37 2-7 4-15 4-22 0-63-93-69-131-69 23-13 44-30 63-45 30-27 49-44 76-55 0 3-2 11-2 15 0 7 4 23 25 23s36-19 36-37c0-5-2-22-27-22-40 0-80 34-110 59-46 38-61 47-86 57 2-8 10-42 14-54 4-17 11-49 11-51 0-11-7-19-19-19-2 0-21 0-26 25z">
            <text:p/>
          </draw:path>
          <draw:path draw:style-name="gr3" draw:layer="layout" svg:width="0.079cm" svg:height="0.2cm" svg:x="22.142cm" svg:y="-8.15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49cm" svg:height="0.427cm" svg:x="22.358cm" svg:y="-8.375cm" svg:viewBox="0 0 350 428" svg:d="M51 378c-5 23-5 29-36 29-7 0-15 0-15 11 0 6 4 10 9 10 18 0 37-4 56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079cm" svg:height="0.2cm" svg:x="22.775cm" svg:y="-8.15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49cm" svg:height="0.427cm" svg:x="22.991cm" svg:y="-8.375cm" svg:viewBox="0 0 350 428" svg:d="M51 378c-5 23-5 29-36 29-7 0-15 0-15 11 0 6 4 10 9 10 18 0 37-4 56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23.371cm" svg:y="-8.584cm" svg:viewBox="0 0 120 243" svg:d="M114 42c4-10 6-13 6-15 0-16-14-27-29-27-19 0-25 15-26 23l-63 203c0 2-2 8-2 8 0 5 15 9 19 9 2 0 4 0 6-7z">
            <text:p/>
          </draw:path>
          <draw:path draw:style-name="gr3" draw:layer="layout" svg:width="0.33cm" svg:height="0.303cm" svg:x="21.751cm" svg:y="-8.356cm" svg:viewBox="0 0 331 304" svg:d="M2 272c-2 7-2 9-2 15 0 11 9 17 19 17 21 0 25-15 30-38 6-23 2-11 31-123 57 1 116 13 116 57 0 5 0 7-2 15-2 9-4 17-4 23 0 39 28 66 63 66 21 0 38-11 51-34 17-29 27-69 27-69 0-7-8-7-10-7-6 0-8 4-9 13-12 46-27 82-57 82-16 0-23-8-23-32 0-10 4-25 5-37 2-7 4-15 4-22 0-63-93-69-131-69 23-13 44-30 63-45 30-27 49-44 76-55 0 3-2 11-2 15 0 7 4 23 25 23s36-19 36-37c0-5-2-22-27-22-40 0-80 34-110 59-46 38-61 47-86 57 2-8 10-42 14-54 4-17 11-49 11-51 0-11-7-19-19-19-2 0-21 0-26 25z">
            <text:p/>
          </draw:path>
          <draw:path draw:style-name="gr3" draw:layer="layout" svg:width="0.079cm" svg:height="0.2cm" svg:x="22.155cm" svg:y="-8.13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49cm" svg:height="0.427cm" svg:x="22.374cm" svg:y="-8.356cm" svg:viewBox="0 0 350 428" svg:d="M51 378c-5 23-5 29-36 29-7 0-15 0-15 11 0 6 4 10 9 10 18 0 37-4 56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079cm" svg:height="0.2cm" svg:x="22.788cm" svg:y="-8.13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49cm" svg:height="0.427cm" svg:x="23.006cm" svg:y="-8.356cm" svg:viewBox="0 0 350 428" svg:d="M51 378c-5 23-5 29-36 29-7 0-15 0-15 11 0 6 4 10 9 10 18 0 37-4 56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23.386cm" svg:y="-8.565cm" svg:viewBox="0 0 120 243" svg:d="M114 42c4-10 6-13 6-15 0-16-14-27-29-27-19 0-25 15-26 23l-63 203c0 2-2 8-2 8 0 5 15 9 19 9 2 0 4 0 6-7z">
            <text:p/>
          </draw:path>
          <draw:path draw:style-name="gr3" draw:layer="layout" svg:width="0.079cm" svg:height="0.2cm" svg:x="23.609cm" svg:y="-8.13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49cm" svg:height="0.427cm" svg:x="23.797cm" svg:y="-8.356cm" svg:viewBox="0 0 350 428" svg:d="M51 378c-5 23-5 29-36 29-7 0-15 0-15 11 0 6 4 10 9 10 18 0 37-4 56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24.177cm" svg:y="-8.565cm" svg:viewBox="0 0 120 243" svg:d="M114 42c4-10 6-13 6-15 0-16-14-27-29-27-19 0-25 15-26 23l-63 203c0 2-2 8-2 8 0 5 15 9 19 9 2 0 4 0 6-7z">
            <text:p/>
          </draw:path>
          <draw:path draw:style-name="gr3" draw:layer="layout" svg:width="0.119cm" svg:height="0.242cm" svg:x="24.331cm" svg:y="-8.565cm" svg:viewBox="0 0 120 243" svg:d="M114 42c4-10 6-13 6-15 0-16-14-27-29-27-19 0-25 15-26 23l-63 203c0 2-2 8-2 8 0 5 15 9 19 9 2 0 4 0 6-7z">
            <text:p/>
          </draw:path>
          <draw:path draw:style-name="gr3" draw:layer="layout" svg:width="0.079cm" svg:height="0.2cm" svg:x="24.553cm" svg:y="-8.13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33cm" svg:height="0.609cm" svg:x="24.828cm" svg:y="-8.533cm" svg:viewBox="0 0 334 610" svg:d="M211 205h57c13 0 21 0 21-15 0-6-8-6-19-6h-55l15-78c2-13 11-60 15-68 6-13 17-23 32-23 2 0 19 0 33 12-31 3-36 26-36 36 0 15 11 23 24 23 17 0 36-14 36-40 0-31-30-46-57-46-22 0-66 11-85 78-4 15-6 21-23 106h-46c-13 0-20 0-20 12 0 9 5 9 19 9h43l-49 264c-13 65-25 126-59 126-2 0-19 0-32-12 30-1 38-26 38-36 0-15-14-24-27-24-17 0-36 15-36 41 0 29 30 46 57 46 36 0 65-40 76-65 21-43 36-123 38-129z">
            <text:p/>
          </draw:path>
          <draw:path draw:style-name="gr3" draw:layer="layout" svg:width="0.261cm" svg:height="0.297cm" svg:x="25.119cm" svg:y="-8.168cm" svg:viewBox="0 0 262 298" svg:d="M36 264c-4 13-4 17-23 17-7 0-13 0-13 12 0 3 4 5 6 5 13 0 28-2 41-2 16 0 35 2 50 2 4 0 9-2 9-9 0-8-7-8-13-8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layer="layout" svg:width="0.094cm" svg:height="0.176cm" svg:x="25.425cm" svg:y="-8.282cm" svg:viewBox="0 0 95 177" svg:d="M91 32c0 0 4-7 4-13 0-11-11-19-21-19-15 0-19 11-21 15l-51 147c-2 3-2 5-2 5 0 6 15 10 15 10 2 0 4-2 6-6z">
            <text:p/>
          </draw:path>
          <draw:path draw:style-name="gr3" draw:layer="layout" svg:width="0.349cm" svg:height="0.427cm" svg:x="23.812cm" svg:y="-8.375cm" svg:viewBox="0 0 350 428" svg:d="M51 378c-5 23-5 29-36 29-7 0-15 0-15 11 0 6 4 10 9 10 18 0 37-4 56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24.192cm" svg:y="-8.584cm" svg:viewBox="0 0 120 243" svg:d="M114 42c4-10 6-13 6-15 0-16-14-27-29-27-19 0-25 15-26 23l-63 203c0 2-2 8-2 8 0 5 15 9 19 9 2 0 4 0 6-7z">
            <text:p/>
          </draw:path>
          <draw:path draw:style-name="gr3" draw:layer="layout" svg:width="0.119cm" svg:height="0.242cm" svg:x="24.346cm" svg:y="-8.584cm" svg:viewBox="0 0 120 243" svg:d="M114 42c4-10 6-13 6-15 0-16-14-27-29-27-19 0-25 15-26 23l-63 203c0 2-2 8-2 8 0 5 15 9 19 9 2 0 4 0 6-7z">
            <text:p/>
          </draw:path>
          <draw:path draw:style-name="gr3" draw:layer="layout" svg:width="0.079cm" svg:height="0.2cm" svg:x="24.568cm" svg:y="-8.15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33cm" svg:height="0.609cm" svg:x="24.842cm" svg:y="-8.55cm" svg:viewBox="0 0 334 610" svg:d="M211 205h57c13 0 21 0 21-15 0-6-8-6-19-6h-55l15-78c2-13 11-60 15-68 6-13 17-23 32-23 2 0 19 0 33 12-31 3-36 26-36 36 0 15 11 23 24 23 17 0 36-14 36-40 0-31-30-46-57-46-22 0-66 11-85 78-4 15-6 21-23 106h-46c-13 0-20 0-20 12 0 9 5 9 19 9h43l-49 264c-13 65-25 126-59 126-2 0-19 0-32-12 30-1 38-26 38-36 0-15-14-24-27-24-17 0-36 15-36 41 0 29 30 46 57 46 36 0 65-40 76-65 21-43 36-123 38-129z">
            <text:p/>
          </draw:path>
          <draw:path draw:style-name="gr3" draw:layer="layout" svg:width="0.261cm" svg:height="0.297cm" svg:x="25.134cm" svg:y="-8.185cm" svg:viewBox="0 0 262 298" svg:d="M36 264c-4 13-4 17-23 17-7 0-13 0-13 12 0 3 4 5 6 5 13 0 28-2 41-2 16 0 35 2 50 2 4 0 9-2 9-9 0-8-7-8-13-8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layer="layout" svg:width="0.094cm" svg:height="0.176cm" svg:x="25.44cm" svg:y="-8.299cm" svg:viewBox="0 0 95 177" svg:d="M91 32c0 0 4-7 4-13 0-11-11-19-21-19-15 0-19 11-21 15l-51 147c-2 3-2 5-2 5 0 6 15 10 15 10 2 0 4-2 6-6z">
            <text:p/>
          </draw:path>
          <draw:path draw:style-name="gr3" draw:layer="layout" svg:width="0.349cm" svg:height="0.427cm" svg:x="23.827cm" svg:y="-8.356cm" svg:viewBox="0 0 350 428" svg:d="M51 378c-5 23-5 29-36 29-7 0-15 0-15 11 0 6 4 10 9 10 18 0 37-4 56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24.207cm" svg:y="-8.565cm" svg:viewBox="0 0 120 243" svg:d="M114 42c4-10 6-13 6-15 0-16-14-27-29-27-19 0-25 15-26 23l-63 203c0 2-2 8-2 8 0 5 15 9 19 9 2 0 4 0 6-7z">
            <text:p/>
          </draw:path>
          <draw:path draw:style-name="gr3" draw:layer="layout" svg:width="0.119cm" svg:height="0.242cm" svg:x="24.361cm" svg:y="-8.565cm" svg:viewBox="0 0 120 243" svg:d="M114 42c4-10 6-13 6-15 0-16-14-27-29-27-19 0-25 15-26 23l-63 203c0 2-2 8-2 8 0 5 15 9 19 9 2 0 4 0 6-7z">
            <text:p/>
          </draw:path>
          <draw:path draw:style-name="gr3" draw:layer="layout" svg:width="0.079cm" svg:height="0.2cm" svg:x="24.583cm" svg:y="-8.13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33cm" svg:height="0.609cm" svg:x="24.857cm" svg:y="-8.533cm" svg:viewBox="0 0 334 610" svg:d="M211 205h57c13 0 21 0 21-15 0-6-8-6-19-6h-55l15-78c2-13 11-60 15-68 6-13 17-23 32-23 2 0 19 0 33 12-31 3-36 26-36 36 0 15 11 23 24 23 17 0 36-14 36-40 0-31-30-46-57-46-22 0-66 11-85 78-4 15-6 21-23 106h-46c-13 0-20 0-20 12 0 9 5 9 19 9h43l-49 264c-13 65-25 126-59 126-2 0-19 0-32-12 30-1 38-26 38-36 0-15-14-24-27-24-17 0-36 15-36 41 0 29 30 46 57 46 36 0 65-40 76-65 21-43 36-123 38-129z">
            <text:p/>
          </draw:path>
          <draw:path draw:style-name="gr3" draw:layer="layout" svg:width="0.261cm" svg:height="0.297cm" svg:x="25.148cm" svg:y="-8.168cm" svg:viewBox="0 0 262 298" svg:d="M36 264c-4 13-4 17-23 17-7 0-13 0-13 12 0 3 4 5 6 5 13 0 28-2 41-2 16 0 35 2 50 2 4 0 9-2 9-9 0-8-7-8-13-8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layer="layout" svg:width="0.094cm" svg:height="0.176cm" svg:x="25.455cm" svg:y="-8.282cm" svg:viewBox="0 0 95 177" svg:d="M91 32c0 0 4-7 4-13 0-11-11-19-21-19-15 0-19 11-21 15l-51 147c-2 3-2 5-2 5 0 6 15 10 15 10 2 0 4-2 6-6z">
            <text:p/>
          </draw:path>
          <draw:polygon draw:style-name="gr3" draw:layer="layout" svg:width="1.791cm" svg:height="0.028cm" svg:x="23.848cm" svg:y="-7.789cm" svg:viewBox="0 0 1792 29" draw:points="897,29 0,29 0,0 1792,0 1792,29">
            <text:p/>
          </draw:polygon>
          <draw:path draw:style-name="gr3" draw:layer="layout" svg:width="0.149cm" svg:height="0.668cm" svg:x="25.676cm" svg:y="-8.561cm" svg:viewBox="0 0 150 669" svg:d="M148 346c2-8 2-10 2-11 0-2 0-4-2-12l-120-308c-3-11-7-15-15-15-7 0-13 6-13 13 0 2 0 4 4 12l119 310-119 309c-4 8-4 10-4 12 0 7 6 13 13 13 10 0 12-6 15-13z">
            <text:p/>
          </draw:path>
          <draw:path draw:style-name="gr3" draw:layer="layout" svg:width="0.027cm" svg:height="0.668cm" svg:x="25.978cm" svg:y="-8.561cm" svg:viewBox="0 0 28 669" svg:d="M28 25c0-14 0-25-13-25-15 0-15 11-15 25v621c0 12 0 23 15 23 13 0 13-11 13-23z">
            <text:p/>
          </draw:path>
          <draw:path draw:style-name="gr3" draw:layer="layout" svg:width="0.371cm" svg:height="0.48cm" svg:x="26.084cm" svg:y="-8.525cm" svg:viewBox="0 0 372 481" svg:d="M370 25c2-6 2-8 2-12 0-5-3-13-13-13-8 0-11 8-15 15l-55 148h-204l-57-148c-3-9-5-15-15-15-5 0-13 8-13 13 0 2 0 2 4 12l167 441c4 7 8 15 15 15 10 0 13-8 15-15zM95 190h182l-91 238z">
            <text:p/>
          </draw:path>
          <draw:path draw:style-name="gr3" draw:layer="layout" svg:width="0.178cm" svg:height="0.449cm" svg:x="26.474cm" svg:y="-8.502cm" svg:viewBox="0 0 179 450" svg:d="M173 25c0-14-10-25-27-25s-36 17-36 36c0 12 10 23 27 23 15 0 36-15 36-34zM122 276c7-19 7-21 13-38 6-14 9-23 9-37 0-30-21-55-55-55-64 0-89 97-89 105 0 6 8 6 8 6 7 0 7-2 11-12 19-63 46-83 68-83 6 0 17 0 17 20 0 16-5 29-7 37-6 17-36 95-48 123-5 17-15 40-15 53 0 33 23 55 55 55 65 0 90-96 90-102 0-8-6-8-8-8-8 0-8 2-11 14-12 41-35 81-69 81-11 0-17-5-17-21 0-17 6-26 21-68z">
            <text:p/>
          </draw:path>
          <draw:path draw:style-name="gr3" draw:layer="layout" svg:width="0.335cm" svg:height="0.389cm" svg:x="26.926cm" svg:y="-8.422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3" draw:layer="layout" svg:width="0.311cm" svg:height="0.457cm" svg:x="27.523cm" svg:y="-8.517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layer="layout" svg:width="0.286cm" svg:height="1.202cm" svg:x="27.925cm" svg:y="-8.829cm" svg:viewBox="0 0 287 1203" svg:d="M169 791c0-59 0-80 36-122 6-8 27-30 72-51 10-6 10-6 10-15 0-8 0-10 0-12-2-2-2-2-13-6-71-34-105-89-105-133v-277c0-32 0-72-34-107-15-15-29-28-61-45-8-4-42-23-61-23-11 0-13 0-13 13 0 10 0 12 6 14 26 11 98 41 112 110 0 7 0 30 0 45v234c0 44 0 53 7 72 21 61 80 95 124 113-76 34-116 78-127 125-2 8-4 19-4 23v302c0 53-42 95-107 124-11 5-11 5-11 15 0 13 2 13 13 13 19 0 69-23 97-46 23-17 59-55 59-100 2-53 0-107 0-162z">
            <text:p/>
          </draw:path>
        </draw:g>
        <draw:line draw:style-name="gr5" draw:text-style-name="P1" draw:layer="layout" svg:x1="2.321cm" svg:y1="-5.502cm" svg:x2="14.382cm" svg:y2="-5.502cm">
          <text:p/>
        </draw:line>
        <draw:custom-shape draw:style-name="gr6" draw:text-style-name="P1" draw:layer="layout" svg:width="10.552cm" svg:height="2.732cm" svg:x="0.878cm" svg:y="-5.272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382cm" svg:y1="-1.554cm" svg:x2="2.321cm" svg:y2="-1.554cm">
          <text:p/>
        </draw:line>
        <draw:g>
          <svg:title>TexMaths</svg:title>
          <svg:desc>19§latex§\text{IMSI inquiry response (\pmb{$q$)}}§svg§600§TRUE§</svg:desc>
          <draw:polygon draw:style-name="gr4" draw:layer="layout" svg:width="7.506cm" svg:height="0.692cm" svg:x="4.258cm" svg:y="-2.419cm" svg:viewBox="0 0 7507 693" draw:points="3753,693 0,693 0,0 7507,0 7507,693">
            <text:p/>
          </draw:polygon>
          <draw:path draw:style-name="gr3" draw:layer="layout" svg:width="0.204cm" svg:height="0.457cm" svg:x="4.277cm" svg:y="-2.349cm" svg:viewBox="0 0 205 458" svg:d="M133 53c0-25 2-32 55-32h17v-21c-23 2-76 2-102 2-27 0-80 0-103-2v21h17c53 0 55 7 55 32v353c0 23-2 31-55 31h-17v21c23-2 76-2 103-2 26 0 79 0 102 2v-21h-17c-53 0-55-8-55-31z">
            <text:p/>
          </draw:path>
          <draw:path draw:style-name="gr3" draw:layer="layout" svg:width="0.563cm" svg:height="0.457cm" svg:x="4.522cm" svg:y="-2.349cm" svg:viewBox="0 0 564 458" svg:d="M137 15c-6-15-8-15-23-15h-114v21h15c53 0 53 7 53 32v334c0 19 0 50-68 50v21c23 0 57-2 78-2 23 0 55 2 80 2v-21c-71 0-71-31-71-50v-360h2l162 415c2 10 6 16 13 16 6 0 10-6 12-14l165-423v385c0 23-2 31-53 31h-16v21c25-2 71-2 97-2 25 0 71 0 95 2v-21h-17c-51 0-51-8-51-31v-353c0-25 0-32 51-32h17v-21h-114c-17 0-17 0-21 13l-148 376z">
            <text:p/>
          </draw:path>
          <draw:path draw:style-name="gr3" draw:layer="layout" svg:width="0.297cm" svg:height="0.487cm" svg:x="5.145cm" svg:y="-2.364cm" svg:viewBox="0 0 298 488" svg:d="M198 213l-88-21c-42-10-66-46-66-86 0-47 36-87 87-87 112 0 127 110 131 141 2 3 2 7 10 7 7 0 7-4 7-17v-135c0-11 0-15-7-15-4 0-6 0-10 9l-23 38c-20-20-49-47-108-47-74 0-131 59-131 129 0 57 36 105 87 124 8 1 42 11 90 22 19 4 38 10 57 35 15 17 21 38 21 60 0 48-35 97-90 97-21 0-70-4-106-36-40-38-42-80-42-104-2-6-6-6-7-6-10 0-10 4-10 15v135c0 11 0 17 8 17 3 0 5-2 9-9 0 0 2-2 25-38 21 22 64 47 123 47 78 0 133-66 133-140 0-67-45-122-100-135z">
            <text:p/>
          </draw:path>
          <draw:path draw:style-name="gr3" draw:layer="layout" svg:width="0.204cm" svg:height="0.457cm" svg:x="5.497cm" svg:y="-2.349cm" svg:viewBox="0 0 205 458" svg:d="M133 53c0-25 2-32 55-32h17v-21c-23 2-76 2-102 2-27 0-80 0-103-2v21h17c53 0 55 7 55 32v353c0 23-2 31-55 31h-17v21c23-2 76-2 103-2 26 0 79 0 102 2v-21h-17c-53 0-55-8-55-31z">
            <text:p/>
          </draw:path>
          <draw:path draw:style-name="gr3" draw:layer="layout" svg:width="0.143cm" svg:height="0.447cm" svg:x="5.962cm" svg:y="-2.339cm" svg:viewBox="0 0 144 448" svg:d="M97 152l-95 8v20c46 0 51 4 51 36v181c0 30-7 30-53 30v21c21 0 59-2 74-2 25 0 48 2 70 2v-21c-43 0-47-4-47-28zM101 36c0-23-17-36-36-36-21 0-36 19-36 36s15 34 36 34c19 0 36-13 36-34z">
            <text:p/>
          </draw:path>
          <draw:path draw:style-name="gr3" draw:layer="layout" svg:width="0.337cm" svg:height="0.295cm" svg:x="6.147cm" svg:y="-2.189cm" svg:viewBox="0 0 338 296" svg:d="M53 66v179c0 30-7 30-53 30v21c23 0 57-2 76-2 17 0 53 2 76 2v-21c-46 0-53 0-53-30v-123c0-69 47-107 91-107 42 0 49 36 49 74v156c0 30-7 30-53 30v21c25 0 59-2 76-2s53 2 76 2v-21c-36 0-51 0-53-19v-129c0-57 0-78-21-102-9-12-30-25-70-25-50 0-80 28-99 70v-70l-95 8v20c48 0 53 4 53 38z">
            <text:p/>
          </draw:path>
          <draw:path draw:style-name="gr3" draw:layer="layout" svg:width="0.33cm" svg:height="0.426cm" svg:x="6.517cm" svg:y="-2.189cm" svg:viewBox="0 0 331 427" svg:d="M232 256v120c0 30-8 30-51 30v21c22-2 57-4 74-4 19 0 53 2 76 4v-21c-44 0-52 0-52-30v-376h-15l-26 61c-8-19-37-61-90-61-78 0-148 65-148 152 0 83 65 152 143 152 47 0 76-29 89-48zM234 110v95c0 21-12 40-27 57-7 10-30 27-61 27-49 0-91-59-91-137 0-80 48-135 97-135 55 0 82 59 82 93z">
            <text:p/>
          </draw:path>
          <draw:path draw:style-name="gr3" draw:layer="layout" svg:width="0.337cm" svg:height="0.303cm" svg:x="6.867cm" svg:y="-2.189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layer="layout" svg:width="0.143cm" svg:height="0.447cm" svg:x="7.237cm" svg:y="-2.339cm" svg:viewBox="0 0 144 448" svg:d="M97 152l-95 8v20c46 0 51 4 51 36v181c0 30-7 30-53 30v21c21 0 59-2 74-2 25 0 48 2 70 2v-21c-43 0-47-4-47-28zM101 36c0-23-17-36-36-36-21 0-36 19-36 36s15 34 36 34c19 0 36-13 36-34z">
            <text:p/>
          </draw:path>
          <draw:path draw:style-name="gr3" draw:layer="layout" svg:width="0.225cm" svg:height="0.295cm" svg:x="7.42cm" svg:y="-2.189cm" svg:viewBox="0 0 226 296" svg:d="M93 74v-74l-93 8v20c48 0 53 4 53 38v179c0 30-7 30-53 30v21c27 0 57-2 76-2 29 0 59 0 86 2v-21h-14c-49 0-51-7-51-30v-104c0-67 28-126 80-126 4 0 5 0 7 0-2 0-15 10-15 27 0 19 13 28 29 28 11 0 28-7 28-28 0-23-21-42-49-42-50 0-74 46-84 74z">
            <text:p/>
          </draw:path>
          <draw:path draw:style-name="gr3" draw:layer="layout" svg:width="0.328cm" svg:height="0.426cm" svg:x="7.674cm" svg:y="-2.182cm" svg:viewBox="0 0 329 427" svg:d="M266 65c17-44 51-44 63-44v-21c-15 2-36 2-52 2-11 0-43-2-57-2v21c21 0 31 11 31 28 0 8 0 8-4 17l-68 164-74-181c-2-5-4-7-4-11 0-17 24-17 38-17v-21c-17 0-63 2-74 2-17 0-44 0-65-2v21c32 0 46 0 55 23l101 245c-4 9-13 30-17 40-15 36-34 83-76 83-4 0-19 0-33-13 21-2 27-17 27-27 0-19-13-28-28-28-14 0-29 7-29 28 0 31 29 55 63 55 42 0 68-40 85-78z">
            <text:p/>
          </draw:path>
          <draw:path draw:style-name="gr3" draw:layer="layout" svg:width="0.225cm" svg:height="0.295cm" svg:x="8.254cm" svg:y="-2.189cm" svg:viewBox="0 0 226 296" svg:d="M93 74v-74l-93 8v20c48 0 53 4 53 38v179c0 30-7 30-53 30v21c27 0 57-2 76-2 29 0 59 0 86 2v-21h-14c-49 0-51-7-51-30v-104c0-67 28-126 80-126 4 0 5 0 7 0-2 0-15 10-15 27 0 19 13 28 29 28 11 0 28-7 28-28 0-23-21-42-49-42-50 0-74 46-84 74z">
            <text:p/>
          </draw:path>
          <draw:path draw:style-name="gr3" draw:layer="layout" svg:width="0.259cm" svg:height="0.307cm" svg:x="8.514cm" svg:y="-2.193cm" svg:viewBox="0 0 260 308" svg:d="M57 131c4-99 61-116 84-116 68 0 76 91 76 116zM55 146h188c15 0 17 0 17-15 0-66-36-131-119-131-78 0-141 68-141 154 0 89 70 154 148 154 82 0 112-74 112-88 0-5-5-7-9-7-6 0-6 3-8 9-24 69-83 69-91 69-34 0-61-19-76-44-21-32-21-78-21-101z">
            <text:p/>
          </draw:path>
          <draw:path draw:style-name="gr3" draw:layer="layout" svg:width="0.219cm" svg:height="0.307cm" svg:x="8.812cm" svg:y="-2.193cm" svg:viewBox="0 0 220 308" svg:d="M118 171c15 2 70 13 70 61 0 34-23 62-76 62-57 0-82-40-93-97-2-7-4-11-9-11-10 0-10 6-10 17v89c0 12 0 16 8 16 3 0 3 0 17-14 0 0 0-2 13-15 29 29 59 29 74 29 78 0 108-44 108-93 0-37-20-55-28-63-23-23-48-29-76-32-38-8-84-17-84-55 0-25 17-52 76-52 74 0 78 61 78 82 2 6 8 6 8 6 9 0 9-4 9-17v-69c0-11 0-15-7-15-4 0-4 0-14 8-1 3-9 9-11 11-25-19-53-19-63-19-83 0-108 46-108 82 0 24 11 43 29 59 22 17 41 20 89 30z">
            <text:p/>
          </draw:path>
          <draw:path draw:style-name="gr3" draw:layer="layout" svg:width="0.33cm" svg:height="0.426cm" svg:x="9.073cm" svg:y="-2.189cm" svg:viewBox="0 0 331 427" svg:d="M97 44v-44l-97 8v20c48 0 53 4 53 33v315c0 30-7 30-53 30v21c23-2 57-4 76-4 17 0 51 2 76 4v-21c-46 0-53 0-53-30v-114-6c4 12 32 48 82 48 81 0 150-67 150-152 0-86-65-152-141-152-51 0-80 30-93 44zM99 220v-150c19-34 53-53 87-53 48 0 90 59 90 135 0 82-48 137-97 137-27 0-54-14-71-40-9-15-9-15-9-29z">
            <text:p/>
          </draw:path>
          <draw:path draw:style-name="gr3" draw:layer="layout" svg:width="0.297cm" svg:height="0.307cm" svg:x="9.46cm" svg:y="-2.193cm" svg:viewBox="0 0 298 308" svg:d="M298 158c0-88-68-158-148-158-85 0-150 74-150 158 0 85 70 150 148 150 82 0 150-65 150-150zM150 291c-30 0-59-14-78-44-17-31-17-70-17-95 0-27 0-63 17-93 17-31 50-44 76-44 31 0 59 15 76 44 17 28 17 66 17 93 0 25 0 61-13 89-15 31-46 50-78 50z">
            <text:p/>
          </draw:path>
          <draw:path draw:style-name="gr3" draw:layer="layout" svg:width="0.337cm" svg:height="0.295cm" svg:x="9.795cm" svg:y="-2.189cm" svg:viewBox="0 0 338 296" svg:d="M53 66v179c0 30-7 30-53 30v21c23 0 57-2 76-2 17 0 53 2 76 2v-21c-46 0-53 0-53-30v-123c0-69 47-107 91-107 42 0 49 36 49 74v156c0 30-7 30-53 30v21c25 0 59-2 76-2s53 2 76 2v-21c-36 0-51 0-53-19v-129c0-57 0-78-21-102-9-12-30-25-70-25-50 0-80 28-99 70v-70l-95 8v20c48 0 53 4 53 38z">
            <text:p/>
          </draw:path>
          <draw:path draw:style-name="gr3" draw:layer="layout" svg:width="0.219cm" svg:height="0.307cm" svg:x="10.165cm" svg:y="-2.193cm" svg:viewBox="0 0 220 308" svg:d="M118 171c15 2 70 13 70 61 0 34-23 62-76 62-57 0-82-40-93-97-2-7-4-11-9-11-10 0-10 6-10 17v89c0 12 0 16 8 16 3 0 3 0 17-14 0 0 0-2 13-15 29 29 59 29 74 29 78 0 108-44 108-93 0-37-20-55-28-63-23-23-48-29-76-32-38-8-84-17-84-55 0-25 17-52 76-52 74 0 78 61 78 82 2 6 8 6 8 6 9 0 9-4 9-17v-69c0-11 0-15-7-15-4 0-4 0-14 8-1 3-9 9-11 11-25-19-53-19-63-19-83 0-108 46-108 82 0 24 11 43 29 59 22 17 41 20 89 30z">
            <text:p/>
          </draw:path>
          <draw:path draw:style-name="gr3" draw:layer="layout" svg:width="0.259cm" svg:height="0.307cm" svg:x="10.425cm" svg:y="-2.193cm" svg:viewBox="0 0 260 308" svg:d="M57 131c4-99 61-116 84-116 68 0 76 91 76 116zM55 146h188c15 0 17 0 17-15 0-66-36-131-119-131-78 0-141 68-141 154 0 89 70 154 148 154 82 0 112-74 112-88 0-5-5-7-9-7-6 0-6 3-8 9-24 69-83 69-91 69-34 0-61-19-76-44-21-32-21-78-21-101z">
            <text:p/>
          </draw:path>
          <draw:path draw:style-name="gr3" draw:layer="layout" svg:width="0.157cm" svg:height="0.667cm" svg:x="10.99cm" svg:y="-2.394cm" svg:viewBox="0 0 158 668" svg:d="M158 663c0-2 0-4-14-15-83-84-104-211-104-314 0-116 25-231 108-315 10-10 10-10 10-11 0-6-4-8-8-8-7 0-68 46-108 131-34 74-42 148-42 203 0 53 8 133 44 209 42 84 99 125 106 125 4 0 8-1 8-5z">
            <text:p/>
          </draw:path>
          <draw:path draw:style-name="gr3" draw:layer="layout" svg:width="0.276cm" svg:height="0.426cm" svg:x="11.176cm" svg:y="-2.189cm" svg:viewBox="0 0 277 427" svg:d="M277 8c0-4-1-8-7-8-8 0-34 27-46 47-15-36-40-47-62-47-78 0-162 99-162 196 0 66 40 108 89 108 29 0 55-17 78-40-5 23-26 114-28 120-6 19-12 20-50 22-9 0-15 0-15 14 0 0 0 7 10 7 21 0 43-4 66-4s48 4 69 4c3 0 13 0 13-15 0-6-8-6-17-6-33 0-33-5-33-11s0-10 2-15zM91 289c-40 0-43-52-43-63 0-32 19-104 30-133 21-49 57-78 84-78 43 0 53 53 53 59 0 4-36 150-38 154-12 19-48 61-86 61z">
            <text:p/>
          </draw:path>
          <draw:path draw:style-name="gr3" draw:layer="layout" svg:width="0.157cm" svg:height="0.667cm" svg:x="11.508cm" svg:y="-2.394cm" svg:viewBox="0 0 158 668" svg:d="M158 334c0-51-8-133-46-209-40-81-99-125-104-125-6 0-8 2-8 8 0 1 0 1 13 15 67 66 105 173 105 311 0 116-25 234-108 317-10 8-10 10-10 12 0 4 2 5 8 5 5 0 66-45 106-129 34-74 44-148 44-205z">
            <text:p/>
          </draw:path>
          <draw:path draw:style-name="gr3" draw:layer="layout" svg:width="0.276cm" svg:height="0.426cm" svg:x="11.193cm" svg:y="-2.216cm" svg:viewBox="0 0 277 427" svg:d="M277 8c0-4-1-8-7-8-8 0-34 27-46 47-15-36-40-47-62-47-78 0-162 99-162 196 0 66 40 108 89 108 29 0 55-17 78-40-5 23-26 114-28 120-6 19-12 20-50 22-9 0-15 0-15 14 0 0 0 7 10 7 21 0 43-4 66-4s48 4 69 4c3 0 13 0 13-15 0-6-8-6-17-6-33 0-33-5-33-11s0-10 2-15zM91 289c-40 0-43-52-43-63 0-32 19-104 30-133 21-49 57-78 84-78 43 0 53 53 53 59 0 4-36 150-38 154-12 19-48 61-86 61z">
            <text:p/>
          </draw:path>
          <draw:path draw:style-name="gr3" draw:layer="layout" svg:width="0.157cm" svg:height="0.667cm" svg:x="11.526cm" svg:y="-2.421cm" svg:viewBox="0 0 158 668" svg:d="M158 334c0-51-8-133-46-209-40-81-99-125-104-125-6 0-8 2-8 8 0 1 0 1 13 15 67 66 105 173 105 311 0 116-25 234-108 317-10 8-10 10-10 12 0 4 2 5 8 5 5 0 66-45 106-129 34-74 44-148 44-205z">
            <text:p/>
          </draw:path>
          <draw:path draw:style-name="gr3" draw:layer="layout" svg:width="0.276cm" svg:height="0.426cm" svg:x="11.21cm" svg:y="-2.189cm" svg:viewBox="0 0 277 427" svg:d="M277 8c0-4-1-8-7-8-8 0-34 27-46 47-15-36-40-47-62-47-78 0-162 99-162 196 0 66 40 108 89 108 29 0 55-17 78-40-5 23-26 114-28 120-6 19-12 20-50 22-9 0-15 0-15 14 0 0 0 7 10 7 21 0 43-4 66-4s48 4 69 4c3 0 13 0 13-15 0-6-8-6-17-6-33 0-33-5-33-11s0-10 2-15zM91 289c-40 0-43-52-43-63 0-32 19-104 30-133 21-49 57-78 84-78 43 0 53 53 53 59 0 4-36 150-38 154-12 19-48 61-86 61z">
            <text:p/>
          </draw:path>
          <draw:path draw:style-name="gr3" draw:layer="layout" svg:width="0.157cm" svg:height="0.667cm" svg:x="11.543cm" svg:y="-2.394cm" svg:viewBox="0 0 158 668" svg:d="M158 334c0-51-8-133-46-209-40-81-99-125-104-125-6 0-8 2-8 8 0 1 0 1 13 15 67 66 105 173 105 311 0 116-25 234-108 317-10 8-10 10-10 12 0 4 2 5 8 5 5 0 66-45 106-129 34-74 44-148 44-205z">
            <text:p/>
          </draw:path>
        </draw:g>
        <draw:line draw:style-name="gr7" draw:text-style-name="P1" draw:layer="layout" svg:x1="14.401cm" svg:y1="-1.554cm" svg:x2="25.514cm" svg:y2="-1.554cm">
          <text:p/>
        </draw:line>
        <draw:g>
          <svg:title>TexMaths</svg:title>
          <svg:desc>19§latex§AV request (\pmb{$q$})§svg§600§TRUE§</svg:desc>
          <draw:polygon draw:style-name="gr4" draw:layer="layout" svg:width="4.303cm" svg:height="0.666cm" svg:x="17.559cm" svg:y="-2.318cm" svg:viewBox="0 0 4304 667" draw:points="2153,667 0,667 0,0 4304,0 4304,667">
            <text:p/>
          </draw:polygon>
          <draw:path draw:style-name="gr3" draw:layer="layout" svg:width="0.459cm" svg:height="0.48cm" svg:x="17.58cm" svg:y="-2.297cm" svg:viewBox="0 0 460 481" svg:d="M245 13c-4-9-4-13-15-13s-13 4-15 13l-139 401c-13 35-40 44-76 46v21c15-2 44-2 68-2 21 0 56 0 78 2v-21c-34 0-51-17-51-34 0-2 0-10 2-12l30-87h166l36 103c0 3 2 7 2 9 0 21-38 21-55 21v21c22-2 70-2 96-2 29 0 59 0 88 2v-21h-13c-40 0-50-6-57-27zM209 89l76 217h-150z">
            <text:p/>
          </draw:path>
          <draw:path draw:style-name="gr3" draw:layer="layout" svg:width="0.476cm" svg:height="0.472cm" svg:x="17.996cm" svg:y="-2.274cm" svg:viewBox="0 0 477 473" svg:d="M403 67c9-25 28-46 74-46v-21c-21 2-48 2-65 2-21 0-59-2-78-2v21c37 0 50 17 50 34 0 4-2 10-4 13l-122 324-129-339c-4-9-4-11-4-13 0-19 38-19 56-19v-21c-23 2-71 2-95 2-33 0-61-2-86-2v21c44 0 57 0 67 25l153 412c6 13 10 15 18 15 11 0 13-4 17-13z">
            <text:p/>
          </draw:path>
          <draw:path draw:style-name="gr3" draw:layer="layout" svg:width="0.225cm" svg:height="0.295cm" svg:x="18.724cm" svg:y="-2.115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layer="layout" svg:width="0.259cm" svg:height="0.307cm" svg:x="18.984cm" svg:y="-2.119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33cm" svg:height="0.427cm" svg:x="19.284cm" svg:y="-2.115cm" svg:viewBox="0 0 331 428" svg:d="M232 257v119c0 31-8 31-51 31v21c22-2 57-4 74-4 19 0 53 2 76 4v-21c-44 0-52 0-52-31v-376h-15l-26 61c-8-19-37-61-90-61-78 0-148 65-148 152 0 84 65 152 143 152 47 0 76-28 89-47zM234 110v95c0 21-12 40-27 57-7 10-30 27-61 27-49 0-91-59-91-137 0-80 48-135 97-135 55 0 82 59 82 93z">
            <text:p/>
          </draw:path>
          <draw:path draw:style-name="gr3" draw:layer="layout" svg:width="0.337cm" svg:height="0.303cm" svg:x="19.634cm" svg:y="-2.115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259cm" svg:height="0.307cm" svg:x="20.001cm" svg:y="-2.119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219cm" svg:height="0.307cm" svg:x="20.301cm" svg:y="-2.119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layer="layout" svg:width="0.21cm" svg:height="0.419cm" svg:x="20.554cm" svg:y="-2.231cm" svg:viewBox="0 0 211 420" svg:d="M105 144h95v-20h-95v-124h-18c-1 55-20 127-87 129v15h57v185c0 83 63 91 87 91 48 0 67-47 67-91v-38h-17v38c0 49-19 74-46 74-43 0-43-61-43-72z">
            <text:p/>
          </draw:path>
          <draw:path draw:style-name="gr3" draw:layer="layout" svg:width="0.157cm" svg:height="0.668cm" svg:x="21.088cm" svg:y="-2.32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layer="layout" svg:width="0.276cm" svg:height="0.427cm" svg:x="21.274cm" svg:y="-2.115cm" svg:viewBox="0 0 277 428" svg:d="M277 8c0-4-1-8-7-8-8 0-34 27-46 48-15-37-40-48-62-48-78 0-162 99-162 196 0 66 40 108 89 108 29 0 55-17 78-40-5 23-26 114-28 120-6 19-12 21-50 23-9 0-15 0-15 13 0 0 0 8 10 8 21 0 43-4 66-4s48 4 69 4c3 0 13 0 13-16 0-5-8-5-17-5-33 0-33-6-33-12 0-5 0-9 2-15zM91 289c-40 0-43-51-43-63 0-32 19-104 30-133 21-49 57-78 84-78 43 0 53 53 53 59 0 4-36 150-38 154-12 19-48 61-86 61z">
            <text:p/>
          </draw:path>
          <draw:path draw:style-name="gr3" draw:layer="layout" svg:width="0.276cm" svg:height="0.427cm" svg:x="21.291cm" svg:y="-2.141cm" svg:viewBox="0 0 277 428" svg:d="M277 8c0-4-1-8-7-8-8 0-34 27-46 48-15-37-40-48-62-48-78 0-162 99-162 196 0 66 40 108 89 108 29 0 55-17 78-40-5 23-26 114-28 120-6 19-12 21-50 23-9 0-15 0-15 13 0 0 0 8 10 8 21 0 43-4 66-4s48 4 69 4c3 0 13 0 13-16 0-5-8-5-17-5-33 0-33-6-33-12 0-5 0-9 2-15zM91 289c-40 0-43-51-43-63 0-32 19-104 30-133 21-49 57-78 84-78 43 0 53 53 53 59 0 4-36 150-38 154-12 19-48 61-86 61z">
            <text:p/>
          </draw:path>
          <draw:path draw:style-name="gr3" draw:layer="layout" svg:width="0.276cm" svg:height="0.427cm" svg:x="21.308cm" svg:y="-2.115cm" svg:viewBox="0 0 277 428" svg:d="M277 8c0-4-1-8-7-8-8 0-34 27-46 48-15-37-40-48-62-48-78 0-162 99-162 196 0 66 40 108 89 108 29 0 55-17 78-40-5 23-26 114-28 120-6 19-12 21-50 23-9 0-15 0-15 13 0 0 0 8 10 8 21 0 43-4 66-4s48 4 69 4c3 0 13 0 13-16 0-5-8-5-17-5-33 0-33-6-33-12 0-5 0-9 2-15zM91 289c-40 0-43-51-43-63 0-32 19-104 30-133 21-49 57-78 84-78 43 0 53 53 53 59 0 4-36 150-38 154-12 19-48 61-86 61z">
            <text:p/>
          </draw:path>
          <draw:path draw:style-name="gr3" draw:layer="layout" svg:width="0.157cm" svg:height="0.668cm" svg:x="21.641cm" svg:y="-2.32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custom-shape draw:style-name="gr8" draw:text-style-name="P1" draw:layer="layout" svg:width="19.05cm" svg:height="4.526cm" svg:x="8.636cm" svg:y="-1.3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i,\mathcal{K},SQN, \pmb{\kappa,p,p',\underline{p'',f_{p'}} \leftarrow s \in S}$ \textbf{where} \pmb{$\underline{ q \in \left\lbrace s_i, s_p,s_{p'},s_{p''} \right\rbrace}$}§svg§600§TRUE§</svg:desc>
          <draw:polygon draw:style-name="gr4" draw:layer="layout" svg:width="17.762cm" svg:height="0.824cm" svg:x="9.067cm" svg:y="-1.159cm" svg:viewBox="0 0 17763 825" draw:points="8882,825 0,825 0,0 17763,0 17763,825">
            <text:p/>
          </draw:polygon>
          <draw:path draw:style-name="gr3" draw:layer="layout" svg:width="0.178cm" svg:height="0.45cm" svg:x="9.086cm" svg:y="-1.075cm" svg:viewBox="0 0 179 451" svg:d="M173 25c0-14-10-25-27-25s-36 17-36 36c0 12 10 23 27 23 15 0 36-15 36-34zM122 276c7-19 7-21 13-38 6-14 9-23 9-36 0-31-21-56-55-56-64 0-89 97-89 105 0 6 8 6 8 6 7 0 7-2 11-12 19-62 46-83 68-83 6 0 17 0 17 21 0 15-5 28-7 36-6 17-36 95-48 123-5 17-15 40-15 53 0 33 23 56 55 56 65 0 90-97 90-103 0-8-6-8-8-8-8 0-8 2-11 14-12 41-35 81-69 81-11 0-17-5-17-21 0-17 6-26 21-68z">
            <text:p/>
          </draw:path>
          <draw:path draw:style-name="gr3" draw:layer="layout" svg:width="0.079cm" svg:height="0.201cm" svg:x="9.354cm" svg:y="-0.705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47cm" svg:height="0.488cm" svg:x="9.612cm" svg:y="-1.104cm" svg:viewBox="0 0 471 489" svg:d="M112 46c-8 146-68 323-108 427-4 8-4 10-4 10 0 6 6 6 8 6 11 0 36-14 45-27 4-4 91-224 110-394 4-26 6-55 6-57 0-9 0-11-8-11-7 0-26 10-39 17-33 15-57 29-57 40 0 4 3 4 7 4 6 0 8 0 40-15zM467 388c0 0 0-6-7-6-4 0-12 0-21 8-8 5-10 7-13 19-18 49-84 49-84 49-67 0-160-209-160-270 0-11 2-17 25-42 49-49 169-117 200-117 15 0 24 11 24 28 0 4-2 8-2 11 0 4 2 8 8 8 2 0 34-4 34-36 0-23-13-40-38-40-45 0-139 53-192 91-28 21-100 72-100 114 0 57 68 202 117 251 23 23 36 33 57 33 52 0 107-29 131-61 19-21 21-38 21-40z">
            <text:p/>
          </draw:path>
          <draw:path draw:style-name="gr3" draw:layer="layout" svg:width="0.079cm" svg:height="0.201cm" svg:x="10.167cm" svg:y="-0.705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396cm" svg:height="0.488cm" svg:x="10.439cm" svg:y="-1.104cm" svg:viewBox="0 0 397 489" svg:d="M397 8c0-4 0-8-6-8-3 0-5 0-13 10l-32 38c-17-31-52-48-95-48-86 0-167 78-167 158 0 55 36 85 70 95l72 19c25 6 61 17 61 72 0 59-53 124-120 124-44 0-118-16-118-99 0-15 4-32 4-36 2-2 2-4 2-4 0-8-6-8-8-8-3 0-5 0-7 2s-40 156-40 158c0 4 4 8 8 8 3 0 3-2 11-12l34-38c29 40 74 50 112 50 91 0 171-90 171-173 0-48-23-71-32-78-17-17-27-19-86-35-15-3-39-11-45-11-17-8-40-27-40-63 0-53 53-110 116-110 57 0 97 29 97 105 0 20-2 32-2 36 0 2 0 7 7 7 8 0 8-2 10-13z">
            <text:p/>
          </draw:path>
          <draw:path draw:style-name="gr3" draw:layer="layout" svg:width="0.463cm" svg:height="0.602cm" svg:x="10.883cm" svg:y="-1.104cm" svg:viewBox="0 0 464 603" svg:d="M260 468c105-38 204-158 204-287 0-109-73-181-171-181-145 0-293 152-293 308 0 112 76 179 171 179 17 0 40-2 66-10-1 42-1 44-1 52 0 20 0 74 55 74 79 0 112-124 112-130 0-5-6-7-8-7-6 0-7 4-7 7-18 48-56 65-80 65-31 0-40-19-48-70zM135 464c-53-21-76-74-76-135 0-46 17-141 68-213 50-68 112-99 162-99 66 0 116 51 116 143 0 66-35 222-147 285-3-23-11-72-60-72-35 0-69 34-69 68 0 13 6 21 6 23zM175 471c-8 0-31 0-31-30 0-27 27-53 54-53 28 0 41 17 41 57 0 9 0 11-7 13-17 8-38 13-57 13z">
            <text:p/>
          </draw:path>
          <draw:path draw:style-name="gr3" draw:layer="layout" svg:width="0.563cm" svg:height="0.457cm" svg:x="11.404cm" svg:y="-1.089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4 0 5 4 7 9 7 21 0 44-2 67-2s47 2 68 2c4 0 14 0 14-13 0-8-8-8-16-8-38-2-43-15-43-28 0-6 2-10 4-17l87-354c4 4 4 6 6 11l167 396c6 11 7 13 13 13 8 0 8-2 10-13z">
            <text:p/>
          </draw:path>
          <draw:path draw:style-name="gr3" draw:layer="layout" svg:width="0.079cm" svg:height="0.201cm" svg:x="12.004cm" svg:y="-0.705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33cm" svg:height="0.303cm" svg:x="12.251cm" svg:y="-0.929cm" svg:viewBox="0 0 331 304" svg:d="M2 272c-2 7-2 9-2 15 0 11 9 17 19 17 21 0 25-15 30-38 6-23 2-11 31-123 57 1 116 13 116 57 0 5 0 7-2 15-2 9-4 17-4 23 0 40 28 66 63 66 21 0 38-11 51-34 17-29 27-68 27-68 0-8-8-8-10-8-6 0-8 4-9 13-12 46-27 82-57 82-16 0-23-8-23-32 0-10 4-25 5-36 2-8 4-16 4-23 0-63-93-69-131-69 23-13 44-30 63-45 30-27 49-44 78-55-2 3-4 11-4 15 0 7 4 23 25 23s36-19 36-37c0-5-2-22-27-22-40 0-80 34-110 59-46 38-61 47-86 57 2-8 10-42 14-54 4-17 11-49 11-51 0-11-7-19-19-19-2 0-21 0-26 25z">
            <text:p/>
          </draw:path>
          <draw:path draw:style-name="gr3" draw:layer="layout" svg:width="0.079cm" svg:height="0.201cm" svg:x="12.654cm" svg:y="-0.705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349cm" svg:height="0.427cm" svg:x="12.873cm" svg:y="-0.929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079cm" svg:height="0.201cm" svg:x="13.285cm" svg:y="-0.705cm" svg:viewBox="0 0 80 202" svg:d="M80 70c0-43-17-70-44-70-23 0-36 17-36 36 0 17 13 36 36 36 8 0 17-4 25-9 2-2 2-2 4-2v9c0 52-23 92-46 114-8 6-8 8-8 10 0 6 4 8 6 8 8 0 63-52 63-132z">
            <text:p/>
          </draw:path>
          <draw:path draw:style-name="gr3" draw:layer="layout" svg:width="0.349cm" svg:height="0.427cm" svg:x="13.503cm" svg:y="-0.929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119cm" svg:height="0.242cm" svg:x="13.882cm" svg:y="-1.136cm" svg:viewBox="0 0 120 243" svg:d="M116 42c4-10 4-13 4-15 0-16-14-27-29-27-19 0-23 15-26 23l-63 203c0 2-2 8-2 8 0 6 15 9 19 9s4 0 8-7z">
            <text:p/>
          </draw:path>
          <draw:path draw:style-name="gr3" draw:layer="layout" svg:width="0.079cm" svg:height="0.201cm" svg:x="14.104cm" svg:y="-0.705cm" svg:viewBox="0 0 80 202" svg:d="M80 70c0-43-17-70-44-70-23 0-36 17-36 36 0 17 13 36 36 36 8 0 17-4 25-9 2-2 2-2 4-2v9c0 52-23 92-46 114-8 6-8 8-8 10 0 6 4 8 6 8 8 0 63-52 63-132z">
            <text:p/>
          </draw:path>
          <draw:path draw:style-name="gr3" draw:layer="layout" svg:width="0.349cm" svg:height="0.427cm" svg:x="14.32cm" svg:y="-0.929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119cm" svg:height="0.242cm" svg:x="14.699cm" svg:y="-1.136cm" svg:viewBox="0 0 120 243" svg:d="M114 42c4-10 6-13 6-15 0-16-14-27-29-27-19 0-25 15-26 23l-63 203c0 2-2 8-2 8 0 6 15 9 19 9 2 0 4 0 6-7z">
            <text:p/>
          </draw:path>
          <draw:path draw:style-name="gr3" draw:layer="layout" svg:width="0.119cm" svg:height="0.242cm" svg:x="14.852cm" svg:y="-1.136cm" svg:viewBox="0 0 120 243" svg:d="M116 42c2-10 4-13 4-15 0-16-14-27-29-27-19 0-25 15-26 23l-63 203c0 2-2 8-2 8 0 6 15 9 19 9s4 0 8-7z">
            <text:p/>
          </draw:path>
          <draw:path draw:style-name="gr3" draw:layer="layout" svg:width="0.079cm" svg:height="0.201cm" svg:x="15.077cm" svg:y="-0.705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333cm" svg:height="0.609cm" svg:x="15.35cm" svg:y="-1.104cm" svg:viewBox="0 0 334 610" svg:d="M211 205h57c13 0 21 0 21-15 0-6-8-6-19-6h-55l15-78c2-13 11-60 15-68 6-13 17-23 32-23 2 0 19 0 33 12-31 3-36 26-36 36 0 15 11 23 24 23 17 0 36-14 36-40 0-31-30-46-57-46-22 0-66 11-85 78-4 15-6 21-23 106h-46c-13 0-20 0-20 12 0 9 5 9 19 9h43l-49 265c-13 64-25 125-59 125-2 0-19 0-32-11 30-2 38-27 38-36 0-16-14-25-27-25-17 0-36 15-36 42 0 28 30 45 57 45 36 0 65-40 76-64 21-44 36-124 38-130z">
            <text:p/>
          </draw:path>
          <draw:path draw:style-name="gr3" draw:layer="layout" svg:width="0.261cm" svg:height="0.297cm" svg:x="15.639cm" svg:y="-0.739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layer="layout" svg:width="0.094cm" svg:height="0.176cm" svg:x="15.945cm" svg:y="-0.853cm" svg:viewBox="0 0 95 177" svg:d="M91 32c0 0 4-7 4-13 0-11-11-19-21-19-15 0-19 11-21 15l-51 147c-2 3-2 5-2 5 0 6 15 10 15 10 2 0 4-2 6-6z">
            <text:p/>
          </draw:path>
          <draw:polygon draw:style-name="gr3" draw:layer="layout" svg:width="1.791cm" svg:height="0.028cm" svg:x="14.341cm" svg:y="-0.363cm" svg:viewBox="0 0 1792 29" draw:points="897,29 0,29 0,0 1792,0 1792,29">
            <text:p/>
          </draw:polygon>
          <draw:path draw:style-name="gr3" draw:layer="layout" svg:width="0.594cm" svg:height="0.349cm" svg:x="16.355cm" svg:y="-0.975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layer="layout" svg:width="0.246cm" svg:height="0.303cm" svg:x="17.203cm" svg:y="-0.929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layer="layout" svg:width="0.335cm" svg:height="0.389cm" svg:x="17.721cm" svg:y="-0.994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3" draw:layer="layout" svg:width="0.396cm" svg:height="0.488cm" svg:x="18.329cm" svg:y="-1.104cm" svg:viewBox="0 0 397 489" svg:d="M397 8c0-4 0-8-6-8-3 0-5 0-13 10l-32 38c-17-31-52-48-95-48-86 0-167 78-167 158 0 55 36 85 70 95l72 19c25 6 63 17 63 72 0 59-55 124-122 124-44 0-118-16-118-99 0-15 4-32 4-36 2-2 2-4 2-4 0-8-6-8-8-8-3 0-5 0-7 2s-40 156-40 158c0 4 4 8 8 8 3 0 3-2 11-12l34-38c29 40 74 50 112 50 91 0 171-90 171-173 0-48-23-71-32-78-15-17-27-19-86-35-15-3-39-11-45-11-17-8-40-27-40-63 0-53 53-110 116-110 57 0 97 29 97 105 0 20-2 32-2 36 0 2 0 7 7 7 8 0 8-2 10-13z">
            <text:p/>
          </draw:path>
          <draw:path draw:style-name="gr3" draw:layer="layout" svg:width="0.33cm" svg:height="0.303cm" svg:x="12.265cm" svg:y="-0.946cm" svg:viewBox="0 0 331 304" svg:d="M2 272c-2 7-2 9-2 15 0 11 9 17 19 17 21 0 25-15 30-38 6-23 2-11 31-123 57 1 116 13 116 57 0 5 0 7-2 15-2 9-4 17-4 23 0 40 28 66 63 66 21 0 38-11 51-34 17-29 27-68 27-68 0-8-8-8-10-8-6 0-8 4-9 13-12 46-27 82-57 82-16 0-23-8-23-32 0-10 4-25 5-36 2-8 4-16 4-23 0-63-93-69-131-69 23-13 44-30 63-45 30-27 49-44 76-55 0 3-2 11-2 15 0 7 4 23 25 23s36-19 36-37c0-5-2-22-27-22-40 0-80 34-110 59-46 38-61 47-86 57 2-8 10-42 14-54 4-17 11-49 11-51 0-11-7-19-19-19-2 0-21 0-26 25z">
            <text:p/>
          </draw:path>
          <draw:path draw:style-name="gr3" draw:layer="layout" svg:width="0.079cm" svg:height="0.201cm" svg:x="12.669cm" svg:y="-0.722cm" svg:viewBox="0 0 80 202" svg:d="M80 70c0-43-17-70-44-70-23 0-36 17-36 36 0 17 13 36 36 36 8 0 17-4 25-9 2-2 2-2 4-2v9c0 52-23 92-46 114-8 6-8 8-8 10 0 6 4 8 6 8 8 0 63-52 63-132z">
            <text:p/>
          </draw:path>
          <draw:path draw:style-name="gr3" draw:layer="layout" svg:width="0.349cm" svg:height="0.427cm" svg:x="12.886cm" svg:y="-0.946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079cm" svg:height="0.201cm" svg:x="13.3cm" svg:y="-0.722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349cm" svg:height="0.427cm" svg:x="13.517cm" svg:y="-0.946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119cm" svg:height="0.242cm" svg:x="13.897cm" svg:y="-1.155cm" svg:viewBox="0 0 120 243" svg:d="M114 42c4-10 6-13 6-15 0-16-14-27-29-27-19 0-25 15-26 23l-63 203c0 2-2 8-2 8 0 6 15 9 19 9 2 0 4 0 6-7z">
            <text:p/>
          </draw:path>
          <draw:path draw:style-name="gr3" draw:layer="layout" svg:width="0.079cm" svg:height="0.201cm" svg:x="14.119cm" svg:y="-0.722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349cm" svg:height="0.427cm" svg:x="14.336cm" svg:y="-0.946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119cm" svg:height="0.242cm" svg:x="14.714cm" svg:y="-1.155cm" svg:viewBox="0 0 120 243" svg:d="M116 42c2-10 4-13 4-15 0-16-14-27-29-27-19 0-25 15-26 23l-63 203c0 2-2 8-2 8 0 6 15 9 19 9s4 0 8-7z">
            <text:p/>
          </draw:path>
          <draw:path draw:style-name="gr3" draw:layer="layout" svg:width="0.119cm" svg:height="0.242cm" svg:x="14.868cm" svg:y="-1.155cm" svg:viewBox="0 0 120 243" svg:d="M116 42c4-10 4-13 4-15 0-16-14-27-29-27-19 0-23 15-26 23l-63 203c0 2-2 8-2 8 0 6 15 9 19 9s4 0 8-7z">
            <text:p/>
          </draw:path>
          <draw:path draw:style-name="gr3" draw:layer="layout" svg:width="0.079cm" svg:height="0.201cm" svg:x="15.09cm" svg:y="-0.722cm" svg:viewBox="0 0 80 202" svg:d="M80 70c0-43-17-70-44-70-23 0-36 17-36 36 0 17 13 36 36 36 8 0 17-4 25-9 2-2 2-2 4-2v9c0 52-23 92-46 114-8 6-8 8-8 10 0 6 4 8 6 8 8 0 63-52 63-132z">
            <text:p/>
          </draw:path>
          <draw:path draw:style-name="gr3" draw:layer="layout" svg:width="0.333cm" svg:height="0.609cm" svg:x="15.365cm" svg:y="-1.123cm" svg:viewBox="0 0 334 610" svg:d="M211 205h57c13 0 21 0 21-15 0-6-8-6-19-6h-55l15-78c2-13 11-60 15-68 6-13 17-23 32-23 2 0 19 0 33 12-31 3-36 26-36 36 0 15 11 23 24 23 17 0 36-14 36-40 0-31-30-46-57-46-22 0-66 11-85 78-4 15-6 21-23 106h-46c-13 0-20 0-20 12 0 9 5 9 19 9h43l-49 265c-13 64-25 125-59 125-2 0-19 0-32-11 30-2 36-27 36-36 0-16-12-25-25-25-17 0-36 15-36 42 0 28 30 45 57 45 36 0 65-40 76-64 21-44 36-124 38-130z">
            <text:p/>
          </draw:path>
          <draw:path draw:style-name="gr3" draw:layer="layout" svg:width="0.261cm" svg:height="0.297cm" svg:x="15.654cm" svg:y="-0.758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layer="layout" svg:width="0.094cm" svg:height="0.176cm" svg:x="15.96cm" svg:y="-0.872cm" svg:viewBox="0 0 95 177" svg:d="M91 32c0 0 4-7 4-13 0-11-11-19-21-19-15 0-19 11-21 15l-51 147c-2 3-2 5-2 5 0 6 15 10 15 10 2 0 4-2 6-6z">
            <text:p/>
          </draw:path>
          <draw:polygon draw:style-name="gr3" draw:layer="layout" svg:width="1.791cm" svg:height="0.028cm" svg:x="14.357cm" svg:y="-0.38cm" svg:viewBox="0 0 1792 29" draw:points="897,29 0,29 0,0 1792,0 1792,29">
            <text:p/>
          </draw:polygon>
          <draw:path draw:style-name="gr3" draw:layer="layout" svg:width="0.594cm" svg:height="0.349cm" svg:x="16.371cm" svg:y="-0.994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layer="layout" svg:width="0.246cm" svg:height="0.303cm" svg:x="17.218cm" svg:y="-0.946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layer="layout" svg:width="0.335cm" svg:height="0.389cm" svg:x="17.737cm" svg:y="-1.013cm" svg:viewBox="0 0 336 390" svg:d="M312 207c11 0 24 0 24-13s-13-13-24-13h-284c8-90 84-154 179-154h105c11 0 24 0 24-14 0-13-13-13-24-13h-105c-116 0-207 87-207 194 0 108 91 196 207 196h105c11 0 24 0 24-14 0-13-13-13-24-13h-105c-95 0-171-65-179-156z">
            <text:p/>
          </draw:path>
          <draw:path draw:style-name="gr3" draw:layer="layout" svg:width="0.396cm" svg:height="0.488cm" svg:x="18.345cm" svg:y="-1.123cm" svg:viewBox="0 0 397 489" svg:d="M397 8c0-4 0-8-6-8-3 0-5 0-13 10l-32 38c-17-31-52-48-95-48-86 0-167 78-167 158 0 55 36 85 70 95l72 19c25 6 61 17 61 72 0 59-53 124-120 124-44 0-118-16-118-99 0-15 4-32 4-36 2-2 2-4 2-4 0-8-6-8-8-8-3 0-5 0-7 2s-40 156-40 158c0 4 4 8 8 8 3 0 3-2 11-12l34-38c29 40 74 50 112 50 91 0 171-90 171-173 0-48-23-71-32-78-17-17-27-19-86-35-15-3-39-11-45-11-17-8-40-27-40-63 0-53 53-110 116-110 57 0 97 29 97 105 0 20-2 32-2 36 0 2 0 7 7 7 8 0 8-2 10-13z">
            <text:p/>
          </draw:path>
          <draw:path draw:style-name="gr3" draw:layer="layout" svg:width="0.33cm" svg:height="0.303cm" svg:x="12.28cm" svg:y="-0.929cm" svg:viewBox="0 0 331 304" svg:d="M2 272c-2 7-2 9-2 15 0 11 9 17 19 17 21 0 25-15 30-38 6-23 2-11 31-123 57 1 116 13 116 57 0 5 0 7-2 15-2 9-4 17-4 23 0 40 28 66 63 66 21 0 38-11 51-34 17-29 27-68 27-68 0-8-8-8-10-8-6 0-8 4-9 13-12 46-27 82-57 82-16 0-23-8-23-32 0-10 4-25 5-36 2-8 4-16 4-23 0-63-93-69-131-69 23-13 44-30 63-45 30-27 49-44 76-55 0 3-2 11-2 15 0 7 4 23 25 23s36-19 36-37c0-5-2-22-27-22-40 0-80 34-110 59-46 38-61 47-86 57 2-8 10-42 14-54 4-17 11-49 11-51 0-11-7-19-19-19-2 0-21 0-26 25z">
            <text:p/>
          </draw:path>
          <draw:path draw:style-name="gr3" draw:layer="layout" svg:width="0.079cm" svg:height="0.201cm" svg:x="12.685cm" svg:y="-0.705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349cm" svg:height="0.427cm" svg:x="12.901cm" svg:y="-0.929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7 7 8 0 8 0 12-15 11-47 26-80 49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079cm" svg:height="0.201cm" svg:x="13.315cm" svg:y="-0.705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349cm" svg:height="0.427cm" svg:x="13.532cm" svg:y="-0.929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119cm" svg:height="0.242cm" svg:x="13.91cm" svg:y="-1.136cm" svg:viewBox="0 0 120 243" svg:d="M116 42c2-10 4-13 4-15 0-16-14-27-29-27-19 0-25 15-26 23l-63 203c0 2-2 8-2 8 0 6 15 9 19 9s4 0 8-7z">
            <text:p/>
          </draw:path>
          <draw:path draw:style-name="gr3" draw:layer="layout" svg:width="0.079cm" svg:height="0.201cm" svg:x="14.132cm" svg:y="-0.705cm" svg:viewBox="0 0 80 202" svg:d="M80 70c0-43-17-70-44-70-23 0-36 17-36 36 0 17 13 36 36 36 8 0 17-4 25-9 2-2 2-2 4-2v9c0 52-23 92-46 114-8 6-8 8-8 10 0 6 4 8 6 8 8 0 63-52 63-132z">
            <text:p/>
          </draw:path>
          <draw:path draw:style-name="gr3" draw:layer="layout" svg:width="0.349cm" svg:height="0.427cm" svg:x="14.351cm" svg:y="-0.929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119cm" svg:height="0.242cm" svg:x="14.729cm" svg:y="-1.136cm" svg:viewBox="0 0 120 243" svg:d="M116 42c4-10 4-13 4-15 0-16-14-27-29-27-19 0-23 15-26 23l-63 203c0 2-2 8-2 8 0 6 15 9 19 9s4 0 8-7z">
            <text:p/>
          </draw:path>
          <draw:path draw:style-name="gr3" draw:layer="layout" svg:width="0.119cm" svg:height="0.242cm" svg:x="14.883cm" svg:y="-1.136cm" svg:viewBox="0 0 120 243" svg:d="M114 42c4-10 6-13 6-15 0-16-14-27-29-27-19 0-25 15-26 23l-63 203c0 2-2 8-2 8 0 6 15 9 19 9 2 0 4 0 6-7z">
            <text:p/>
          </draw:path>
          <draw:path draw:style-name="gr3" draw:layer="layout" svg:width="0.079cm" svg:height="0.201cm" svg:x="15.105cm" svg:y="-0.705cm" svg:viewBox="0 0 80 202" svg:d="M80 70c0-43-17-70-44-70-23 0-36 17-36 36 0 17 13 36 36 36 8 0 17-4 25-9 2-2 2-2 4-2v9c0 52-23 92-46 114-8 6-8 8-8 10 0 6 4 8 6 8 8 0 63-52 63-132z">
            <text:p/>
          </draw:path>
          <draw:path draw:style-name="gr3" draw:layer="layout" svg:width="0.333cm" svg:height="0.609cm" svg:x="15.379cm" svg:y="-1.104cm" svg:viewBox="0 0 334 610" svg:d="M211 205h57c13 0 21 0 21-15 0-6-8-6-19-6h-55l15-78c2-13 11-60 15-68 6-13 17-23 32-23 2 0 19 0 33 12-31 3-36 26-36 36 0 15 11 23 24 23 17 0 36-14 36-40 0-31-30-46-57-46-22 0-66 11-85 78-4 15-6 21-23 106h-46c-13 0-20 0-20 12 0 9 5 9 19 9h43l-49 265c-13 64-25 125-59 125-2 0-19 0-32-11 30-2 38-27 38-36 0-16-14-25-27-25-17 0-36 15-36 42 0 28 30 45 57 45 36 0 65-40 76-64 21-44 36-124 38-130z">
            <text:p/>
          </draw:path>
          <draw:path draw:style-name="gr3" draw:layer="layout" svg:width="0.261cm" svg:height="0.297cm" svg:x="15.669cm" svg:y="-0.739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layer="layout" svg:width="0.094cm" svg:height="0.176cm" svg:x="15.975cm" svg:y="-0.853cm" svg:viewBox="0 0 95 177" svg:d="M91 32c0 0 4-7 4-13 0-11-11-19-21-19-15 0-19 11-21 15l-51 147c-2 3-2 5-2 5 0 6 15 10 15 10 2 0 4-2 6-6z">
            <text:p/>
          </draw:path>
          <draw:polygon draw:style-name="gr3" draw:layer="layout" svg:width="1.791cm" svg:height="0.028cm" svg:x="14.372cm" svg:y="-0.363cm" svg:viewBox="0 0 1792 29" draw:points="897,29 0,29 0,0 1792,0 1792,29">
            <text:p/>
          </draw:polygon>
          <draw:path draw:style-name="gr3" draw:layer="layout" svg:width="0.594cm" svg:height="0.349cm" svg:x="16.386cm" svg:y="-0.975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layer="layout" svg:width="0.246cm" svg:height="0.303cm" svg:x="17.233cm" svg:y="-0.929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layer="layout" svg:width="0.335cm" svg:height="0.389cm" svg:x="17.752cm" svg:y="-0.994cm" svg:viewBox="0 0 336 390" svg:d="M312 207c11 0 24 0 24-13s-13-13-24-13h-284c8-90 84-154 179-154h105c11 0 24 0 24-14 0-13-13-13-24-13h-105c-116 0-207 87-207 194 0 108 91 196 207 196h105c11 0 24 0 24-14 0-13-13-13-24-13h-105c-95 0-171-65-179-156z">
            <text:p/>
          </draw:path>
          <draw:path draw:style-name="gr3" draw:layer="layout" svg:width="0.396cm" svg:height="0.488cm" svg:x="18.36cm" svg:y="-1.104cm" svg:viewBox="0 0 397 489" svg:d="M397 8c0-4 0-8-6-8-3 0-5 0-13 10l-32 38c-17-31-52-48-95-48-86 0-167 78-167 158 0 55 36 85 70 95l72 19c25 6 63 17 63 72 0 59-55 124-122 124-44 0-118-16-118-99 0-15 4-32 4-36 2-2 2-4 2-4 0-8-6-8-8-8-3 0-5 0-7 2s-40 156-40 158c0 4 4 8 8 8 3 0 3-2 11-12l34-38c29 40 74 50 112 50 91 0 171-90 171-173 0-48-23-71-32-78-15-17-27-19-86-35-15-3-39-11-45-11-17-8-40-27-40-63 0-53 53-110 116-110 57 0 97 29 97 105 0 20-2 32-2 36 0 2 0 7 7 7 8 0 8-2 10-13z">
            <text:p/>
          </draw:path>
          <draw:path draw:style-name="gr3" draw:layer="layout" svg:width="0.521cm" svg:height="0.299cm" svg:x="19.023cm" svg:y="-0.929cm" svg:viewBox="0 0 522 300" svg:d="M477 46c4-10 6-14 45-14v-32c-15 2-36 2-51 2-19 0-49-2-64-2v32c5 0 39 0 39 8 0 2-1 6-3 8l-71 173-76-189h38v-32c-22 0-57 2-78 2-26 0-55-2-66-2v32h40c13 33 13 35 13 35 0 3-2 7-2 9l-53 129-70-173h38v-32c-29 2-55 2-84 2-19 0-49-2-72-2v32h40l102 251c4 12 8 17 23 17 17 0 21-5 25-17l72-175 70 175c4 12 8 17 25 17 15 0 19-5 23-17z">
            <text:p/>
          </draw:path>
          <draw:path draw:style-name="gr3" draw:layer="layout" svg:width="0.381cm" svg:height="0.465cm" svg:x="19.589cm" svg:y="-1.096cm" svg:viewBox="0 0 382 466" svg:d="M46 433h-46v33c19 0 59-2 84-2 26 0 66 2 85 2v-33h-46v-138c0-74 57-107 99-107 23 0 38 14 38 65v180h-47v33c19 0 59-2 85-2 27 0 65 2 84 2v-33h-46v-173c0-70-36-97-102-97-65 0-99 40-114 67v-230l-120 6v30c42 0 46 0 46 27z">
            <text:p/>
          </draw:path>
          <draw:path draw:style-name="gr3" draw:layer="layout" svg:width="0.309cm" svg:height="0.307cm" svg:x="20.005cm" svg:y="-0.937cm" svg:viewBox="0 0 310 308" svg:d="M289 158c15 0 21 0 21-17 0-21-4-71-36-105-27-25-61-36-109-36-106 0-165 68-165 154 0 89 66 154 175 154 106 0 135-70 135-82 0-13-12-13-16-13-11 0-13 4-17 15-13 32-53 53-97 53-93 0-95-89-95-123zM85 135c2-25 2-53 18-76 17-27 43-34 62-34 80 0 80 87 82 110z">
            <text:p/>
          </draw:path>
          <draw:path draw:style-name="gr3" draw:layer="layout" svg:width="0.271cm" svg:height="0.301cm" svg:x="20.361cm" svg:y="-0.933cm" svg:viewBox="0 0 272 302" svg:d="M112 76v-76l-112 6v30c42 0 46 0 46 27v209h-46v30c23 0 53-2 85-2 25 0 69 0 92 2v-30h-57v-118c0-48 17-129 83-129 0 0-13 11-13 30 0 29 21 42 42 42 19 0 40-15 40-42 0-36-36-55-71-55-47 0-74 34-89 76z">
            <text:p/>
          </draw:path>
          <draw:path draw:style-name="gr3" draw:layer="layout" svg:width="0.309cm" svg:height="0.307cm" svg:x="20.672cm" svg:y="-0.937cm" svg:viewBox="0 0 310 308" svg:d="M289 158c15 0 21 0 21-17 0-21-4-71-36-105-27-25-61-36-109-36-106 0-165 68-165 154 0 89 66 154 175 154 106 0 135-70 135-82 0-13-12-13-16-13-11 0-13 4-17 15-13 32-53 53-97 53-93 0-95-89-95-123zM85 135c2-25 2-53 18-76 17-27 43-34 62-34 80 0 80 87 82 110z">
            <text:p/>
          </draw:path>
          <draw:path draw:style-name="gr3" draw:layer="layout" svg:width="0.276cm" svg:height="0.427cm" svg:x="21.217cm" svg:y="-0.929cm" svg:viewBox="0 0 277 428" svg:d="M277 8c0-4-2-8-7-8-8 0-34 27-46 48-15-37-40-48-63-48-77 0-161 99-161 196 0 66 40 108 89 108 29 0 55-17 78-40-6 23-26 114-28 120-6 19-12 21-50 23-9 0-15 0-15 13 0 0 0 8 10 8 20 0 43-4 66-4s48 4 68 4c4 0 14 0 14-15 0-6-8-6-17-6-33 0-33-6-33-12 0-5 0-9 2-15zM91 289c-40 0-44-51-44-63 0-32 19-104 31-133 21-49 57-78 83-78 44 0 54 53 54 59 0 4-36 150-38 154-12 19-48 61-86 61z">
            <text:p/>
          </draw:path>
          <draw:path draw:style-name="gr3" draw:layer="layout" svg:width="0.335cm" svg:height="0.389cm" svg:x="21.751cm" svg:y="-0.994cm" svg:viewBox="0 0 336 390" svg:d="M312 207c11 0 24 0 24-13s-13-13-24-13h-284c8-90 84-154 179-154h105c11 0 24 0 24-14 0-13-13-13-24-13h-105c-116 0-207 87-207 194 0 108 91 196 207 196h105c11 0 24 0 24-14 0-13-13-13-24-13h-105c-95 0-171-65-179-156z">
            <text:p/>
          </draw:path>
          <draw:path draw:style-name="gr3" draw:layer="layout" svg:width="0.238cm" svg:height="0.668cm" svg:x="22.373cm" svg:y="-1.134cm" svg:viewBox="0 0 239 669" svg:d="M142 89c0-26 18-70 92-74 2-2 5-4 5-7 0-8-5-8-13-8-66 0-129 34-129 84v152c0 26 0 47-27 70-24 19-49 21-64 21-4 2-6 4-6 8 0 7 4 7 11 7 44 4 76 27 84 59 2 8 2 10 2 34v133c0 27 0 50 32 75 27 21 70 26 97 26 8 0 13 0 13-5 0-8-3-8-11-8-42-4-76-25-84-59-2-6-2-8-2-32v-141c0-30-5-42-26-63-15-13-34-21-53-26 55-16 79-46 79-86z">
            <text:p/>
          </draw:path>
          <draw:path draw:style-name="gr3" draw:layer="layout" svg:width="0.246cm" svg:height="0.303cm" svg:x="22.694cm" svg:y="-0.929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layer="layout" svg:width="0.143cm" svg:height="0.316cm" svg:x="22.994cm" svg:y="-0.844cm" svg:viewBox="0 0 144 317" svg:d="M131 17c0-7-6-17-19-17s-27 11-27 27c0 7 6 17 19 17 14 0 27-14 27-27zM34 257c-2 5-4 11-4 21 0 20 19 39 46 39 47 0 68-66 68-72 0-7-7-7-7-7-8 0-8 3-10 9-11 36-32 57-51 57-10 0-11-7-11-17 0-11 3-19 7-30 6-14 10-25 15-38 4-12 21-54 23-59 2-6 4-12 4-16 0-22-19-39-46-39-47 0-68 64-68 72 0 6 8 6 8 6 7 0 7-2 9-8 11-40 32-57 49-57 8 0 14 4 14 17 0 9-4 17-15 46z">
            <text:p/>
          </draw:path>
          <draw:path draw:style-name="gr3" draw:layer="layout" svg:width="0.079cm" svg:height="0.201cm" svg:x="23.25cm" svg:y="-0.705cm" svg:viewBox="0 0 80 202" svg:d="M80 70c0-43-17-70-44-70-23 0-36 17-36 36 0 17 13 36 36 36 8 0 17-4 25-9 2-2 2-2 4-2v9c0 52-23 92-46 114-8 6-8 8-8 10 0 6 4 8 6 8 8 0 63-52 63-132z">
            <text:p/>
          </draw:path>
          <draw:path draw:style-name="gr3" draw:layer="layout" svg:width="0.246cm" svg:height="0.303cm" svg:x="23.524cm" svg:y="-0.929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layer="layout" svg:width="0.261cm" svg:height="0.297cm" svg:x="23.801cm" svg:y="-0.739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layer="layout" svg:width="0.079cm" svg:height="0.201cm" svg:x="24.168cm" svg:y="-0.705cm" svg:viewBox="0 0 80 202" svg:d="M80 70c0-43-17-70-44-70-23 0-36 17-36 36 0 17 13 36 36 36 8 0 17-4 25-9 2-2 2-2 4-2v9c0 52-23 92-46 114-8 6-8 8-8 10 0 6 4 8 6 8 8 0 63-52 63-132z">
            <text:p/>
          </draw:path>
          <draw:path draw:style-name="gr3" draw:layer="layout" svg:width="0.246cm" svg:height="0.303cm" svg:x="24.442cm" svg:y="-0.929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layer="layout" svg:width="0.261cm" svg:height="0.297cm" svg:x="24.717cm" svg:y="-0.739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layer="layout" svg:width="0.094cm" svg:height="0.176cm" svg:x="25.023cm" svg:y="-0.853cm" svg:viewBox="0 0 95 177" svg:d="M91 32c0 0 4-7 4-13 0-11-11-19-21-19-15 0-19 11-21 15l-51 147c-2 3-2 5-2 5 0 6 15 10 15 10 2 0 4-2 6-6z">
            <text:p/>
          </draw:path>
          <draw:path draw:style-name="gr3" draw:layer="layout" svg:width="0.079cm" svg:height="0.201cm" svg:x="25.264cm" svg:y="-0.705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246cm" svg:height="0.303cm" svg:x="25.538cm" svg:y="-0.929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layer="layout" svg:width="0.261cm" svg:height="0.297cm" svg:x="25.815cm" svg:y="-0.739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layer="layout" svg:width="0.094cm" svg:height="0.176cm" svg:x="26.121cm" svg:y="-0.853cm" svg:viewBox="0 0 95 177" svg:d="M91 32c0 0 4-7 4-13 0-11-11-19-21-19-15 0-19 11-21 15l-51 147c-2 3-2 5-2 5 0 6 15 10 15 10 2 0 4-2 6-6z">
            <text:p/>
          </draw:path>
          <draw:path draw:style-name="gr3" draw:layer="layout" svg:width="0.094cm" svg:height="0.176cm" svg:x="26.268cm" svg:y="-0.853cm" svg:viewBox="0 0 95 177" svg:d="M91 32c0 0 4-7 4-13 0-11-11-19-21-19-15 0-19 11-21 15l-51 147c-2 3-2 5-2 5 0 6 15 10 15 10 2 0 4-2 6-6z">
            <text:p/>
          </draw:path>
          <draw:path draw:style-name="gr3" draw:layer="layout" svg:width="0.238cm" svg:height="0.668cm" svg:x="26.499cm" svg:y="-1.134cm" svg:viewBox="0 0 239 669" svg:d="M97 582c0 26-17 68-91 74-4 0-6 2-6 8 0 5 8 5 13 5 65 0 128-32 129-83v-153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olygon draw:style-name="gr3" draw:layer="layout" svg:width="5.606cm" svg:height="0.028cm" svg:x="21.191cm" svg:y="-0.363cm" svg:viewBox="0 0 5607 29" draw:points="2804,29 0,29 0,0 5607,0 5607,29">
            <text:p/>
          </draw:polygon>
          <draw:path draw:style-name="gr3" draw:layer="layout" svg:width="0.276cm" svg:height="0.427cm" svg:x="21.233cm" svg:y="-0.956cm" svg:viewBox="0 0 277 428" svg:d="M277 8c0-4-2-8-7-8-8 0-34 27-46 48-15-37-40-48-63-48-77 0-161 99-161 196 0 66 40 108 89 108 29 0 55-17 78-40-6 23-26 114-28 120-6 19-12 21-50 23-9 0-15 0-15 13 0 0 0 8 10 8 20 0 43-4 66-4s48 4 68 4c4 0 14 0 14-15 0-6-8-6-17-6-33 0-33-6-33-12 0-5 0-9 2-15zM91 289c-40 0-44-51-44-63 0-32 19-104 31-133 21-49 57-78 83-78 44 0 54 53 54 59 0 4-36 150-38 154-12 19-48 61-86 61z">
            <text:p/>
          </draw:path>
          <draw:path draw:style-name="gr3" draw:layer="layout" svg:width="0.335cm" svg:height="0.389cm" svg:x="21.768cm" svg:y="-1.02cm" svg:viewBox="0 0 336 390" svg:d="M312 207c11 0 24 0 24-13s-13-13-24-13h-284c8-90 84-154 179-154h105c11 0 24 0 24-14 0-13-13-13-24-13h-105c-116 0-207 87-207 194 0 108 91 196 207 196h105c11 0 24 0 24-14 0-13-13-13-24-13h-105c-95 0-171-65-179-156z">
            <text:p/>
          </draw:path>
          <draw:path draw:style-name="gr3" draw:layer="layout" svg:width="0.238cm" svg:height="0.668cm" svg:x="22.39cm" svg:y="-1.161cm" svg:viewBox="0 0 239 669" svg:d="M142 89c0-26 18-70 92-74 2-2 5-4 5-7 0-8-5-8-13-8-66 0-129 34-129 84v152c0 26 0 47-27 70-24 19-49 21-64 21-4 2-6 4-6 8 0 7 4 7 11 7 44 4 76 27 84 59 2 8 2 10 2 34v133c0 27 0 50 32 75 27 21 70 26 97 26 8 0 13 0 13-5 0-8-3-8-11-8-42-4-76-25-84-59-2-6-2-8-2-32v-141c0-30-5-42-26-63-15-13-34-21-53-26 55-16 79-46 79-86z">
            <text:p/>
          </draw:path>
          <draw:path draw:style-name="gr3" draw:layer="layout" svg:width="0.246cm" svg:height="0.303cm" svg:x="22.711cm" svg:y="-0.956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layer="layout" svg:width="0.143cm" svg:height="0.316cm" svg:x="23.009cm" svg:y="-0.87cm" svg:viewBox="0 0 144 317" svg:d="M131 17c0-7-6-17-19-17s-27 11-27 27c0 7 6 17 19 17 14 0 27-14 27-27zM34 257c-2 5-4 11-4 21 0 20 19 39 46 39 47 0 68-66 68-72 0-7-7-7-7-7-8 0-8 3-10 9-11 36-32 57-51 57-10 0-11-7-11-17 0-11 3-19 7-30 6-14 10-25 15-38 4-12 21-54 23-59 2-6 4-12 4-16 0-22-19-39-46-39-47 0-68 64-68 72 0 6 8 6 8 6 7 0 7-2 9-8 11-40 32-57 49-57 8 0 14 4 14 17 0 9-4 17-15 46z">
            <text:p/>
          </draw:path>
          <draw:path draw:style-name="gr3" draw:layer="layout" svg:width="0.079cm" svg:height="0.201cm" svg:x="23.268cm" svg:y="-0.731cm" svg:viewBox="0 0 80 202" svg:d="M80 70c0-43-17-70-44-70-23 0-36 17-36 36 0 17 13 36 36 36 8 0 17-4 25-9 2-2 2-2 4-2v9c0 52-23 92-46 114-8 6-8 8-8 10 0 6 4 8 6 8 8 0 63-52 63-132z">
            <text:p/>
          </draw:path>
          <draw:path draw:style-name="gr3" draw:layer="layout" svg:width="0.246cm" svg:height="0.303cm" svg:x="23.541cm" svg:y="-0.956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layer="layout" svg:width="0.261cm" svg:height="0.297cm" svg:x="23.817cm" svg:y="-0.766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layer="layout" svg:width="0.079cm" svg:height="0.201cm" svg:x="24.183cm" svg:y="-0.731cm" svg:viewBox="0 0 80 202" svg:d="M80 70c0-43-17-70-44-70-23 0-36 17-36 36 0 17 13 36 36 36 8 0 17-4 25-9 2-2 2-2 4-2v9c0 52-23 92-46 114-8 6-8 8-8 10 0 6 4 8 6 8 8 0 63-52 63-132z">
            <text:p/>
          </draw:path>
          <draw:path draw:style-name="gr3" draw:layer="layout" svg:width="0.246cm" svg:height="0.303cm" svg:x="24.457cm" svg:y="-0.956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layer="layout" svg:width="0.261cm" svg:height="0.297cm" svg:x="24.734cm" svg:y="-0.766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layer="layout" svg:width="0.094cm" svg:height="0.176cm" svg:x="25.04cm" svg:y="-0.88cm" svg:viewBox="0 0 95 177" svg:d="M91 32c0 0 4-7 4-13 0-11-11-19-21-19-15 0-19 11-21 15l-51 147c-2 3-2 5-2 5 0 6 15 10 15 10 2 0 4-2 6-6z">
            <text:p/>
          </draw:path>
          <draw:path draw:style-name="gr3" draw:layer="layout" svg:width="0.079cm" svg:height="0.201cm" svg:x="25.282cm" svg:y="-0.731cm" svg:viewBox="0 0 80 202" svg:d="M80 70c0-43-17-70-44-70-23 0-36 17-36 36 0 17 13 36 36 36 8 0 17-4 25-9 2-2 2-2 4-2v9c0 52-23 92-46 114-8 6-8 8-8 10 0 6 4 8 6 8 8 0 63-52 63-132z">
            <text:p/>
          </draw:path>
          <draw:path draw:style-name="gr3" draw:layer="layout" svg:width="0.246cm" svg:height="0.303cm" svg:x="25.555cm" svg:y="-0.956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layer="layout" svg:width="0.261cm" svg:height="0.297cm" svg:x="25.831cm" svg:y="-0.766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layer="layout" svg:width="0.094cm" svg:height="0.176cm" svg:x="26.137cm" svg:y="-0.88cm" svg:viewBox="0 0 95 177" svg:d="M91 32c0 0 4-7 4-13 0-11-11-19-21-19-15 0-19 11-21 15l-51 147c-2 3-2 5-2 5 0 6 15 10 15 10 2 0 4-2 6-6z">
            <text:p/>
          </draw:path>
          <draw:path draw:style-name="gr3" draw:layer="layout" svg:width="0.094cm" svg:height="0.176cm" svg:x="26.285cm" svg:y="-0.88cm" svg:viewBox="0 0 95 177" svg:d="M91 32c0 0 4-7 4-13 0-11-11-19-21-19-15 0-19 11-21 15l-51 147c-2 3-2 5-2 5 0 6 15 10 15 10 2 0 4-2 6-6z">
            <text:p/>
          </draw:path>
          <draw:path draw:style-name="gr3" draw:layer="layout" svg:width="0.238cm" svg:height="0.668cm" svg:x="26.517cm" svg:y="-1.161cm" svg:viewBox="0 0 239 669" svg:d="M97 582c0 26-17 68-91 74-4 0-6 2-6 8 0 5 8 5 13 5 65 0 128-32 129-83v-153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olygon draw:style-name="gr3" draw:layer="layout" svg:width="5.606cm" svg:height="0.028cm" svg:x="21.206cm" svg:y="-0.389cm" svg:viewBox="0 0 5607 29" draw:points="2804,29 0,29 0,0 5607,0 5607,29">
            <text:p/>
          </draw:polygon>
          <draw:path draw:style-name="gr3" draw:layer="layout" svg:width="0.276cm" svg:height="0.427cm" svg:x="21.25cm" svg:y="-0.929cm" svg:viewBox="0 0 277 428" svg:d="M277 8c0-4-2-8-7-8-8 0-34 27-46 48-15-37-40-48-63-48-77 0-161 99-161 196 0 66 40 108 89 108 29 0 55-17 78-40-6 23-26 114-28 120-6 19-12 21-50 23-9 0-15 0-15 13 0 0 0 8 10 8 20 0 43-4 66-4s48 4 68 4c4 0 14 0 14-15 0-6-8-6-17-6-33 0-33-6-33-12 0-5 0-9 2-15zM91 289c-40 0-44-51-44-63 0-32 19-104 31-133 21-49 57-78 83-78 44 0 54 53 54 59 0 4-36 150-38 154-12 19-48 61-86 61z">
            <text:p/>
          </draw:path>
          <draw:path draw:style-name="gr3" draw:layer="layout" svg:width="0.335cm" svg:height="0.389cm" svg:x="21.786cm" svg:y="-0.994cm" svg:viewBox="0 0 336 390" svg:d="M312 207c11 0 24 0 24-13s-13-13-24-13h-284c8-90 84-154 179-154h105c11 0 24 0 24-14 0-13-13-13-24-13h-105c-116 0-207 87-207 194 0 108 91 196 207 196h105c11 0 24 0 24-14 0-13-13-13-24-13h-105c-95 0-171-65-179-156z">
            <text:p/>
          </draw:path>
          <draw:path draw:style-name="gr3" draw:layer="layout" svg:width="0.238cm" svg:height="0.668cm" svg:x="22.407cm" svg:y="-1.134cm" svg:viewBox="0 0 239 669" svg:d="M142 89c0-26 18-70 92-74 2-2 5-4 5-7 0-8-5-8-13-8-66 0-129 34-129 84v152c0 26 0 47-27 70-24 19-49 21-64 21-4 2-6 4-6 8 0 7 4 7 11 7 44 4 76 27 84 59 2 8 2 10 2 34v133c0 27 0 50 32 75 27 21 70 26 97 26 8 0 13 0 13-5 0-8-3-8-11-8-42-4-76-25-84-59-2-6-2-8-2-32v-141c0-30-5-42-26-63-15-13-34-21-53-26 55-16 79-46 79-86z">
            <text:p/>
          </draw:path>
          <draw:path draw:style-name="gr3" draw:layer="layout" svg:width="0.246cm" svg:height="0.303cm" svg:x="22.728cm" svg:y="-0.929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layer="layout" svg:width="0.143cm" svg:height="0.316cm" svg:x="23.026cm" svg:y="-0.844cm" svg:viewBox="0 0 144 317" svg:d="M131 17c0-7-6-17-19-17s-27 11-27 27c0 7 6 17 19 17 14 0 27-14 27-27zM34 257c-2 5-4 11-4 21 0 20 19 39 46 39 47 0 68-66 68-72 0-7-7-7-7-7-8 0-8 3-10 9-11 36-32 57-51 57-10 0-11-7-11-17 0-11 3-19 7-30 6-14 10-25 15-38 4-12 21-54 23-59 2-6 4-12 4-16 0-22-19-39-46-39-47 0-68 64-68 72 0 6 8 6 8 6 7 0 7-2 9-8 11-40 32-57 49-57 8 0 14 4 14 17 0 9-4 17-15 46z">
            <text:p/>
          </draw:path>
          <draw:path draw:style-name="gr3" draw:layer="layout" svg:width="0.079cm" svg:height="0.201cm" svg:x="23.285cm" svg:y="-0.705cm" svg:viewBox="0 0 80 202" svg:d="M80 70c0-43-17-70-44-70-23 0-36 17-36 36 0 17 13 36 36 36 8 0 17-4 25-9 2-2 2-2 4-2v9c0 52-23 92-46 114-8 6-8 8-8 10 0 6 4 8 6 8 8 0 63-52 63-132z">
            <text:p/>
          </draw:path>
          <draw:path draw:style-name="gr3" draw:layer="layout" svg:width="0.246cm" svg:height="0.303cm" svg:x="23.558cm" svg:y="-0.929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layer="layout" svg:width="0.261cm" svg:height="0.297cm" svg:x="23.834cm" svg:y="-0.739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layer="layout" svg:width="0.079cm" svg:height="0.201cm" svg:x="24.2cm" svg:y="-0.705cm" svg:viewBox="0 0 80 202" svg:d="M80 70c0-43-17-70-44-70-23 0-36 17-36 36 0 17 13 36 36 36 8 0 17-4 25-9 2-2 2-2 4-2v9c0 52-23 92-46 114-8 6-8 8-8 10 0 6 4 8 6 8 8 0 63-52 63-132z">
            <text:p/>
          </draw:path>
          <draw:path draw:style-name="gr3" draw:layer="layout" svg:width="0.246cm" svg:height="0.303cm" svg:x="24.474cm" svg:y="-0.929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layer="layout" svg:width="0.261cm" svg:height="0.297cm" svg:x="24.751cm" svg:y="-0.739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layer="layout" svg:width="0.094cm" svg:height="0.176cm" svg:x="25.057cm" svg:y="-0.853cm" svg:viewBox="0 0 95 177" svg:d="M91 32c0 0 4-7 4-13 0-11-11-19-21-19-15 0-19 11-21 15l-51 147c-2 3-2 5-2 5 0 6 15 10 15 10 2 0 4-2 6-6z">
            <text:p/>
          </draw:path>
          <draw:path draw:style-name="gr3" draw:layer="layout" svg:width="0.079cm" svg:height="0.201cm" svg:x="25.299cm" svg:y="-0.705cm" svg:viewBox="0 0 80 202" svg:d="M80 70c0-43-17-70-44-70-23 0-36 17-36 36 0 17 13 36 36 36 8 0 17-4 25-9 2-2 2-2 4-2v9c0 52-23 92-46 114-8 6-8 8-8 10 0 6 4 8 6 8 8 0 63-52 63-132z">
            <text:p/>
          </draw:path>
          <draw:path draw:style-name="gr3" draw:layer="layout" svg:width="0.246cm" svg:height="0.303cm" svg:x="25.572cm" svg:y="-0.929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layer="layout" svg:width="0.261cm" svg:height="0.297cm" svg:x="25.848cm" svg:y="-0.739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layer="layout" svg:width="0.094cm" svg:height="0.176cm" svg:x="26.154cm" svg:y="-0.853cm" svg:viewBox="0 0 95 177" svg:d="M91 32c0 0 4-7 4-13 0-11-11-19-21-19-15 0-19 11-21 15l-51 147c-2 3-2 5-2 5 0 6 15 10 15 10 2 0 4-2 6-6z">
            <text:p/>
          </draw:path>
          <draw:path draw:style-name="gr3" draw:layer="layout" svg:width="0.094cm" svg:height="0.176cm" svg:x="26.3cm" svg:y="-0.853cm" svg:viewBox="0 0 95 177" svg:d="M91 32c0 0 4-7 4-13 0-11-11-19-21-19-15 0-19 11-21 15l-51 147c-2 3-2 5-2 5 0 6 15 10 15 10 2 0 4-2 6-6z">
            <text:p/>
          </draw:path>
          <draw:path draw:style-name="gr3" draw:layer="layout" svg:width="0.238cm" svg:height="0.668cm" svg:x="26.534cm" svg:y="-1.134cm" svg:viewBox="0 0 239 669" svg:d="M97 582c0 26-17 68-91 74-4 0-6 2-6 8 0 5 8 5 13 5 65 0 128-32 129-83v-153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olygon draw:style-name="gr3" draw:layer="layout" svg:width="5.606cm" svg:height="0.028cm" svg:x="21.223cm" svg:y="-0.363cm" svg:viewBox="0 0 5607 29" draw:points="2804,29 0,29 0,0 5607,0 5607,29">
            <text:p/>
          </draw:polygon>
        </draw:g>
        <draw:g>
          <svg:title>TexMaths</svg:title>
          <svg:desc>19§latex§\pmb{update $PMSI \leftarrow P_{new}$}§svg§600§TRUE§</svg:desc>
          <draw:polygon draw:style-name="gr4" draw:layer="layout" svg:width="6.765cm" svg:height="0.62cm" svg:x="1.029cm" svg:y="-4.999cm" svg:viewBox="0 0 6766 621" draw:points="3382,621 0,621 0,0 6766,0 6766,621">
            <text:p/>
          </draw:polygon>
          <draw:path draw:style-name="gr3" draw:layer="layout" svg:width="0.337cm" svg:height="0.303cm" svg:x="1.05cm" svg:y="-4.804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33cm" svg:height="0.427cm" svg:x="1.419cm" svg:y="-4.804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layer="layout" svg:width="0.33cm" svg:height="0.472cm" svg:x="1.812cm" svg:y="-4.973cm" svg:viewBox="0 0 331 473" svg:d="M232 428v45l99-7v-21c-46 0-52-6-52-38v-407l-97 8v21c48 0 52 3 52 38v144c-19-25-48-42-84-42-80 0-150 67-150 152 0 86 67 152 143 152 43 0 72-23 89-45zM232 249v137c0 13 0 13-8 25-19 32-49 47-78 47-30 0-55-17-70-44-19-26-21-64-21-93 0-25 2-64 21-95 15-21 40-42 76-42 25 0 51 10 72 40 8 12 8 14 8 25z">
            <text:p/>
          </draw:path>
          <draw:path draw:style-name="gr3" draw:layer="layout" svg:width="0.303cm" svg:height="0.307cm" svg:x="2.188cm" svg:y="-4.807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layer="layout" svg:width="0.21cm" svg:height="0.419cm" svg:x="2.507cm" svg:y="-4.92cm" svg:viewBox="0 0 211 420" svg:d="M105 144h95v-20h-95v-124h-18c-1 55-20 127-87 129v15h57v185c0 83 63 91 87 91 48 0 67-47 67-91v-38h-17v38c0 49-19 74-46 74-43 0-43-61-43-72z">
            <text:p/>
          </draw:path>
          <draw:path draw:style-name="gr3" draw:layer="layout" svg:width="0.259cm" svg:height="0.307cm" svg:x="2.773cm" svg:y="-4.807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478cm" svg:height="0.457cm" svg:x="3.3cm" svg:y="-4.965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3.824cm" svg:y="-4.965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layer="layout" svg:width="0.396cm" svg:height="0.487cm" svg:x="4.55cm" svg:y="-4.98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2 0-48-22-71-32-78-15-18-27-19-85-35-16-3-40-11-46-11-17-8-40-27-40-63 0-53 53-110 116-110 57 0 97 29 97 105 0 20-2 32-2 36 0 2 0 7 8 7 7 0 7-2 9-13z">
            <text:p/>
          </draw:path>
          <draw:path draw:style-name="gr3" draw:layer="layout" svg:width="0.311cm" svg:height="0.457cm" svg:x="4.987cm" svg:y="-4.965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layer="layout" svg:width="0.594cm" svg:height="0.349cm" svg:x="5.532cm" svg:y="-4.849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layer="layout" svg:width="0.478cm" svg:height="0.457cm" svg:x="6.376cm" svg:y="-4.965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6.799cm" svg:y="-4.615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7.138cm" svg:y="-4.615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layer="layout" svg:width="0.343cm" svg:height="0.212cm" svg:x="7.383cm" svg:y="-4.615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layer="layout" svg:width="0.337cm" svg:height="0.303cm" svg:x="1.067cm" svg:y="-4.83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33cm" svg:height="0.427cm" svg:x="1.436cm" svg:y="-4.83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layer="layout" svg:width="0.33cm" svg:height="0.472cm" svg:x="1.829cm" svg:y="-4.999cm" svg:viewBox="0 0 331 473" svg:d="M232 428v45l99-7v-21c-46 0-52-6-52-38v-407l-97 8v21c48 0 52 3 52 38v144c-19-25-48-42-84-42-80 0-150 67-150 152 0 86 67 152 143 152 43 0 72-23 89-45zM232 249v137c0 13 0 13-8 25-19 32-49 47-78 47-30 0-55-17-70-44-19-26-21-64-21-93 0-25 2-64 21-95 15-21 40-42 76-42 25 0 51 10 72 40 8 12 8 14 8 25z">
            <text:p/>
          </draw:path>
          <draw:path draw:style-name="gr3" draw:layer="layout" svg:width="0.303cm" svg:height="0.307cm" svg:x="2.205cm" svg:y="-4.834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layer="layout" svg:width="0.21cm" svg:height="0.419cm" svg:x="2.524cm" svg:y="-4.946cm" svg:viewBox="0 0 211 420" svg:d="M105 144h95v-20h-95v-124h-18c-1 55-20 127-87 129v15h57v185c0 83 63 91 87 91 48 0 67-47 67-91v-38h-17v38c0 49-19 74-46 74-43 0-43-61-43-72z">
            <text:p/>
          </draw:path>
          <draw:path draw:style-name="gr3" draw:layer="layout" svg:width="0.259cm" svg:height="0.307cm" svg:x="2.79cm" svg:y="-4.834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478cm" svg:height="0.457cm" svg:x="3.317cm" svg:y="-4.992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3.839cm" svg:y="-4.992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layer="layout" svg:width="0.396cm" svg:height="0.487cm" svg:x="4.567cm" svg:y="-5.007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2 0-48-22-71-32-78-15-18-27-19-85-35-16-3-40-11-46-11-17-8-40-27-40-63 0-53 53-110 116-110 57 0 97 29 97 105 0 20-2 32-2 36 0 2 0 7 8 7 7 0 7-2 9-13z">
            <text:p/>
          </draw:path>
          <draw:path draw:style-name="gr3" draw:layer="layout" svg:width="0.311cm" svg:height="0.457cm" svg:x="5.004cm" svg:y="-4.992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layer="layout" svg:width="0.594cm" svg:height="0.349cm" svg:x="5.549cm" svg:y="-4.878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layer="layout" svg:width="0.478cm" svg:height="0.457cm" svg:x="6.391cm" svg:y="-4.992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6.816cm" svg:y="-4.642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7.155cm" svg:y="-4.642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layer="layout" svg:width="0.343cm" svg:height="0.212cm" svg:x="7.4cm" svg:y="-4.642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layer="layout" svg:width="0.337cm" svg:height="0.303cm" svg:x="1.084cm" svg:y="-4.804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33cm" svg:height="0.427cm" svg:x="1.453cm" svg:y="-4.804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layer="layout" svg:width="0.33cm" svg:height="0.472cm" svg:x="1.846cm" svg:y="-4.973cm" svg:viewBox="0 0 331 473" svg:d="M232 428v45l99-7v-21c-46 0-52-6-52-38v-407l-97 8v21c48 0 52 3 52 38v144c-19-25-48-42-84-42-80 0-150 67-150 152 0 86 67 152 143 152 43 0 72-23 89-45zM232 249v137c0 13 0 13-8 25-19 32-49 47-78 47-30 0-55-17-70-44-19-26-21-64-21-93 0-25 2-64 21-95 15-21 40-42 76-42 25 0 51 10 72 40 8 12 8 14 8 25z">
            <text:p/>
          </draw:path>
          <draw:path draw:style-name="gr3" draw:layer="layout" svg:width="0.303cm" svg:height="0.307cm" svg:x="2.222cm" svg:y="-4.807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layer="layout" svg:width="0.21cm" svg:height="0.419cm" svg:x="2.541cm" svg:y="-4.92cm" svg:viewBox="0 0 211 420" svg:d="M105 144h95v-20h-95v-124h-18c-1 55-20 127-87 129v15h57v185c0 83 63 91 87 91 48 0 67-47 67-91v-38h-17v38c0 49-19 74-46 74-43 0-43-61-43-72z">
            <text:p/>
          </draw:path>
          <draw:path draw:style-name="gr3" draw:layer="layout" svg:width="0.259cm" svg:height="0.307cm" svg:x="2.806cm" svg:y="-4.807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478cm" svg:height="0.457cm" svg:x="3.334cm" svg:y="-4.965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3.856cm" svg:y="-4.965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layer="layout" svg:width="0.396cm" svg:height="0.487cm" svg:x="4.584cm" svg:y="-4.98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2 0-48-22-71-32-78-15-18-27-19-85-35-16-3-40-11-46-11-17-8-40-27-40-63 0-53 53-110 116-110 57 0 97 29 97 105 0 20-2 32-2 36 0 2 0 7 8 7 7 0 7-2 9-13z">
            <text:p/>
          </draw:path>
          <draw:path draw:style-name="gr3" draw:layer="layout" svg:width="0.311cm" svg:height="0.457cm" svg:x="5.019cm" svg:y="-4.965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layer="layout" svg:width="0.594cm" svg:height="0.349cm" svg:x="5.566cm" svg:y="-4.849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layer="layout" svg:width="0.478cm" svg:height="0.457cm" svg:x="6.408cm" svg:y="-4.965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6.832cm" svg:y="-4.615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7.172cm" svg:y="-4.615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layer="layout" svg:width="0.343cm" svg:height="0.212cm" svg:x="7.415cm" svg:y="-4.615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</draw:g>
        <draw:g>
          <svg:title>TexMaths</svg:title>
          <svg:desc>19§latex§\pmb{if $s_{p'} = PMSI \text{  } \underline{s_{p''} = null}$ then}§svg§600§TRUE§</svg:desc>
          <draw:polygon draw:style-name="gr4" draw:layer="layout" svg:width="9.151cm" svg:height="0.788cm" svg:x="10.392cm" svg:y="-0.2cm" svg:viewBox="0 0 9152 789" draw:points="4575,789 0,789 0,0 9152,0 9152,789">
            <text:p/>
          </draw:polygon>
          <draw:path draw:style-name="gr3" draw:layer="layout" svg:width="0.143cm" svg:height="0.447cm" svg:x="10.415cm" svg:y="-0.159cm" svg:viewBox="0 0 144 448" svg:d="M97 152l-95 8v21c45 0 51 3 51 36v180c0 30-7 31-53 31v20c21 0 59-1 74-1 25 0 48 1 70 1v-20c-43 0-47-4-47-29zM101 36c0-23-17-36-36-36-21 0-37 19-37 36s16 34 37 34c19 0 36-13 36-34z">
            <text:p/>
          </draw:path>
          <draw:path draw:style-name="gr3" draw:layer="layout" svg:width="0.217cm" svg:height="0.472cm" svg:x="10.599cm" svg:y="-0.183cm" svg:viewBox="0 0 218 473" svg:d="M95 184v-78c0-58 32-91 63-91 2 0 11 0 22 4-9 4-20 11-20 29 0 15 11 28 28 28 21 0 30-13 30-28 0-25-24-48-60-48-48 0-105 36-105 106v78h-53v21h53v217c0 30-7 30-53 30v21c27-2 59-2 78-2 26 0 59 0 85 2v-21h-15c-49 0-51-7-51-32v-215h78v-21z">
            <text:p/>
          </draw:path>
          <draw:path draw:style-name="gr3" draw:layer="layout" svg:width="0.246cm" svg:height="0.303cm" svg:x="11.038cm" svg:y="-0.007cm" svg:viewBox="0 0 247 304" svg:d="M228 46c-19 0-32 15-32 30 0 10 5 19 21 19 15 0 30-11 30-38 0-28-29-57-80-57-89 0-114 68-114 99 0 51 51 63 70 66 35 6 71 14 71 52 0 17-15 72-97 72-10 0-61 0-76-34 25 1 42-17 42-36 0-16-12-23-25-23-17 0-38 13-38 43 0 38 38 65 97 65 108 0 135-82 135-110 0-25-14-42-21-50-19-19-38-22-69-28-22-6-49-10-49-40 0-21 15-61 74-61 17 0 51 4 61 31z">
            <text:p/>
          </draw:path>
          <draw:path draw:style-name="gr3" draw:layer="layout" svg:width="0.261cm" svg:height="0.297cm" svg:x="11.313cm" svg:y="0.181cm" svg:viewBox="0 0 262 298" svg:d="M36 264c-4 13-4 17-23 17-7 0-13 0-13 12 0 3 4 5 6 5 13 0 28-2 41-2 16 0 35 2 50 2 4 0 9-2 9-9 0-8-7-8-13-8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layer="layout" svg:width="0.094cm" svg:height="0.176cm" svg:x="11.619cm" svg:y="0.067cm" svg:viewBox="0 0 95 177" svg:d="M91 32c0 0 4-7 4-13 0-11-11-19-21-19-15 0-19 11-21 15l-51 147c-2 3-2 5-2 5 0 6 15 10 15 10 2 0 4-2 6-6z">
            <text:p/>
          </draw:path>
          <draw:path draw:style-name="gr3" draw:layer="layout" svg:width="0.445cm" svg:height="0.157cm" svg:x="12.026cm" svg:y="0.043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layer="layout" svg:width="0.478cm" svg:height="0.457cm" svg:x="12.719cm" svg:y="-0.168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13.24cm" svg:y="-0.168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8l91-364 59 416c0 7 2 15 9 15 8 0 12-8 15-11l270-426-95 386c-7 24-7 30-61 30-11 0-19 0-19 13 0 8 8 8 10 8 19 0 64-2 83-2 27 0 57 2 84 2 4 0 13 0 13-13 0-8-5-8-19-8-24 0-43 0-43-11 0-4 0-4 3-17z">
            <text:p/>
          </draw:path>
          <draw:path draw:style-name="gr3" draw:layer="layout" svg:width="0.396cm" svg:height="0.487cm" svg:x="13.966cm" svg:y="-0.183cm" svg:viewBox="0 0 397 488" svg:d="M397 8c0-4 0-8-6-8-3 0-5 0-13 10l-32 38c-17-31-52-48-95-48-86 0-167 78-167 158 0 55 36 85 70 95l72 19c25 5 63 17 63 72 0 59-55 123-122 123-44 0-118-15-118-98 0-16 4-33 4-36 2-2 2-4 2-4 0-8-6-8-8-8-3 0-5 0-7 2s-40 156-40 158c0 3 4 7 8 7 3 0 3-2 11-11l34-38c29 40 74 49 112 49 91 0 171-89 171-173 0-47-23-70-32-77-15-18-27-20-86-35-15-4-39-11-45-11-17-8-40-27-40-63 0-53 53-110 116-110 57 0 97 29 97 105 0 20-2 32-2 36 0 1 0 7 7 7 8 0 8-2 10-13z">
            <text:p/>
          </draw:path>
          <draw:path draw:style-name="gr3" draw:layer="layout" svg:width="0.311cm" svg:height="0.457cm" svg:x="14.399cm" svg:y="-0.168cm" svg:viewBox="0 0 312 458" svg:d="M228 51c6-24 8-30 61-30 17 0 23 0 23-13 0-8-8-8-12-8-19 0-68 2-87 2-21 0-71-2-90-2-5 0-13 0-13 13 0 8 6 8 19 8 27 0 46 0 46 13 0 2 0 4-2 10l-89 363c-8 24-10 30-63 30-15 0-21 0-21 13 0 8 8 8 9 8 21 0 69-2 90-2 19 0 68 2 89 2 6 0 13 0 13-13 0-8-5-8-21-8-11 0-15 0-28-2-13 0-17-4-17-11 0-4 2-10 4-15z">
            <text:p/>
          </draw:path>
          <draw:path draw:style-name="gr3" draw:layer="layout" svg:width="0.246cm" svg:height="0.303cm" svg:x="14.978cm" svg:y="-0.007cm" svg:viewBox="0 0 247 304" svg:d="M228 46c-19 0-32 15-32 30 0 10 5 19 21 19 15 0 30-11 30-38 0-28-29-57-80-57-89 0-114 68-114 99 0 51 51 63 70 66 35 6 71 14 71 52 0 17-17 72-97 72-10 0-61 0-76-34 25 1 42-17 42-36 0-16-12-23-25-23-17 0-38 13-38 43 0 38 38 65 97 65 108 0 135-82 135-110 0-25-14-42-21-50-19-19-38-22-69-28-22-6-49-10-49-40 0-21 15-61 74-61 17 0 51 4 61 31z">
            <text:p/>
          </draw:path>
          <draw:path draw:style-name="gr3" draw:layer="layout" svg:width="0.261cm" svg:height="0.297cm" svg:x="15.256cm" svg:y="0.181cm" svg:viewBox="0 0 262 298" svg:d="M36 264c-4 13-4 17-23 17-7 0-13 0-13 12 0 3 4 5 6 5 13 0 28-2 41-2 16 0 35 2 50 2 4 0 9-2 9-9 0-8-7-8-13-8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layer="layout" svg:width="0.094cm" svg:height="0.176cm" svg:x="15.562cm" svg:y="0.067cm" svg:viewBox="0 0 95 177" svg:d="M91 32c0 0 4-7 4-13 0-11-11-19-21-19-15 0-19 11-21 15l-51 147c-2 3-2 5-2 5 0 6 15 10 15 10 2 0 4-2 6-6z">
            <text:p/>
          </draw:path>
          <draw:path draw:style-name="gr3" draw:layer="layout" svg:width="0.094cm" svg:height="0.176cm" svg:x="15.708cm" svg:y="0.067cm" svg:viewBox="0 0 95 177" svg:d="M91 32c0 0 4-7 4-13 0-11-11-19-21-19-15 0-19 11-21 15l-51 147c-2 3-2 5-2 5 0 6 15 10 15 10 2 0 4-2 6-6z">
            <text:p/>
          </draw:path>
          <draw:path draw:style-name="gr3" draw:layer="layout" svg:width="0.445cm" svg:height="0.157cm" svg:x="16.115cm" svg:y="0.043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layer="layout" svg:width="0.362cm" svg:height="0.303cm" svg:x="16.8cm" svg:y="-0.007cm" svg:viewBox="0 0 363 304" svg:d="M40 257c-2 11-6 26-6 30 0 11 10 17 19 17 8 0 19-6 25-19 0 0 9-32 13-49l13-61c6-13 10-29 12-44 4-11 9-32 9-34 10-21 46-82 111-82 30 0 36 25 36 48 0 40-35 127-44 156-6 15-8 22-8 30 0 32 25 55 55 55 63 0 88-97 88-103 0-7-6-7-8-7-5 0-5 2-9 13-14 46-36 82-69 82-11 0-17-6-17-21 0-17 8-34 14-48 13-36 39-110 39-148 0-45-28-72-76-72-60 0-93 44-104 59-4-38-32-59-63-59-30 0-43 27-49 38-12 23-21 63-21 65 0 7 8 7 8 7 7 0 7 0 11-15 11-47 25-80 49-80 14 0 21 8 21 31 0 13-2 20-11 57z">
            <text:p/>
          </draw:path>
          <draw:path draw:style-name="gr3" draw:layer="layout" svg:width="0.345cm" svg:height="0.303cm" svg:x="17.199cm" svg:y="-0.007cm" svg:viewBox="0 0 346 304" svg:d="M215 260c7 27 32 44 60 44 23 0 38-15 50-36 11-25 21-67 21-67 0-7-8-7-10-7-5 0-5 4-9 13-8 36-21 82-50 82-13 0-21-8-21-31 0-15 8-45 14-70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layer="layout" svg:width="0.143cm" svg:height="0.472cm" svg:x="17.591cm" svg:y="-0.176cm" svg:viewBox="0 0 144 473" svg:d="M144 8c0 0 0-8-7-8-17 0-67 6-84 8-6 0-13 0-13 13 0 8 7 8 17 8 32 0 34 5 34 11l-2 13-85 335c-2 7-4 13-4 22 0 38 30 63 61 63 23 0 40-13 51-38 13-25 21-65 21-66 0-6-6-6-8-6-7 0-7 2-9 11-12 44-25 84-53 84-19 0-19-21-19-30 0-18 0-20 3-33z">
            <text:p/>
          </draw:path>
          <draw:path draw:style-name="gr3" draw:layer="layout" svg:width="0.143cm" svg:height="0.472cm" svg:x="17.802cm" svg:y="-0.176cm" svg:viewBox="0 0 144 473" svg:d="M144 8c0 0 0-8-7-8-17 0-67 6-84 8-6 0-13 0-13 13 0 8 7 8 17 8 32 0 34 5 34 11l-2 13-85 335c-2 7-4 13-4 22 0 38 30 63 61 63 23 0 40-13 51-38 13-25 21-65 21-66 0-6-6-6-8-6-7 0-7 2-9 11-13 44-25 84-53 84-19 0-19-21-19-30 0-18 0-20 3-33z">
            <text:p/>
          </draw:path>
          <draw:polygon draw:style-name="gr3" draw:layer="layout" svg:width="3.048cm" svg:height="0.028cm" svg:x="14.944cm" svg:y="0.56cm" svg:viewBox="0 0 3049 29" draw:points="1526,29 0,29 0,0 3049,0 3049,29">
            <text:p/>
          </draw:polygon>
          <draw:path draw:style-name="gr3" draw:layer="layout" svg:width="0.21cm" svg:height="0.419cm" svg:x="18.227cm" svg:y="-0.123cm" svg:viewBox="0 0 211 420" svg:d="M104 144h95v-20h-95v-124h-17c-2 55-21 127-87 129v15h57v185c0 83 63 91 87 91 48 0 67-48 67-91v-38h-17v38c0 49-21 74-46 74-44 0-44-61-44-72z">
            <text:p/>
          </draw:path>
          <draw:path draw:style-name="gr3" draw:layer="layout" svg:width="0.337cm" svg:height="0.465cm" svg:x="18.495cm" svg:y="-0.176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7 0 53 3 53 38z">
            <text:p/>
          </draw:path>
          <draw:path draw:style-name="gr3" draw:layer="layout" svg:width="0.259cm" svg:height="0.307cm" svg:x="18.862cm" svg:y="-0.01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337cm" svg:height="0.295cm" svg:x="19.16cm" svg:y="-0.007cm" svg:viewBox="0 0 338 296" svg:d="M53 67v178c0 30-7 31-53 31v20c23 0 57-1 76-1 17 0 51 1 76 1v-20c-46 0-53-1-53-31v-123c0-69 47-107 91-107 42 0 49 36 49 74v156c0 30-7 31-53 31v20c25 0 59-1 76-1s53 1 76 1v-20c-36 0-51 0-53-19v-130c0-57 0-78-21-102-9-12-30-25-70-25-50 0-80 29-99 70v-70l-95 8v21c47 0 53 3 53 38z">
            <text:p/>
          </draw:path>
          <draw:path draw:style-name="gr3" draw:layer="layout" svg:width="0.143cm" svg:height="0.447cm" svg:x="10.43cm" svg:y="-0.185cm" svg:viewBox="0 0 144 448" svg:d="M97 152l-95 8v21c45 0 51 3 51 36v180c0 30-7 31-53 31v20c21 0 59-1 74-1 25 0 48 1 70 1v-20c-43 0-47-4-47-29zM101 36c0-23-17-36-36-36-21 0-37 19-37 36s16 34 37 34c19 0 36-13 36-34z">
            <text:p/>
          </draw:path>
          <draw:path draw:style-name="gr3" draw:layer="layout" svg:width="0.217cm" svg:height="0.472cm" svg:x="10.616cm" svg:y="-0.21cm" svg:viewBox="0 0 218 473" svg:d="M95 184v-78c0-59 32-91 63-91 2 0 11 0 22 4-9 4-20 11-20 29 0 15 11 28 28 28 21 0 30-13 30-28 0-25-24-48-60-48-48 0-105 36-105 106v78h-53v21h53v217c0 30-7 30-53 30v21c27-2 59-2 78-2 26 0 59 0 85 2v-21h-15c-49 0-51-7-51-32v-215h78v-21z">
            <text:p/>
          </draw:path>
          <draw:path draw:style-name="gr3" draw:layer="layout" svg:width="0.246cm" svg:height="0.303cm" svg:x="11.053cm" svg:y="-0.033cm" svg:viewBox="0 0 247 304" svg:d="M228 46c-19 0-32 15-32 30 0 10 5 19 21 19 15 0 30-11 30-38 0-28-29-57-80-57-89 0-114 68-114 99 0 51 51 63 70 66 35 6 71 14 71 52 0 17-15 72-97 72-10 0-61 0-76-34 25 1 42-17 42-36 0-16-12-23-25-23-17 0-38 13-38 43 0 38 38 65 97 65 108 0 135-82 135-110 0-25-14-42-21-50-19-19-38-22-69-28-22-6-49-10-49-40 0-21 15-61 74-61 17 0 51 4 61 31z">
            <text:p/>
          </draw:path>
          <draw:path draw:style-name="gr3" draw:layer="layout" svg:width="0.261cm" svg:height="0.297cm" svg:x="11.331cm" svg:y="0.155cm" svg:viewBox="0 0 262 298" svg:d="M36 264c-4 13-4 17-23 17-7 0-13 0-13 12 0 3 4 5 6 5 13 0 28-2 41-2 16 0 35 2 50 2 4 0 9-2 9-9 0-8-7-8-13-8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layer="layout" svg:width="0.094cm" svg:height="0.176cm" svg:x="11.636cm" svg:y="0.041cm" svg:viewBox="0 0 95 177" svg:d="M91 32c0 0 4-7 4-13 0-11-11-19-21-19-15 0-19 11-21 15l-51 147c-2 3-2 5-2 5 0 6 15 10 15 10 2 0 4-2 6-6z">
            <text:p/>
          </draw:path>
          <draw:path draw:style-name="gr3" draw:layer="layout" svg:width="0.445cm" svg:height="0.157cm" svg:x="12.043cm" svg:y="0.016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layer="layout" svg:width="0.478cm" svg:height="0.457cm" svg:x="12.735cm" svg:y="-0.195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13.257cm" svg:y="-0.195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8l91-364 59 416c0 7 2 15 9 15 8 0 12-8 15-11l270-426-95 386c-7 24-7 30-61 30-11 0-19 0-19 13 0 8 8 8 10 8 19 0 64-2 83-2 27 0 57 2 84 2 4 0 13 0 13-13 0-8-5-8-19-8-24 0-43 0-43-11 0-4 0-4 3-17z">
            <text:p/>
          </draw:path>
          <draw:path draw:style-name="gr3" draw:layer="layout" svg:width="0.396cm" svg:height="0.487cm" svg:x="13.981cm" svg:y="-0.21cm" svg:viewBox="0 0 397 488" svg:d="M397 8c0-4 0-8-6-8-3 0-5 0-13 10l-32 38c-17-31-52-48-95-48-86 0-167 78-167 158 0 55 36 85 70 95l72 19c25 5 63 17 63 72 0 59-55 123-122 123-44 0-118-15-118-98 0-16 4-33 4-36 2-2 2-4 2-4 0-8-6-8-8-8-3 0-5 0-7 2s-40 156-40 158c0 3 4 7 8 7 3 0 3-2 11-11l34-38c29 40 74 49 112 49 91 0 171-89 171-173 0-47-23-70-32-77-15-18-27-20-86-35-15-4-39-11-45-11-17-8-40-27-40-63 0-53 53-110 116-110 57 0 97 29 97 105 0 20-2 32-2 36 0 1 0 7 7 7 8 0 8-2 10-13z">
            <text:p/>
          </draw:path>
          <draw:path draw:style-name="gr3" draw:layer="layout" svg:width="0.311cm" svg:height="0.457cm" svg:x="14.416cm" svg:y="-0.195cm" svg:viewBox="0 0 312 458" svg:d="M228 51c6-24 8-30 61-30 17 0 23 0 23-13 0-8-8-8-12-8-19 0-68 2-87 2-21 0-71-2-90-2-5 0-13 0-13 13 0 8 6 8 19 8 27 0 46 0 46 13 0 2 0 4-2 10l-89 363c-8 24-10 30-63 30-15 0-21 0-21 13 0 8 8 8 9 8 21 0 69-2 90-2 19 0 68 2 89 2 6 0 13 0 13-13 0-8-5-8-21-8-11 0-15 0-28-2-13 0-17-4-17-11 0-4 2-10 4-15z">
            <text:p/>
          </draw:path>
          <draw:path draw:style-name="gr3" draw:layer="layout" svg:width="0.246cm" svg:height="0.303cm" svg:x="14.996cm" svg:y="-0.033cm" svg:viewBox="0 0 247 304" svg:d="M228 46c-19 0-32 15-32 30 0 10 5 19 21 19 15 0 30-11 30-38 0-28-29-57-80-57-89 0-114 68-114 99 0 51 51 63 70 66 35 6 71 14 71 52 0 17-17 72-97 72-10 0-61 0-76-34 25 1 42-17 42-36 0-16-12-23-25-23-17 0-38 13-38 43 0 38 38 65 97 65 108 0 135-82 135-110 0-25-14-42-21-50-19-19-38-22-69-28-22-6-49-10-49-40 0-21 15-61 74-61 17 0 51 4 61 31z">
            <text:p/>
          </draw:path>
          <draw:path draw:style-name="gr3" draw:layer="layout" svg:width="0.261cm" svg:height="0.297cm" svg:x="15.273cm" svg:y="0.155cm" svg:viewBox="0 0 262 298" svg:d="M36 264c-4 13-4 17-23 17-7 0-13 0-13 12 0 3 4 5 6 5 13 0 28-2 41-2 16 0 35 2 50 2 4 0 9-2 9-9 0-8-7-8-13-8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layer="layout" svg:width="0.094cm" svg:height="0.176cm" svg:x="15.579cm" svg:y="0.041cm" svg:viewBox="0 0 95 177" svg:d="M91 32c0 0 4-7 4-13 0-11-11-19-21-19-15 0-19 11-21 15l-51 147c-2 3-2 5-2 5 0 6 15 10 15 10 2 0 4-2 6-6z">
            <text:p/>
          </draw:path>
          <draw:path draw:style-name="gr3" draw:layer="layout" svg:width="0.094cm" svg:height="0.176cm" svg:x="15.725cm" svg:y="0.041cm" svg:viewBox="0 0 95 177" svg:d="M91 32c0 0 4-7 4-13 0-11-11-19-21-19-15 0-19 11-21 15l-51 147c-2 3-2 5-2 5 0 6 15 10 15 10 2 0 4-2 6-6z">
            <text:p/>
          </draw:path>
          <draw:path draw:style-name="gr3" draw:layer="layout" svg:width="0.445cm" svg:height="0.157cm" svg:x="16.132cm" svg:y="0.016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layer="layout" svg:width="0.362cm" svg:height="0.303cm" svg:x="16.818cm" svg:y="-0.033cm" svg:viewBox="0 0 363 304" svg:d="M40 257c-2 11-6 26-6 30 0 11 10 17 19 17 8 0 21-6 25-19 0 0 9-32 13-49l13-61c6-13 10-29 12-44 4-11 9-32 9-34 10-21 46-82 111-82 30 0 36 25 36 48 0 40-35 127-44 156-6 15-8 22-8 30 0 32 25 55 55 55 63 0 88-97 88-103 0-7-6-7-8-7-5 0-5 2-9 13-14 46-36 82-69 82-11 0-17-6-17-21 0-17 8-34 14-48 13-36 39-110 39-148 0-45-28-72-76-72-60 0-93 44-104 59-4-38-32-59-63-59-30 0-43 27-49 38-12 23-21 63-21 65 0 7 8 7 8 7 7 0 7 0 11-15 11-47 25-80 49-80 14 0 21 8 21 31 0 13-2 20-11 57z">
            <text:p/>
          </draw:path>
          <draw:path draw:style-name="gr3" draw:layer="layout" svg:width="0.345cm" svg:height="0.303cm" svg:x="17.217cm" svg:y="-0.033cm" svg:viewBox="0 0 346 304" svg:d="M215 260c7 27 32 44 60 44 23 0 38-15 50-36 11-25 21-67 21-67 0-7-8-7-10-7-5 0-5 4-9 13-8 36-21 82-50 82-13 0-21-8-21-31 0-15 8-45 14-70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layer="layout" svg:width="0.143cm" svg:height="0.472cm" svg:x="17.608cm" svg:y="-0.202cm" svg:viewBox="0 0 144 473" svg:d="M144 8c0 0 0-8-7-8-17 0-67 6-84 8-6 0-13 0-13 13 0 8 7 8 17 8 32 0 34 5 34 11l-2 13-85 335c-2 7-4 13-4 22 0 38 30 63 61 63 23 0 40-13 51-38 13-25 21-65 21-66 0-6-6-6-8-6-7 0-7 2-9 11-13 44-25 84-53 84-19 0-19-21-19-30 0-18 0-20 3-33z">
            <text:p/>
          </draw:path>
          <draw:path draw:style-name="gr3" draw:layer="layout" svg:width="0.143cm" svg:height="0.472cm" svg:x="17.819cm" svg:y="-0.202cm" svg:viewBox="0 0 144 473" svg:d="M144 8c0 0 0-8-7-8-17 0-67 6-84 8-6 0-13 0-13 13 0 8 7 8 17 8 32 0 34 5 34 11l-2 13-85 335c-2 7-4 13-4 22 0 38 30 63 61 63 23 0 40-13 51-38 13-25 21-65 21-66 0-6-6-6-8-6-7 0-7 2-9 11-13 44-25 84-53 84-19 0-19-21-19-30 0-18 0-20 3-33z">
            <text:p/>
          </draw:path>
          <draw:polygon draw:style-name="gr3" draw:layer="layout" svg:width="3.048cm" svg:height="0.028cm" svg:x="14.961cm" svg:y="0.533cm" svg:viewBox="0 0 3049 29" draw:points="1526,29 0,29 0,0 3049,0 3049,29">
            <text:p/>
          </draw:polygon>
          <draw:path draw:style-name="gr3" draw:layer="layout" svg:width="0.21cm" svg:height="0.419cm" svg:x="18.244cm" svg:y="-0.149cm" svg:viewBox="0 0 211 420" svg:d="M104 144h95v-20h-95v-124h-17c-2 55-21 127-87 129v15h57v185c0 83 63 91 87 91 48 0 67-48 67-91v-38h-17v38c0 49-21 74-46 74-44 0-44-61-44-72z">
            <text:p/>
          </draw:path>
          <draw:path draw:style-name="gr3" draw:layer="layout" svg:width="0.337cm" svg:height="0.465cm" svg:x="18.51cm" svg:y="-0.202cm" svg:viewBox="0 0 338 466" svg:d="M53 414c0 31-7 31-53 31v21c23 0 57-2 76-2 17 0 53 2 76 2v-21c-46 0-53 0-53-31v-123c0-71 47-107 91-107 42 0 49 36 49 74v156c0 31-7 31-53 31v21c25 0 59-2 76-2s53 2 76 2v-21c-36 0-51 0-53-21v-128c0-57 0-78-21-102-9-12-30-25-70-25-57 0-86 40-97 67v-236l-97 8v21c47 0 53 3 53 38z">
            <text:p/>
          </draw:path>
          <draw:path draw:style-name="gr3" draw:layer="layout" svg:width="0.259cm" svg:height="0.307cm" svg:x="18.877cm" svg:y="-0.037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337cm" svg:height="0.295cm" svg:x="19.175cm" svg:y="-0.033cm" svg:viewBox="0 0 338 296" svg:d="M53 67v178c0 30-7 31-53 31v20c23 0 57-1 76-1 17 0 51 1 76 1v-20c-46 0-53-1-53-31v-123c0-69 47-107 91-107 42 0 49 36 49 74v156c0 30-7 31-53 31v20c25 0 59-1 76-1s53 1 76 1v-20c-36 0-51 0-53-19v-130c0-57 0-78-21-102-9-12-30-25-70-25-50 0-80 29-99 70v-70l-95 8v21c47 0 53 3 53 38z">
            <text:p/>
          </draw:path>
          <draw:path draw:style-name="gr3" draw:layer="layout" svg:width="0.143cm" svg:height="0.447cm" svg:x="10.447cm" svg:y="-0.159cm" svg:viewBox="0 0 144 448" svg:d="M97 152l-95 8v21c45 0 51 3 51 36v180c0 30-7 31-53 31v20c21 0 59-1 74-1 25 0 48 1 70 1v-20c-43 0-47-4-47-29zM101 36c0-23-17-36-36-36-21 0-37 19-37 36s16 34 37 34c19 0 36-13 36-34z">
            <text:p/>
          </draw:path>
          <draw:path draw:style-name="gr3" draw:layer="layout" svg:width="0.217cm" svg:height="0.472cm" svg:x="10.631cm" svg:y="-0.183cm" svg:viewBox="0 0 218 473" svg:d="M95 184v-78c0-58 32-91 63-91 2 0 11 0 22 4-9 4-20 11-20 29 0 15 11 28 28 28 21 0 30-13 30-28 0-25-24-48-60-48-48 0-105 36-105 106v78h-53v21h53v217c0 30-7 30-53 30v21c27-2 59-2 78-2 26 0 59 0 85 2v-21h-15c-49 0-51-7-51-32v-215h78v-21z">
            <text:p/>
          </draw:path>
          <draw:path draw:style-name="gr3" draw:layer="layout" svg:width="0.246cm" svg:height="0.303cm" svg:x="11.07cm" svg:y="-0.007cm" svg:viewBox="0 0 247 304" svg:d="M228 46c-19 0-32 15-32 30 0 10 5 19 21 19 15 0 30-11 30-38 0-28-29-57-80-57-89 0-114 68-114 99 0 51 51 63 70 66 35 6 71 14 71 52 0 17-15 72-97 72-10 0-61 0-76-34 25 1 42-17 42-36 0-16-12-23-25-23-17 0-38 13-38 43 0 38 38 65 97 65 108 0 135-82 135-110 0-25-14-42-21-50-19-19-38-22-69-28-22-6-49-10-49-40 0-21 15-61 74-61 17 0 51 4 61 31z">
            <text:p/>
          </draw:path>
          <draw:path draw:style-name="gr3" draw:layer="layout" svg:width="0.261cm" svg:height="0.297cm" svg:x="11.348cm" svg:y="0.181cm" svg:viewBox="0 0 262 298" svg:d="M36 264c-4 13-4 17-23 17-7 0-13 0-13 12 0 3 4 5 6 5 13 0 28-2 41-2 16 0 35 2 50 2 4 0 9-2 9-9 0-8-7-8-13-8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layer="layout" svg:width="0.094cm" svg:height="0.176cm" svg:x="11.654cm" svg:y="0.067cm" svg:viewBox="0 0 95 177" svg:d="M91 32c0 0 4-7 4-13 0-11-11-19-21-19-15 0-19 11-21 15l-51 147c-2 3-2 5-2 5 0 6 15 10 15 10 2 0 4-2 6-6z">
            <text:p/>
          </draw:path>
          <draw:path draw:style-name="gr3" draw:layer="layout" svg:width="0.445cm" svg:height="0.157cm" svg:x="12.06cm" svg:y="0.043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layer="layout" svg:width="0.478cm" svg:height="0.457cm" svg:x="12.752cm" svg:y="-0.168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2 34-102 34h-95z">
            <text:p/>
          </draw:path>
          <draw:path draw:style-name="gr3" draw:layer="layout" svg:width="0.67cm" svg:height="0.457cm" svg:x="13.274cm" svg:y="-0.168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8l91-364 59 416c0 7 2 15 9 15 8 0 12-8 15-11l270-426-95 386c-7 24-7 30-61 30-11 0-19 0-19 13 0 8 8 8 10 8 19 0 64-2 83-2 27 0 57 2 84 2 4 0 13 0 13-13 0-8-5-8-19-8-24 0-43 0-43-11 0-4 0-4 3-17z">
            <text:p/>
          </draw:path>
          <draw:path draw:style-name="gr3" draw:layer="layout" svg:width="0.396cm" svg:height="0.487cm" svg:x="13.998cm" svg:y="-0.183cm" svg:viewBox="0 0 397 488" svg:d="M397 8c0-4 0-8-6-8-3 0-5 0-13 10l-32 38c-17-31-52-48-95-48-86 0-167 78-167 158 0 55 36 85 70 95l72 19c25 5 63 17 63 72 0 59-55 123-122 123-44 0-118-15-118-98 0-16 4-33 4-36 2-2 2-4 2-4 0-8-6-8-8-8-3 0-5 0-7 2s-40 156-40 158c0 3 4 7 8 7 3 0 3-2 11-11l34-38c29 40 74 49 112 49 91 0 171-89 171-173 0-47-23-70-32-77-15-18-27-20-86-35-15-4-39-11-45-11-17-8-40-27-40-63 0-53 53-110 116-110 57 0 97 29 97 105 0 20-2 32-2 36 0 1 0 7 7 7 8 0 8-2 10-13z">
            <text:p/>
          </draw:path>
          <draw:path draw:style-name="gr3" draw:layer="layout" svg:width="0.311cm" svg:height="0.457cm" svg:x="14.433cm" svg:y="-0.168cm" svg:viewBox="0 0 312 458" svg:d="M228 51c6-24 8-30 61-30 17 0 23 0 23-13 0-8-8-8-12-8-19 0-68 2-87 2-21 0-71-2-90-2-5 0-13 0-13 13 0 8 6 8 19 8 27 0 46 0 46 13 0 2 0 4-2 10l-89 363c-8 24-10 30-63 30-15 0-21 0-21 13 0 8 8 8 9 8 21 0 69-2 90-2 19 0 68 2 89 2 6 0 13 0 13-13 0-8-5-8-21-8-11 0-15 0-28-2-13 0-17-4-17-11 0-4 2-10 4-15z">
            <text:p/>
          </draw:path>
          <draw:path draw:style-name="gr3" draw:layer="layout" svg:width="0.246cm" svg:height="0.303cm" svg:x="15.013cm" svg:y="-0.007cm" svg:viewBox="0 0 247 304" svg:d="M228 46c-19 0-32 15-32 30 0 10 5 19 21 19 15 0 30-11 30-38 0-28-29-57-80-57-89 0-114 68-114 99 0 51 51 63 70 66 35 6 71 14 71 52 0 17-17 72-97 72-10 0-61 0-76-34 25 1 42-17 42-36 0-16-12-23-25-23-17 0-38 13-38 43 0 38 38 65 97 65 108 0 135-82 135-110 0-25-14-42-21-50-19-19-38-22-69-28-22-6-49-10-49-40 0-21 15-61 74-61 17 0 51 4 61 31z">
            <text:p/>
          </draw:path>
          <draw:path draw:style-name="gr3" draw:layer="layout" svg:width="0.261cm" svg:height="0.297cm" svg:x="15.288cm" svg:y="0.181cm" svg:viewBox="0 0 262 298" svg:d="M36 264c-4 13-4 17-23 17-7 0-13 0-13 12 0 3 4 5 6 5 13 0 28-2 41-2 16 0 35 2 50 2 4 0 9-2 9-9 0-8-7-8-13-8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layer="layout" svg:width="0.094cm" svg:height="0.176cm" svg:x="15.594cm" svg:y="0.067cm" svg:viewBox="0 0 95 177" svg:d="M91 32c0 0 4-7 4-13 0-11-11-19-21-19-15 0-19 11-21 15l-51 147c-2 3-2 5-2 5 0 6 15 10 15 10 2 0 4-2 6-6z">
            <text:p/>
          </draw:path>
          <draw:path draw:style-name="gr3" draw:layer="layout" svg:width="0.094cm" svg:height="0.176cm" svg:x="15.74cm" svg:y="0.067cm" svg:viewBox="0 0 95 177" svg:d="M91 32c0 0 4-7 4-13 0-11-11-19-21-19-15 0-19 11-21 15l-51 147c-2 3-2 5-2 5 0 6 15 10 15 10 2 0 4-2 6-6z">
            <text:p/>
          </draw:path>
          <draw:path draw:style-name="gr3" draw:layer="layout" svg:width="0.445cm" svg:height="0.157cm" svg:x="16.149cm" svg:y="0.043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layer="layout" svg:width="0.362cm" svg:height="0.303cm" svg:x="16.833cm" svg:y="-0.007cm" svg:viewBox="0 0 363 304" svg:d="M40 257c-2 11-6 26-6 30 0 11 10 17 19 17 8 0 21-6 25-19 0 0 9-32 13-49l13-61c6-13 10-29 12-44 4-11 9-32 9-34 10-21 46-82 111-82 30 0 36 25 36 48 0 40-35 127-44 156-6 15-8 22-8 30 0 32 25 55 55 55 63 0 88-97 88-103 0-7-6-7-8-7-5 0-5 2-9 13-14 46-36 82-69 82-11 0-17-6-17-21 0-17 8-34 14-48 13-36 39-110 39-148 0-45-28-72-76-72-60 0-93 44-104 59-4-38-32-59-63-59-30 0-43 27-49 38-12 23-21 63-21 65 0 7 8 7 8 7 7 0 7 0 11-15 11-47 25-80 49-80 14 0 21 8 21 31 0 13-2 20-11 57z">
            <text:p/>
          </draw:path>
          <draw:path draw:style-name="gr3" draw:layer="layout" svg:width="0.345cm" svg:height="0.303cm" svg:x="17.234cm" svg:y="-0.007cm" svg:viewBox="0 0 346 304" svg:d="M215 260c7 27 32 44 60 44 23 0 38-15 50-36 11-25 21-67 21-67 0-7-8-7-10-7-5 0-5 4-9 13-8 36-21 82-50 82-13 0-21-8-21-31 0-15 8-45 14-70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layer="layout" svg:width="0.143cm" svg:height="0.472cm" svg:x="17.623cm" svg:y="-0.176cm" svg:viewBox="0 0 144 473" svg:d="M144 8c0 0 0-8-7-8-17 0-67 6-84 8-6 0-13 0-13 13 0 8 7 8 17 8 32 0 34 5 34 11l-2 13-85 335c-2 7-4 13-4 22 0 38 30 63 61 63 23 0 40-13 51-38 13-25 21-65 21-66 0-6-6-6-8-6-7 0-7 2-9 11-13 44-25 84-53 84-19 0-19-21-19-30 0-18 0-20 3-33z">
            <text:p/>
          </draw:path>
          <draw:path draw:style-name="gr3" draw:layer="layout" svg:width="0.143cm" svg:height="0.472cm" svg:x="17.836cm" svg:y="-0.176cm" svg:viewBox="0 0 144 473" svg:d="M144 8c0 0 0-8-7-8-17 0-67 6-84 8-6 0-13 0-13 13 0 8 7 8 17 8 32 0 34 5 34 11l-2 13-85 335c-2 7-4 13-4 22 0 38 30 63 61 63 23 0 40-13 51-38 13-25 21-65 21-66 0-6-6-6-8-6-7 0-7 2-9 11-13 44-25 84-53 84-19 0-19-21-19-30 0-18 0-20 3-33z">
            <text:p/>
          </draw:path>
          <draw:polygon draw:style-name="gr3" draw:layer="layout" svg:width="3.048cm" svg:height="0.028cm" svg:x="14.977cm" svg:y="0.56cm" svg:viewBox="0 0 3049 29" draw:points="1526,29 0,29 0,0 3049,0 3049,29">
            <text:p/>
          </draw:polygon>
          <draw:path draw:style-name="gr3" draw:layer="layout" svg:width="0.21cm" svg:height="0.419cm" svg:x="18.26cm" svg:y="-0.123cm" svg:viewBox="0 0 211 420" svg:d="M104 144h95v-20h-95v-124h-17c-2 55-21 127-87 129v15h57v185c0 83 63 91 87 91 48 0 67-48 67-91v-38h-17v38c0 49-21 74-46 74-44 0-44-61-44-72z">
            <text:p/>
          </draw:path>
          <draw:path draw:style-name="gr3" draw:layer="layout" svg:width="0.337cm" svg:height="0.465cm" svg:x="18.528cm" svg:y="-0.176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7 0 53 3 53 38z">
            <text:p/>
          </draw:path>
          <draw:path draw:style-name="gr3" draw:layer="layout" svg:width="0.259cm" svg:height="0.307cm" svg:x="18.894cm" svg:y="-0.01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337cm" svg:height="0.295cm" svg:x="19.193cm" svg:y="-0.007cm" svg:viewBox="0 0 338 296" svg:d="M53 67v178c0 30-7 31-53 31v20c23 0 57-1 76-1 17 0 53 1 76 1v-20c-46 0-53-1-53-31v-123c0-69 47-107 91-107 42 0 49 36 49 74v156c0 30-7 31-53 31v20c25 0 59-1 76-1s53 1 76 1v-20c-36 0-51 0-53-19v-130c0-57 0-78-21-102-9-12-30-25-70-25-50 0-80 29-99 70v-70l-95 8v21c47 0 53 3 53 38z">
            <text:p/>
          </draw:path>
        </draw:g>
        <draw:g>
          <svg:title>TexMaths</svg:title>
          <svg:desc>19§latex§\pmb{update  $s_p \leftarrow s_{p'} \text{,  }$} \underline{\pmb{$salt \leftarrow \left\lbrace 0,1 \right\rbrace^l$  }}§svg§600§TRUE§</svg:desc>
          <draw:polygon draw:style-name="gr4" draw:layer="layout" svg:width="9.59cm" svg:height="0.962cm" svg:x="12.89cm" svg:y="0.293cm" svg:viewBox="0 0 9591 963" draw:points="4796,963 0,963 0,0 9591,0 9591,963">
            <text:p/>
          </draw:polygon>
          <draw:path draw:style-name="gr3" draw:layer="layout" svg:width="0.337cm" svg:height="0.303cm" svg:x="12.911cm" svg:y="0.684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layer="layout" svg:width="0.33cm" svg:height="0.426cm" svg:x="13.279cm" svg:y="0.684cm" svg:viewBox="0 0 331 427" svg:d="M97 44v-44l-97 8v20c47 0 53 4 53 33v315c0 30-7 30-53 30v21c23-2 57-3 76-3 17 0 51 1 76 3v-21c-46 0-53 0-53-30v-114-6c4 12 32 48 81 48 82 0 151-67 151-152 0-86-65-152-141-152-51 0-80 30-93 44zM99 220v-150c19-34 53-53 87-53 48 0 89 59 89 135 0 82-47 137-96 137-27 0-54-14-71-40-9-15-9-15-9-29z">
            <text:p/>
          </draw:path>
          <draw:path draw:style-name="gr3" draw:layer="layout" svg:width="0.33cm" svg:height="0.472cm" svg:x="13.673cm" svg:y="0.517cm" svg:viewBox="0 0 331 473" svg:d="M232 427v46l99-8v-21c-46 0-52-5-52-38v-406l-97 8v20c48 0 52 4 52 38v145c-19-25-48-42-84-42-80 0-150 67-150 152s66 152 142 152c44 0 73-23 90-46zM232 249v137c0 13 0 13-8 24-19 33-49 48-78 48-30 0-55-17-70-44-19-27-21-65-21-93 0-25 2-65 21-95 15-21 40-42 76-42 25 0 51 10 72 40 8 12 8 13 8 25z">
            <text:p/>
          </draw:path>
          <draw:path draw:style-name="gr3" draw:layer="layout" svg:width="0.303cm" svg:height="0.307cm" svg:x="14.049cm" svg:y="0.68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7 0 54 65 71 108 71 44 0 74-27 88-57zM190 141v66c0 65-48 87-78 87-32 0-61-24-61-58 0-37 29-92 139-95z">
            <text:p/>
          </draw:path>
          <draw:path draw:style-name="gr3" draw:layer="layout" svg:width="0.21cm" svg:height="0.419cm" svg:x="14.368cm" svg:y="0.568cm" svg:viewBox="0 0 211 420" svg:d="M104 144h95v-21h-95v-123h-17c-2 55-21 127-87 129v15h57v185c0 83 63 91 87 91 48 0 67-48 67-91v-38h-17v38c0 49-19 74-46 74-44 0-44-61-44-73z">
            <text:p/>
          </draw:path>
          <draw:path draw:style-name="gr3" draw:layer="layout" svg:width="0.259cm" svg:height="0.307cm" svg:x="14.634cm" svg:y="0.68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246cm" svg:height="0.303cm" svg:x="15.17cm" svg:y="0.684cm" svg:viewBox="0 0 247 304" svg:d="M228 46c-19 0-32 15-32 30 0 9 5 19 21 19 15 0 30-11 30-38 0-29-29-57-80-57-89 0-114 68-114 99 0 51 51 62 70 66 35 6 71 14 71 52 0 17-15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layer="layout" svg:width="0.261cm" svg:height="0.297cm" svg:x="15.447cm" svg:y="0.874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594cm" svg:height="0.348cm" svg:x="15.979cm" svg:y="0.639cm" svg:viewBox="0 0 595 349" svg:d="M570 188c13 0 25 0 25-13 0-14-12-14-25-14h-498c38-28 55-55 61-64 30-46 36-88 36-89 0-8-8-8-13-8-12 0-14 2-15 13-16 67-56 122-132 154-7 2-9 4-9 8 0 5 4 5 9 9 71 29 116 82 132 156 1 8 3 9 15 9 5 0 13 0 13-7 0 0-6-44-34-87-13-21-32-44-63-67z">
            <text:p/>
          </draw:path>
          <draw:path draw:style-name="gr3" draw:layer="layout" svg:width="0.246cm" svg:height="0.303cm" svg:x="16.831cm" svg:y="0.684cm" svg:viewBox="0 0 247 304" svg:d="M228 46c-19 0-32 15-32 30 0 9 5 19 21 19 15 0 30-11 30-38 0-29-29-57-80-57-89 0-114 68-114 99 0 51 51 62 70 66 35 6 71 14 71 52 0 17-15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layer="layout" svg:width="0.261cm" svg:height="0.297cm" svg:x="17.108cm" svg:y="0.874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094cm" svg:height="0.176cm" svg:x="17.414cm" svg:y="0.76cm" svg:viewBox="0 0 95 177" svg:d="M91 32c0 0 4-7 4-13 0-11-11-19-21-19-15 0-19 11-21 15l-51 146c-2 4-2 6-2 6 0 6 15 10 15 10 2 0 4-2 6-6z">
            <text:p/>
          </draw:path>
          <draw:path draw:style-name="gr3" draw:layer="layout" svg:width="0.079cm" svg:height="0.2cm" svg:x="17.655cm" svg:y="0.908cm" svg:viewBox="0 0 80 201" svg:d="M80 70c0-42-17-70-44-70-25 0-36 19-36 36s11 36 36 36c11 0 19-6 27-9v-2c2 0 2 0 2 9 0 44-19 86-50 116-4 4-4 6-4 8 0 5 4 7 6 7 10 0 63-53 63-131z">
            <text:p/>
          </draw:path>
          <draw:path draw:style-name="gr3" draw:layer="layout" svg:width="0.337cm" svg:height="0.303cm" svg:x="12.928cm" svg:y="0.658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layer="layout" svg:width="0.33cm" svg:height="0.426cm" svg:x="13.297cm" svg:y="0.658cm" svg:viewBox="0 0 331 427" svg:d="M97 44v-44l-97 8v20c47 0 53 4 53 33v315c0 30-7 30-53 30v21c23-2 57-3 76-3 17 0 51 1 76 3v-21c-46 0-53 0-53-30v-114-6c4 12 32 48 81 48 82 0 151-67 151-152 0-86-65-152-141-152-51 0-80 30-93 44zM99 220v-150c19-34 53-53 87-53 48 0 89 59 89 135 0 82-47 137-96 137-27 0-54-14-71-40-9-15-9-15-9-29z">
            <text:p/>
          </draw:path>
          <draw:path draw:style-name="gr3" draw:layer="layout" svg:width="0.33cm" svg:height="0.472cm" svg:x="13.69cm" svg:y="0.491cm" svg:viewBox="0 0 331 473" svg:d="M232 427v46l99-8v-21c-46 0-52-5-52-38v-406l-97 8v20c48 0 52 4 52 38v145c-19-25-48-42-84-42-80 0-150 67-150 152s66 152 142 152c44 0 73-23 90-46zM232 249v137c0 13 0 13-8 24-19 33-49 48-78 48-30 0-55-17-70-44-19-27-21-65-21-93 0-25 2-65 21-95 15-21 40-42 76-42 25 0 51 10 72 40 8 12 8 13 8 25z">
            <text:p/>
          </draw:path>
          <draw:path draw:style-name="gr3" draw:layer="layout" svg:width="0.303cm" svg:height="0.307cm" svg:x="14.066cm" svg:y="0.654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7 0 54 65 71 108 71 44 0 74-27 88-57zM190 141v66c0 65-48 87-78 87-32 0-61-24-61-58 0-37 29-92 139-95z">
            <text:p/>
          </draw:path>
          <draw:path draw:style-name="gr3" draw:layer="layout" svg:width="0.21cm" svg:height="0.419cm" svg:x="14.385cm" svg:y="0.542cm" svg:viewBox="0 0 211 420" svg:d="M104 144h95v-21h-95v-123h-17c-2 55-21 127-87 129v15h57v185c0 83 63 91 87 91 48 0 67-48 67-91v-38h-17v38c0 49-19 74-46 74-44 0-44-61-44-73z">
            <text:p/>
          </draw:path>
          <draw:path draw:style-name="gr3" draw:layer="layout" svg:width="0.259cm" svg:height="0.307cm" svg:x="14.651cm" svg:y="0.654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246cm" svg:height="0.303cm" svg:x="15.185cm" svg:y="0.658cm" svg:viewBox="0 0 247 304" svg:d="M228 46c-19 0-32 15-32 30 0 9 5 19 21 19 15 0 30-11 30-38 0-29-29-57-80-57-89 0-114 68-114 99 0 51 51 62 70 66 35 6 71 14 71 52 0 17-15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layer="layout" svg:width="0.261cm" svg:height="0.297cm" svg:x="15.464cm" svg:y="0.848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594cm" svg:height="0.348cm" svg:x="15.996cm" svg:y="0.612cm" svg:viewBox="0 0 595 349" svg:d="M570 188c13 0 25 0 25-13 0-14-12-14-25-14h-498c38-28 55-55 61-64 30-46 36-88 36-89 0-8-8-8-13-8-12 0-14 2-15 13-16 67-56 122-132 154-7 2-9 4-9 8 0 5 4 5 9 9 71 29 116 82 132 156 1 8 3 9 15 9 5 0 13 0 13-7 0 0-6-44-34-87-13-21-32-44-63-67z">
            <text:p/>
          </draw:path>
          <draw:path draw:style-name="gr3" draw:layer="layout" svg:width="0.246cm" svg:height="0.303cm" svg:x="16.846cm" svg:y="0.658cm" svg:viewBox="0 0 247 304" svg:d="M228 46c-19 0-32 15-32 30 0 9 5 19 21 19 15 0 30-11 30-38 0-29-29-57-80-57-89 0-114 68-114 99 0 51 51 62 70 66 35 6 71 14 71 52 0 17-15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layer="layout" svg:width="0.261cm" svg:height="0.297cm" svg:x="17.125cm" svg:y="0.848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094cm" svg:height="0.176cm" svg:x="17.431cm" svg:y="0.734cm" svg:viewBox="0 0 95 177" svg:d="M91 32c0 0 4-7 4-13 0-11-11-19-21-19-15 0-19 11-21 15l-51 146c-2 4-2 6-2 6 0 6 15 10 15 10 2 0 4-2 6-6z">
            <text:p/>
          </draw:path>
          <draw:path draw:style-name="gr3" draw:layer="layout" svg:width="0.079cm" svg:height="0.2cm" svg:x="17.67cm" svg:y="0.882cm" svg:viewBox="0 0 80 201" svg:d="M80 70c0-42-17-70-44-70-25 0-36 19-36 36s11 36 36 36c11 0 19-6 27-9v-2c2 0 2 0 2 9 0 44-19 86-50 116-4 4-4 6-4 8 0 5 4 7 6 7 10 0 63-53 63-131z">
            <text:p/>
          </draw:path>
          <draw:path draw:style-name="gr3" draw:layer="layout" svg:width="0.337cm" svg:height="0.303cm" svg:x="12.945cm" svg:y="0.684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layer="layout" svg:width="0.33cm" svg:height="0.426cm" svg:x="13.314cm" svg:y="0.684cm" svg:viewBox="0 0 331 427" svg:d="M97 44v-44l-97 8v20c47 0 53 4 53 33v315c0 30-7 30-53 30v21c23-2 57-3 76-3 17 0 51 1 76 3v-21c-46 0-53 0-53-30v-114-6c4 12 32 48 81 48 82 0 151-67 151-152 0-86-65-152-141-152-51 0-80 30-93 44zM99 220v-150c19-34 53-53 87-53 48 0 89 59 89 135 0 82-47 137-96 137-27 0-54-14-71-40-9-15-9-15-9-29z">
            <text:p/>
          </draw:path>
          <draw:path draw:style-name="gr3" draw:layer="layout" svg:width="0.33cm" svg:height="0.472cm" svg:x="13.707cm" svg:y="0.517cm" svg:viewBox="0 0 331 473" svg:d="M232 427v46l99-8v-21c-46 0-52-5-52-38v-406l-97 8v20c48 0 52 4 52 38v145c-19-25-48-42-84-42-80 0-150 67-150 152s66 152 142 152c44 0 73-23 90-46zM232 249v137c0 13 0 13-8 24-19 33-49 48-78 48-30 0-55-17-70-44-19-27-21-65-21-93 0-25 2-65 21-95 15-21 40-42 76-42 25 0 51 10 72 40 8 12 8 13 8 25z">
            <text:p/>
          </draw:path>
          <draw:path draw:style-name="gr3" draw:layer="layout" svg:width="0.303cm" svg:height="0.307cm" svg:x="14.083cm" svg:y="0.68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7 0 54 65 71 108 71 44 0 74-27 88-57zM190 141v66c0 65-48 87-78 87-32 0-61-24-61-58 0-37 29-92 139-95z">
            <text:p/>
          </draw:path>
          <draw:path draw:style-name="gr3" draw:layer="layout" svg:width="0.21cm" svg:height="0.419cm" svg:x="14.402cm" svg:y="0.568cm" svg:viewBox="0 0 211 420" svg:d="M104 144h95v-21h-95v-123h-17c-2 55-21 127-87 129v15h57v185c0 83 63 91 87 91 48 0 67-48 67-91v-38h-17v38c0 49-19 74-46 74-44 0-44-61-44-73z">
            <text:p/>
          </draw:path>
          <draw:path draw:style-name="gr3" draw:layer="layout" svg:width="0.259cm" svg:height="0.307cm" svg:x="14.666cm" svg:y="0.68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246cm" svg:height="0.303cm" svg:x="15.202cm" svg:y="0.684cm" svg:viewBox="0 0 247 304" svg:d="M228 46c-19 0-32 15-32 30 0 9 5 19 21 19 15 0 30-11 30-38 0-29-29-57-80-57-89 0-114 68-114 99 0 51 51 62 70 66 35 6 71 14 71 52 0 17-15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layer="layout" svg:width="0.261cm" svg:height="0.297cm" svg:x="15.48cm" svg:y="0.874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594cm" svg:height="0.348cm" svg:x="16.012cm" svg:y="0.639cm" svg:viewBox="0 0 595 349" svg:d="M570 188c13 0 25 0 25-13 0-14-12-14-25-14h-498c38-28 55-55 61-64 30-46 36-88 36-89 0-8-8-8-13-8-12 0-14 2-15 13-16 67-56 122-132 154-7 2-9 4-9 8 0 5 4 5 9 9 71 29 116 82 132 156 1 8 3 9 15 9 5 0 13 0 13-7 0 0-6-44-34-87-13-21-32-44-63-67z">
            <text:p/>
          </draw:path>
          <draw:path draw:style-name="gr3" draw:layer="layout" svg:width="0.246cm" svg:height="0.303cm" svg:x="16.863cm" svg:y="0.684cm" svg:viewBox="0 0 247 304" svg:d="M228 46c-19 0-32 15-32 30 0 9 5 19 21 19 15 0 30-11 30-38 0-29-29-57-80-57-89 0-114 68-114 99 0 51 51 62 70 66 35 6 71 14 71 52 0 17-15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layer="layout" svg:width="0.261cm" svg:height="0.297cm" svg:x="17.14cm" svg:y="0.874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094cm" svg:height="0.176cm" svg:x="17.448cm" svg:y="0.76cm" svg:viewBox="0 0 95 177" svg:d="M91 32c0 0 4-7 4-13 0-11-11-19-21-19-15 0-19 11-21 15l-51 146c-2 4-2 6-2 6 0 6 15 10 15 10 2 0 4-2 6-6z">
            <text:p/>
          </draw:path>
          <draw:path draw:style-name="gr3" draw:layer="layout" svg:width="0.079cm" svg:height="0.2cm" svg:x="17.687cm" svg:y="0.908cm" svg:viewBox="0 0 80 201" svg:d="M80 70c0-42-17-70-44-70-25 0-36 19-36 36s11 36 36 36c11 0 19-6 27-9v-2c2 0 2 0 2 9 0 44-19 86-50 116-4 4-4 6-4 8 0 5 4 7 6 7 10 0 63-53 63-131z">
            <text:p/>
          </draw:path>
          <draw:path draw:style-name="gr3" draw:layer="layout" svg:width="0.246cm" svg:height="0.303cm" svg:x="18.263cm" svg:y="0.684cm" svg:viewBox="0 0 247 304" svg:d="M228 46c-19 0-32 15-32 30 0 9 5 19 21 19 15 0 30-11 30-38 0-29-29-57-80-57-89 0-114 68-114 99 0 51 51 62 70 66 35 6 71 14 71 52 0 17-15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layer="layout" svg:width="0.307cm" svg:height="0.303cm" svg:x="18.567cm" svg:y="0.684cm" svg:viewBox="0 0 308 304" svg:d="M224 44c-13-25-32-44-63-44-77 0-161 99-161 198 0 62 36 106 89 106 14 0 48-2 88-49 5 28 28 49 60 49 25 0 40-15 50-36 11-25 21-67 21-67 0-7-6-7-8-7-7 0-7 4-9 13-12 44-25 82-52 82-19 0-21-17-21-31 0-15 2-19 10-49 8-29 8-34 15-61l23-93c6-19 6-21 6-23 0-11-8-19-19-19-17 0-27 15-29 31zM180 217c-3 13-3 13-13 24-30 38-57 48-76 48-34 0-44-36-44-63 0-32 21-116 38-146 21-40 50-65 78-65 44 0 54 55 54 59s-2 8-4 11z">
            <text:p/>
          </draw:path>
          <draw:path draw:style-name="gr3" draw:layer="layout" svg:width="0.143cm" svg:height="0.472cm" svg:x="18.922cm" svg:y="0.517cm" svg:viewBox="0 0 144 473" svg:d="M144 8c0 0 0-8-7-8-17 0-67 6-84 8-6 0-13 0-13 13 0 7 7 7 17 7 32 0 34 6 34 12l-2 13-85 334c-2 8-4 14-4 23 0 38 30 63 61 63 23 0 40-13 51-38 13-25 21-65 21-67 0-5-6-5-8-5-7 0-7 2-9 11-13 44-25 84-53 84-19 0-19-21-19-31 0-17 0-19 3-32z">
            <text:p/>
          </draw:path>
          <draw:path draw:style-name="gr3" draw:layer="layout" svg:width="0.206cm" svg:height="0.426cm" svg:x="19.122cm" svg:y="0.563cm" svg:viewBox="0 0 207 427" svg:d="M123 152h63c13 0 21 0 21-13 0-8-8-8-19-8h-59c25-95 27-108 27-112 0-11-8-19-19-19-2 0-21 0-27 25l-26 106h-63c-13 0-21 0-21 13 0 8 6 8 19 8h59c-48 190-51 201-51 213 0 36 26 62 62 62 69 0 107-98 107-102 0-8-6-8-8-8-6 0-8 2-9 10-31 70-65 85-88 85-15 0-21-7-21-30 0-17 0-21 4-33z">
            <text:p/>
          </draw:path>
          <draw:path draw:style-name="gr3" draw:layer="layout" svg:width="0.594cm" svg:height="0.348cm" svg:x="19.57cm" svg:y="0.639cm" svg:viewBox="0 0 595 349" svg:d="M570 188c13 0 25 0 25-13 0-14-12-14-25-14h-498c38-28 55-55 61-64 30-46 36-88 36-89 0-8-8-8-13-8-12 0-14 2-15 13-16 67-56 122-132 154-7 2-9 4-9 8 0 5 4 5 9 9 71 29 116 82 132 156 1 8 3 9 15 9 5 0 13 0 13-7 0 0-6-44-34-87-13-21-32-44-63-67z">
            <text:p/>
          </draw:path>
          <draw:path draw:style-name="gr3" draw:layer="layout" svg:width="0.238cm" svg:height="0.668cm" svg:x="20.435cm" svg:y="0.479cm" svg:viewBox="0 0 239 669" svg:d="M142 89c0-26 18-70 92-74 2-2 5-4 5-7 0-8-5-8-13-8-66 0-129 34-129 84v152c0 26 0 47-27 70-24 19-49 21-64 21-4 2-6 3-6 7 0 8 4 8 11 8 44 4 76 26 84 59 2 7 2 9 2 34v133c0 27 0 49 32 74 27 21 70 27 97 27 8 0 13 0 13-6 0-8-3-8-11-8-42-4-76-24-84-59-2-5-2-7-2-32v-140c0-31-5-42-26-63-15-13-34-21-53-27 55-15 79-45 79-85z">
            <text:p/>
          </draw:path>
          <draw:path draw:style-name="gr3" draw:layer="layout" svg:width="0.282cm" svg:height="0.461cm" svg:x="20.746cm" svg:y="0.536cm" svg:viewBox="0 0 283 462" svg:d="M283 232c0-53-4-107-27-156-30-65-85-76-114-76-41 0-89 17-117 80-21 45-25 99-25 152 0 51 2 110 30 161 29 55 78 69 111 69 36 0 87-16 117-78 21-46 25-99 25-152zM141 446c-25 0-65-17-78-81-8-40-8-101-8-141 0-44 0-87 6-123 13-80 62-86 80-86 22 0 66 12 79 78 8 38 8 89 8 131 0 50 0 95-8 139-11 62-49 83-79 83z">
            <text:p/>
          </draw:path>
          <draw:path draw:style-name="gr3" draw:layer="layout" svg:width="0.079cm" svg:height="0.2cm" svg:x="21.111cm" svg:y="0.908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221cm" svg:height="0.445cm" svg:x="21.409cm" svg:y="0.536cm" svg:viewBox="0 0 222 446" svg:d="M139 17c0-15 0-17-16-17-41 44-102 44-123 44v21c13 0 53 0 87-19v347c0 25-2 32-62 32h-21v21c24-2 81-2 110-2 27 0 85 0 108 2v-21h-21c-60 0-62-7-62-32z">
            <text:p/>
          </draw:path>
          <draw:path draw:style-name="gr3" draw:layer="layout" svg:width="0.238cm" svg:height="0.668cm" svg:x="21.732cm" svg:y="0.479cm" svg:viewBox="0 0 239 669" svg:d="M97 581c0 27-17 69-91 74-4 0-6 2-6 8s8 6 13 6c65 0 128-33 129-84v-152c0-27 0-47 27-70 23-19 49-21 65-21 2 0 5-4 5-8 0-5-3-5-11-7-44-2-76-27-84-59-2-8-2-10-2-32v-133c0-29 0-50-32-76-26-19-74-27-97-27-5 0-13 0-13 8 0 5 4 5 11 7 42 2 74 23 84 57 2 8 2 8 2 32v141c0 30 6 42 26 63 16 15 35 21 54 26-55 15-80 48-80 86z">
            <text:p/>
          </draw:path>
          <draw:path draw:style-name="gr3" draw:layer="layout" svg:width="0.105cm" svg:height="0.329cm" svg:x="22.048cm" svg:y="0.32cm" svg:viewBox="0 0 106 330" svg:d="M104 13c0 0 2-5 2-7s-2-6-7-6c-10 0-50 4-61 4-4 2-10 2-10 11 0 8 6 8 12 8 23 0 23 2 23 5 0 4 0 8-2 12l-59 232c-2 3-2 9-2 15 0 30 27 43 49 43 12 0 27-3 38-24 12-17 17-46 17-48 0-5-5-5-7-5-6 0-8 3-10 11-5 23-15 53-36 53-11 0-15-11-15-23 0-5 2-13 2-19z">
            <text:p/>
          </draw:path>
          <draw:path draw:style-name="gr3" draw:layer="layout" svg:width="0.246cm" svg:height="0.303cm" svg:x="18.278cm" svg:y="0.658cm" svg:viewBox="0 0 247 304" svg:d="M228 46c-19 0-32 15-32 30 0 9 5 19 21 19 15 0 30-11 30-38 0-29-29-57-80-57-89 0-114 68-114 99 0 51 51 62 70 66 35 6 71 14 71 52 0 17-15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layer="layout" svg:width="0.307cm" svg:height="0.303cm" svg:x="18.584cm" svg:y="0.658cm" svg:viewBox="0 0 308 304" svg:d="M224 44c-13-25-32-44-63-44-77 0-161 99-161 198 0 62 36 106 89 106 14 0 48-2 88-49 5 28 28 49 60 49 25 0 40-15 50-36 11-25 21-67 21-67 0-7-6-7-8-7-7 0-7 4-9 13-12 44-25 82-52 82-19 0-21-17-21-31 0-15 2-19 10-49 8-29 8-34 15-61l23-93c6-19 6-21 6-23 0-11-8-19-19-19-17 0-27 15-29 31zM180 217c-3 13-3 13-13 24-30 38-57 48-76 48-34 0-44-36-44-63 0-32 21-116 38-146 21-40 50-65 78-65 44 0 54 55 54 59s-2 8-4 11z">
            <text:p/>
          </draw:path>
          <draw:path draw:style-name="gr3" draw:layer="layout" svg:width="0.143cm" svg:height="0.472cm" svg:x="18.939cm" svg:y="0.491cm" svg:viewBox="0 0 144 473" svg:d="M144 8c0 0 0-8-7-8-17 0-67 6-84 8-6 0-13 0-13 13 0 7 7 7 17 7 32 0 34 6 34 12l-2 13-85 334c-2 8-4 14-4 23 0 38 30 63 61 63 23 0 40-13 51-38 13-25 21-65 21-67 0-5-6-5-8-5-7 0-7 2-9 11-13 44-25 84-53 84-19 0-19-21-19-31 0-17 0-19 3-32z">
            <text:p/>
          </draw:path>
          <draw:path draw:style-name="gr3" draw:layer="layout" svg:width="0.206cm" svg:height="0.426cm" svg:x="19.139cm" svg:y="0.536cm" svg:viewBox="0 0 207 427" svg:d="M123 152h63c13 0 21 0 21-13 0-8-8-8-19-8h-59c25-95 27-108 27-112 0-11-8-19-19-19-2 0-21 0-27 25l-26 106h-63c-13 0-21 0-21 13 0 8 6 8 19 8h59c-48 190-51 201-51 213 0 36 26 62 62 62 69 0 107-98 107-102 0-8-6-8-8-8-6 0-8 2-9 10-31 70-65 85-88 85-15 0-21-7-21-30 0-17 0-21 4-33z">
            <text:p/>
          </draw:path>
          <draw:path draw:style-name="gr3" draw:layer="layout" svg:width="0.594cm" svg:height="0.348cm" svg:x="19.587cm" svg:y="0.612cm" svg:viewBox="0 0 595 349" svg:d="M570 188c13 0 25 0 25-13 0-14-12-14-25-14h-498c38-28 55-55 61-64 30-46 36-88 36-89 0-8-8-8-13-8-12 0-14 2-15 13-16 67-56 122-132 154-7 2-9 4-9 8 0 5 4 5 9 9 71 29 116 82 132 156 1 8 3 9 15 9 5 0 13 0 13-7 0 0-6-44-34-87-13-21-32-44-63-67z">
            <text:p/>
          </draw:path>
          <draw:path draw:style-name="gr3" draw:layer="layout" svg:width="0.238cm" svg:height="0.668cm" svg:x="20.45cm" svg:y="0.453cm" svg:viewBox="0 0 239 669" svg:d="M142 89c0-26 18-70 92-74 2-2 5-4 5-7 0-8-5-8-13-8-66 0-129 34-129 84v152c0 26 0 47-27 70-24 19-49 21-64 21-4 2-6 3-6 7 0 8 4 8 11 8 44 4 76 26 84 59 2 7 2 9 2 34v133c0 27 0 49 32 74 27 21 70 27 97 27 8 0 13 0 13-6 0-8-3-8-11-8-42-4-76-24-84-59-2-5-2-7-2-32v-140c0-31-5-42-26-63-15-13-34-21-53-27 55-15 79-45 79-85z">
            <text:p/>
          </draw:path>
          <draw:path draw:style-name="gr3" draw:layer="layout" svg:width="0.282cm" svg:height="0.461cm" svg:x="20.763cm" svg:y="0.508cm" svg:viewBox="0 0 283 462" svg:d="M283 232c0-53-4-107-27-156-30-65-85-76-114-76-41 0-89 17-117 80-21 45-25 99-25 152 0 51 2 110 30 161 29 55 78 69 111 69 36 0 87-16 117-78 21-46 25-99 25-152zM141 446c-25 0-65-17-78-81-8-40-8-101-8-141 0-44 0-87 6-123 13-80 62-86 80-86 22 0 66 12 79 78 8 38 8 89 8 131 0 50 0 95-8 139-11 62-49 83-79 83z">
            <text:p/>
          </draw:path>
          <draw:path draw:style-name="gr3" draw:layer="layout" svg:width="0.079cm" svg:height="0.2cm" svg:x="21.128cm" svg:y="0.88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221cm" svg:height="0.445cm" svg:x="21.427cm" svg:y="0.508cm" svg:viewBox="0 0 222 446" svg:d="M139 17c0-15 0-17-16-17-41 44-102 44-123 44v21c13 0 53 0 87-19v347c0 25-2 32-62 32h-21v21c24-2 81-2 110-2 27 0 85 0 108 2v-21h-21c-60 0-62-7-62-32z">
            <text:p/>
          </draw:path>
          <draw:path draw:style-name="gr3" draw:layer="layout" svg:width="0.238cm" svg:height="0.668cm" svg:x="21.75cm" svg:y="0.453cm" svg:viewBox="0 0 239 669" svg:d="M97 581c0 27-17 69-91 74-4 0-6 2-6 8s8 6 13 6c65 0 128-33 129-84v-152c0-27 0-47 27-70 23-19 49-21 65-21 2 0 5-4 5-8 0-5-3-5-11-7-44-2-76-27-84-59-2-8-2-10-2-32v-133c0-29 0-50-32-76-26-19-74-27-97-27-5 0-13 0-13 8 0 5 4 5 11 7 42 2 74 23 84 57 2 8 2 8 2 32v141c0 30 6 42 26 63 16 15 35 21 54 26-55 15-80 48-80 86z">
            <text:p/>
          </draw:path>
          <draw:path draw:style-name="gr3" draw:layer="layout" svg:width="0.105cm" svg:height="0.329cm" svg:x="22.065cm" svg:y="0.293cm" svg:viewBox="0 0 106 330" svg:d="M104 13c0 0 2-5 2-7s-2-6-7-6c-10 0-50 4-61 4-4 2-10 2-10 11 0 8 6 8 12 8 23 0 23 2 23 5 0 4 0 8-2 12l-59 232c-2 3-2 9-2 15 0 30 27 43 49 43 12 0 27-3 38-24 12-17 17-46 17-48 0-5-5-5-7-5-6 0-8 3-10 11-5 23-15 53-36 53-11 0-15-11-15-23 0-5 2-13 2-19z">
            <text:p/>
          </draw:path>
          <draw:path draw:style-name="gr3" draw:layer="layout" svg:width="0.246cm" svg:height="0.303cm" svg:x="18.295cm" svg:y="0.684cm" svg:viewBox="0 0 247 304" svg:d="M228 46c-19 0-32 15-32 30 0 9 5 19 21 19 15 0 30-11 30-38 0-29-29-57-80-57-89 0-114 68-114 99 0 51 51 62 70 66 35 6 71 14 71 52 0 17-15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layer="layout" svg:width="0.307cm" svg:height="0.303cm" svg:x="18.601cm" svg:y="0.684cm" svg:viewBox="0 0 308 304" svg:d="M224 44c-13-25-32-44-63-44-77 0-161 99-161 198 0 62 36 106 89 106 14 0 48-2 88-49 5 28 28 49 60 49 25 0 40-15 50-36 11-25 21-67 21-67 0-7-6-7-8-7-7 0-7 4-9 13-12 44-25 82-52 82-19 0-21-17-21-31 0-15 2-19 10-49 8-29 8-34 15-61l23-93c6-19 6-21 6-23 0-11-8-19-19-19-17 0-27 15-29 31zM180 217c-3 13-3 13-13 24-30 38-57 48-76 48-34 0-44-36-44-63 0-32 21-116 38-146 21-40 50-65 78-65 44 0 54 55 54 59s-2 8-4 11z">
            <text:p/>
          </draw:path>
          <draw:path draw:style-name="gr3" draw:layer="layout" svg:width="0.143cm" svg:height="0.472cm" svg:x="18.957cm" svg:y="0.517cm" svg:viewBox="0 0 144 473" svg:d="M144 8c0 0 0-8-7-8-17 0-67 6-84 8-6 0-13 0-13 13 0 7 7 7 17 7 32 0 34 6 34 12l-2 13-85 334c-2 8-4 14-4 23 0 38 30 63 61 63 23 0 40-13 51-38 13-25 21-65 21-67 0-5-6-5-8-5-7 0-7 2-9 11-13 44-25 84-53 84-19 0-19-21-19-31 0-17 0-19 3-32z">
            <text:p/>
          </draw:path>
          <draw:path draw:style-name="gr3" draw:layer="layout" svg:width="0.206cm" svg:height="0.426cm" svg:x="19.154cm" svg:y="0.563cm" svg:viewBox="0 0 207 427" svg:d="M123 152h63c13 0 21 0 21-13 0-8-8-8-19-8h-59c25-95 27-108 27-112 0-11-8-19-19-19-2 0-21 0-27 25l-26 106h-63c-13 0-21 0-21 13 0 8 6 8 19 8h59c-48 190-51 201-51 213 0 36 26 62 62 62 69 0 107-98 107-102 0-8-6-8-8-8-6 0-8 2-9 10-31 70-65 85-88 85-15 0-21-7-21-30 0-17 0-21 4-33z">
            <text:p/>
          </draw:path>
          <draw:path draw:style-name="gr3" draw:layer="layout" svg:width="0.594cm" svg:height="0.348cm" svg:x="19.604cm" svg:y="0.639cm" svg:viewBox="0 0 595 349" svg:d="M570 188c13 0 25 0 25-13 0-14-12-14-25-14h-498c38-28 55-55 61-64 30-46 36-88 36-89 0-8-8-8-13-8-12 0-14 2-15 13-16 67-56 122-132 154-7 2-9 4-9 8 0 5 4 5 9 9 71 29 116 82 132 156 1 8 3 9 15 9 5 0 13 0 13-7 0 0-6-44-34-87-13-21-32-44-63-67z">
            <text:p/>
          </draw:path>
          <draw:path draw:style-name="gr3" draw:layer="layout" svg:width="0.238cm" svg:height="0.668cm" svg:x="20.467cm" svg:y="0.479cm" svg:viewBox="0 0 239 669" svg:d="M142 89c0-26 18-70 92-74 2-2 5-4 5-7 0-8-5-8-13-8-66 0-129 34-129 84v152c0 26 0 47-27 70-24 19-49 21-64 21-4 2-6 3-6 7 0 8 4 8 11 8 44 4 76 26 84 59 2 7 2 9 2 34v133c0 27 0 49 32 74 27 21 70 27 97 27 8 0 13 0 13-6 0-8-3-8-11-8-42-4-76-24-84-59-2-5-2-7-2-32v-140c0-31-5-42-26-63-15-13-34-21-53-27 55-15 79-45 79-85z">
            <text:p/>
          </draw:path>
          <draw:path draw:style-name="gr3" draw:layer="layout" svg:width="0.282cm" svg:height="0.461cm" svg:x="20.779cm" svg:y="0.536cm" svg:viewBox="0 0 283 462" svg:d="M283 232c0-53-4-107-27-156-30-65-85-76-114-76-41 0-89 17-117 80-21 45-25 99-25 152 0 51 2 110 30 161 29 55 78 69 111 69 36 0 87-16 117-78 21-46 25-99 25-152zM141 446c-25 0-65-17-78-81-8-40-8-101-8-141 0-44 0-87 6-123 13-80 62-86 80-86 22 0 66 12 79 78 8 38 8 89 8 131 0 50 0 95-8 139-11 62-49 83-79 83z">
            <text:p/>
          </draw:path>
          <draw:path draw:style-name="gr3" draw:layer="layout" svg:width="0.079cm" svg:height="0.2cm" svg:x="21.145cm" svg:y="0.908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221cm" svg:height="0.445cm" svg:x="21.444cm" svg:y="0.536cm" svg:viewBox="0 0 222 446" svg:d="M139 17c0-15 0-17-16-17-41 44-102 44-123 44v21c13 0 53 0 87-19v347c0 25-2 32-62 32h-21v21c24-2 81-2 110-2 27 0 85 0 108 2v-21h-21c-60 0-62-7-62-32z">
            <text:p/>
          </draw:path>
          <draw:path draw:style-name="gr3" draw:layer="layout" svg:width="0.238cm" svg:height="0.668cm" svg:x="21.767cm" svg:y="0.479cm" svg:viewBox="0 0 239 669" svg:d="M97 581c0 27-17 69-91 74-4 0-6 2-6 8s8 6 13 6c65 0 128-33 129-84v-152c0-27 0-47 27-70 23-19 49-21 65-21 2 0 5-4 5-8 0-5-3-5-11-7-44-2-76-27-84-59-2-8-2-10-2-32v-133c0-29 0-50-32-76-26-19-74-27-97-27-5 0-13 0-13 8 0 5 4 5 11 7 42 2 74 23 84 57 2 8 2 8 2 32v141c0 30 6 42 26 63 16 15 35 21 54 26-55 15-80 48-80 86z">
            <text:p/>
          </draw:path>
          <draw:path draw:style-name="gr3" draw:layer="layout" svg:width="0.105cm" svg:height="0.329cm" svg:x="22.08cm" svg:y="0.32cm" svg:viewBox="0 0 106 330" svg:d="M104 13c0 0 2-5 2-7s-2-6-7-6c-10 0-50 4-61 4-4 2-10 2-10 11 0 8 6 8 12 8 23 0 23 2 23 5 0 4 0 8-2 12l-59 232c-2 3-2 9-2 15 0 30 27 43 49 43 12 0 27-3 38-24 12-17 17-46 17-48 0-5-5-5-7-5-6 0-8 3-10 11-5 23-15 53-36 53-11 0-15-11-15-23 0-5 2-13 2-19z">
            <text:p/>
          </draw:path>
          <draw:polygon draw:style-name="gr3" draw:layer="layout" svg:width="4.219cm" svg:height="0.027cm" svg:x="18.261cm" svg:y="1.228cm" svg:viewBox="0 0 4220 28" draw:points="2111,28 0,28 0,0 4220,0 4220,28">
            <text:p/>
          </draw:polygon>
        </draw:g>
        <draw:g>
          <svg:title>TexMaths</svg:title>
          <svg:desc>19§latex§\pmb{ update $ s_{p''} \leftarrow \left\lbrace 0,1\right\rbrace^{34} \notin \left\lbrace \right s_p,s_{p'},\underline{s_{p''}}\vert \forall s \in S\rbrace$} §svg§600§TRUE§</svg:desc>
          <draw:polygon draw:style-name="gr4" draw:layer="layout" svg:width="13.219cm" svg:height="0.963cm" svg:x="12.832cm" svg:y="1.36cm" svg:viewBox="0 0 13220 964" draw:points="6610,964 0,964 0,0 13220,0 13220,964">
            <text:p/>
          </draw:polygon>
          <draw:path draw:style-name="gr3" draw:layer="layout" svg:width="0.337cm" svg:height="0.303cm" svg:x="12.853cm" svg:y="1.727cm" svg:viewBox="0 0 338 304" svg:d="M241 243v61l97-7v-21c-47 0-53-4-53-36v-240l-99 8v21c48 0 53 3 53 38v119c0 57-32 103-81 103-57 0-59-30-59-67v-222l-99 8v21c53 0 53 1 53 60v101c0 53 0 114 101 114 38 0 68-19 87-61z">
            <text:p/>
          </draw:path>
          <draw:path draw:style-name="gr3" draw:layer="layout" svg:width="0.33cm" svg:height="0.427cm" svg:x="13.22cm" svg:y="1.727cm" svg:viewBox="0 0 331 428" svg:d="M97 44v-44l-97 8v21c47 0 53 3 53 32v315c0 31-7 31-53 31v21c23-2 57-4 76-4 17 0 51 2 76 4v-21c-46 0-53 0-53-31v-114-5c4 11 32 47 81 47 82 0 151-66 151-152 0-85-65-152-141-152-51 0-80 30-93 44zM99 221v-151c19-34 53-53 87-53 48 0 89 59 89 135 0 82-47 137-96 137-27 0-54-13-71-40-9-15-9-15-9-28z">
            <text:p/>
          </draw:path>
          <draw:path draw:style-name="gr3" draw:layer="layout" svg:width="0.33cm" svg:height="0.472cm" svg:x="13.613cm" svg:y="1.56cm" svg:viewBox="0 0 331 473" svg:d="M232 428v45l99-7v-21c-46 0-52-6-52-38v-407l-97 8v21c48 0 52 3 52 38v144c-19-25-48-42-84-42-80 0-150 67-150 152 0 86 66 152 142 152 44 0 73-22 90-45zM232 249v137c0 13 0 13-8 25-19 32-49 47-78 47-30 0-55-17-70-44-19-26-21-64-21-93 0-24 2-64 21-95 15-21 40-42 76-42 25 0 51 10 72 40 8 12 8 14 8 25z">
            <text:p/>
          </draw:path>
          <draw:path draw:style-name="gr3" draw:layer="layout" svg:width="0.303cm" svg:height="0.307cm" svg:x="13.987cm" svg:y="1.723cm" svg:viewBox="0 0 304 308" svg:d="M196 251c2 27 21 55 53 55 13 0 55-9 55-65v-38h-17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layer="layout" svg:width="0.21cm" svg:height="0.419cm" svg:x="14.304cm" svg:y="1.613cm" svg:viewBox="0 0 211 420" svg:d="M104 144h95v-20h-95v-124h-17c-2 55-21 127-87 129v15h57v185c0 84 63 91 87 91 48 0 67-47 67-91v-38h-17v38c0 49-19 74-46 74-44 0-44-61-44-72z">
            <text:p/>
          </draw:path>
          <draw:path draw:style-name="gr3" draw:layer="layout" svg:width="0.259cm" svg:height="0.307cm" svg:x="14.569cm" svg:y="1.723cm" svg:viewBox="0 0 260 308" svg:d="M57 131c4-99 61-116 84-116 68 0 76 91 76 116zM55 146h188c15 0 17 0 17-15 0-66-36-131-119-131-78 0-141 68-141 154 0 89 70 154 148 154 82 0 112-74 112-87 0-6-5-8-9-8-6 0-6 4-8 9-25 69-83 69-91 69-34 0-61-19-76-44-21-32-21-78-21-101z">
            <text:p/>
          </draw:path>
          <draw:path draw:style-name="gr3" draw:layer="layout" svg:width="0.246cm" svg:height="0.303cm" svg:x="15.104cm" svg:y="1.727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layer="layout" svg:width="0.261cm" svg:height="0.297cm" svg:x="15.38cm" svg:y="1.917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layer="layout" svg:width="0.094cm" svg:height="0.176cm" svg:x="15.686cm" svg:y="1.803cm" svg:viewBox="0 0 95 177" svg:d="M91 32c0 0 4-7 4-13 0-11-11-19-21-19-15 0-19 11-21 15l-51 147c-2 3-2 5-2 5 0 6 15 10 15 10 2 0 4-2 6-6z">
            <text:p/>
          </draw:path>
          <draw:path draw:style-name="gr3" draw:layer="layout" svg:width="0.094cm" svg:height="0.176cm" svg:x="15.832cm" svg:y="1.803cm" svg:viewBox="0 0 95 177" svg:d="M91 32c0 0 4-7 4-13 0-11-11-19-21-19-15 0-19 11-21 15l-51 147c-2 3-2 5-2 5 0 6 15 10 15 10 2 0 4-2 6-6z">
            <text:p/>
          </draw:path>
          <draw:path draw:style-name="gr3" draw:layer="layout" svg:width="0.594cm" svg:height="0.349cm" svg:x="16.241cm" svg:y="1.681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layer="layout" svg:width="0.238cm" svg:height="0.668cm" svg:x="17.101cm" svg:y="1.522cm" svg:viewBox="0 0 239 669" svg:d="M142 89c0-26 18-70 92-74 2-2 5-4 5-7 0-8-5-8-13-8-66 0-129 34-129 84v152c0 26 0 47-27 70-24 19-49 21-64 21-4 2-6 4-6 8 0 7 4 7 11 7 44 4 76 27 84 59 2 8 2 10 2 34v133c0 27 0 50 32 75 27 20 70 26 97 26 8 0 13 0 13-6 0-7-3-7-11-7-42-4-76-25-84-59-2-6-2-8-2-32v-141c0-30-5-42-26-63-15-13-34-21-53-26 55-16 79-46 79-86z">
            <text:p/>
          </draw:path>
          <draw:path draw:style-name="gr3" draw:layer="layout" svg:width="0.282cm" svg:height="0.461cm" svg:x="17.413cm" svg:y="1.579cm" svg:viewBox="0 0 283 462" svg:d="M283 232c0-53-4-107-27-156-30-65-85-76-114-76-41 0-89 17-117 80-21 45-25 99-25 152 0 51 2 110 30 162 29 55 78 68 111 68 36 0 87-15 117-78 21-46 25-99 25-152zM141 447c-25 0-65-17-78-82-8-40-8-101-8-141 0-43 0-87 6-123 13-80 62-86 80-86 22 0 66 12 79 78 8 38 8 89 8 131 0 50 0 95-8 139-11 63-49 84-79 84z">
            <text:p/>
          </draw:path>
          <draw:path draw:style-name="gr3" draw:layer="layout" svg:width="0.079cm" svg:height="0.201cm" svg:x="17.778cm" svg:y="1.951cm" svg:viewBox="0 0 80 202" svg:d="M80 70c0-43-17-70-44-70-23 0-36 17-36 36 0 17 13 36 36 36 8 0 17-4 25-9 2-2 2-2 4-2v9c0 52-23 92-46 114-8 6-8 8-8 10 0 6 4 8 6 8 8 0 63-52 63-132z">
            <text:p/>
          </draw:path>
          <draw:path draw:style-name="gr3" draw:layer="layout" svg:width="0.221cm" svg:height="0.446cm" svg:x="18.076cm" svg:y="1.579cm" svg:viewBox="0 0 222 447" svg:d="M139 17c0-15 0-17-16-17-41 44-102 44-123 44v21c13 0 53 0 87-19v348c0 24-2 32-62 32h-21v21c24-2 81-2 110-2 27 0 85 0 108 2v-21h-21c-60 0-62-8-62-32z">
            <text:p/>
          </draw:path>
          <draw:path draw:style-name="gr3" draw:layer="layout" svg:width="0.238cm" svg:height="0.668cm" svg:x="18.397cm" svg:y="1.522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ath draw:style-name="gr3" draw:layer="layout" svg:width="0.216cm" svg:height="0.32cm" svg:x="18.711cm" svg:y="1.377cm" svg:viewBox="0 0 217 321" svg:d="M103 156c38 0 64 25 64 76 0 57-34 74-63 74-19 0-58-4-79-32 22 0 28-17 28-27 0-15-11-25-26-25-14 0-27 8-27 27 0 44 49 72 106 72 65 0 111-43 111-89 0-38-31-74-82-86 49-17 66-53 66-81 0-36-41-65-95-65-51 0-91 25-91 63 0 17 10 24 25 24 13 0 23-9 23-22 0-16-10-25-23-25 15-21 47-27 66-27 21 0 50 12 50 52 0 21-6 41-19 57-15 17-29 19-52 19-11 2-13 2-15 2s-5 0-5 5c0 8 5 8 13 8z">
            <text:p/>
          </draw:path>
          <draw:path draw:style-name="gr3" draw:layer="layout" svg:width="0.231cm" svg:height="0.316cm" svg:x="18.969cm" svg:y="1.372cm" svg:viewBox="0 0 232 317" svg:d="M232 240v-18h-53v-209c0-9 0-13-10-13-6 0-8 0-13 6l-156 216v18h139v39c0 16 0 21-38 21h-14v17c25-1 54-1 71-1 19 0 47 0 72 1v-17h-13c-38 0-38-5-38-21v-39zM142 51v171h-125z">
            <text:p/>
          </draw:path>
          <draw:path draw:style-name="gr3" draw:layer="layout" svg:width="0.261cm" svg:height="0.668cm" svg:x="19.548cm" svg:y="1.522cm" svg:viewBox="0 0 262 669" svg:d="M258 25c4-8 4-12 4-12 0-7-6-13-13-13-6 0-10 2-12 6l-233 638c-4 10-4 12-4 12 0 7 6 13 13 13 10 0 12-4 15-15z">
            <text:p/>
          </draw:path>
          <draw:path draw:style-name="gr3" draw:layer="layout" svg:width="0.335cm" svg:height="0.389cm" svg:x="19.493cm" svg:y="1.662cm" svg:viewBox="0 0 336 390" svg:d="M312 207c11 0 24 0 24-13s-13-13-24-13h-284c8-90 84-154 179-154h105c11 0 24 0 24-14 0-13-13-13-24-13h-105c-116 0-207 87-207 194 0 108 91 196 207 196h105c11 0 24 0 24-14 0-13-13-13-24-13h-105c-95 0-171-65-179-156z">
            <text:p/>
          </draw:path>
          <draw:path draw:style-name="gr3" draw:layer="layout" svg:width="0.238cm" svg:height="0.668cm" svg:x="20.116cm" svg:y="1.522cm" svg:viewBox="0 0 239 669" svg:d="M142 89c0-26 18-70 92-74 2-2 5-4 5-7 0-8-5-8-13-8-66 0-129 34-129 84v152c0 26 0 47-27 70-24 19-49 21-64 21-4 2-6 4-6 8 0 7 4 7 11 7 44 4 76 27 84 59 2 8 2 10 2 34v133c0 27 0 50 32 75 27 20 70 26 97 26 8 0 13 0 13-6 0-7-3-7-11-7-42-4-76-25-84-59-2-6-2-8-2-32v-141c0-30-5-42-26-63-15-13-34-21-53-26 55-16 79-46 79-86z">
            <text:p/>
          </draw:path>
          <draw:path draw:style-name="gr3" draw:layer="layout" svg:width="0.246cm" svg:height="0.303cm" svg:x="20.628cm" svg:y="1.727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layer="layout" svg:width="0.261cm" svg:height="0.297cm" svg:x="20.905cm" svg:y="1.917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layer="layout" svg:width="0.079cm" svg:height="0.201cm" svg:x="21.272cm" svg:y="1.951cm" svg:viewBox="0 0 80 202" svg:d="M80 70c0-43-17-70-44-70-23 0-36 17-36 36 0 17 13 36 36 36 8 0 17-4 25-9 2-2 2-2 4-2v9c0 52-23 92-46 114-8 6-8 8-8 10 0 6 4 8 6 8 8 0 63-52 63-132z">
            <text:p/>
          </draw:path>
          <draw:path draw:style-name="gr3" draw:layer="layout" svg:width="0.246cm" svg:height="0.303cm" svg:x="21.545cm" svg:y="1.727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layer="layout" svg:width="0.261cm" svg:height="0.297cm" svg:x="21.821cm" svg:y="1.917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layer="layout" svg:width="0.094cm" svg:height="0.176cm" svg:x="22.127cm" svg:y="1.803cm" svg:viewBox="0 0 95 177" svg:d="M91 32c0 0 4-7 4-13 0-11-11-19-21-19-15 0-19 11-21 15l-51 147c-2 3-2 5-2 5 0 6 15 10 15 10 2 0 4-2 6-6z">
            <text:p/>
          </draw:path>
          <draw:path draw:style-name="gr3" draw:layer="layout" svg:width="0.079cm" svg:height="0.201cm" svg:x="22.368cm" svg:y="1.951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246cm" svg:height="0.303cm" svg:x="22.642cm" svg:y="1.727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layer="layout" svg:width="0.261cm" svg:height="0.297cm" svg:x="22.919cm" svg:y="1.917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layer="layout" svg:width="0.094cm" svg:height="0.176cm" svg:x="23.225cm" svg:y="1.803cm" svg:viewBox="0 0 95 177" svg:d="M91 32c0 0 4-7 4-13 0-11-11-19-21-19-15 0-19 11-21 15l-51 147c-2 3-2 5-2 5 0 6 15 10 15 10 2 0 4-2 6-6z">
            <text:p/>
          </draw:path>
          <draw:path draw:style-name="gr3" draw:layer="layout" svg:width="0.094cm" svg:height="0.176cm" svg:x="23.371cm" svg:y="1.803cm" svg:viewBox="0 0 95 177" svg:d="M91 32c0 0 4-7 4-13 0-11-11-19-21-19-15 0-19 11-21 15l-51 147c-2 3-2 5-2 5 0 6 15 10 15 10 2 0 4-2 6-6z">
            <text:p/>
          </draw:path>
          <draw:polygon draw:style-name="gr3" draw:layer="layout" svg:width="0.951cm" svg:height="0.028cm" svg:x="22.607cm" svg:y="2.294cm" svg:viewBox="0 0 952 29" draw:points="475,29 0,29 0,0 952,0 952,29">
            <text:p/>
          </draw:polygon>
          <draw:path draw:style-name="gr3" draw:layer="layout" svg:width="0.027cm" svg:height="0.668cm" svg:x="23.635cm" svg:y="1.522cm" svg:viewBox="0 0 28 669" svg:d="M28 25c0-14 0-25-13-25-15 0-15 11-15 25v621c0 12 0 23 15 23 13 0 13-11 13-23z">
            <text:p/>
          </draw:path>
          <draw:path draw:style-name="gr3" draw:layer="layout" svg:width="0.371cm" svg:height="0.48cm" svg:x="23.742cm" svg:y="1.56cm" svg:viewBox="0 0 372 481" svg:d="M370 25c2-6 2-8 2-12 0-5-3-13-13-13-8 0-11 8-15 15l-55 148h-204l-57-148c-3-9-5-15-15-15-5 0-13 8-13 13 0 2 0 2 4 12l167 441c4 7 8 15 15 15 10 0 13-8 15-15zM95 190h182l-91 238z">
            <text:p/>
          </draw:path>
          <draw:path draw:style-name="gr3" draw:layer="layout" svg:width="0.246cm" svg:height="0.303cm" svg:x="24.146cm" svg:y="1.727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layer="layout" svg:width="0.335cm" svg:height="0.389cm" svg:x="24.663cm" svg:y="1.662cm" svg:viewBox="0 0 336 390" svg:d="M312 207c11 0 24 0 24-13s-13-13-24-13h-284c8-90 84-154 179-154h105c11 0 24 0 24-14 0-13-13-13-24-13h-105c-116 0-207 87-207 194 0 108 91 196 207 196h105c11 0 24 0 24-14 0-13-13-13-24-13h-105c-95 0-171-65-179-156z">
            <text:p/>
          </draw:path>
          <draw:path draw:style-name="gr3" draw:layer="layout" svg:width="0.396cm" svg:height="0.488cm" svg:x="25.271cm" svg:y="1.552cm" svg:viewBox="0 0 397 489" svg:d="M397 8c0-4 0-8-6-8-3 0-5 0-13 10l-32 38c-17-31-52-48-95-48-86 0-167 78-167 158 0 55 36 85 70 95l72 19c25 6 61 17 61 72 0 59-53 124-120 124-44 0-118-16-118-99 0-15 4-33 4-36 2-2 2-4 2-4 0-8-6-8-8-8-3 0-5 0-7 2s-40 156-40 158c0 4 4 8 8 8 3 0 3-2 11-12l34-38c29 40 74 50 112 50 91 0 171-90 171-173 0-48-23-71-32-78-17-17-27-19-86-35-15-3-39-11-45-11-17-8-40-27-40-63 0-53 53-110 116-110 57 0 97 29 97 105 0 20-2 32-2 36 0 2 0 7 7 7 8 0 8-2 10-13z">
            <text:p/>
          </draw:path>
          <draw:path draw:style-name="gr3" draw:layer="layout" svg:width="0.238cm" svg:height="0.668cm" svg:x="25.731cm" svg:y="1.522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ath draw:style-name="gr3" draw:layer="layout" svg:width="0.337cm" svg:height="0.303cm" svg:x="12.87cm" svg:y="1.7cm" svg:viewBox="0 0 338 304" svg:d="M241 243v61l97-7v-21c-47 0-53-4-53-36v-240l-99 8v21c48 0 53 3 53 38v119c0 57-32 103-81 103-57 0-59-30-59-67v-222l-99 8v21c53 0 53 1 53 60v101c0 53 0 114 101 114 38 0 68-19 87-61z">
            <text:p/>
          </draw:path>
          <draw:path draw:style-name="gr3" draw:layer="layout" svg:width="0.33cm" svg:height="0.427cm" svg:x="13.237cm" svg:y="1.7cm" svg:viewBox="0 0 331 428" svg:d="M97 44v-44l-97 8v21c47 0 53 3 53 32v315c0 31-7 31-53 31v21c23-2 57-4 76-4 17 0 51 2 76 4v-21c-46 0-53 0-53-31v-114-5c4 11 32 47 81 47 82 0 151-66 151-152 0-85-65-152-141-152-51 0-80 30-93 44zM99 221v-151c19-34 53-53 87-53 48 0 89 59 89 135 0 82-47 137-96 137-27 0-54-13-71-40-9-15-9-15-9-28z">
            <text:p/>
          </draw:path>
          <draw:path draw:style-name="gr3" draw:layer="layout" svg:width="0.33cm" svg:height="0.472cm" svg:x="13.63cm" svg:y="1.533cm" svg:viewBox="0 0 331 473" svg:d="M232 428v45l99-7v-21c-46 0-52-6-52-38v-407l-97 8v21c48 0 52 3 52 38v144c-19-25-48-42-84-42-80 0-150 67-150 152 0 86 66 152 142 152 44 0 73-22 90-45zM232 249v137c0 13 0 13-8 25-19 32-49 47-78 47-30 0-55-17-70-44-19-26-21-64-21-93 0-24 2-64 21-95 15-21 40-42 76-42 25 0 51 10 72 40 8 12 8 14 8 25z">
            <text:p/>
          </draw:path>
          <draw:path draw:style-name="gr3" draw:layer="layout" svg:width="0.303cm" svg:height="0.307cm" svg:x="14.004cm" svg:y="1.697cm" svg:viewBox="0 0 304 308" svg:d="M196 251c2 27 21 55 53 55 13 0 55-9 55-65v-38h-17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layer="layout" svg:width="0.21cm" svg:height="0.419cm" svg:x="14.322cm" svg:y="1.586cm" svg:viewBox="0 0 211 420" svg:d="M104 144h95v-20h-95v-124h-17c-2 55-21 127-87 129v15h57v185c0 84 63 91 87 91 48 0 67-47 67-91v-38h-17v38c0 49-19 74-46 74-44 0-44-61-44-72z">
            <text:p/>
          </draw:path>
          <draw:path draw:style-name="gr3" draw:layer="layout" svg:width="0.259cm" svg:height="0.307cm" svg:x="14.586cm" svg:y="1.697cm" svg:viewBox="0 0 260 308" svg:d="M57 131c4-99 61-116 84-116 68 0 76 91 76 116zM55 146h188c15 0 17 0 17-15 0-66-36-131-119-131-78 0-141 68-141 154 0 89 70 154 148 154 82 0 112-74 112-87 0-6-5-8-9-8-6 0-6 4-8 9-25 69-83 69-91 69-34 0-61-19-76-44-21-32-21-78-21-101z">
            <text:p/>
          </draw:path>
          <draw:path draw:style-name="gr3" draw:layer="layout" svg:width="0.246cm" svg:height="0.303cm" svg:x="15.12cm" svg:y="1.7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layer="layout" svg:width="0.261cm" svg:height="0.297cm" svg:x="15.397cm" svg:y="1.891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layer="layout" svg:width="0.094cm" svg:height="0.176cm" svg:x="15.703cm" svg:y="1.777cm" svg:viewBox="0 0 95 177" svg:d="M91 32c0 0 4-7 4-13 0-11-11-19-21-19-15 0-19 11-21 15l-51 147c-2 3-2 5-2 5 0 6 15 10 15 10 2 0 4-2 6-6z">
            <text:p/>
          </draw:path>
          <draw:path draw:style-name="gr3" draw:layer="layout" svg:width="0.094cm" svg:height="0.176cm" svg:x="15.849cm" svg:y="1.777cm" svg:viewBox="0 0 95 177" svg:d="M91 32c0 0 4-7 4-13 0-11-11-19-21-19-15 0-19 11-21 15l-51 147c-2 3-2 5-2 5 0 6 15 10 15 10 2 0 4-2 6-6z">
            <text:p/>
          </draw:path>
          <draw:path draw:style-name="gr3" draw:layer="layout" svg:width="0.594cm" svg:height="0.349cm" svg:x="16.258cm" svg:y="1.655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layer="layout" svg:width="0.238cm" svg:height="0.668cm" svg:x="17.118cm" svg:y="1.495cm" svg:viewBox="0 0 239 669" svg:d="M142 89c0-26 18-70 92-74 2-2 5-4 5-7 0-8-5-8-13-8-66 0-129 34-129 84v152c0 26 0 47-27 70-24 19-49 21-64 21-4 2-6 4-6 8 0 7 4 7 11 7 44 4 76 27 84 59 2 8 2 10 2 34v133c0 27 0 50 32 75 27 20 70 26 97 26 8 0 13 0 13-6 0-7-3-7-11-7-42-4-76-25-84-59-2-6-2-8-2-32v-141c0-30-5-42-26-63-15-13-34-21-53-26 55-16 79-46 79-86z">
            <text:p/>
          </draw:path>
          <draw:path draw:style-name="gr3" draw:layer="layout" svg:width="0.282cm" svg:height="0.461cm" svg:x="17.43cm" svg:y="1.552cm" svg:viewBox="0 0 283 462" svg:d="M283 232c0-53-4-107-27-156-30-65-85-76-114-76-41 0-89 17-117 80-21 45-25 99-25 152 0 51 2 110 30 162 29 55 78 68 111 68 36 0 87-15 117-78 21-46 25-99 25-152zM141 447c-25 0-65-17-78-82-8-40-8-101-8-141 0-43 0-87 6-123 13-80 62-86 80-86 22 0 66 12 79 78 8 38 8 89 8 131 0 50 0 95-8 139-11 63-49 84-79 84z">
            <text:p/>
          </draw:path>
          <draw:path draw:style-name="gr3" draw:layer="layout" svg:width="0.079cm" svg:height="0.201cm" svg:x="17.795cm" svg:y="1.925cm" svg:viewBox="0 0 80 202" svg:d="M80 70c0-43-17-70-44-70-23 0-36 17-36 36 0 17 13 36 36 36 8 0 17-4 25-9 2-2 2-2 4-2v9c0 52-23 92-46 114-8 6-8 8-8 10 0 6 4 8 6 8 8 0 63-52 63-132z">
            <text:p/>
          </draw:path>
          <draw:path draw:style-name="gr3" draw:layer="layout" svg:width="0.221cm" svg:height="0.446cm" svg:x="18.093cm" svg:y="1.552cm" svg:viewBox="0 0 222 447" svg:d="M139 17c0-15 0-17-16-17-41 44-102 44-123 44v21c13 0 53 0 87-19v348c0 24-2 32-62 32h-21v21c24-2 81-2 110-2 27 0 85 0 108 2v-21h-21c-60 0-62-8-62-32z">
            <text:p/>
          </draw:path>
          <draw:path draw:style-name="gr3" draw:layer="layout" svg:width="0.238cm" svg:height="0.668cm" svg:x="18.414cm" svg:y="1.495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ath draw:style-name="gr3" draw:layer="layout" svg:width="0.216cm" svg:height="0.32cm" svg:x="18.728cm" svg:y="1.351cm" svg:viewBox="0 0 217 321" svg:d="M103 156c38 0 64 25 64 76 0 57-34 74-63 74-19 0-58-4-79-32 22 0 28-17 28-27 0-15-11-25-26-25-14 0-27 8-27 27 0 44 49 72 106 72 65 0 111-43 111-89 0-38-31-74-82-86 49-17 66-53 66-81 0-36-41-65-95-65-51 0-91 25-91 63 0 17 10 24 25 24 13 0 23-9 23-22 0-16-10-25-23-25 15-21 47-27 66-27 21 0 50 12 50 52 0 21-6 41-19 57-15 17-29 19-52 19-11 2-13 2-15 2s-5 0-5 5c0 8 5 8 13 8z">
            <text:p/>
          </draw:path>
          <draw:path draw:style-name="gr3" draw:layer="layout" svg:width="0.231cm" svg:height="0.316cm" svg:x="18.986cm" svg:y="1.345cm" svg:viewBox="0 0 232 317" svg:d="M232 240v-18h-53v-209c0-9 0-13-10-13-6 0-8 0-13 6l-156 216v18h139v39c0 16 0 21-38 21h-14v17c25-1 54-1 71-1 19 0 47 0 72 1v-17h-13c-38 0-38-5-38-21v-39zM142 51v171h-125z">
            <text:p/>
          </draw:path>
          <draw:path draw:style-name="gr3" draw:layer="layout" svg:width="0.261cm" svg:height="0.668cm" svg:x="19.565cm" svg:y="1.495cm" svg:viewBox="0 0 262 669" svg:d="M258 25c4-8 4-12 4-12 0-7-6-13-13-13-6 0-10 2-12 6l-233 638c-4 10-4 12-4 12 0 7 6 13 13 13 10 0 12-4 15-15z">
            <text:p/>
          </draw:path>
          <draw:path draw:style-name="gr3" draw:layer="layout" svg:width="0.335cm" svg:height="0.389cm" svg:x="19.508cm" svg:y="1.636cm" svg:viewBox="0 0 336 390" svg:d="M312 207c11 0 24 0 24-13s-13-13-24-13h-284c8-90 84-154 179-154h105c11 0 24 0 24-14 0-13-13-13-24-13h-105c-116 0-207 87-207 194 0 108 91 196 207 196h105c11 0 24 0 24-14 0-13-13-13-24-13h-105c-95 0-171-65-179-156z">
            <text:p/>
          </draw:path>
          <draw:path draw:style-name="gr3" draw:layer="layout" svg:width="0.238cm" svg:height="0.668cm" svg:x="20.132cm" svg:y="1.495cm" svg:viewBox="0 0 239 669" svg:d="M142 89c0-26 18-70 92-74 2-2 5-4 5-7 0-8-5-8-13-8-66 0-129 34-129 84v152c0 26 0 47-27 70-24 19-49 21-64 21-4 2-6 4-6 8 0 7 4 7 11 7 44 4 76 27 84 59 2 8 2 10 2 34v133c0 27 0 50 32 75 27 20 70 26 97 26 8 0 13 0 13-6 0-7-3-7-11-7-42-4-76-25-84-59-2-6-2-8-2-32v-141c0-30-5-42-26-63-15-13-34-21-53-26 55-16 79-46 79-86z">
            <text:p/>
          </draw:path>
          <draw:path draw:style-name="gr3" draw:layer="layout" svg:width="0.246cm" svg:height="0.303cm" svg:x="20.645cm" svg:y="1.7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layer="layout" svg:width="0.261cm" svg:height="0.297cm" svg:x="20.92cm" svg:y="1.891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layer="layout" svg:width="0.079cm" svg:height="0.201cm" svg:x="21.287cm" svg:y="1.925cm" svg:viewBox="0 0 80 202" svg:d="M80 70c0-43-17-70-44-70-23 0-36 17-36 36 0 17 13 36 36 36 8 0 17-4 25-9 2-2 2-2 4-2v9c0 52-23 92-46 114-8 6-8 8-8 10 0 6 4 8 6 8 8 0 63-52 63-132z">
            <text:p/>
          </draw:path>
          <draw:path draw:style-name="gr3" draw:layer="layout" svg:width="0.246cm" svg:height="0.303cm" svg:x="21.56cm" svg:y="1.7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layer="layout" svg:width="0.261cm" svg:height="0.297cm" svg:x="21.838cm" svg:y="1.891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layer="layout" svg:width="0.094cm" svg:height="0.176cm" svg:x="22.144cm" svg:y="1.777cm" svg:viewBox="0 0 95 177" svg:d="M91 32c0 0 4-7 4-13 0-11-11-19-21-19-15 0-19 11-21 15l-51 147c-2 3-2 5-2 5 0 6 15 10 15 10 2 0 4-2 6-6z">
            <text:p/>
          </draw:path>
          <draw:path draw:style-name="gr3" draw:layer="layout" svg:width="0.079cm" svg:height="0.201cm" svg:x="22.385cm" svg:y="1.925cm" svg:viewBox="0 0 80 202" svg:d="M80 70c0-43-17-70-44-70-23 0-36 17-36 36 0 17 13 36 36 36 8 0 17-4 25-9 2-2 2-2 4-2v9c0 52-23 92-46 114-8 6-8 8-8 10 0 6 4 8 6 8 8 0 63-52 63-132z">
            <text:p/>
          </draw:path>
          <draw:path draw:style-name="gr3" draw:layer="layout" svg:width="0.246cm" svg:height="0.303cm" svg:x="22.659cm" svg:y="1.7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layer="layout" svg:width="0.261cm" svg:height="0.297cm" svg:x="22.934cm" svg:y="1.891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layer="layout" svg:width="0.094cm" svg:height="0.176cm" svg:x="23.24cm" svg:y="1.777cm" svg:viewBox="0 0 95 177" svg:d="M91 32c0 0 4-7 4-13 0-11-11-19-21-19-15 0-19 11-21 15l-51 147c-2 3-2 5-2 5 0 6 15 10 15 10 2 0 4-2 6-6z">
            <text:p/>
          </draw:path>
          <draw:path draw:style-name="gr3" draw:layer="layout" svg:width="0.094cm" svg:height="0.176cm" svg:x="23.388cm" svg:y="1.777cm" svg:viewBox="0 0 95 177" svg:d="M91 32c0 0 4-7 4-13 0-11-11-19-21-19-15 0-19 11-21 15l-51 147c-2 3-2 5-2 5 0 6 15 10 15 10 2 0 4-2 6-6z">
            <text:p/>
          </draw:path>
          <draw:polygon draw:style-name="gr3" draw:layer="layout" svg:width="0.951cm" svg:height="0.028cm" svg:x="22.624cm" svg:y="2.267cm" svg:viewBox="0 0 952 29" draw:points="475,29 0,29 0,0 952,0 952,29">
            <text:p/>
          </draw:polygon>
          <draw:path draw:style-name="gr3" draw:layer="layout" svg:width="0.027cm" svg:height="0.668cm" svg:x="23.652cm" svg:y="1.495cm" svg:viewBox="0 0 28 669" svg:d="M28 25c0-14 0-25-13-25-15 0-15 11-15 25v621c0 12 0 23 15 23 13 0 13-11 13-23z">
            <text:p/>
          </draw:path>
          <draw:path draw:style-name="gr3" draw:layer="layout" svg:width="0.371cm" svg:height="0.48cm" svg:x="23.759cm" svg:y="1.533cm" svg:viewBox="0 0 372 481" svg:d="M370 25c2-6 2-8 2-12 0-5-3-13-13-13-8 0-11 8-15 15l-55 148h-204l-57-148c-3-9-5-15-15-15-5 0-13 8-13 13 0 2 0 2 4 12l167 441c4 7 8 15 15 15 10 0 13-8 15-15zM95 190h182l-91 238z">
            <text:p/>
          </draw:path>
          <draw:path draw:style-name="gr3" draw:layer="layout" svg:width="0.246cm" svg:height="0.303cm" svg:x="24.162cm" svg:y="1.7cm" svg:viewBox="0 0 247 304" svg:d="M228 46c-19 0-32 15-32 30 0 10 5 19 21 19 15 0 30-11 30-38 0-28-29-57-80-57-89 0-114 68-114 99 0 51 51 63 70 66 35 6 71 14 71 52 0 17-15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layer="layout" svg:width="0.335cm" svg:height="0.389cm" svg:x="24.68cm" svg:y="1.636cm" svg:viewBox="0 0 336 390" svg:d="M312 207c11 0 24 0 24-13s-13-13-24-13h-284c8-90 84-154 179-154h105c11 0 24 0 24-14 0-13-13-13-24-13h-105c-116 0-207 87-207 194 0 108 91 196 207 196h105c11 0 24 0 24-14 0-13-13-13-24-13h-105c-95 0-171-65-179-156z">
            <text:p/>
          </draw:path>
          <draw:path draw:style-name="gr3" draw:layer="layout" svg:width="0.396cm" svg:height="0.488cm" svg:x="25.288cm" svg:y="1.526cm" svg:viewBox="0 0 397 489" svg:d="M397 8c0-4 0-8-6-8-3 0-5 0-13 10l-32 38c-17-31-52-48-95-48-86 0-167 78-167 158 0 55 36 85 70 95l72 19c25 6 63 17 63 72 0 59-55 124-122 124-44 0-118-16-118-99 0-15 4-33 4-36 2-2 2-4 2-4 0-8-6-8-8-8-3 0-5 0-7 2s-40 156-40 158c0 4 4 8 8 8 3 0 3-2 11-12l34-38c29 40 74 50 112 50 91 0 171-90 171-173 0-48-23-71-32-78-15-17-27-19-86-35-15-3-39-11-45-11-17-8-40-27-40-63 0-53 53-110 116-110 57 0 97 29 97 105 0 20-2 32-2 36 0 2 0 7 7 7 8 0 8-2 10-13z">
            <text:p/>
          </draw:path>
          <draw:path draw:style-name="gr3" draw:layer="layout" svg:width="0.238cm" svg:height="0.668cm" svg:x="25.748cm" svg:y="1.495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ath draw:style-name="gr3" draw:layer="layout" svg:width="0.337cm" svg:height="0.303cm" svg:x="12.887cm" svg:y="1.727cm" svg:viewBox="0 0 338 304" svg:d="M241 243v61l97-7v-21c-47 0-53-4-53-36v-240l-99 8v21c48 0 53 3 53 38v119c0 57-32 103-81 103-57 0-59-30-59-67v-222l-99 8v21c53 0 53 1 53 60v101c0 53 0 114 101 114 38 0 68-19 87-61z">
            <text:p/>
          </draw:path>
          <draw:path draw:style-name="gr3" draw:layer="layout" svg:width="0.33cm" svg:height="0.427cm" svg:x="13.254cm" svg:y="1.727cm" svg:viewBox="0 0 331 428" svg:d="M97 44v-44l-97 8v21c47 0 53 3 53 32v315c0 31-7 31-53 31v21c23-2 57-4 76-4 17 0 51 2 76 4v-21c-46 0-53 0-53-31v-114-5c4 11 32 47 81 47 82 0 151-66 151-152 0-85-65-152-141-152-51 0-80 30-93 44zM99 221v-151c19-34 53-53 87-53 48 0 89 59 89 135 0 82-47 137-96 137-27 0-54-13-71-40-9-15-9-15-9-28z">
            <text:p/>
          </draw:path>
          <draw:path draw:style-name="gr3" draw:layer="layout" svg:width="0.33cm" svg:height="0.472cm" svg:x="13.645cm" svg:y="1.56cm" svg:viewBox="0 0 331 473" svg:d="M232 428v45l99-7v-21c-46 0-52-6-52-38v-407l-97 8v21c48 0 52 3 52 38v144c-19-25-48-42-84-42-80 0-150 67-150 152 0 86 66 152 142 152 44 0 73-22 90-45zM232 249v137c0 13 0 13-8 25-19 32-49 47-78 47-30 0-55-17-70-44-19-26-21-64-21-93 0-24 2-64 21-95 15-21 40-42 76-42 25 0 51 10 72 40 8 12 8 14 8 25z">
            <text:p/>
          </draw:path>
          <draw:path draw:style-name="gr3" draw:layer="layout" svg:width="0.303cm" svg:height="0.307cm" svg:x="14.021cm" svg:y="1.723cm" svg:viewBox="0 0 304 308" svg:d="M196 251c2 27 21 55 53 55 13 0 55-9 55-65v-38h-17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layer="layout" svg:width="0.21cm" svg:height="0.419cm" svg:x="14.339cm" svg:y="1.613cm" svg:viewBox="0 0 211 420" svg:d="M104 144h95v-20h-95v-124h-17c-2 55-21 127-87 129v15h57v185c0 84 63 91 87 91 48 0 67-47 67-91v-38h-17v38c0 49-19 74-46 74-44 0-44-61-44-72z">
            <text:p/>
          </draw:path>
          <draw:path draw:style-name="gr3" draw:layer="layout" svg:width="0.259cm" svg:height="0.307cm" svg:x="14.603cm" svg:y="1.723cm" svg:viewBox="0 0 260 308" svg:d="M57 131c4-99 61-116 84-116 68 0 76 91 76 116zM55 146h188c15 0 17 0 17-15 0-66-36-131-119-131-78 0-141 68-141 154 0 89 70 154 148 154 82 0 112-74 112-87 0-6-5-8-9-8-6 0-6 4-8 9-25 69-83 69-91 69-34 0-61-19-76-44-21-32-21-78-21-101z">
            <text:p/>
          </draw:path>
          <draw:path draw:style-name="gr3" draw:layer="layout" svg:width="0.246cm" svg:height="0.303cm" svg:x="15.137cm" svg:y="1.727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layer="layout" svg:width="0.261cm" svg:height="0.297cm" svg:x="15.414cm" svg:y="1.917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layer="layout" svg:width="0.094cm" svg:height="0.176cm" svg:x="15.72cm" svg:y="1.803cm" svg:viewBox="0 0 95 177" svg:d="M91 32c0 0 4-7 4-13 0-11-11-19-21-19-15 0-19 11-21 15l-51 147c-2 3-2 5-2 5 0 6 15 10 15 10 2 0 4-2 6-6z">
            <text:p/>
          </draw:path>
          <draw:path draw:style-name="gr3" draw:layer="layout" svg:width="0.094cm" svg:height="0.176cm" svg:x="15.866cm" svg:y="1.803cm" svg:viewBox="0 0 95 177" svg:d="M91 32c0 0 4-7 4-13 0-11-11-19-21-19-15 0-19 11-21 15l-51 147c-2 3-2 5-2 5 0 6 15 10 15 10 2 0 4-2 6-6z">
            <text:p/>
          </draw:path>
          <draw:path draw:style-name="gr3" draw:layer="layout" svg:width="0.594cm" svg:height="0.349cm" svg:x="16.273cm" svg:y="1.681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layer="layout" svg:width="0.238cm" svg:height="0.668cm" svg:x="17.135cm" svg:y="1.522cm" svg:viewBox="0 0 239 669" svg:d="M142 89c0-26 18-70 92-74 2-2 5-4 5-7 0-8-5-8-13-8-66 0-129 34-129 84v152c0 26 0 47-27 70-24 19-49 21-64 21-4 2-6 4-6 8 0 7 4 7 11 7 44 4 76 27 84 59 2 8 2 10 2 34v133c0 27 0 50 32 75 27 20 70 26 97 26 8 0 13 0 13-6 0-7-3-7-11-7-42-4-76-25-84-59-2-6-2-8-2-32v-141c0-30-5-42-26-63-15-13-34-21-53-26 55-16 79-46 79-86z">
            <text:p/>
          </draw:path>
          <draw:path draw:style-name="gr3" draw:layer="layout" svg:width="0.282cm" svg:height="0.461cm" svg:x="17.447cm" svg:y="1.579cm" svg:viewBox="0 0 283 462" svg:d="M283 232c0-53-4-107-27-156-30-65-85-76-114-76-41 0-89 17-117 80-21 45-25 99-25 152 0 51 2 110 30 162 29 55 78 68 111 68 36 0 87-15 117-78 21-46 25-99 25-152zM141 447c-25 0-65-17-78-82-8-40-8-101-8-141 0-43 0-87 6-123 13-80 62-86 80-86 22 0 66 12 79 78 8 38 8 89 8 131 0 50 0 95-8 139-11 63-49 84-79 84z">
            <text:p/>
          </draw:path>
          <draw:path draw:style-name="gr3" draw:layer="layout" svg:width="0.079cm" svg:height="0.201cm" svg:x="17.812cm" svg:y="1.951cm" svg:viewBox="0 0 80 202" svg:d="M80 70c0-43-17-70-44-70-23 0-36 17-36 36 0 17 13 36 36 36 8 0 17-4 25-9 2-2 2-2 4-2v9c0 52-23 92-46 114-8 6-8 8-8 10 0 6 4 8 6 8 8 0 63-52 63-132z">
            <text:p/>
          </draw:path>
          <draw:path draw:style-name="gr3" draw:layer="layout" svg:width="0.221cm" svg:height="0.446cm" svg:x="18.108cm" svg:y="1.579cm" svg:viewBox="0 0 222 447" svg:d="M139 17c0-15 0-17-16-17-41 44-102 44-123 44v21c13 0 53 0 87-19v348c0 24-2 32-62 32h-21v21c24-2 81-2 110-2 27 0 85 0 108 2v-21h-21c-60 0-62-8-62-32z">
            <text:p/>
          </draw:path>
          <draw:path draw:style-name="gr3" draw:layer="layout" svg:width="0.238cm" svg:height="0.668cm" svg:x="18.431cm" svg:y="1.522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ath draw:style-name="gr3" draw:layer="layout" svg:width="0.216cm" svg:height="0.32cm" svg:x="18.745cm" svg:y="1.377cm" svg:viewBox="0 0 217 321" svg:d="M103 156c38 0 64 25 64 76 0 57-34 74-63 74-19 0-58-4-79-32 22 0 28-17 28-27 0-15-11-25-26-25-14 0-27 8-27 27 0 44 49 72 106 72 65 0 111-43 111-89 0-38-31-74-82-86 49-17 66-53 66-81 0-36-41-65-95-65-51 0-91 25-91 63 0 17 10 24 25 24 13 0 23-9 23-22 0-16-10-25-23-25 15-21 47-27 66-27 21 0 50 12 50 52 0 21-6 41-19 57-15 17-29 19-52 19-11 2-13 2-15 2s-5 0-5 5c0 8 5 8 13 8z">
            <text:p/>
          </draw:path>
          <draw:path draw:style-name="gr3" draw:layer="layout" svg:width="0.231cm" svg:height="0.316cm" svg:x="19.003cm" svg:y="1.372cm" svg:viewBox="0 0 232 317" svg:d="M232 240v-18h-53v-209c0-9 0-13-10-13-6 0-8 0-13 6l-156 216v18h139v39c0 16 0 21-38 21h-14v17c25-1 54-1 71-1 19 0 47 0 72 1v-17h-13c-38 0-38-5-38-21v-39zM142 51v171h-125z">
            <text:p/>
          </draw:path>
          <draw:path draw:style-name="gr3" draw:layer="layout" svg:width="0.261cm" svg:height="0.668cm" svg:x="19.581cm" svg:y="1.522cm" svg:viewBox="0 0 262 669" svg:d="M258 25c4-8 4-12 4-12 0-7-6-13-13-13-6 0-10 2-12 6l-233 638c-4 10-4 12-4 12 0 7 6 13 13 13 10 0 12-4 15-15z">
            <text:p/>
          </draw:path>
          <draw:path draw:style-name="gr3" draw:layer="layout" svg:width="0.335cm" svg:height="0.389cm" svg:x="19.526cm" svg:y="1.662cm" svg:viewBox="0 0 336 390" svg:d="M312 207c11 0 24 0 24-13s-13-13-24-13h-284c8-90 84-154 179-154h105c11 0 24 0 24-14 0-13-13-13-24-13h-105c-116 0-207 87-207 194 0 108 91 196 207 196h105c11 0 24 0 24-14 0-13-13-13-24-13h-105c-95 0-171-65-179-156z">
            <text:p/>
          </draw:path>
          <draw:path draw:style-name="gr3" draw:layer="layout" svg:width="0.238cm" svg:height="0.668cm" svg:x="20.149cm" svg:y="1.522cm" svg:viewBox="0 0 239 669" svg:d="M142 89c0-26 18-70 92-74 2-2 5-4 5-7 0-8-5-8-13-8-66 0-129 34-129 84v152c0 26 0 47-27 70-24 19-49 21-64 21-4 2-6 4-6 8 0 7 4 7 11 7 44 4 76 27 84 59 2 8 2 10 2 34v133c0 27 0 50 32 75 27 20 70 26 97 26 8 0 13 0 13-6 0-7-3-7-11-7-42-4-76-25-84-59-2-6-2-8-2-32v-141c0-30-5-42-26-63-15-13-34-21-53-26 55-16 79-46 79-86z">
            <text:p/>
          </draw:path>
          <draw:path draw:style-name="gr3" draw:layer="layout" svg:width="0.246cm" svg:height="0.303cm" svg:x="20.662cm" svg:y="1.727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layer="layout" svg:width="0.261cm" svg:height="0.297cm" svg:x="20.937cm" svg:y="1.917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layer="layout" svg:width="0.079cm" svg:height="0.201cm" svg:x="21.304cm" svg:y="1.951cm" svg:viewBox="0 0 80 202" svg:d="M80 70c0-43-17-70-44-70-23 0-36 17-36 36 0 17 13 36 36 36 8 0 17-4 25-9 2-2 2-2 4-2v9c0 52-23 92-46 114-8 6-8 8-8 10 0 6 4 8 6 8 8 0 63-52 63-132z">
            <text:p/>
          </draw:path>
          <draw:path draw:style-name="gr3" draw:layer="layout" svg:width="0.246cm" svg:height="0.303cm" svg:x="21.578cm" svg:y="1.727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layer="layout" svg:width="0.261cm" svg:height="0.297cm" svg:x="21.855cm" svg:y="1.917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layer="layout" svg:width="0.094cm" svg:height="0.176cm" svg:x="22.161cm" svg:y="1.803cm" svg:viewBox="0 0 95 177" svg:d="M91 32c0 0 4-7 4-13 0-11-11-19-21-19-15 0-19 11-21 15l-51 147c-2 3-2 5-2 5 0 6 15 10 15 10 2 0 4-2 6-6z">
            <text:p/>
          </draw:path>
          <draw:path draw:style-name="gr3" draw:layer="layout" svg:width="0.079cm" svg:height="0.201cm" svg:x="22.402cm" svg:y="1.951cm" svg:viewBox="0 0 80 202" svg:d="M80 70c0-43-17-70-44-70-23 0-36 17-36 36 0 17 13 36 36 36 8 0 17-4 25-9 2-2 2-2 4-2v9c0 52-23 92-46 114-8 6-8 8-8 10 0 6 4 8 6 8 8 0 63-52 63-132z">
            <text:p/>
          </draw:path>
          <draw:path draw:style-name="gr3" draw:layer="layout" svg:width="0.246cm" svg:height="0.303cm" svg:x="22.676cm" svg:y="1.727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layer="layout" svg:width="0.261cm" svg:height="0.297cm" svg:x="22.951cm" svg:y="1.917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layer="layout" svg:width="0.094cm" svg:height="0.176cm" svg:x="23.257cm" svg:y="1.803cm" svg:viewBox="0 0 95 177" svg:d="M91 32c0 0 4-7 4-13 0-11-11-19-21-19-15 0-19 11-21 15l-51 147c-2 3-2 5-2 5 0 6 15 10 15 10 2 0 4-2 6-6z">
            <text:p/>
          </draw:path>
          <draw:path draw:style-name="gr3" draw:layer="layout" svg:width="0.094cm" svg:height="0.176cm" svg:x="23.403cm" svg:y="1.803cm" svg:viewBox="0 0 95 177" svg:d="M91 32c0 0 4-7 4-13 0-11-11-19-21-19-15 0-19 11-21 15l-51 147c-2 3-2 5-2 5 0 6 15 10 15 10 2 0 4-2 6-6z">
            <text:p/>
          </draw:path>
          <draw:polygon draw:style-name="gr3" draw:layer="layout" svg:width="0.951cm" svg:height="0.028cm" svg:x="22.64cm" svg:y="2.294cm" svg:viewBox="0 0 952 29" draw:points="475,29 0,29 0,0 952,0 952,29">
            <text:p/>
          </draw:polygon>
          <draw:path draw:style-name="gr3" draw:layer="layout" svg:width="0.027cm" svg:height="0.668cm" svg:x="23.669cm" svg:y="1.522cm" svg:viewBox="0 0 28 669" svg:d="M28 25c0-14 0-25-13-25-15 0-15 11-15 25v621c0 12 0 23 15 23 13 0 13-11 13-23z">
            <text:p/>
          </draw:path>
          <draw:path draw:style-name="gr3" draw:layer="layout" svg:width="0.371cm" svg:height="0.48cm" svg:x="23.774cm" svg:y="1.56cm" svg:viewBox="0 0 372 481" svg:d="M370 25c2-6 2-8 2-12 0-5-3-13-13-13-8 0-11 8-15 15l-55 148h-204l-57-148c-3-9-5-15-15-15-5 0-13 8-13 13 0 2 0 2 4 12l167 441c4 7 8 15 15 15 10 0 13-8 15-15zM95 190h182l-91 238z">
            <text:p/>
          </draw:path>
          <draw:path draw:style-name="gr3" draw:layer="layout" svg:width="0.246cm" svg:height="0.303cm" svg:x="24.179cm" svg:y="1.727cm" svg:viewBox="0 0 247 304" svg:d="M228 46c-19 0-32 15-32 30 0 10 5 19 21 19 15 0 30-11 30-38 0-28-29-57-80-57-89 0-114 68-114 99 0 51 51 63 70 66 35 6 71 14 71 52 0 17-15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layer="layout" svg:width="0.335cm" svg:height="0.389cm" svg:x="24.697cm" svg:y="1.662cm" svg:viewBox="0 0 336 390" svg:d="M312 207c11 0 24 0 24-13s-13-13-24-13h-284c8-90 84-154 179-154h105c11 0 24 0 24-14 0-13-13-13-24-13h-105c-116 0-207 87-207 194 0 108 91 196 207 196h105c11 0 24 0 24-14 0-13-13-13-24-13h-105c-95 0-171-65-179-156z">
            <text:p/>
          </draw:path>
          <draw:path draw:style-name="gr3" draw:layer="layout" svg:width="0.396cm" svg:height="0.488cm" svg:x="25.305cm" svg:y="1.552cm" svg:viewBox="0 0 397 489" svg:d="M397 8c0-4 0-8-6-8-3 0-5 0-13 10l-32 38c-17-31-52-48-95-48-86 0-167 78-167 158 0 55 36 85 70 95l72 19c25 6 63 17 63 72 0 59-55 124-122 124-44 0-118-16-118-99 0-15 4-33 4-36 2-2 2-4 2-4 0-8-6-8-8-8-3 0-5 0-7 2s-40 156-40 158c0 4 4 8 8 8 3 0 3-2 11-12l34-38c29 40 74 50 112 50 91 0 171-90 171-173 0-48-23-71-32-78-15-17-27-19-86-35-15-3-39-11-45-11-17-8-40-27-40-63 0-53 53-110 116-110 57 0 97 29 97 105 0 20-2 32-2 36 0 2 0 7 7 7 8 0 8-2 10-13z">
            <text:p/>
          </draw:path>
          <draw:path draw:style-name="gr3" draw:layer="layout" svg:width="0.238cm" svg:height="0.668cm" svg:x="25.765cm" svg:y="1.522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</draw:g>
        <draw:line draw:style-name="gr5" draw:text-style-name="P1" draw:layer="layout" svg:x1="14.224cm" svg:y1="6.824cm" svg:x2="25.4cm" svg:y2="6.824cm">
          <text:p/>
        </draw:line>
        <draw:g>
          <svg:title>TexMaths</svg:title>
          <svg:desc>19§latex§$RAND,AUTN,XRES,K_{ASME}$§svg§600§TRUE§</svg:desc>
          <draw:polygon draw:style-name="gr4" draw:layer="layout" svg:width="9.497cm" svg:height="0.584cm" svg:x="15.128cm" svg:y="5.958cm" svg:viewBox="0 0 9498 585" draw:points="4748,585 0,585 0,0 9498,0 9498,585">
            <text:p/>
          </draw:polygon>
          <draw:path draw:style-name="gr3" draw:layer="layout" svg:width="0.478cm" svg:height="0.472cm" svg:x="15.155cm" svg:y="5.956cm" svg:viewBox="0 0 479 473" svg:d="M224 46c4-16 6-23 19-25 6 0 27 0 40 0 48 0 122 0 122 66 0 23-10 69-36 95-18 17-54 38-114 38h-75zM321 230c67-15 146-61 146-129 0-57-59-101-148-101h-190c-13 0-19 0-19 13 0 8 6 8 17 8 2 0 15 0 27 2 11 0 17 2 17 9 0 4 0 6-2 14l-89 359c-8 26-10 32-61 32-13 0-19 0-19 13 0 8 8 8 9 8 19 0 67-2 84-2 19 0 67 2 86 2 5 0 13 0 13-13 0-8-6-8-19-8-25 0-44 0-44-11 0-4 2-8 4-12l44-178h79c61 0 73 38 73 60 0 12-6 33-10 48-4 19-9 44-9 57 0 72 79 72 89 72 57 0 80-68 80-78 0-7-8-7-8-7-6 0-7 3-9 9-17 50-46 61-61 61-23 0-27-15-27-42 0-19 4-53 6-76 2-9 4-21 4-30 0-52-46-73-63-80z">
            <text:p/>
          </draw:path>
          <draw:path draw:style-name="gr3" draw:layer="layout" svg:width="0.459cm" svg:height="0.48cm" svg:x="15.662cm" svg:y="5.935cm" svg:viewBox="0 0 460 481" svg:d="M97 403c-27 45-53 55-84 57-7 0-13 0-13 13 0 4 4 8 9 8 18 0 38-2 57-2 23 0 46 2 67 2 4 0 13 0 13-14 0-7-5-7-11-7-15-2-31-8-31-25 0-8 4-15 10-25l49-85h169c2 15 12 106 12 112 0 21-36 23-50 23-9 0-15 0-15 13 0 8 8 8 10 8 26 0 55-2 83-2 17 0 59 2 76 2 4 0 12 0 12-14 0-7-6-7-15-7-42 0-42-6-44-25l-40-420c-2-13-2-15-13-15-12 0-14 4-17 11zM177 304l133-220 21 220z">
            <text:p/>
          </draw:path>
          <draw:path draw:style-name="gr3" draw:layer="layout" svg:width="0.563cm" svg:height="0.457cm" svg:x="16.163cm" svg:y="5.956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8l87-353c4 4 4 6 6 11l167 396c6 11 7 13 13 13 8 0 8-2 10-13z">
            <text:p/>
          </draw:path>
          <draw:path draw:style-name="gr3" draw:layer="layout" svg:width="0.512cm" svg:height="0.457cm" svg:x="16.771cm" svg:y="5.956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8 0-2 0-3 4-15z">
            <text:p/>
          </draw:path>
          <draw:path draw:style-name="gr3" draw:layer="layout" svg:width="0.079cm" svg:height="0.2cm" svg:x="17.372cm" svg:y="6.34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459cm" svg:height="0.48cm" svg:x="17.634cm" svg:y="5.935cm" svg:viewBox="0 0 460 481" svg:d="M97 403c-27 45-53 55-84 57-7 0-13 0-13 13 0 4 4 8 9 8 18 0 38-2 57-2 23 0 46 2 67 2 4 0 13 0 13-14 0-7-5-7-11-7-15-2-31-8-31-25 0-8 4-15 10-25l49-85h169c2 15 12 106 12 112 0 21-36 23-50 23-9 0-15 0-15 13 0 8 8 8 10 8 26 0 55-2 83-2 17 0 59 2 76 2 4 0 12 0 12-14 0-7-6-7-15-7-42 0-42-6-44-25l-40-420c-2-13-2-15-13-15-12 0-14 4-17 11zM177 304l133-220 21 220z">
            <text:p/>
          </draw:path>
          <draw:path draw:style-name="gr3" draw:layer="layout" svg:width="0.464cm" svg:height="0.472cm" svg:x="18.153cm" svg:y="5.956cm" svg:viewBox="0 0 465 473" svg:d="M380 70c8-26 19-47 74-49 2 0 11 0 11-13 0 0 0-8-9-8-23 0-46 2-68 2-23 0-48-2-71-2-4 0-11 0-11 13 0 8 6 8 11 8 38 0 46 15 46 28 0 4 0 14-2 16l-61 239c-23 89-99 148-165 148-46 0-82-30-82-87 0-2 0-23 6-53l66-261c6-24 6-30 55-30 18 0 23 0 23-13 0-8-7-8-9-8-19 0-67 2-86 2s-66-2-85-2c-6 0-14 0-14 13 0 8 6 8 19 8 2 0 14 0 25 2 13 0 19 2 19 9 0 4-7 33-11 48l-15 59c-6 26-38 154-42 167-4 17-4 28-4 38 0 82 61 129 131 129 86 0 167-76 190-165z">
            <text:p/>
          </draw:path>
          <draw:path draw:style-name="gr3" draw:layer="layout" svg:width="0.455cm" svg:height="0.453cm" svg:x="18.652cm" svg:y="5.96cm" svg:viewBox="0 0 456 454" svg:d="M270 48c5-19 7-23 15-25s28-2 44-2c66 0 97 2 97 55 0 10-2 36-6 53 0 4-2 12-2 14 0 3 2 7 8 7 7 0 9-4 11-15l17-116c2-4 2-9 2-11 0-8-8-8-19-8h-371c-17 0-17 0-22 13l-40 118c0 2-4 12-4 13 0 4 4 6 8 6 7 0 7-2 11-13 36-105 53-116 154-116h25c19 0 19 2 19 8 0 3-2 13-2 15l-90 357c-7 25-9 32-79 32-25 0-29 0-29 14 0 7 8 7 11 7 18 0 37-2 56-2s38 0 57 0 38 0 55 0c19 0 40 2 59 2 5 0 15 0 15-13 0-8-6-8-23-8s-27 0-44-2c-19-2-24-3-24-13 0-2 0-6 1-15z">
            <text:p/>
          </draw:path>
          <draw:path draw:style-name="gr3" draw:layer="layout" svg:width="0.563cm" svg:height="0.457cm" svg:x="19.143cm" svg:y="5.956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8l87-353c4 4 4 6 6 11l167 396c6 11 7 13 13 13 8 0 8-2 10-13z">
            <text:p/>
          </draw:path>
          <draw:path draw:style-name="gr3" draw:layer="layout" svg:width="0.079cm" svg:height="0.2cm" svg:x="19.745cm" svg:y="6.34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552cm" svg:height="0.457cm" svg:x="20.001cm" svg:y="5.956cm" svg:viewBox="0 0 553 458" svg:d="M308 182l-57-133c-2-5-4-7-4-9 0-4 11-17 40-19 6 0 13-2 13-13 0-8-7-8-9-8-29 0-57 2-86 2-17 0-57-2-74-2-4 0-13 0-13 13 0 8 7 8 17 8 40 0 44 6 49 21l80 188-142 152-8 8c-34 34-65 45-99 47-9 0-15 0-15 13 0 2 0 8 9 8 19 0 42-2 63-2 25 0 51 2 74 2 4 0 14 0 14-13 0-8-8-8-10-8-6 0-27-2-27-21 0-9 12-21 19-30l69-72 59-65 68 160c4 7 4 7 4 9 0 6-13 17-40 19-6 0-13 2-13 13 0 8 7 8 11 8 19 0 65-2 84-2 17 0 57 2 74 2 6 0 13 0 13-13 0-8-7-8-11-8-46 0-48-2-59-28-27-63-70-168-86-208 46-47 116-127 137-146 19-17 46-32 86-34 7 0 15 0 15-13 0 0 0-8-10-8-21 0-41 2-62 2-25 0-52-2-74-2-4 0-14 0-14 13 0 6 4 8 8 8 6 0 26 2 26 21 0 9-7 17-11 25z">
            <text:p/>
          </draw:path>
          <draw:path draw:style-name="gr3" draw:layer="layout" svg:width="0.478cm" svg:height="0.472cm" svg:x="20.615cm" svg:y="5.956cm" svg:viewBox="0 0 479 473" svg:d="M224 46c4-16 6-23 19-25 6 0 27 0 40 0 48 0 124 0 124 66 0 23-12 69-38 95-18 17-54 38-114 38h-75zM321 230c67-15 146-61 146-129 0-57-59-101-148-101h-190c-13 0-19 0-19 13 0 8 6 8 17 8 2 0 15 0 27 2 11 0 17 2 17 9 0 4 0 6-2 14l-89 359c-8 26-10 32-61 32-13 0-19 0-19 13 0 8 8 8 9 8 19 0 67-2 84-2 19 0 67 2 86 2 5 0 13 0 13-13 0-8-6-8-19-8-25 0-44 0-44-11 0-4 2-8 4-12l44-178h79c61 0 73 38 73 60 0 12-6 33-10 48-4 19-9 44-9 57 0 72 79 72 89 72 57 0 80-68 80-78 0-7-8-7-8-7-6 0-7 3-9 9-17 50-46 61-61 61-23 0-27-15-27-42 0-19 4-53 6-76 2-9 4-21 4-30 0-52-46-73-63-80z">
            <text:p/>
          </draw:path>
          <draw:path draw:style-name="gr3" draw:layer="layout" svg:width="0.485cm" svg:height="0.455cm" svg:x="21.122cm" svg:y="5.958cm" svg:viewBox="0 0 486 456" svg:d="M448 300c2-4 4-7 4-9s0-8-7-8c-6 0-8 4-10 8-44 99-68 144-182 144h-99c-8 0-10 0-13 0-8-2-10-2-10-7 0-2 0-4 4-16l45-182h67c57 0 57 13 57 30 0 4 0 14-6 33 0 3-2 5-2 7 0 4 4 8 10 8s7-4 9-13l38-158c0-4-2-8-7-8-6 0-8 6-10 14-13 51-26 66-87 66h-63l40-161c6-25 6-27 36-27h95c82 0 101 19 101 74 0 17 0 17-2 36 0 4 0 8 0 12 0 3 2 7 8 7 7 0 7-4 9-15l13-116c2-19-2-19-19-19h-338c-13 0-19 0-19 13 0 8 6 8 17 8 25 0 44 0 44 11 0 4 0 4-2 17l-89 354c-8 26-8 32-61 32-11 0-19 0-19 13 0 8 6 8 19 8h348c15 0 15 0 21-11z">
            <text:p/>
          </draw:path>
          <draw:path draw:style-name="gr3" draw:layer="layout" svg:width="0.396cm" svg:height="0.487cm" svg:x="21.662cm" svg:y="5.941cm" svg:viewBox="0 0 397 488" svg:d="M397 8c0-4 0-8-6-8-3 0-5 0-13 10l-32 38c-17-31-52-48-95-48-86 0-166 78-166 158 0 55 35 85 69 95l72 19c25 5 63 17 63 72 0 59-55 123-122 123-44 0-118-15-118-98 0-16 4-33 4-36 2-2 2-4 2-4 0-8-4-8-8-8-3 0-5 0-7 2s-40 156-40 158c0 4 4 7 8 7 3 0 3-2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layer="layout" svg:width="0.079cm" svg:height="0.2cm" svg:x="22.093cm" svg:y="6.342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569cm" svg:height="0.457cm" svg:x="22.357cm" svg:y="5.956cm" svg:viewBox="0 0 570 458" svg:d="M315 186c0-2-3-5-3-7s13-12 20-17l116-90c63-47 90-49 111-51 5 0 11-2 11-13 0-4-2-8-8-8-15 0-30 2-47 2-25 0-50-2-74-2-4 0-14 0-14 13 0 6 4 8 10 8 13 2 21 4 21 13 0 14-21 29-25 33l-262 199 55-215c6-24 6-30 55-30 17 0 23 0 23-13 0-6-6-8-10-8-19 0-66 2-85 2s-67-2-86-2c-5 0-15 0-15 13 0 8 8 8 21 8 8 0 21 0 29 2 11 0 15 2 15 9 0 4-2 6-4 14l-89 361c-8 24-8 30-61 30-11 0-19 0-19 13 0 8 8 8 9 8 19 0 67-2 86-2 13 0 28 0 44 0 13 0 28 2 43 2 4 0 14 0 14-13 0-8-8-8-19-8-25 0-44 0-44-11 0-6 4-19 6-31 9-34 19-70 26-104l101-78 78 180c7 17 7 19 7 23 0 21-28 21-36 21-5 0-13 0-13 13 0 8 8 8 10 8 26 0 55-2 81-2 14 0 50 2 65 2 4 0 13 0 13-13 0-8-7-8-13-8-29 0-38-6-48-30z">
            <text:p/>
          </draw:path>
          <draw:path draw:style-name="gr3" draw:layer="layout" svg:width="0.352cm" svg:height="0.333cm" svg:x="22.924cm" svg:y="6.18cm" svg:viewBox="0 0 353 334" svg:d="M70 279c-17 25-32 38-59 40-5 0-11 0-11 10 0 3 4 5 6 5 13 0 28-2 41-2 16 0 35 2 48 2 2 0 9 0 9-9 0-6-5-6-7-6-4-2-21-2-21-15 0-6 6-13 8-17l38-59h133l11 78c-2 6-4 13-32 13-6 0-12 0-12 10 0 2 2 5 8 5 13 0 45-2 61-2 7 0 19 2 26 2 10 0 19 0 27 0 7 0 9-3 9-9s-5-6-13-6c-27 0-27-4-28-15l-42-291c-2-9-2-13-12-13-9 0-11 4-15 11zM133 211l97-154 23 154z">
            <text:p/>
          </draw:path>
          <draw:path draw:style-name="gr3" draw:layer="layout" svg:width="0.297cm" svg:height="0.339cm" svg:x="23.332cm" svg:y="6.184cm" svg:viewBox="0 0 298 340" svg:d="M298 6c0-2-2-6-5-6-4 0-4 0-10 6l-23 28c-19-26-47-34-76-34-66 0-125 53-125 108 0 6 2 25 15 42 17 19 34 25 67 31 7 3 32 7 39 9 14 4 44 15 44 49 0 38-40 84-95 84-40 0-91-15-91-66 0-6 2-16 4-25 0-2 0-2 0-2 0-6-6-6-8-6-6 0-7 0-9 10l-23 93c-2 2-2 5-2 7s2 6 6 6c3 0 3 0 9-7 6-6 19-20 23-25 25 26 63 32 91 32 70 0 127-61 127-116 0-21-7-40-19-51-15-17-22-19-83-32-10-4-25-6-31-8-11-4-30-17-30-44 0-36 42-74 91-74 50 0 74 29 74 74 0 6-2 16-2 21 0 6 6 6 8 6 8 0 8-2 10-10z">
            <text:p/>
          </draw:path>
          <draw:path draw:style-name="gr3" draw:layer="layout" svg:width="0.499cm" svg:height="0.32cm" svg:x="23.686cm" svg:y="6.193cm" svg:viewBox="0 0 500 321" svg:d="M445 38c3-17 5-21 39-21 10 0 16 0 16-9 0-8-6-8-14-8h-64c-14 0-14 0-19 10l-183 267-45-264c-2-13-2-13-17-13h-67c-9 0-15 0-15 10 0 7 6 7 15 7 8 0 10 0 19 0 8 2 10 2 10 8 0 0 0 4-2 9l-59 238c-4 15-12 30-50 32-3 0-9 0-9 11 0 0 0 6 8 6 13 0 32-2 47-2 11 0 40 2 51 2 2 0 8 0 8-9 0-8-6-8-10-8-30 0-30-13-30-19 0-2 0-4 2-11l63-251 51 285c2 9 2 13 9 13 6 0 10-6 14-9l197-295v2l-66 266c-4 15-4 19-42 19-8 0-13 0-13 11 0 0 0 6 7 6 10 0 19-2 29-2 9 0 21 0 30 0 14 0 46 2 59 2 4 0 10 0 10-9 0-8-6-8-16-8 0 0-9 0-17 0-11-2-11-4-11-8 0-3 2-7 2-11z">
            <text:p/>
          </draw:path>
          <draw:path draw:style-name="gr3" draw:layer="layout" svg:width="0.362cm" svg:height="0.318cm" svg:x="24.24cm" svg:y="6.195cm" svg:viewBox="0 0 363 319" svg:d="M340 211c2-6 2-8 2-10s-2-5-8-5c0 0-3 0-5 2 0 0 0 1-6 13-30 68-55 91-131 91h-80c-15 0-15 0-15-4 0-2 0-4 2-11l30-125h53c36 0 42 5 42 22 0 4 0 12-2 21-2 4-2 4-2 6 0 0 0 6 8 6s8-2 9-10l25-104c2-6 2-6 2-6 0-6-4-8-8-8-5 0-5 4-9 14-10 36-25 41-65 41h-49l28-112c4-13 6-15 25-15h76c63 0 78 13 78 55 0 12-2 25-2 29s2 7 8 7c7 0 7-3 7-13l10-82c2-13-2-13-13-13h-259c-9 0-15 0-15 10 0 7 6 7 15 7 8 0 10 0 17 0 10 2 12 2 12 8 0 4-2 7-2 9l-63 247c-4 17-4 21-42 21-7 0-13 0-13 12 0 5 6 5 13 5h266c12 0 14 0 17-7z">
            <text:p/>
          </draw:path>
        </draw:g>
        <draw:line draw:style-name="gr5" draw:text-style-name="P1" draw:layer="layout" svg:x1="2.286cm" svg:y1="6.824cm" svg:x2="14.224cm" svg:y2="6.824cm">
          <text:p/>
        </draw:line>
        <draw:g>
          <svg:title>TexMaths</svg:title>
          <svg:desc>19§latex§authentication request $\left(RAND,AUTN\right)$§svg§600§TRUE§</svg:desc>
          <draw:polygon draw:style-name="gr4" draw:layer="layout" svg:width="11.849cm" svg:height="0.666cm" svg:x="2.375cm" svg:y="5.91cm" svg:viewBox="0 0 11850 667" draw:points="5926,667 0,667 0,0 11850,0 11850,667">
            <text:p/>
          </draw:polygon>
          <draw:path draw:style-name="gr3" draw:layer="layout" svg:width="0.303cm" svg:height="0.307cm" svg:x="2.403cm" svg:y="6.109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layer="layout" svg:width="0.337cm" svg:height="0.303cm" svg:x="2.728cm" svg:y="6.113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21cm" svg:height="0.419cm" svg:x="3.089cm" svg:y="5.997cm" svg:viewBox="0 0 211 420" svg:d="M104 144h95v-20h-95v-124h-17c-2 55-21 127-87 129v15h57v185c0 83 63 91 87 91 48 0 67-47 67-91v-38h-17v38c0 49-21 74-46 74-44 0-44-61-44-72z">
            <text:p/>
          </draw:path>
          <draw:path draw:style-name="gr3" draw:layer="layout" svg:width="0.337cm" svg:height="0.465cm" svg:x="3.357cm" svg:y="5.946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7 0 53 3 53 38z">
            <text:p/>
          </draw:path>
          <draw:path draw:style-name="gr3" draw:layer="layout" svg:width="0.259cm" svg:height="0.307cm" svg:x="3.724cm" svg:y="6.109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337cm" svg:height="0.295cm" svg:x="4.022cm" svg:y="6.113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layer="layout" svg:width="0.21cm" svg:height="0.419cm" svg:x="4.364cm" svg:y="5.997cm" svg:viewBox="0 0 211 420" svg:d="M104 144h95v-20h-95v-124h-17c-2 55-21 127-87 129v15h57v185c0 83 63 91 87 91 48 0 67-47 67-91v-38h-17v38c0 49-19 74-46 74-44 0-44-61-44-72z">
            <text:p/>
          </draw:path>
          <draw:path draw:style-name="gr3" draw:layer="layout" svg:width="0.143cm" svg:height="0.448cm" svg:x="4.632cm" svg:y="5.961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layer="layout" svg:width="0.255cm" svg:height="0.307cm" svg:x="4.818cm" svg:y="6.109cm" svg:viewBox="0 0 256 308" svg:d="M55 154c0-108 55-137 91-137 6 0 50 0 72 25-26 2-32 23-32 30 0 17 13 31 32 31 18 0 31-12 31-31 0-45-51-72-103-72-83 0-146 72-146 156 0 85 66 152 144 152 92 0 112-80 112-88 0-5-7-5-9-5-6 0-8 2-8 5-21 63-64 71-89 71-34 0-95-29-95-137z">
            <text:p/>
          </draw:path>
          <draw:path draw:style-name="gr3" draw:layer="layout" svg:width="0.301cm" svg:height="0.307cm" svg:x="5.12cm" svg:y="6.109cm" svg:viewBox="0 0 302 308" svg:d="M196 251c2 26 21 55 51 55 15 0 55-10 55-65v-38h-15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layer="layout" svg:width="0.21cm" svg:height="0.419cm" svg:x="5.436cm" svg:y="5.997cm" svg:viewBox="0 0 211 420" svg:d="M104 144h95v-20h-95v-124h-17c-2 55-21 127-87 129v15h57v185c0 83 63 91 87 91 48 0 67-47 67-91v-38h-17v38c0 49-19 74-46 74-44 0-44-61-44-72z">
            <text:p/>
          </draw:path>
          <draw:path draw:style-name="gr3" draw:layer="layout" svg:width="0.143cm" svg:height="0.448cm" svg:x="5.706cm" svg:y="5.961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layer="layout" svg:width="0.297cm" svg:height="0.307cm" svg:x="5.886cm" svg:y="6.109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layer="layout" svg:width="0.337cm" svg:height="0.295cm" svg:x="6.222cm" svg:y="6.113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layer="layout" svg:width="0.225cm" svg:height="0.295cm" svg:x="6.811cm" svg:y="6.113cm" svg:viewBox="0 0 226 296" svg:d="M93 74v-74l-93 8v21c47 0 53 3 53 38v178c0 31-7 31-53 31v20c27 0 57-1 76-1 28 0 59 0 85 1v-20h-13c-49 0-51-8-51-31v-104c0-67 28-126 80-126 3 0 5 0 7 0-2 0-15 10-15 27 0 19 13 28 29 28 11 0 28-7 28-28 0-23-21-42-49-42-50 0-74 46-84 74z">
            <text:p/>
          </draw:path>
          <draw:path draw:style-name="gr3" draw:layer="layout" svg:width="0.259cm" svg:height="0.307cm" svg:x="7.072cm" svg:y="6.109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33cm" svg:height="0.427cm" svg:x="7.372cm" svg:y="6.113cm" svg:viewBox="0 0 331 428" svg:d="M232 257v119c0 31-8 31-52 31v21c23-2 57-4 75-4 19 0 53 2 76 4v-21c-44 0-52 0-52-31v-376h-15l-27 61c-7-19-36-61-89-61-78 0-148 65-148 152 0 84 65 152 142 152 48 0 76-28 90-47zM234 110v95c0 21-12 40-27 57-8 10-30 27-61 27-49 0-91-59-91-137 0-80 48-135 97-135 55 0 82 59 82 93z">
            <text:p/>
          </draw:path>
          <draw:path draw:style-name="gr3" draw:layer="layout" svg:width="0.337cm" svg:height="0.303cm" svg:x="7.721cm" svg:y="6.113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259cm" svg:height="0.307cm" svg:x="8.088cm" svg:y="6.109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219cm" svg:height="0.307cm" svg:x="8.386cm" svg:y="6.109cm" svg:viewBox="0 0 220 308" svg:d="M118 171c15 2 70 13 70 61 0 34-23 63-76 63-57 0-82-40-93-97-2-8-4-12-10-12-9 0-9 6-9 17v90c0 11 0 15 8 15 3 0 3 0 17-13 0 0 0-2 13-16 28 29 59 29 74 29 78 0 108-44 108-93 0-36-21-55-28-63-23-23-48-28-76-32-38-8-84-17-84-55 0-25 17-52 76-52 74 0 78 61 78 82 2 6 8 6 8 6 9 0 9-4 9-17v-69c0-11 0-15-7-15-4 0-4 0-14 8-2 3-9 9-11 11-25-19-53-19-63-19-83 0-108 46-108 82 0 24 11 43 28 59 23 17 42 21 90 30z">
            <text:p/>
          </draw:path>
          <draw:path draw:style-name="gr3" draw:layer="layout" svg:width="0.21cm" svg:height="0.419cm" svg:x="8.641cm" svg:y="5.997cm" svg:viewBox="0 0 211 420" svg:d="M104 144h95v-20h-95v-124h-17c-2 55-21 127-87 129v15h57v185c0 83 63 91 87 91 48 0 67-47 67-91v-38h-17v38c0 49-21 74-46 74-44 0-44-61-44-72z">
            <text:p/>
          </draw:path>
          <draw:path draw:style-name="gr3" draw:layer="layout" svg:width="0.157cm" svg:height="0.668cm" svg:x="9.175cm" svg:y="5.908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layer="layout" svg:width="0.478cm" svg:height="0.472cm" svg:x="9.395cm" svg:y="5.954cm" svg:viewBox="0 0 479 473" svg:d="M224 46c4-16 6-23 19-25 6 0 27 0 40 0 48 0 122 0 122 66 0 23-10 69-36 95-18 18-54 38-114 38h-75zM321 230c67-15 146-61 146-129 0-57-59-101-148-101h-190c-13 0-19 0-19 13 0 8 6 8 17 8 2 0 15 0 27 2 11 0 17 2 17 9 0 4 0 6-2 14l-89 359c-8 26-10 32-61 32-13 0-19 0-19 13 0 8 8 8 9 8 19 0 67-2 84-2 19 0 67 2 86 2 5 0 13 0 13-13 0-8-6-8-19-8-25 0-44 0-44-11 0-4 2-8 4-12l44-178h79c61 0 73 38 73 60 0 12-6 33-10 48-4 19-9 44-9 57 0 72 79 72 89 72 57 0 80-68 80-78 0-7-8-7-8-7-6 0-7 4-9 9-17 50-46 61-61 61-23 0-27-15-27-42 0-19 4-53 6-76 2-9 4-21 4-30 0-52-46-72-63-80z">
            <text:p/>
          </draw:path>
          <draw:path draw:style-name="gr3" draw:layer="layout" svg:width="0.459cm" svg:height="0.48cm" svg:x="9.903cm" svg:y="5.931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10.404cm" svg:y="5.954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layer="layout" svg:width="0.512cm" svg:height="0.457cm" svg:x="11.012cm" svg:y="5.954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ath draw:style-name="gr3" draw:layer="layout" svg:width="0.079cm" svg:height="0.2cm" svg:x="11.613cm" svg:y="6.33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459cm" svg:height="0.48cm" svg:x="11.873cm" svg:y="5.931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layer="layout" svg:width="0.464cm" svg:height="0.472cm" svg:x="12.393cm" svg:y="5.954cm" svg:viewBox="0 0 465 473" svg:d="M380 70c8-26 19-47 74-49 2 0 11 0 11-13 0 0 0-8-9-8-23 0-46 2-68 2-23 0-48-2-71-2-4 0-11 0-11 13 0 8 6 8 11 8 38 0 46 15 46 28 0 4 0 14-2 16l-61 239c-23 89-99 148-165 148-46 0-82-30-82-87 0-2 0-23 6-53l66-261c6-24 8-30 55-30 18 0 23 0 23-13 0-8-7-8-9-8-19 0-67 2-86 2s-66-2-85-2c-6 0-14 0-14 13 0 8 6 8 19 8 2 0 14 0 25 2 13 0 19 2 19 9 0 4-7 33-11 48l-15 59c-6 26-38 154-42 167-4 17-4 28-4 38 0 82 61 129 131 129 86 0 167-76 190-165z">
            <text:p/>
          </draw:path>
          <draw:path draw:style-name="gr3" draw:layer="layout" svg:width="0.455cm" svg:height="0.453cm" svg:x="12.893cm" svg:y="5.957cm" svg:viewBox="0 0 456 454" svg:d="M270 48c5-19 7-23 15-25 6-2 28-2 44-2 66 0 97 2 97 55 0 10-2 36-6 53 0 4-2 12-2 14 0 3 2 7 8 7 7 0 9-4 11-15l17-116c2-4 2-9 2-11 0-8-8-8-19-8h-371c-17 0-17 0-22 13l-40 118c0 2-4 12-4 13 0 4 4 6 8 6 7 0 7-2 11-13 36-105 53-116 154-116h25c19 0 19 2 19 8 0 3-2 13-2 15l-90 357c-7 25-9 32-79 32-25 0-29 0-29 14 0 7 8 7 11 7 18 0 37-2 56-2s38 0 57 0 38 0 55 0c19 0 40 2 59 2 5 0 15 0 15-13 0-8-6-8-23-8s-27 0-44-2c-19-1-24-3-24-13 0-2 0-6 1-15z">
            <text:p/>
          </draw:path>
          <draw:path draw:style-name="gr3" draw:layer="layout" svg:width="0.563cm" svg:height="0.457cm" svg:x="13.383cm" svg:y="5.954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layer="layout" svg:width="0.157cm" svg:height="0.668cm" svg:x="14.003cm" svg:y="5.908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custom-shape draw:style-name="gr9" draw:text-style-name="P1" draw:layer="layout" svg:width="13.968cm" svg:height="0.942cm" svg:x="0.764cm" svg:y="7.23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225cm" svg:y1="9.202cm" svg:x2="2.164cm" svg:y2="9.202cm">
          <text:p/>
        </draw:line>
        <draw:g>
          <svg:title>TexMaths</svg:title>
          <svg:desc>19§latex§\text{authentication response ($SRES$)}§svg§600§TRUE§</svg:desc>
          <draw:polygon draw:style-name="gr4" draw:layer="layout" svg:width="9.558cm" svg:height="0.666cm" svg:x="2.843cm" svg:y="8.467cm" svg:viewBox="0 0 9559 667" draw:points="4780,667 0,667 0,0 9559,0 9559,667">
            <text:p/>
          </draw:polygon>
          <draw:path draw:style-name="gr3" draw:layer="layout" svg:width="0.303cm" svg:height="0.307cm" svg:x="2.872cm" svg:y="8.666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layer="layout" svg:width="0.337cm" svg:height="0.303cm" svg:x="3.196cm" svg:y="8.67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21cm" svg:height="0.419cm" svg:x="3.557cm" svg:y="8.554cm" svg:viewBox="0 0 211 420" svg:d="M105 144h95v-20h-95v-124h-18c-1 55-20 127-87 129v15h57v185c0 83 63 91 87 91 48 0 67-47 67-91v-38h-17v38c0 49-21 74-46 74-43 0-43-61-43-72z">
            <text:p/>
          </draw:path>
          <draw:path draw:style-name="gr3" draw:layer="layout" svg:width="0.337cm" svg:height="0.465cm" svg:x="3.825cm" svg:y="8.503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8 0 53 3 53 38z">
            <text:p/>
          </draw:path>
          <draw:path draw:style-name="gr3" draw:layer="layout" svg:width="0.259cm" svg:height="0.307cm" svg:x="4.192cm" svg:y="8.66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337cm" svg:height="0.295cm" svg:x="4.49cm" svg:y="8.67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layer="layout" svg:width="0.21cm" svg:height="0.419cm" svg:x="4.832cm" svg:y="8.554cm" svg:viewBox="0 0 211 420" svg:d="M105 144h95v-20h-95v-124h-18c-1 55-20 127-87 129v15h57v185c0 83 63 91 87 91 48 0 67-47 67-91v-38h-17v38c0 49-19 74-46 74-43 0-43-61-43-72z">
            <text:p/>
          </draw:path>
          <draw:path draw:style-name="gr3" draw:layer="layout" svg:width="0.143cm" svg:height="0.448cm" svg:x="5.1cm" svg:y="8.518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layer="layout" svg:width="0.256cm" svg:height="0.307cm" svg:x="5.286cm" svg:y="8.666cm" svg:viewBox="0 0 257 308" svg:d="M55 154c0-108 55-137 91-137 6 0 50 0 73 25-27 2-33 23-33 30 0 17 14 31 33 31 17 0 30-12 30-31 0-45-51-72-103-72-83 0-146 72-146 156 0 85 67 152 144 152 92 0 113-80 113-88 0-5-8-5-10-5-6 0-8 2-8 5-20 63-64 71-89 71-34 0-95-29-95-137z">
            <text:p/>
          </draw:path>
          <draw:path draw:style-name="gr3" draw:layer="layout" svg:width="0.301cm" svg:height="0.307cm" svg:x="5.589cm" svg:y="8.666cm" svg:viewBox="0 0 302 308" svg:d="M196 251c2 26 21 55 51 55 15 0 55-10 55-65v-38h-15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layer="layout" svg:width="0.21cm" svg:height="0.419cm" svg:x="5.904cm" svg:y="8.554cm" svg:viewBox="0 0 211 420" svg:d="M105 144h95v-20h-95v-124h-18c-1 55-20 127-87 129v15h57v185c0 83 63 91 87 91 48 0 67-47 67-91v-38h-17v38c0 49-19 74-46 74-43 0-43-61-43-72z">
            <text:p/>
          </draw:path>
          <draw:path draw:style-name="gr3" draw:layer="layout" svg:width="0.143cm" svg:height="0.448cm" svg:x="6.174cm" svg:y="8.518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layer="layout" svg:width="0.297cm" svg:height="0.307cm" svg:x="6.354cm" svg:y="8.666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layer="layout" svg:width="0.337cm" svg:height="0.295cm" svg:x="6.691cm" svg:y="8.67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layer="layout" svg:width="0.225cm" svg:height="0.295cm" svg:x="7.28cm" svg:y="8.67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layer="layout" svg:width="0.259cm" svg:height="0.307cm" svg:x="7.54cm" svg:y="8.66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219cm" svg:height="0.307cm" svg:x="7.838cm" svg:y="8.666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layer="layout" svg:width="0.33cm" svg:height="0.427cm" svg:x="8.098cm" svg:y="8.67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layer="layout" svg:width="0.297cm" svg:height="0.307cm" svg:x="8.486cm" svg:y="8.666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layer="layout" svg:width="0.337cm" svg:height="0.295cm" svg:x="8.82cm" svg:y="8.67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layer="layout" svg:width="0.219cm" svg:height="0.307cm" svg:x="9.191cm" svg:y="8.666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layer="layout" svg:width="0.259cm" svg:height="0.307cm" svg:x="9.451cm" svg:y="8.66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157cm" svg:height="0.668cm" svg:x="10.016cm" svg:y="8.465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layer="layout" svg:width="0.396cm" svg:height="0.487cm" svg:x="10.244cm" svg:y="8.495cm" svg:viewBox="0 0 397 488" svg:d="M397 8c0-4 0-8-6-8-3 0-5 0-13 10l-32 38c-17-31-51-48-95-48-86 0-165 78-165 158 0 55 34 85 68 95l72 19c25 5 63 17 63 72 0 59-55 124-122 124-43 0-118-16-118-99 0-15 4-33 4-36 2-2 2-4 2-4 0-8-4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layer="layout" svg:width="0.478cm" svg:height="0.472cm" svg:x="10.682cm" svg:y="8.511cm" svg:viewBox="0 0 479 473" svg:d="M224 46c4-16 6-23 19-25 6 0 27 0 40 0 48 0 124 0 124 66 0 23-12 69-38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layer="layout" svg:width="0.486cm" svg:height="0.455cm" svg:x="11.192cm" svg:y="8.513cm" svg:viewBox="0 0 487 456" svg:d="M448 300c2-4 4-7 4-9s0-8-7-8c-6 0-8 4-10 8-44 99-68 144-182 144h-99c-8 0-10 0-13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layer="layout" svg:width="0.396cm" svg:height="0.487cm" svg:x="11.729cm" svg:y="8.495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layer="layout" svg:width="0.157cm" svg:height="0.668cm" svg:x="12.18cm" svg:y="8.465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line draw:style-name="gr10" draw:text-style-name="P1" draw:layer="layout" svg:x1="1.27cm" svg:y1="21.034cm" svg:x2="2.794cm" svg:y2="21.034cm">
          <text:p/>
        </draw:line>
        <draw:line draw:style-name="gr10" draw:text-style-name="P1" draw:layer="layout" svg:x1="13.37cm" svg:y1="21.034cm" svg:x2="14.894cm" svg:y2="21.034cm">
          <text:p/>
        </draw:line>
        <draw:line draw:style-name="gr10" draw:text-style-name="P1" draw:layer="layout" svg:x1="24.47cm" svg:y1="21.034cm" svg:x2="25.994cm" svg:y2="21.034cm">
          <text:p/>
        </draw:line>
        <draw:g>
          <svg:title>TexMaths</svg:title>
          <svg:desc>19§latex§$\pmb{PMSI,P_{new}, \kappa}},\mathcal{K},SQN$§svg§600§TRUE§</svg:desc>
          <draw:polygon draw:style-name="gr4" draw:layer="layout" svg:width="7.187cm" svg:height="0.605cm" svg:x="0.488cm" svg:y="-8.577cm" svg:viewBox="0 0 7188 606" draw:points="3593,606 0,606 0,0 7188,0 7188,606">
            <text:p/>
          </draw:polygon>
          <draw:path draw:style-name="gr3" draw:layer="layout" svg:width="0.478cm" svg:height="0.457cm" svg:x="0.515cm" svg:y="-8.558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layer="layout" svg:width="0.67cm" svg:height="0.457cm" svg:x="1.037cm" svg:y="-8.558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4-43-29 0-5 0-9 2-17l91-364 59 415c0 8 2 16 9 16 8 0 12-8 15-12l270-425-95 385c-7 25-7 31-61 31-11 0-19 0-19 13 0 8 8 8 10 8 19 0 65-2 84-2 26 0 57 2 83 2 4 0 13 0 13-14 0-7-5-7-19-7-24 0-43 0-43-12 0-3 0-3 4-17z">
            <text:p/>
          </draw:path>
          <draw:path draw:style-name="gr3" draw:layer="layout" svg:width="0.396cm" svg:height="0.487cm" svg:x="1.765cm" svg:y="-8.573cm" svg:viewBox="0 0 397 488" svg:d="M397 8c0-4 0-8-6-8-3 0-5 0-13 9l-32 38c-17-30-51-47-95-47-86 0-167 78-167 158 0 55 36 85 70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layer="layout" svg:width="0.311cm" svg:height="0.457cm" svg:x="2.2cm" svg:y="-8.558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2 0-3 2-9 4-15z">
            <text:p/>
          </draw:path>
          <draw:path draw:style-name="gr3" draw:layer="layout" svg:width="0.079cm" svg:height="0.2cm" svg:x="2.582cm" svg:y="-8.17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478cm" svg:height="0.457cm" svg:x="2.848cm" svg:y="-8.558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layer="layout" svg:width="0.286cm" svg:height="0.212cm" svg:x="3.272cm" svg:y="-8.208cm" svg:viewBox="0 0 287 213" svg:d="M36 179c-2 5-6 17-6 19 0 9 10 15 18 15 7 0 15-6 17-12 2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3.612cm" svg:y="-8.208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layer="layout" svg:width="0.343cm" svg:height="0.212cm" svg:x="3.855cm" svg:y="-8.208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1-80 121-38 0-38-34-38-41 0-14 2-21 10-48z">
            <text:p/>
          </draw:path>
          <draw:path draw:style-name="gr3" draw:layer="layout" svg:width="0.079cm" svg:height="0.2cm" svg:x="4.322cm" svg:y="-8.17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3cm" svg:height="0.303cm" svg:x="4.6cm" svg:y="-8.396cm" svg:viewBox="0 0 331 304" svg:d="M2 272c-2 7-2 9-2 15 0 11 10 17 19 17 21 0 25-15 30-38 6-23 2-12 31-124 57 2 116 14 116 57 0 6 0 8-2 16-2 9-4 17-4 22 0 40 29 67 63 67 21 0 38-12 51-34 17-29 27-69 27-69 0-7-8-7-10-7-6 0-7 4-9 13-12 46-27 82-57 82-16 0-23-8-23-33 0-9 4-24 6-36 1-7 3-15 3-22 0-63-93-69-131-69 23-13 44-30 63-45 30-27 49-44 76-56 0 4-2 12-2 16 0 7 4 22 25 22s36-19 36-36c0-5-2-22-27-22-40 0-80 34-110 58-46 38-61 48-85 57 1-7 9-41 13-53 4-17 11-49 11-51 0-11-7-19-19-19-2 0-21 0-26 25z">
            <text:p/>
          </draw:path>
          <draw:path draw:style-name="gr3" draw:layer="layout" svg:width="0.478cm" svg:height="0.457cm" svg:x="0.53cm" svg:y="-8.577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layer="layout" svg:width="0.67cm" svg:height="0.457cm" svg:x="1.052cm" svg:y="-8.577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4-43-29 0-5 0-9 2-17l91-364 59 415c0 8 2 16 9 16 8 0 12-8 15-12l270-425-95 385c-7 25-7 31-61 31-11 0-19 0-19 13 0 8 8 8 10 8 19 0 65-2 84-2 26 0 57 2 83 2 4 0 13 0 13-14 0-7-5-7-19-7-24 0-43 0-43-12 0-3 0-3 4-17z">
            <text:p/>
          </draw:path>
          <draw:path draw:style-name="gr3" draw:layer="layout" svg:width="0.396cm" svg:height="0.487cm" svg:x="1.78cm" svg:y="-8.592cm" svg:viewBox="0 0 397 488" svg:d="M397 8c0-4 0-8-6-8-3 0-5 0-13 9l-32 38c-17-30-51-47-95-47-86 0-167 78-167 158 0 55 36 85 70 95l72 19c25 5 61 17 61 72 0 59-53 123-120 123-43 0-118-15-118-99 0-15 4-32 4-36 2-2 2-3 2-3 0-8-6-8-7-8-4 0-6 0-8 2s-40 156-40 157c0 4 4 8 8 8 3 0 3-2 11-11l34-38c29 40 74 49 112 49 92 0 171-89 171-173 0-47-22-70-32-78-17-17-27-19-85-34-16-4-40-11-46-11-17-8-40-27-40-63 0-53 53-110 116-110 57 0 97 28 97 104 0 21-2 33-2 37 0 1 0 7 8 7 7 0 7-2 9-13z">
            <text:p/>
          </draw:path>
          <draw:path draw:style-name="gr3" draw:layer="layout" svg:width="0.311cm" svg:height="0.457cm" svg:x="2.215cm" svg:y="-8.577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2 0-3 2-9 4-15z">
            <text:p/>
          </draw:path>
          <draw:path draw:style-name="gr3" draw:layer="layout" svg:width="0.079cm" svg:height="0.2cm" svg:x="2.597cm" svg:y="-8.191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478cm" svg:height="0.457cm" svg:x="2.863cm" svg:y="-8.577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layer="layout" svg:width="0.286cm" svg:height="0.212cm" svg:x="3.287cm" svg:y="-8.227cm" svg:viewBox="0 0 287 213" svg:d="M36 179c-2 5-6 17-6 19 0 9 10 15 18 15 7 0 15-6 17-12 2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3.625cm" svg:y="-8.227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layer="layout" svg:width="0.343cm" svg:height="0.212cm" svg:x="3.87cm" svg:y="-8.227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1-80 121-38 0-38-34-38-41 0-14 2-21 10-48z">
            <text:p/>
          </draw:path>
          <draw:path draw:style-name="gr3" draw:layer="layout" svg:width="0.079cm" svg:height="0.2cm" svg:x="4.338cm" svg:y="-8.191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3cm" svg:height="0.303cm" svg:x="4.613cm" svg:y="-8.415cm" svg:viewBox="0 0 331 304" svg:d="M2 272c-2 7-2 9-2 15 0 11 10 17 19 17 21 0 25-15 30-38 6-23 2-12 31-124 57 2 116 14 116 57 0 6 0 8-2 16-2 9-4 17-4 22 0 40 29 67 63 67 21 0 38-12 51-34 17-29 27-69 27-69 0-7-8-7-10-7-6 0-7 4-9 13-12 46-27 82-57 82-16 0-23-8-23-33 0-9 4-24 6-36 1-7 3-15 3-22 0-63-93-69-131-69 23-13 44-30 63-45 30-27 49-44 76-56 0 4-2 12-2 16 0 7 4 22 25 22s36-19 36-36c0-5-2-22-27-22-40 0-80 34-110 58-46 38-61 48-85 57 1-7 9-41 13-53 4-17 11-49 11-51 0-11-7-19-19-19-2 0-21 0-26 25z">
            <text:p/>
          </draw:path>
          <draw:path draw:style-name="gr3" draw:layer="layout" svg:width="0.478cm" svg:height="0.457cm" svg:x="0.545cm" svg:y="-8.558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layer="layout" svg:width="0.67cm" svg:height="0.457cm" svg:x="1.068cm" svg:y="-8.558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4-43-29 0-5 0-9 2-17l91-364 59 415c0 8 2 16 9 16 8 0 12-8 15-12l270-425-95 385c-7 25-7 31-61 31-11 0-19 0-19 13 0 8 8 8 10 8 19 0 65-2 84-2 26 0 57 2 83 2 4 0 13 0 13-14 0-7-5-7-19-7-24 0-43 0-43-12 0-3 0-3 4-17z">
            <text:p/>
          </draw:path>
          <draw:path draw:style-name="gr3" draw:layer="layout" svg:width="0.396cm" svg:height="0.487cm" svg:x="1.795cm" svg:y="-8.573cm" svg:viewBox="0 0 397 488" svg:d="M397 8c0-4 0-8-6-8-3 0-5 0-13 9l-32 38c-17-30-51-47-95-47-86 0-167 78-167 158 0 55 36 85 70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layer="layout" svg:width="0.311cm" svg:height="0.457cm" svg:x="2.23cm" svg:y="-8.558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2 0-3 2-9 4-15z">
            <text:p/>
          </draw:path>
          <draw:path draw:style-name="gr3" draw:layer="layout" svg:width="0.079cm" svg:height="0.2cm" svg:x="2.61cm" svg:y="-8.17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478cm" svg:height="0.457cm" svg:x="2.876cm" svg:y="-8.558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layer="layout" svg:width="0.286cm" svg:height="0.212cm" svg:x="3.302cm" svg:y="-8.208cm" svg:viewBox="0 0 287 213" svg:d="M36 179c-2 5-6 17-6 19 0 9 10 15 18 15 7 0 15-6 17-12 2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3.64cm" svg:y="-8.208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layer="layout" svg:width="0.343cm" svg:height="0.212cm" svg:x="3.885cm" svg:y="-8.208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1-80 121-38 0-38-34-38-41 0-14 2-21 10-48z">
            <text:p/>
          </draw:path>
          <draw:path draw:style-name="gr3" draw:layer="layout" svg:width="0.079cm" svg:height="0.2cm" svg:x="4.353cm" svg:y="-8.17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3cm" svg:height="0.303cm" svg:x="4.628cm" svg:y="-8.396cm" svg:viewBox="0 0 331 304" svg:d="M2 272c-2 7-2 9-2 15 0 11 10 17 19 17 21 0 25-15 30-38 6-23 2-12 31-124 57 2 116 14 116 57 0 6 0 8-2 16-2 9-4 17-4 22 0 40 29 67 63 67 21 0 38-12 51-34 17-29 27-69 27-69 0-7-8-7-10-7-6 0-7 4-9 13-12 46-27 82-57 82-16 0-23-8-23-33 0-9 4-24 6-36 1-7 3-15 3-22 0-63-93-69-131-69 23-13 44-30 63-45 30-27 49-44 76-56 0 4-2 12-2 16 0 7 4 22 25 22s36-19 36-36c0-5-2-22-27-22-40 0-80 34-110 58-46 38-61 48-85 57 1-7 9-41 13-53 4-17 11-49 11-51 0-11-7-19-19-19-2 0-21 0-26 25z">
            <text:p/>
          </draw:path>
          <draw:path draw:style-name="gr3" draw:layer="layout" svg:width="0.079cm" svg:height="0.2cm" svg:x="5.035cm" svg:y="-8.17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47cm" svg:height="0.487cm" svg:x="5.293cm" svg:y="-8.573cm" svg:viewBox="0 0 471 488" svg:d="M112 46c-7 146-68 322-108 427-4 7-4 9-4 9 0 6 6 6 8 6 11 0 36-13 45-27 4-3 91-224 110-393 4-26 6-55 6-57 0-9 0-11-7-11-8 0-27 9-40 17-33 15-57 29-57 40 0 4 3 4 7 4 6 0 8 0 40-15zM467 387c0 0 0-5-7-5-4 0-12 0-21 7-8 6-10 8-13 19-17 50-84 50-84 50-66 0-160-209-160-270 0-11 2-17 25-42 50-49 169-118 200-118 15 0 24 12 24 29 0 4-2 8-2 11 0 4 2 8 8 8 2 0 34-4 34-36 0-23-13-40-38-40-45 0-138 53-192 91-28 21-100 72-100 114 0 57 68 201 117 251 23 23 37 32 57 32 52 0 107-28 132-61 19-21 20-38 20-40z">
            <text:p/>
          </draw:path>
          <draw:path draw:style-name="gr3" draw:layer="layout" svg:width="0.079cm" svg:height="0.2cm" svg:x="5.85cm" svg:y="-8.17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96cm" svg:height="0.487cm" svg:x="6.124cm" svg:y="-8.573cm" svg:viewBox="0 0 397 488" svg:d="M397 8c0-4 0-8-6-8-3 0-5 0-13 9l-32 38c-17-30-51-47-95-47-86 0-167 78-167 158 0 55 36 85 70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layer="layout" svg:width="0.463cm" svg:height="0.601cm" svg:x="6.57cm" svg:y="-8.573cm" svg:viewBox="0 0 464 602" svg:d="M260 467c105-38 204-157 204-287 0-108-73-180-171-180-145 0-293 152-293 308 0 112 76 178 171 178 17 0 40-2 67-9-2 41-2 43-2 51 0 21 0 74 55 74 80 0 112-123 112-129s-6-8-8-8c-5 0-7 4-7 8-17 47-55 64-80 64-31 0-40-19-48-70zM135 463c-53-21-76-74-76-134 0-46 17-141 68-213 50-69 112-99 162-99 66 0 116 51 116 143 0 66-34 222-147 284-3-22-11-72-60-72-35 0-69 34-69 69 0 13 6 20 6 22zM175 471c-8 0-31 0-31-30 0-27 27-54 54-54 28 0 41 18 41 57 0 10 0 12-7 14-17 7-38 13-57 13z">
            <text:p/>
          </draw:path>
          <draw:path draw:style-name="gr3" draw:layer="layout" svg:width="0.563cm" svg:height="0.457cm" svg:x="7.091cm" svg:y="-8.558cm" svg:viewBox="0 0 564 458" svg:d="M481 70c5-26 19-47 72-49 4 0 11 0 11-13 0 0 0-8-9-8-21 0-46 2-67 2-22 0-47-2-68-2-4 0-13 0-13 13 0 8 7 8 13 8 38 0 46 15 46 28 0 4-2 14-2 16l-76 298-149-350c-5-13-5-13-20-13h-90c-13 0-21 0-21 13 0 8 8 8 19 8 4 0 46 0 46 6l-89 360c-6 27-17 48-73 50-3 0-11 0-11 13 0 6 4 8 10 8 20 0 43-2 66-2s48 2 68 2c4 0 14 0 14-14 0-7-8-7-15-7-38-2-44-15-44-29 0-5 2-9 4-17l87-353c4 4 4 6 6 11l167 395c6 12 8 14 13 14 8 0 8-2 10-14z">
            <text:p/>
          </draw:path>
        </draw:g>
        <draw:custom-shape draw:style-name="gr11" draw:text-style-name="P1" draw:layer="layout" svg:width="8.382cm" svg:height="1.754cm" svg:x="0.762cm" svg:y="10.60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\pmb{verify $XSQN = u_{SQN}$}§svg§600§TRUE§</svg:desc>
          <draw:polygon draw:style-name="gr4" draw:layer="layout" svg:width="6.581cm" svg:height="0.681cm" svg:x="1.337cm" svg:y="11.595cm" svg:viewBox="0 0 6582 682" draw:points="3291,682 0,682 0,0 6582,0 6582,682">
            <text:p/>
          </draw:polygon>
          <draw:path draw:style-name="gr3" draw:layer="layout" svg:width="0.328cm" svg:height="0.296cm" svg:x="1.35cm" svg:y="11.796cm" svg:viewBox="0 0 329 297" svg:d="M266 67c8-16 19-46 63-46v-21c-15 2-36 2-52 2-15 0-45-2-57-2v21c25 0 33 15 33 28 0 6-2 10-6 18l-68 171-74-189c-4-7-4-9-4-11 0-17 24-17 38-17v-21c-21 0-59 2-74 2-17 0-44 0-65-2v21c42 0 46 4 53 25l97 239c4 10 6 12 15 12 8 0 12-6 14-12z">
            <text:p/>
          </draw:path>
          <draw:path draw:style-name="gr3" draw:layer="layout" svg:width="0.259cm" svg:height="0.307cm" svg:x="1.689cm" svg:y="11.785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3" draw:layer="layout" svg:width="0.225cm" svg:height="0.296cm" svg:x="1.985cm" svg:y="11.788cm" svg:viewBox="0 0 226 297" svg:d="M93 74v-74l-93 8v21c48 0 53 3 53 38v178c0 31-7 31-53 31v21c27 0 57-2 76-2 29 0 59 0 86 2v-21h-14c-49 0-51-8-51-31v-104c0-67 28-126 80-126 4 0 5 0 7 0-2 0-15 10-15 27 0 19 13 28 29 28 11 0 28-7 28-28 0-23-21-42-49-42-50 0-74 46-84 74z">
            <text:p/>
          </draw:path>
          <draw:path draw:style-name="gr3" draw:layer="layout" svg:width="0.143cm" svg:height="0.448cm" svg:x="2.247cm" svg:y="11.636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layer="layout" svg:width="0.218cm" svg:height="0.472cm" svg:x="2.433cm" svg:y="11.612cm" svg:viewBox="0 0 219 473" svg:d="M95 184v-78c0-58 32-91 63-91 2 0 11 0 23 4-10 4-21 11-21 29 0 15 11 28 28 28 21 0 31-13 31-28 0-25-25-48-61-48-48 0-105 36-105 106v78h-53v21h53v217c0 30-7 30-53 30v21c27-2 59-2 78-2 27 0 59 0 85 2v-21h-15c-49 0-51-7-51-32v-215h78v-21z">
            <text:p/>
          </draw:path>
          <draw:path draw:style-name="gr3" draw:layer="layout" svg:width="0.328cm" svg:height="0.427cm" svg:x="2.627cm" svg:y="11.796cm" svg:viewBox="0 0 329 428" svg:d="M266 65c17-44 51-44 63-44v-21c-15 2-36 2-52 2-11 0-43-2-57-2v21c21 0 31 11 31 28 0 8 0 8-4 18l-68 163-74-181c-2-5-4-7-4-11 0-17 24-17 38-17v-21c-17 0-63 2-74 2-17 0-44 0-65-2v21c32 0 46 0 55 23l101 245c-4 9-13 30-17 40-15 36-34 84-76 84-4 0-19 0-33-14 21-2 27-17 27-26 0-19-13-29-28-29-14 0-29 8-29 29 0 30 29 55 63 55 42 0 68-40 85-78z">
            <text:p/>
          </draw:path>
          <draw:path draw:style-name="gr3" draw:layer="layout" svg:width="0.552cm" svg:height="0.457cm" svg:x="3.207cm" svg:y="11.627cm" svg:viewBox="0 0 553 458" svg:d="M308 183l-57-134c-2-5-4-7-4-9 0-4 11-17 40-19 6 0 13-2 13-13 0-8-7-8-9-8-29 0-57 2-86 2-17 0-57-2-74-2-4 0-13 0-13 13 0 8 7 8 17 8 40 0 44 6 49 21l80 188-142 152-8 8c-34 34-65 45-99 47-9 0-15 0-15 14 0 1 0 7 10 7 19 0 41-2 62-2 25 0 52 2 74 2 4 0 14 0 14-13 0-8-8-8-10-8-6 0-26-2-26-21 0-9 11-21 19-30l68-72 59-65 68 160c4 7 4 7 4 9 0 6-13 17-40 19-6 0-13 2-13 14 0 7 7 7 11 7 19 0 65-2 84-2 17 0 57 2 74 2 6 0 13 0 13-13 0-8-7-8-11-8-46 0-48-2-59-28-27-63-70-168-86-207 46-48 116-128 137-147 19-17 46-32 86-34 7 0 15 0 15-13 0 0 0-8-10-8-20 0-41 2-62 2-25 0-52-2-74-2-4 0-14 0-14 13 0 6 4 8 8 8 6 0 27 2 27 21 0 9-8 17-12 25z">
            <text:p/>
          </draw:path>
          <draw:path draw:style-name="gr3" draw:layer="layout" svg:width="0.396cm" svg:height="0.488cm" svg:x="3.826cm" svg:y="11.612cm" svg:viewBox="0 0 397 489" svg:d="M397 8c0-4 0-8-6-8-3 0-5 0-13 10l-32 38c-17-31-51-48-95-48-86 0-167 78-167 158 0 55 36 85 70 95l72 19c25 6 63 17 63 72 0 59-55 124-122 124-43 0-118-16-118-99 0-15 4-33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layer="layout" svg:width="0.463cm" svg:height="0.602cm" svg:x="4.271cm" svg:y="11.612cm" svg:viewBox="0 0 464 603" svg:d="M260 468c105-38 204-158 204-287 0-109-73-181-171-181-145 0-293 152-293 308 0 112 76 179 171 179 17 0 40-2 67-10-2 42-2 44-2 52 0 20 0 74 55 74 80 0 112-124 112-130 0-5-6-7-8-7-5 0-7 4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layer="layout" svg:width="0.563cm" svg:height="0.457cm" svg:x="4.79cm" svg:y="11.627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4 0 5 4 7 10 7 20 0 43-2 66-2s48 2 68 2c4 0 14 0 14-13 0-8-8-8-15-8-38-2-44-15-44-28 0-6 2-10 4-17l87-354c4 4 4 6 6 11l167 396c6 11 8 13 13 13 8 0 8-2 10-13z">
            <text:p/>
          </draw:path>
          <draw:path draw:style-name="gr3" draw:layer="layout" svg:width="0.446cm" svg:height="0.157cm" svg:x="5.593cm" svg:y="11.83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45cm" svg:height="0.303cm" svg:x="6.279cm" svg:y="11.788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layer="layout" svg:width="0.297cm" svg:height="0.339cm" svg:x="6.676cm" svg:y="11.855cm" svg:viewBox="0 0 298 340" svg:d="M298 6c0-2-2-6-5-6-2 0-4 0-10 6l-23 28c-17-26-47-34-76-34-66 0-125 53-125 108 0 6 2 25 15 42 17 19 34 25 67 31 7 3 32 7 40 9 13 4 43 15 43 50 0 38-40 83-95 83-40 0-91-15-91-66 0-6 2-16 4-25 0-2 0-2 0-2 0-6-6-6-8-6-5 0-7 0-9 10l-23 93c-2 2-2 6-2 8 0 1 2 5 6 5s4 0 9-7c6-6 19-19 23-25 25 27 63 32 91 32 71 0 128-61 128-116 0-21-8-40-19-51-16-17-23-19-84-32-10-4-25-6-30-8-12-4-31-17-31-44 0-36 42-74 91-74 50 0 74 29 74 74 0 6-1 16-1 21 0 6 5 6 7 6 8 0 8-2 10-10z">
            <text:p/>
          </draw:path>
          <draw:path draw:style-name="gr3" draw:layer="layout" svg:width="0.356cm" svg:height="0.421cm" svg:x="7.024cm" svg:y="11.855cm" svg:viewBox="0 0 357 422" svg:d="M186 359c0 31 6 63 44 63 57 0 85-82 85-91 0-4-3-8-7-8s-6 4-6 6c-11 34-42 44-59 44-19 0-28-8-36-46 84-30 150-114 150-196 0-74-53-131-137-131-112 0-220 105-220 211 0 76 55 129 137 129 9 0 25-2 49-7zM105 319c-25-9-59-34-59-97 0-30 9-93 53-144 28-38 74-63 118-63 51 0 95 34 95 103 0 47-23 148-109 190-7-29-21-49-47-49-27 0-53 22-53 47 0 10 0 10 2 13zM186 316c-11 3-28 9-45 9-8 0-25 0-25-19 0-17 19-34 40-34 17 0 28 7 30 44z">
            <text:p/>
          </draw:path>
          <draw:path draw:style-name="gr3" draw:layer="layout" svg:width="0.417cm" svg:height="0.32cm" svg:x="7.444cm" svg:y="11.864cm" svg:viewBox="0 0 418 321" svg:d="M359 51c6-17 12-34 50-34 1 0 9 0 9-11 0-2-2-6-8-6-15 0-32 2-47 2-11 0-38-2-49-2-4 0-10 0-10 10 0 7 6 7 10 7 22 0 30 8 30 19 0 4 0 6-2 12l-51 205-120-245c-4-8-4-8-15-8h-65c-9 0-15 0-15 10 0 7 6 7 15 7 10 0 21 0 31 2l-63 253c-4 17-13 30-49 32-4 0-10 0-10 10 0 5 4 7 8 7 15 0 32-2 47-2 12 0 40 2 51 2 4 0 10-2 10-9 0-8-6-8-11-8-31 0-31-13-31-19 0-2 0-4 2-11l61-242 137 282c3 7 5 7 11 7s6-2 10-9z">
            <text:p/>
          </draw:path>
          <draw:path draw:style-name="gr3" draw:layer="layout" svg:width="0.328cm" svg:height="0.296cm" svg:x="1.366cm" svg:y="11.769cm" svg:viewBox="0 0 329 297" svg:d="M266 67c8-16 19-46 63-46v-21c-15 2-36 2-52 2-15 0-45-2-57-2v21c25 0 33 15 33 28 0 6-2 10-6 18l-68 171-74-189c-4-7-4-9-4-11 0-17 24-17 38-17v-21c-21 0-59 2-74 2-17 0-44 0-65-2v21c42 0 46 4 53 25l97 239c4 10 6 12 15 12 8 0 12-6 14-12z">
            <text:p/>
          </draw:path>
          <draw:path draw:style-name="gr3" draw:layer="layout" svg:width="0.259cm" svg:height="0.307cm" svg:x="1.706cm" svg:y="11.758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3" draw:layer="layout" svg:width="0.225cm" svg:height="0.296cm" svg:x="2cm" svg:y="11.762cm" svg:viewBox="0 0 226 297" svg:d="M93 74v-74l-93 8v21c48 0 53 3 53 38v178c0 31-7 31-53 31v21c27 0 57-2 76-2 29 0 59 0 86 2v-21h-14c-49 0-51-8-51-31v-104c0-67 28-126 80-126 4 0 5 0 7 0-2 0-15 10-15 27 0 19 13 28 29 28 11 0 28-7 28-28 0-23-21-42-49-42-50 0-74 46-84 74z">
            <text:p/>
          </draw:path>
          <draw:path draw:style-name="gr3" draw:layer="layout" svg:width="0.143cm" svg:height="0.448cm" svg:x="2.264cm" svg:y="11.61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layer="layout" svg:width="0.218cm" svg:height="0.472cm" svg:x="2.449cm" svg:y="11.585cm" svg:viewBox="0 0 219 473" svg:d="M95 184v-78c0-58 32-91 63-91 2 0 11 0 23 4-10 4-21 11-21 29 0 15 11 28 28 28 21 0 31-13 31-28 0-25-25-48-61-48-48 0-105 36-105 106v78h-53v21h53v217c0 30-7 30-53 30v21c27-2 59-2 78-2 27 0 59 0 85 2v-21h-15c-49 0-51-7-51-32v-215h78v-21z">
            <text:p/>
          </draw:path>
          <draw:path draw:style-name="gr3" draw:layer="layout" svg:width="0.328cm" svg:height="0.427cm" svg:x="2.644cm" svg:y="11.769cm" svg:viewBox="0 0 329 428" svg:d="M266 65c17-44 51-44 63-44v-21c-15 2-36 2-52 2-11 0-43-2-57-2v21c21 0 31 11 31 28 0 8 0 8-4 18l-68 163-74-181c-2-5-4-7-4-11 0-17 24-17 38-17v-21c-17 0-63 2-74 2-17 0-44 0-65-2v21c32 0 46 0 55 23l101 245c-4 9-13 30-17 40-15 36-34 84-76 84-4 0-19 0-33-14 21-2 27-17 27-26 0-19-13-29-28-29-14 0-29 8-29 29 0 30 29 55 63 55 42 0 68-40 85-78z">
            <text:p/>
          </draw:path>
          <draw:path draw:style-name="gr3" draw:layer="layout" svg:width="0.552cm" svg:height="0.457cm" svg:x="3.222cm" svg:y="11.6cm" svg:viewBox="0 0 553 458" svg:d="M308 183l-57-134c-2-5-4-7-4-9 0-4 11-17 40-19 6 0 13-2 13-13 0-8-7-8-9-8-29 0-57 2-86 2-17 0-57-2-74-2-4 0-13 0-13 13 0 8 7 8 17 8 40 0 44 6 49 21l80 188-142 152-8 8c-34 34-65 45-99 47-9 0-15 0-15 14 0 1 0 7 10 7 19 0 41-2 62-2 25 0 52 2 74 2 4 0 14 0 14-13 0-8-8-8-10-8-6 0-26-2-26-21 0-9 11-21 19-30l68-72 59-65 68 160c4 7 4 7 4 9 0 6-13 17-40 19-6 0-13 2-13 14 0 7 7 7 11 7 19 0 65-2 84-2 17 0 57 2 74 2 6 0 13 0 13-13 0-8-7-8-11-8-46 0-48-2-59-28-27-63-70-168-86-207 46-48 116-128 137-147 19-17 46-32 86-34 7 0 15 0 15-13 0 0 0-8-10-8-20 0-41 2-62 2-25 0-52-2-74-2-4 0-14 0-14 13 0 6 4 8 8 8 6 0 27 2 27 21 0 9-8 17-12 25z">
            <text:p/>
          </draw:path>
          <draw:path draw:style-name="gr3" draw:layer="layout" svg:width="0.396cm" svg:height="0.488cm" svg:x="3.843cm" svg:y="11.585cm" svg:viewBox="0 0 397 489" svg:d="M397 8c0-4 0-8-6-8-3 0-5 0-13 10l-32 38c-17-31-51-48-95-48-86 0-167 78-167 158 0 55 36 85 70 95l72 19c25 6 63 17 63 72 0 59-55 124-122 124-43 0-118-16-118-99 0-15 4-33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layer="layout" svg:width="0.463cm" svg:height="0.602cm" svg:x="4.288cm" svg:y="11.585cm" svg:viewBox="0 0 464 603" svg:d="M260 468c105-38 204-158 204-287 0-109-73-181-171-181-145 0-293 152-293 308 0 112 76 179 171 179 17 0 40-2 67-10-2 42-2 44-2 52 0 20 0 74 55 74 80 0 112-124 112-130 0-5-6-7-8-7-5 0-7 4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layer="layout" svg:width="0.563cm" svg:height="0.457cm" svg:x="4.807cm" svg:y="11.6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4 0 5 4 7 10 7 20 0 43-2 66-2s48 2 68 2c4 0 14 0 14-13 0-8-8-8-15-8-38-2-44-15-44-28 0-6 2-10 4-17l87-354c4 4 4 6 6 11l167 396c6 11 8 13 13 13 8 0 8-2 10-13z">
            <text:p/>
          </draw:path>
          <draw:path draw:style-name="gr3" draw:layer="layout" svg:width="0.446cm" svg:height="0.157cm" svg:x="5.61cm" svg:y="11.81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45cm" svg:height="0.303cm" svg:x="6.296cm" svg:y="11.762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layer="layout" svg:width="0.297cm" svg:height="0.339cm" svg:x="6.692cm" svg:y="11.828cm" svg:viewBox="0 0 298 340" svg:d="M298 6c0-2 0-6-5-6-2 0-4 0-10 6l-23 28c-17-26-47-34-76-34-66 0-125 53-125 108 0 6 2 25 15 42 17 19 34 25 67 31 7 3 32 7 40 9 13 4 43 15 43 50 0 38-40 83-95 83-40 0-91-15-91-66 0-6 2-16 4-25 0-2 0-2 0-2 0-6-6-6-8-6-5 0-7 0-9 10l-23 93c-2 2-2 6-2 8 0 1 2 5 6 5s4 0 9-7c6-6 19-19 23-25 25 27 63 32 91 32 71 0 128-61 128-116 0-21-8-40-19-51-16-17-23-19-84-32-10-4-25-6-30-8-12-4-31-17-31-44 0-36 42-74 91-74 50 0 74 29 74 74 0 6-1 16-1 21 0 6 5 6 7 6 8 0 8-2 10-10z">
            <text:p/>
          </draw:path>
          <draw:path draw:style-name="gr3" draw:layer="layout" svg:width="0.356cm" svg:height="0.421cm" svg:x="7.041cm" svg:y="11.828cm" svg:viewBox="0 0 357 422" svg:d="M186 359c0 31 6 63 44 63 57 0 85-82 85-91 0-4-3-8-7-8s-6 4-6 6c-11 34-42 44-59 44-19 0-28-8-36-46 84-30 150-114 150-196 0-74-53-131-137-131-112 0-220 105-220 211 0 76 55 129 137 129 9 0 25-2 49-7zM105 319c-25-9-59-34-59-97 0-30 9-93 53-144 28-38 74-63 118-63 51 0 95 34 95 103 0 47-23 148-109 190-7-29-21-49-47-49-27 0-53 22-53 47 0 10 0 10 2 13zM186 316c-11 3-28 9-45 9-8 0-25 0-25-19 0-17 19-34 40-34 17 0 28 7 30 44z">
            <text:p/>
          </draw:path>
          <draw:path draw:style-name="gr3" draw:layer="layout" svg:width="0.417cm" svg:height="0.32cm" svg:x="7.461cm" svg:y="11.838cm" svg:viewBox="0 0 418 321" svg:d="M359 51c6-17 12-34 50-34 1 0 9 0 9-11 0-2-2-6-8-6-15 0-32 2-47 2-11 0-38-2-49-2-4 0-10 0-10 10 0 7 6 7 10 7 22 0 30 8 30 19 0 4 0 6-2 12l-51 205-120-245c-4-8-4-8-15-8h-65c-9 0-15 0-15 10 0 7 6 7 15 7 10 0 21 0 31 2l-63 253c-4 17-13 30-49 32-4 0-10 0-10 10 0 5 4 7 8 7 15 0 32-2 47-2 12 0 40 2 51 2 4 0 10-2 10-9 0-8-6-8-11-8-31 0-31-13-31-19 0-2 0-4 2-11l61-242 137 282c3 7 5 7 11 7s6-2 10-9z">
            <text:p/>
          </draw:path>
          <draw:path draw:style-name="gr3" draw:layer="layout" svg:width="0.328cm" svg:height="0.296cm" svg:x="1.383cm" svg:y="11.796cm" svg:viewBox="0 0 329 297" svg:d="M266 67c8-16 19-46 63-46v-21c-15 2-36 2-52 2-15 0-45-2-57-2v21c25 0 33 15 33 28 0 6-2 10-6 18l-68 171-74-189c-4-7-4-9-4-11 0-17 24-17 38-17v-21c-21 0-59 2-74 2-17 0-44 0-65-2v21c42 0 46 4 53 25l97 239c4 10 6 12 15 12 8 0 12-6 14-12z">
            <text:p/>
          </draw:path>
          <draw:path draw:style-name="gr3" draw:layer="layout" svg:width="0.259cm" svg:height="0.307cm" svg:x="1.721cm" svg:y="11.785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3" draw:layer="layout" svg:width="0.225cm" svg:height="0.296cm" svg:x="2.017cm" svg:y="11.788cm" svg:viewBox="0 0 226 297" svg:d="M93 74v-74l-93 8v21c48 0 53 3 53 38v178c0 31-7 31-53 31v21c27 0 57-2 76-2 29 0 59 0 86 2v-21h-14c-49 0-51-8-51-31v-104c0-67 28-126 80-126 4 0 5 0 7 0-2 0-15 10-15 27 0 19 13 28 29 28 11 0 28-7 28-28 0-23-21-42-49-42-50 0-74 46-84 74z">
            <text:p/>
          </draw:path>
          <draw:path draw:style-name="gr3" draw:layer="layout" svg:width="0.143cm" svg:height="0.448cm" svg:x="2.281cm" svg:y="11.636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layer="layout" svg:width="0.218cm" svg:height="0.472cm" svg:x="2.466cm" svg:y="11.612cm" svg:viewBox="0 0 219 473" svg:d="M95 184v-78c0-58 32-91 63-91 2 0 11 0 23 4-10 4-21 11-21 29 0 15 11 28 28 28 21 0 31-13 31-28 0-25-25-48-61-48-48 0-105 36-105 106v78h-53v21h53v217c0 30-7 30-53 30v21c27-2 59-2 78-2 27 0 59 0 85 2v-21h-15c-49 0-51-7-51-32v-215h78v-21z">
            <text:p/>
          </draw:path>
          <draw:path draw:style-name="gr3" draw:layer="layout" svg:width="0.328cm" svg:height="0.427cm" svg:x="2.659cm" svg:y="11.796cm" svg:viewBox="0 0 329 428" svg:d="M266 65c17-44 51-44 63-44v-21c-15 2-36 2-52 2-11 0-43-2-57-2v21c21 0 31 11 31 28 0 8 0 8-4 18l-68 163-74-181c-2-5-4-7-4-11 0-17 24-17 38-17v-21c-17 0-63 2-74 2-17 0-44 0-65-2v21c32 0 46 0 55 23l101 245c-4 9-13 30-17 40-15 36-34 84-76 84-4 0-19 0-33-14 21-2 27-17 27-26 0-19-13-29-28-29-14 0-29 8-29 29 0 30 29 55 63 55 42 0 68-40 85-78z">
            <text:p/>
          </draw:path>
          <draw:path draw:style-name="gr3" draw:layer="layout" svg:width="0.552cm" svg:height="0.457cm" svg:x="3.239cm" svg:y="11.627cm" svg:viewBox="0 0 553 458" svg:d="M308 183l-57-134c-2-5-4-7-4-9 0-4 11-17 40-19 6 0 13-2 13-13 0-8-7-8-9-8-29 0-57 2-86 2-17 0-57-2-74-2-4 0-13 0-13 13 0 8 7 8 17 8 40 0 44 6 49 21l80 188-142 152-8 8c-34 34-65 45-99 47-9 0-15 0-15 14 0 1 0 7 10 7 19 0 41-2 62-2 25 0 52 2 74 2 4 0 14 0 14-13 0-8-8-8-10-8-6 0-26-2-26-21 0-9 11-21 19-30l68-72 59-65 68 160c4 7 4 7 4 9 0 6-13 17-40 19-6 0-13 2-13 14 0 7 7 7 11 7 19 0 65-2 84-2 17 0 57 2 74 2 6 0 13 0 13-13 0-8-7-8-11-8-46 0-48-2-59-28-27-63-70-168-86-207 46-48 116-128 137-147 19-17 46-32 86-34 7 0 15 0 15-13 0 0 0-8-10-8-20 0-41 2-62 2-25 0-52-2-74-2-4 0-14 0-14 13 0 6 4 8 8 8 6 0 27 2 27 21 0 9-8 17-12 25z">
            <text:p/>
          </draw:path>
          <draw:path draw:style-name="gr3" draw:layer="layout" svg:width="0.396cm" svg:height="0.488cm" svg:x="3.86cm" svg:y="11.612cm" svg:viewBox="0 0 397 489" svg:d="M397 8c0-4 0-8-6-8-3 0-5 0-13 10l-32 38c-17-31-51-48-95-48-86 0-167 78-167 158 0 55 36 85 70 95l72 19c25 6 63 17 63 72 0 59-55 124-122 124-43 0-118-16-118-99 0-15 4-33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layer="layout" svg:width="0.463cm" svg:height="0.602cm" svg:x="4.303cm" svg:y="11.612cm" svg:viewBox="0 0 464 603" svg:d="M260 468c105-38 204-158 204-287 0-109-73-181-171-181-145 0-293 152-293 308 0 112 76 179 171 179 17 0 40-2 67-10-2 42-2 44-2 52 0 20 0 74 55 74 80 0 112-124 112-130 0-5-6-7-8-7-5 0-7 4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layer="layout" svg:width="0.563cm" svg:height="0.457cm" svg:x="4.824cm" svg:y="11.627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4 0 5 4 7 10 7 20 0 43-2 66-2s48 2 68 2c4 0 14 0 14-13 0-8-8-8-15-8-38-2-44-15-44-28 0-6 2-10 4-17l87-354c4 4 4 6 6 11l167 396c6 11 8 13 13 13 8 0 8-2 10-13z">
            <text:p/>
          </draw:path>
          <draw:path draw:style-name="gr3" draw:layer="layout" svg:width="0.446cm" svg:height="0.157cm" svg:x="5.627cm" svg:y="11.83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45cm" svg:height="0.303cm" svg:x="6.312cm" svg:y="11.788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layer="layout" svg:width="0.297cm" svg:height="0.339cm" svg:x="6.709cm" svg:y="11.855cm" svg:viewBox="0 0 298 340" svg:d="M298 6c0-2 0-6-5-6-2 0-4 0-10 6l-23 28c-17-26-47-34-76-34-66 0-125 53-125 108 0 6 2 25 15 42 17 19 34 25 67 31 7 3 32 7 40 9 13 4 43 15 43 50 0 38-40 83-95 83-40 0-91-15-91-66 0-6 2-16 4-25 0-2 0-2 0-2 0-6-6-6-8-6-5 0-7 0-9 10l-23 93c-2 2-2 6-2 8 0 1 2 5 6 5s4 0 9-7c6-6 19-19 23-25 25 27 63 32 91 32 71 0 128-61 128-116 0-21-8-40-19-51-16-17-23-19-84-32-10-4-25-6-30-8-12-4-31-17-31-44 0-36 42-74 91-74 50 0 74 29 74 74 0 6-1 16-1 21 0 6 5 6 7 6 8 0 8-2 10-10z">
            <text:p/>
          </draw:path>
          <draw:path draw:style-name="gr3" draw:layer="layout" svg:width="0.356cm" svg:height="0.421cm" svg:x="7.058cm" svg:y="11.855cm" svg:viewBox="0 0 357 422" svg:d="M186 359c0 31 6 63 44 63 57 0 85-82 85-91 0-4-3-8-7-8s-6 4-6 6c-11 34-42 44-59 44-19 0-28-8-36-46 84-30 150-114 150-196 0-74-53-131-137-131-112 0-220 105-220 211 0 76 55 129 137 129 9 0 25-2 49-7zM105 319c-25-9-59-34-59-97 0-30 9-93 53-144 28-38 74-63 118-63 51 0 95 34 95 103 0 47-23 148-109 190-7-29-21-49-47-49-27 0-53 22-53 47 0 10 0 10 2 13zM186 316c-9 3-28 9-45 9-8 0-25 0-25-19 0-17 19-34 40-34 17 0 28 7 30 44z">
            <text:p/>
          </draw:path>
          <draw:path draw:style-name="gr3" draw:layer="layout" svg:width="0.417cm" svg:height="0.32cm" svg:x="7.478cm" svg:y="11.864cm" svg:viewBox="0 0 418 321" svg:d="M359 51c6-17 12-34 50-34 1 0 9 0 9-11 0-2-2-6-8-6-15 0-32 2-47 2-11 0-38-2-49-2-4 0-10 0-10 10 0 7 6 7 10 7 22 0 30 8 30 19 0 4 0 6-2 12l-51 205-120-245c-4-8-4-8-15-8h-65c-9 0-15 0-15 10 0 7 6 7 15 7 10 0 21 0 31 2l-63 253c-4 17-13 30-49 32-4 0-10 0-10 10 0 5 4 7 8 7 15 0 32-2 47-2 12 0 40 2 51 2 4 0 10-2 10-9 0-8-6-8-11-8-31 0-31-13-31-19 0-2 0-4 2-11l61-242 137 282c3 7 5 7 11 7s6-2 10-9z">
            <text:p/>
          </draw:path>
        </draw:g>
        <draw:custom-shape draw:style-name="gr12" draw:text-style-name="P1" draw:layer="layout" svg:width="7.112cm" svg:height="0.811cm" svg:x="10.73cm" svg:y="9.51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verify $SRES = XRES$§svg§600§TRUE§</svg:desc>
          <draw:polygon draw:style-name="gr4" draw:layer="layout" svg:width="6.763cm" svg:height="0.592cm" svg:x="10.828cm" svg:y="9.634cm" svg:viewBox="0 0 6764 593" draw:points="3382,593 0,593 0,0 6764,0 6764,593">
            <text:p/>
          </draw:polygon>
          <draw:path draw:style-name="gr3" draw:layer="layout" svg:width="0.328cm" svg:height="0.295cm" svg:x="10.841cm" svg:y="9.808cm" svg:viewBox="0 0 329 296" svg:d="M266 67c8-16 19-46 63-46v-21c-15 2-36 2-52 2-15 0-45-2-57-2v21c25 0 33 15 33 28 0 6-2 10-6 18l-68 171-74-189c-4-7-4-9-4-11 0-17 24-17 38-17v-21c-21 0-59 2-74 2-18 0-44 0-65-2v21c42 0 46 4 53 25l97 239c4 10 6 11 15 11 8 0 12-5 14-11z">
            <text:p/>
          </draw:path>
          <draw:path draw:style-name="gr3" draw:layer="layout" svg:width="0.259cm" svg:height="0.307cm" svg:x="11.18cm" svg:y="9.797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225cm" svg:height="0.295cm" svg:x="11.476cm" svg:y="9.801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layer="layout" svg:width="0.143cm" svg:height="0.448cm" svg:x="11.738cm" svg:y="9.649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layer="layout" svg:width="0.218cm" svg:height="0.472cm" svg:x="11.924cm" svg:y="9.624cm" svg:viewBox="0 0 219 473" svg:d="M95 184v-78c0-58 32-91 63-91 2 0 11 0 23 4-10 4-21 11-21 29 0 15 11 28 28 28 21 0 31-13 31-28 0-25-25-48-61-48-48 0-105 36-105 106v78h-53v21h53v217c0 30-7 30-53 30v21c27-2 59-2 78-2 26 0 59 0 85 2v-21h-15c-49 0-51-7-51-32v-215h78v-21z">
            <text:p/>
          </draw:path>
          <draw:path draw:style-name="gr3" draw:layer="layout" svg:width="0.328cm" svg:height="0.427cm" svg:x="12.118cm" svg:y="9.808cm" svg:viewBox="0 0 329 428" svg:d="M266 65c17-44 51-44 63-44v-21c-15 2-36 2-52 2-11 0-43-2-57-2v21c21 0 31 11 31 28 0 8 0 8-4 18l-68 163-74-181c-2-5-4-7-4-11 0-17 24-17 38-17v-21c-17 0-63 2-74 2-18 0-44 0-65-2v21c32 0 46 0 55 23l101 245c-4 9-13 30-17 40-15 36-34 83-76 83-4 0-19 0-33-13 21-2 27-17 27-26 0-19-13-29-28-29-14 0-29 8-29 29 0 30 29 55 63 55 42 0 68-40 85-78z">
            <text:p/>
          </draw:path>
          <draw:path draw:style-name="gr3" draw:layer="layout" svg:width="0.396cm" svg:height="0.487cm" svg:x="12.713cm" svg:y="9.624cm" svg:viewBox="0 0 397 488" svg:d="M397 8c0-4 0-8-6-8-3 0-5 0-13 10l-32 38c-17-31-52-48-95-48-86 0-167 78-167 158 0 55 36 85 70 95l72 19c25 5 63 17 63 72 0 59-55 124-122 124-43 0-118-16-118-99 0-15 4-33 4-36 2-2 2-4 2-4 0-8-6-8-7-8-4 0-6 0-8 2s-40 156-40 158c0 4 4 7 8 7 3 0 3-1 11-11l34-38c29 40 74 49 112 49 91 0 171-89 171-172 0-48-22-71-32-78-15-18-27-19-85-35-16-3-40-11-46-11-17-8-40-27-40-63 0-53 53-110 116-110 57 0 97 29 97 105 0 20-2 32-2 36 0 2 0 7 8 7 7 0 7-2 9-13z">
            <text:p/>
          </draw:path>
          <draw:path draw:style-name="gr3" draw:layer="layout" svg:width="0.478cm" svg:height="0.472cm" svg:x="13.152cm" svg:y="9.639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layer="layout" svg:width="0.486cm" svg:height="0.455cm" svg:x="13.661cm" svg:y="9.641cm" svg:viewBox="0 0 487 456" svg:d="M448 300c2-4 4-7 4-9s0-8-7-8c-6 0-8 4-10 8-44 99-68 144-182 144h-97c-10 0-12 0-15 0-8-2-10-2-10-7 0-2 0-4 4-16l46-182h66c57 0 57 13 57 30 0 4 0 14-6 33 0 3-2 5-2 7 0 4 4 8 10 8s8-4 9-13l38-158c0-4-2-8-7-8-6 0-8 6-10 14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layer="layout" svg:width="0.396cm" svg:height="0.487cm" svg:x="14.201cm" svg:y="9.624cm" svg:viewBox="0 0 397 488" svg:d="M397 8c0-4 0-8-6-8-3 0-5 0-13 10l-32 38c-17-31-52-48-95-48-86 0-167 78-167 158 0 55 36 85 70 95l72 19c25 5 63 17 63 72 0 59-55 124-122 124-44 0-118-16-118-99 0-15 4-33 4-36 2-2 2-4 2-4 0-8-6-8-7-8-4 0-6 0-8 2s-40 156-40 158c0 4 4 7 8 7 3 0 3-1 11-11l34-38c29 40 74 49 112 49 91 0 171-89 171-172 0-48-22-71-32-78-15-18-27-19-85-35-16-3-40-11-46-11-17-8-40-27-40-63 0-53 53-110 116-110 57 0 97 29 97 105 0 20-2 32-2 36 0 2 0 7 8 7 7 0 7-2 9-13z">
            <text:p/>
          </draw:path>
          <draw:path draw:style-name="gr3" draw:layer="layout" svg:width="0.446cm" svg:height="0.157cm" svg:x="14.835cm" svg:y="9.8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552cm" svg:height="0.457cm" svg:x="15.517cm" svg:y="9.639cm" svg:viewBox="0 0 553 458" svg:d="M308 182l-57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layer="layout" svg:width="0.478cm" svg:height="0.472cm" svg:x="16.131cm" svg:y="9.639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layer="layout" svg:width="0.486cm" svg:height="0.455cm" svg:x="16.638cm" svg:y="9.641cm" svg:viewBox="0 0 487 456" svg:d="M448 300c2-4 4-7 4-9s0-8-7-8c-6 0-8 4-10 8-44 99-68 144-182 144h-97c-10 0-12 0-15 0-8-2-10-2-10-7 0-2 0-4 4-16l46-182h66c57 0 57 13 57 30 0 4 0 14-6 33 0 3-2 5-2 7 0 4 4 8 10 8s8-4 9-13l38-158c0-4-2-8-7-8-6 0-8 6-10 14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layer="layout" svg:width="0.396cm" svg:height="0.487cm" svg:x="17.178cm" svg:y="9.624cm" svg:viewBox="0 0 397 488" svg:d="M397 8c0-4 0-8-6-8-3 0-5 0-13 10l-32 38c-17-31-52-48-95-48-86 0-167 78-167 158 0 55 36 85 70 95l72 19c25 5 63 17 63 72 0 59-55 124-122 124-44 0-118-16-118-99 0-15 4-33 4-36 2-2 2-4 2-4 0-8-6-8-7-8-4 0-6 0-8 2s-40 156-40 158c0 4 4 7 8 7 3 0 3-1 11-11l34-38c29 40 74 49 112 49 91 0 171-89 171-172 0-48-22-71-32-78-15-18-27-19-85-35-16-3-40-11-46-11-17-8-40-27-40-63 0-53 53-110 116-110 57 0 97 29 97 105 0 20-2 32-2 36 0 2 0 7 8 7 7 0 7-2 9-13z">
            <text:p/>
          </draw:path>
        </draw:g>
        <draw:custom-shape draw:style-name="gr13" draw:text-style-name="P1" draw:layer="layout" svg:width="19.05cm" svg:height="0.978cm" svg:x="8.636cm" svg:y="3.356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2.639cm" svg:height="0.962cm" svg:x="0.917cm" svg:y="7.292cm">
          <draw:text-box>
            <text:p><text:span text:style-name="T1">BOX B</text:span></text:p>
          </draw:text-box>
        </draw:frame>
        <draw:frame draw:style-name="gr15" draw:text-style-name="P2" draw:layer="layout" svg:width="2.498cm" svg:height="0.962cm" svg:x="25.08cm" svg:y="3.272cm">
          <draw:text-box>
            <text:p><text:span text:style-name="T1">BOX A</text:span></text:p>
          </draw:text-box>
        </draw:frame>
        <draw:custom-shape draw:style-name="gr16" draw:text-style-name="P1" draw:layer="layout" svg:width="8.382cm" svg:height="3.496cm" svg:x="0.762cm" svg:y="12.50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\underline{\pmb{update $PMSI \leftarrow P_{new}$}}§svg§600§TRUE§</svg:desc>
          <draw:polygon draw:style-name="gr4" draw:layer="layout" svg:width="6.797cm" svg:height="0.728cm" svg:x="1.941cm" svg:y="14.242cm" svg:viewBox="0 0 6798 729" draw:points="3399,729 0,729 0,0 6798,0 6798,729">
            <text:p/>
          </draw:polygon>
          <draw:path draw:style-name="gr3" draw:layer="layout" svg:width="0.337cm" svg:height="0.303cm" svg:x="1.962cm" svg:y="14.437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layer="layout" svg:width="0.33cm" svg:height="0.426cm" svg:x="2.33cm" svg:y="14.437cm" svg:viewBox="0 0 331 427" svg:d="M97 44v-44l-97 8v20c47 0 53 4 53 33v315c0 30-7 30-53 30v21c23-2 57-3 76-3 17 0 51 1 76 3v-21c-46 0-53 0-53-30v-114-6c4 12 32 48 81 48 82 0 151-67 151-152 0-86-65-152-141-152-51 0-80 30-93 44zM99 220v-150c19-34 53-53 87-53 48 0 89 59 89 135 0 82-47 137-96 137-27 0-54-14-71-40-9-15-9-15-9-29z">
            <text:p/>
          </draw:path>
          <draw:path draw:style-name="gr3" draw:layer="layout" svg:width="0.33cm" svg:height="0.472cm" svg:x="2.724cm" svg:y="14.268cm" svg:viewBox="0 0 331 473" svg:d="M232 427v46l99-8v-21c-46 0-52-5-52-38v-406l-97 8v20c48 0 52 4 52 38v145c-19-25-48-42-84-42-80 0-150 67-150 152s66 152 142 152c44 0 73-23 90-46zM232 249v137c0 13 0 13-8 24-19 33-49 48-78 48-30 0-55-17-70-44-19-27-21-64-21-93 0-25 2-65 21-95 15-21 40-42 76-42 25 0 51 10 72 40 8 12 8 13 8 25z">
            <text:p/>
          </draw:path>
          <draw:path draw:style-name="gr3" draw:layer="layout" svg:width="0.303cm" svg:height="0.307cm" svg:x="3.1cm" svg:y="14.433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7 0 54 65 71 108 71 44 0 74-27 88-57zM190 141v66c0 65-48 87-78 87-32 0-61-24-61-58 0-37 29-92 139-95z">
            <text:p/>
          </draw:path>
          <draw:path draw:style-name="gr3" draw:layer="layout" svg:width="0.21cm" svg:height="0.419cm" svg:x="3.419cm" svg:y="14.321cm" svg:viewBox="0 0 211 420" svg:d="M104 144h95v-21h-95v-123h-17c-2 55-21 127-87 129v15h57v185c0 83 63 91 87 91 48 0 67-48 67-91v-38h-17v38c0 49-19 74-46 74-44 0-44-61-44-72z">
            <text:p/>
          </draw:path>
          <draw:path draw:style-name="gr3" draw:layer="layout" svg:width="0.259cm" svg:height="0.307cm" svg:x="3.685cm" svg:y="14.433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478cm" svg:height="0.457cm" svg:x="4.211cm" svg:y="14.276cm" svg:viewBox="0 0 479 458" svg:d="M177 247h114c95 0 188-70 188-146 0-52-44-101-133-101h-217c-13 0-19 0-19 13 0 8 6 8 19 8 8 0 21 0 29 2 11 0 15 2 15 9 0 4-2 6-4 14l-89 360c-8 25-8 31-61 31-11 0-19 0-19 13 0 8 8 8 9 8 19 0 67-2 86-2 15 0 28 0 44 0 13 0 28 2 43 2 4 0 14 0 14-14 0-7-6-7-19-7-25 0-44 0-44-12 0-3 2-7 2-11zM224 46c6-23 8-25 36-25h65c55 0 91 17 91 64 0 27-13 84-40 109-32 30-74 34-102 34h-95z">
            <text:p/>
          </draw:path>
          <draw:path draw:style-name="gr3" draw:layer="layout" svg:width="0.67cm" svg:height="0.457cm" svg:x="4.736cm" svg:y="14.276cm" svg:viewBox="0 0 671 458" svg:d="M593 51c5-24 5-30 57-30 15 0 21 0 21-13 0-8-6-8-17-8h-90c-17 0-17 0-26 13l-244 382-53-380c-2-15-4-15-21-15h-91c-13 0-21 0-21 13 0 8 8 8 21 8 8 0 21 0 29 2 9 0 15 2 15 9 0 4-2 6-4 14l-85 341c-6 27-18 48-73 50-2 0-11 0-11 13 0 6 4 8 9 8 21 0 46-2 67-2 23 0 47 2 68 2 4 0 14 0 14-14 0-7-8-7-14-7-38 0-43-13-43-29 0-5 0-9 2-17l91-364 59 416c0 7 2 15 9 15 8 0 12-8 15-12l270-425-95 385c-7 25-7 31-61 31-11 0-19 0-19 13 0 8 8 8 10 8 19 0 64-2 83-2 27 0 57 2 84 2 4 0 13 0 13-14 0-7-5-7-19-7-24 0-43 0-43-12 0-3 0-3 3-17z">
            <text:p/>
          </draw:path>
          <draw:path draw:style-name="gr3" draw:layer="layout" svg:width="0.396cm" svg:height="0.487cm" svg:x="5.462cm" svg:y="14.261cm" svg:viewBox="0 0 397 488" svg:d="M397 8c0-4 0-8-6-8-3 0-5 0-13 9l-32 38c-17-30-52-47-95-47-86 0-167 78-167 158 0 55 36 85 70 95l72 19c25 5 63 17 63 72 0 59-55 123-122 123-44 0-118-15-118-98 0-16 4-33 4-37 2-1 2-3 2-3 0-8-6-8-8-8-3 0-5 0-7 2s-40 156-40 158c0 3 4 7 8 7 3 0 3-2 11-11l34-38c29 40 74 49 112 49 91 0 171-89 171-173 0-47-23-70-32-78-15-17-27-19-86-34-15-4-39-11-45-11-17-8-40-27-40-63 0-53 53-110 116-110 57 0 97 28 97 104 0 21-2 33-2 37 0 1 0 7 7 7 8 0 8-2 10-13z">
            <text:p/>
          </draw:path>
          <draw:path draw:style-name="gr3" draw:layer="layout" svg:width="0.311cm" svg:height="0.457cm" svg:x="5.899cm" svg:y="14.276cm" svg:viewBox="0 0 312 458" svg:d="M228 51c6-24 8-30 61-30 17 0 23 0 23-13 0-8-8-8-12-8-19 0-68 2-87 2-21 0-71-2-90-2-5 0-13 0-13 13 0 8 6 8 19 8 27 0 46 0 46 13 0 2 0 4-2 10l-91 362c-6 25-8 31-61 31-15 0-21 0-21 13 0 8 8 8 9 8 21 0 69-2 90-2 19 0 68 2 89 2 6 0 13 0 13-14 0-7-5-7-21-7-11 0-15 0-28-2-13 0-17-4-17-11 0-4 2-10 4-16z">
            <text:p/>
          </draw:path>
          <draw:path draw:style-name="gr3" draw:layer="layout" svg:width="0.594cm" svg:height="0.349cm" svg:x="6.444cm" svg:y="14.392cm" svg:viewBox="0 0 595 350" svg:d="M570 188c13 0 25 0 25-13 0-14-12-14-25-14h-498c38-28 55-55 61-64 30-46 36-88 36-89 0-8-8-8-13-8-12 0-14 2-15 13-16 67-56 122-132 154-7 2-9 4-9 8 0 5 4 5 9 9 71 29 116 82 132 156 1 8 3 10 15 10 5 0 13 0 13-8 0 0-6-44-34-87-13-21-32-44-63-67z">
            <text:p/>
          </draw:path>
          <draw:path draw:style-name="gr3" draw:layer="layout" svg:width="0.478cm" svg:height="0.457cm" svg:x="7.288cm" svg:y="14.276cm" svg:viewBox="0 0 479 458" svg:d="M177 247h114c95 0 188-70 188-146 0-52-44-101-133-101h-217c-13 0-19 0-19 13 0 8 6 8 19 8 8 0 21 0 29 2 11 0 15 2 15 9 0 4-2 6-4 14l-89 360c-8 25-8 31-61 31-11 0-19 0-19 13 0 8 8 8 9 8 19 0 67-2 86-2 15 0 28 0 44 0 13 0 28 2 43 2 4 0 14 0 14-14 0-7-6-7-19-7-25 0-44 0-44-12 0-3 2-7 2-11zM224 46c6-23 8-25 36-25h65c55 0 91 17 91 64 0 27-13 84-40 109-32 30-74 34-102 34h-95z">
            <text:p/>
          </draw:path>
          <draw:path draw:style-name="gr3" draw:layer="layout" svg:width="0.286cm" svg:height="0.212cm" svg:x="7.711cm" svg:y="14.625cm" svg:viewBox="0 0 287 213" svg:d="M36 179c-2 5-6 17-6 19 0 9 10 15 17 15 8 0 16-6 18-12 1-3 5-19 9-28 2-10 8-31 10-42 3-11 5-21 7-32 6-19 8-23 21-42s34-44 70-44c27 0 27 25 27 33 0 28-19 81-27 100-5 14-7 17-7 27 0 25 21 40 45 40 46 0 67-65 67-72 0-6-6-6-8-6-5 0-5 2-7 7-12 38-33 57-52 57-9 0-11-5-11-17 0-9 2-17 11-38 6-13 25-64 25-91 0-45-36-53-61-53-40 0-66 25-80 44-3-35-30-44-51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8.049cm" svg:y="14.625cm" svg:viewBox="0 0 201 213" svg:d="M74 101c13 0 51-2 76-10 34-13 42-36 42-49 0-27-27-42-59-42-57 0-133 44-133 123 0 48 30 90 85 90 80 0 116-48 116-53 0-4-3-8-7-8-2 0-4 0-8 4-36 43-91 43-101 43-28 0-47-19-47-57 0-7 0-15 6-41zM47 87c21-68 73-74 86-74 21 0 38 10 38 29 0 45-80 45-99 45z">
            <text:p/>
          </draw:path>
          <draw:path draw:style-name="gr3" draw:layer="layout" svg:width="0.343cm" svg:height="0.212cm" svg:x="8.295cm" svg:y="14.625cm" svg:viewBox="0 0 344 213" svg:d="M224 59c4-13 10-36 10-38 0-10-8-15-16-15-9 0-17 5-20 13 0 4-6 23-10 36-6 27-6 27-13 53-6 27-6 31-8 44 2 9-2 19-13 32-6 8-15 15-31 15-19 0-41-5-41-43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1-80 121-38 0-38-34-38-41 0-14 2-21 10-48z">
            <text:p/>
          </draw:path>
          <draw:path draw:style-name="gr3" draw:layer="layout" svg:width="0.337cm" svg:height="0.303cm" svg:x="1.979cm" svg:y="14.411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layer="layout" svg:width="0.33cm" svg:height="0.426cm" svg:x="2.348cm" svg:y="14.411cm" svg:viewBox="0 0 331 427" svg:d="M97 44v-44l-97 8v20c47 0 53 4 53 33v315c0 30-7 30-53 30v21c23-2 57-3 76-3 17 0 51 1 76 3v-21c-46 0-53 0-53-30v-114-6c4 12 32 48 81 48 82 0 151-67 151-152 0-86-65-152-141-152-51 0-80 30-93 44zM99 220v-150c19-34 53-53 87-53 48 0 89 59 89 135 0 82-47 137-96 137-27 0-54-14-71-40-9-15-9-15-9-29z">
            <text:p/>
          </draw:path>
          <draw:path draw:style-name="gr3" draw:layer="layout" svg:width="0.33cm" svg:height="0.472cm" svg:x="2.741cm" svg:y="14.242cm" svg:viewBox="0 0 331 473" svg:d="M232 427v46l99-8v-21c-46 0-52-5-52-38v-406l-97 8v20c48 0 52 4 52 38v145c-19-25-48-42-84-42-80 0-150 67-150 152s66 152 142 152c44 0 73-23 90-46zM232 249v137c0 13 0 13-8 24-19 33-49 48-78 48-30 0-55-17-70-44-19-27-21-64-21-93 0-25 2-65 21-95 15-21 40-42 76-42 25 0 51 10 72 40 8 12 8 13 8 25z">
            <text:p/>
          </draw:path>
          <draw:path draw:style-name="gr3" draw:layer="layout" svg:width="0.303cm" svg:height="0.307cm" svg:x="3.117cm" svg:y="14.407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7 0 54 65 71 108 71 44 0 74-27 88-57zM190 141v66c0 65-48 87-78 87-32 0-61-24-61-58 0-37 29-92 139-95z">
            <text:p/>
          </draw:path>
          <draw:path draw:style-name="gr3" draw:layer="layout" svg:width="0.21cm" svg:height="0.419cm" svg:x="3.436cm" svg:y="14.295cm" svg:viewBox="0 0 211 420" svg:d="M104 144h95v-21h-95v-123h-17c-2 55-21 127-87 129v15h57v185c0 83 63 91 87 91 48 0 67-48 67-91v-38h-17v38c0 49-19 74-46 74-44 0-44-61-44-72z">
            <text:p/>
          </draw:path>
          <draw:path draw:style-name="gr3" draw:layer="layout" svg:width="0.259cm" svg:height="0.307cm" svg:x="3.702cm" svg:y="14.407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478cm" svg:height="0.457cm" svg:x="4.229cm" svg:y="14.249cm" svg:viewBox="0 0 479 458" svg:d="M177 247h114c95 0 188-70 188-146 0-52-44-101-133-101h-217c-13 0-19 0-19 13 0 8 6 8 19 8 8 0 21 0 29 2 11 0 15 2 15 9 0 4-2 6-4 14l-89 360c-8 25-8 31-61 31-11 0-19 0-19 13 0 8 8 8 9 8 19 0 67-2 86-2 15 0 28 0 44 0 13 0 28 2 43 2 4 0 14 0 14-14 0-7-6-7-19-7-25 0-44 0-44-12 0-3 2-7 2-11zM224 46c6-23 8-25 36-25h65c55 0 91 17 91 64 0 27-13 84-40 109-32 30-74 34-102 34h-95z">
            <text:p/>
          </draw:path>
          <draw:path draw:style-name="gr3" draw:layer="layout" svg:width="0.67cm" svg:height="0.457cm" svg:x="4.751cm" svg:y="14.249cm" svg:viewBox="0 0 671 458" svg:d="M593 51c5-24 5-30 57-30 15 0 21 0 21-13 0-8-6-8-17-8h-90c-17 0-17 0-26 13l-244 382-53-380c-2-15-4-15-21-15h-91c-13 0-21 0-21 13 0 8 8 8 21 8 8 0 21 0 29 2 9 0 15 2 15 9 0 4-2 6-4 14l-85 341c-6 27-18 48-73 50-2 0-11 0-11 13 0 6 4 8 9 8 21 0 46-2 67-2 23 0 47 2 68 2 4 0 14 0 14-14 0-7-8-7-14-7-38 0-43-13-43-29 0-5 0-9 2-17l91-364 59 416c0 7 2 15 9 15 8 0 12-8 15-12l270-425-95 385c-7 25-7 31-61 31-11 0-19 0-19 13 0 8 8 8 10 8 19 0 64-2 83-2 27 0 57 2 84 2 4 0 13 0 13-14 0-7-5-7-19-7-24 0-43 0-43-12 0-3 0-3 3-17z">
            <text:p/>
          </draw:path>
          <draw:path draw:style-name="gr3" draw:layer="layout" svg:width="0.396cm" svg:height="0.487cm" svg:x="5.479cm" svg:y="14.234cm" svg:viewBox="0 0 397 488" svg:d="M397 8c0-4 0-8-6-8-3 0-5 0-13 9l-32 38c-17-30-52-47-95-47-86 0-167 78-167 158 0 55 36 85 70 95l72 19c25 5 63 17 63 72 0 59-55 123-122 123-44 0-118-15-118-98 0-16 4-33 4-37 2-1 2-3 2-3 0-8-6-8-8-8-3 0-5 0-7 2s-40 156-40 158c0 3 4 7 8 7 3 0 3-2 11-11l34-38c29 40 74 49 112 49 91 0 171-89 171-173 0-47-23-70-32-78-15-17-27-19-86-34-15-4-39-11-45-11-17-8-40-27-40-63 0-53 53-110 116-110 57 0 97 28 97 104 0 21-2 33-2 37 0 1 0 7 7 7 8 0 8-2 10-13z">
            <text:p/>
          </draw:path>
          <draw:path draw:style-name="gr3" draw:layer="layout" svg:width="0.311cm" svg:height="0.457cm" svg:x="5.916cm" svg:y="14.249cm" svg:viewBox="0 0 312 458" svg:d="M228 51c6-24 8-30 61-30 17 0 23 0 23-13 0-8-8-8-12-8-19 0-68 2-87 2-21 0-71-2-90-2-5 0-13 0-13 13 0 8 6 8 19 8 27 0 46 0 46 13 0 2 0 4-2 10l-91 362c-6 25-8 31-61 31-15 0-21 0-21 13 0 8 8 8 9 8 21 0 69-2 90-2 19 0 68 2 89 2 6 0 13 0 13-14 0-7-5-7-21-7-11 0-15 0-28-2-13 0-17-4-17-11 0-4 2-10 4-16z">
            <text:p/>
          </draw:path>
          <draw:path draw:style-name="gr3" draw:layer="layout" svg:width="0.594cm" svg:height="0.349cm" svg:x="6.461cm" svg:y="14.363cm" svg:viewBox="0 0 595 350" svg:d="M570 188c13 0 25 0 25-13 0-14-12-14-25-14h-498c38-28 55-55 61-64 30-46 36-88 36-89 0-8-8-8-13-8-12 0-14 2-15 13-16 67-56 122-132 154-7 2-9 4-9 8 0 5 4 5 9 9 71 29 116 82 132 156 1 8 3 10 15 10 5 0 13 0 13-8 0 0-6-44-34-87-13-21-32-44-63-67z">
            <text:p/>
          </draw:path>
          <draw:path draw:style-name="gr3" draw:layer="layout" svg:width="0.478cm" svg:height="0.457cm" svg:x="7.303cm" svg:y="14.249cm" svg:viewBox="0 0 479 458" svg:d="M177 247h114c95 0 188-70 188-146 0-52-44-101-133-101h-217c-13 0-19 0-19 13 0 8 6 8 19 8 8 0 21 0 29 2 11 0 15 2 15 9 0 4-2 6-4 14l-89 360c-8 25-8 31-61 31-11 0-19 0-19 13 0 8 8 8 9 8 19 0 67-2 86-2 15 0 28 0 44 0 13 0 28 2 43 2 4 0 14 0 14-14 0-7-6-7-19-7-25 0-44 0-44-12 0-3 2-7 2-11zM224 46c6-23 8-25 36-25h65c55 0 91 17 91 64 0 27-13 84-40 109-32 30-74 34-102 34h-95z">
            <text:p/>
          </draw:path>
          <draw:path draw:style-name="gr3" draw:layer="layout" svg:width="0.286cm" svg:height="0.212cm" svg:x="7.728cm" svg:y="14.599cm" svg:viewBox="0 0 287 213" svg:d="M36 179c-2 5-6 17-6 19 0 9 10 15 17 15 8 0 16-6 18-12 1-3 5-19 9-28 2-10 8-31 10-42 3-11 5-21 7-32 6-19 8-23 21-42s34-44 70-44c27 0 27 25 27 33 0 28-19 81-27 100-5 14-7 17-7 27 0 25 21 40 45 40 46 0 67-65 67-72 0-6-6-6-8-6-5 0-5 2-7 7-12 38-33 57-52 57-9 0-11-5-11-17 0-9 2-17 11-38 6-13 25-64 25-91 0-45-36-53-61-53-40 0-66 25-80 44-3-35-30-44-51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8.067cm" svg:y="14.599cm" svg:viewBox="0 0 201 213" svg:d="M74 101c13 0 51-2 76-10 34-13 42-36 42-49 0-27-27-42-59-42-57 0-133 44-133 123 0 48 30 90 85 90 80 0 116-48 116-53 0-4-3-8-7-8-2 0-4 0-8 4-36 43-91 43-101 43-28 0-47-19-47-57 0-7 0-15 6-41zM47 87c21-68 73-74 86-74 21 0 38 10 38 29 0 45-80 45-99 45z">
            <text:p/>
          </draw:path>
          <draw:path draw:style-name="gr3" draw:layer="layout" svg:width="0.343cm" svg:height="0.212cm" svg:x="8.312cm" svg:y="14.599cm" svg:viewBox="0 0 344 213" svg:d="M224 59c4-13 10-36 10-38 0-10-8-15-16-15-9 0-17 5-20 13 0 4-6 23-10 36-6 27-6 27-13 53-6 27-6 31-8 44 2 9-2 19-13 32-6 8-15 15-31 15-19 0-41-5-41-43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1-80 121-38 0-38-34-38-41 0-14 2-21 10-48z">
            <text:p/>
          </draw:path>
          <draw:path draw:style-name="gr3" draw:layer="layout" svg:width="0.337cm" svg:height="0.303cm" svg:x="1.996cm" svg:y="14.437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layer="layout" svg:width="0.33cm" svg:height="0.426cm" svg:x="2.365cm" svg:y="14.437cm" svg:viewBox="0 0 331 427" svg:d="M97 44v-44l-97 8v20c47 0 53 4 53 33v315c0 30-7 30-53 30v21c23-2 57-3 76-3 17 0 51 1 76 3v-21c-46 0-53 0-53-30v-114-6c4 12 32 48 81 48 82 0 151-67 151-152 0-86-65-152-141-152-51 0-80 30-93 44zM99 220v-150c19-34 53-53 87-53 48 0 89 59 89 135 0 82-47 137-96 137-27 0-54-14-71-40-9-15-9-15-9-29z">
            <text:p/>
          </draw:path>
          <draw:path draw:style-name="gr3" draw:layer="layout" svg:width="0.33cm" svg:height="0.472cm" svg:x="2.758cm" svg:y="14.268cm" svg:viewBox="0 0 331 473" svg:d="M232 427v46l99-8v-21c-46 0-52-5-52-38v-406l-97 8v20c48 0 52 4 52 38v145c-19-25-48-42-84-42-80 0-150 67-150 152s66 152 142 152c44 0 73-23 90-46zM232 249v137c0 13 0 13-8 24-19 33-49 48-78 48-30 0-55-17-70-44-19-27-21-64-21-93 0-25 2-65 21-95 15-21 40-42 76-42 25 0 51 10 72 40 8 12 8 13 8 25z">
            <text:p/>
          </draw:path>
          <draw:path draw:style-name="gr3" draw:layer="layout" svg:width="0.303cm" svg:height="0.307cm" svg:x="3.134cm" svg:y="14.433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7 0 54 65 71 108 71 44 0 74-27 88-57zM190 141v66c0 65-48 87-78 87-32 0-61-24-61-58 0-37 29-92 139-95z">
            <text:p/>
          </draw:path>
          <draw:path draw:style-name="gr3" draw:layer="layout" svg:width="0.21cm" svg:height="0.419cm" svg:x="3.453cm" svg:y="14.321cm" svg:viewBox="0 0 211 420" svg:d="M104 144h95v-21h-95v-123h-17c-2 55-21 127-87 129v15h57v185c0 83 63 91 87 91 48 0 67-48 67-91v-38h-17v38c0 49-19 74-46 74-44 0-44-61-44-72z">
            <text:p/>
          </draw:path>
          <draw:path draw:style-name="gr3" draw:layer="layout" svg:width="0.259cm" svg:height="0.307cm" svg:x="3.717cm" svg:y="14.433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478cm" svg:height="0.457cm" svg:x="4.246cm" svg:y="14.276cm" svg:viewBox="0 0 479 458" svg:d="M177 247h114c95 0 188-70 188-146 0-52-44-101-133-101h-217c-13 0-19 0-19 13 0 8 6 8 19 8 8 0 21 0 29 2 11 0 15 2 15 9 0 4-2 6-4 14l-89 360c-8 25-8 31-61 31-11 0-19 0-19 13 0 8 8 8 9 8 19 0 67-2 86-2 15 0 28 0 44 0 13 0 28 2 43 2 4 0 14 0 14-14 0-7-6-7-19-7-25 0-44 0-44-12 0-3 2-7 2-11zM224 46c6-23 8-25 36-25h65c55 0 91 17 91 64 0 27-13 84-40 109-32 30-74 34-102 34h-95z">
            <text:p/>
          </draw:path>
          <draw:path draw:style-name="gr3" draw:layer="layout" svg:width="0.67cm" svg:height="0.457cm" svg:x="4.768cm" svg:y="14.276cm" svg:viewBox="0 0 671 458" svg:d="M593 51c5-24 5-30 57-30 15 0 21 0 21-13 0-8-6-8-17-8h-90c-17 0-17 0-26 13l-244 382-53-380c-2-15-4-15-21-15h-91c-13 0-21 0-21 13 0 8 8 8 21 8 8 0 21 0 29 2 9 0 15 2 15 9 0 4-2 6-4 14l-85 341c-6 27-18 48-73 50-2 0-11 0-11 13 0 6 4 8 9 8 21 0 46-2 67-2 23 0 47 2 68 2 4 0 14 0 14-14 0-7-8-7-14-7-38 0-43-13-43-29 0-5 0-9 2-17l91-364 59 416c0 7 2 15 9 15 8 0 12-8 15-12l270-425-95 385c-7 25-7 31-61 31-11 0-19 0-19 13 0 8 8 8 10 8 19 0 64-2 83-2 27 0 57 2 84 2 4 0 13 0 13-14 0-7-5-7-19-7-24 0-43 0-43-12 0-3 0-3 3-17z">
            <text:p/>
          </draw:path>
          <draw:path draw:style-name="gr3" draw:layer="layout" svg:width="0.396cm" svg:height="0.487cm" svg:x="5.496cm" svg:y="14.261cm" svg:viewBox="0 0 397 488" svg:d="M397 8c0-4 0-8-6-8-3 0-5 0-13 9l-32 38c-17-30-52-47-95-47-86 0-167 78-167 158 0 55 36 85 70 95l72 19c25 5 63 17 63 72 0 59-55 123-122 123-44 0-118-15-118-98 0-16 4-33 4-37 2-1 2-3 2-3 0-8-6-8-8-8-3 0-5 0-7 2s-40 156-40 158c0 3 4 7 8 7 3 0 3-2 11-11l34-38c29 40 74 49 112 49 91 0 171-89 171-173 0-47-23-70-32-78-15-17-27-19-86-34-15-4-39-11-45-11-17-8-40-27-40-63 0-53 53-110 116-110 57 0 97 28 97 104 0 21-2 33-2 37 0 1 0 7 7 7 8 0 8-2 10-13z">
            <text:p/>
          </draw:path>
          <draw:path draw:style-name="gr3" draw:layer="layout" svg:width="0.311cm" svg:height="0.457cm" svg:x="5.931cm" svg:y="14.276cm" svg:viewBox="0 0 312 458" svg:d="M228 51c6-24 8-30 61-30 17 0 23 0 23-13 0-8-8-8-12-8-19 0-68 2-87 2-21 0-71-2-90-2-5 0-13 0-13 13 0 8 6 8 19 8 27 0 46 0 46 13 0 2 0 4-2 10l-91 362c-6 25-8 31-61 31-15 0-21 0-21 13 0 8 8 8 9 8 21 0 69-2 90-2 19 0 68 2 89 2 6 0 13 0 13-14 0-7-5-7-21-7-11 0-15 0-28-2-13 0-17-4-17-11 0-4 2-10 4-16z">
            <text:p/>
          </draw:path>
          <draw:path draw:style-name="gr3" draw:layer="layout" svg:width="0.594cm" svg:height="0.349cm" svg:x="6.478cm" svg:y="14.392cm" svg:viewBox="0 0 595 350" svg:d="M570 188c13 0 25 0 25-13 0-14-12-14-25-14h-498c38-28 55-55 61-64 30-46 36-88 36-89 0-8-8-8-13-8-12 0-14 2-15 13-16 67-56 122-132 154-7 2-9 4-9 8 0 5 4 5 9 9 71 29 116 82 132 156 1 8 3 10 15 10 5 0 13 0 13-8 0 0-6-44-34-87-13-21-32-44-63-67z">
            <text:p/>
          </draw:path>
          <draw:path draw:style-name="gr3" draw:layer="layout" svg:width="0.478cm" svg:height="0.457cm" svg:x="7.32cm" svg:y="14.276cm" svg:viewBox="0 0 479 458" svg:d="M177 247h114c95 0 188-70 188-146 0-52-44-101-133-101h-217c-13 0-19 0-19 13 0 8 6 8 19 8 8 0 21 0 29 2 11 0 15 2 15 9 0 4-2 6-4 14l-89 360c-8 25-8 31-61 31-11 0-19 0-19 13 0 8 8 8 9 8 19 0 67-2 86-2 15 0 28 0 44 0 13 0 28 2 43 2 4 0 14 0 14-14 0-7-6-7-19-7-25 0-44 0-44-12 0-3 2-7 2-11zM224 46c6-23 8-25 36-25h65c55 0 91 17 91 64 0 27-13 84-40 109-32 30-74 34-102 34h-95z">
            <text:p/>
          </draw:path>
          <draw:path draw:style-name="gr3" draw:layer="layout" svg:width="0.286cm" svg:height="0.212cm" svg:x="7.744cm" svg:y="14.625cm" svg:viewBox="0 0 287 213" svg:d="M36 179c-2 5-6 17-6 19 0 9 10 15 17 15 8 0 16-6 18-12 1-3 5-19 9-28 2-10 8-31 10-42 3-11 5-21 7-32 6-19 8-23 21-42s34-44 70-44c27 0 27 25 27 33 0 28-19 81-27 100-5 14-7 17-7 27 0 25 21 40 45 40 46 0 67-65 67-72 0-6-6-6-8-6-5 0-5 2-7 7-12 38-33 57-52 57-9 0-11-5-11-17 0-9 2-17 11-38 6-13 25-64 25-91 0-45-36-53-61-53-40 0-66 25-80 44-3-35-30-44-51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8.084cm" svg:y="14.625cm" svg:viewBox="0 0 201 213" svg:d="M74 101c13 0 51-2 76-10 34-13 42-36 42-49 0-27-27-42-59-42-57 0-133 44-133 123 0 48 30 90 85 90 80 0 116-48 116-53 0-4-3-8-7-8-2 0-4 0-8 4-36 43-91 43-101 43-28 0-47-19-47-57 0-7 0-15 6-41zM47 87c21-68 73-74 86-74 21 0 38 10 38 29 0 45-80 45-99 45z">
            <text:p/>
          </draw:path>
          <draw:path draw:style-name="gr3" draw:layer="layout" svg:width="0.343cm" svg:height="0.212cm" svg:x="8.327cm" svg:y="14.625cm" svg:viewBox="0 0 344 213" svg:d="M224 59c4-13 10-36 10-38 0-10-8-15-16-15-9 0-17 5-20 13 0 4-6 23-10 36-6 27-6 27-13 53-6 27-6 31-8 44 2 9-2 19-13 32-6 8-15 15-31 15-19 0-41-5-41-43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1-80 121-38 0-38-34-38-41 0-14 2-21 10-48z">
            <text:p/>
          </draw:path>
          <draw:polygon draw:style-name="gr3" draw:layer="layout" svg:width="6.765cm" svg:height="0.027cm" svg:x="1.975cm" svg:y="14.943cm" svg:viewBox="0 0 6766 28" draw:points="3382,28 0,28 0,0 6766,0 6766,28">
            <text:p/>
          </draw:polygon>
        </draw:g>
        <draw:line draw:style-name="gr17" draw:text-style-name="P1" draw:layer="layout" svg:x1="1.027cm" svg:y1="-4.733cm" svg:x2="8.382cm" svg:y2="-4.672cm">
          <text:p/>
        </draw:line>
        <draw:line draw:style-name="gr17" draw:text-style-name="P1" draw:layer="layout" svg:x1="11.07cm" svg:y1="0.316cm" svg:x2="14.721cm" svg:y2="0.316cm">
          <text:p/>
        </draw:line>
        <draw:line draw:style-name="gr18" draw:text-style-name="P1" draw:layer="layout" svg:x1="12.446cm" svg:y1="0.832cm" svg:x2="17.543cm" svg:y2="0.884cm">
          <text:p/>
        </draw:line>
        <draw:g>
          <svg:title>TexMaths</svg:title>
          <svg:desc>19§latex§\underline{\pmb{update $q \leftarrow P_{new}$ }}§svg§600§TRUE§</svg:desc>
          <draw:polygon draw:style-name="gr4" draw:layer="layout" svg:width="5.306cm" svg:height="0.729cm" svg:x="1.127cm" svg:y="-4.331cm" svg:viewBox="0 0 5307 730" draw:points="2655,730 0,730 0,0 5307,0 5307,730">
            <text:p/>
          </draw:polygon>
          <draw:path draw:style-name="gr3" draw:layer="layout" svg:width="0.337cm" svg:height="0.303cm" svg:x="1.148cm" svg:y="-4.135cm" svg:viewBox="0 0 338 304" svg:d="M241 243v61l97-7v-21c-47 0-53-4-53-36v-240l-99 8v21c48 0 53 3 53 38v119c0 57-32 103-81 103-57 0-59-30-59-67v-222l-99 8v21c53 0 53 1 53 60v101c0 53 0 114 101 114 38 0 68-19 87-61z">
            <text:p/>
          </draw:path>
          <draw:path draw:style-name="gr3" draw:layer="layout" svg:width="0.33cm" svg:height="0.427cm" svg:x="1.517cm" svg:y="-4.135cm" svg:viewBox="0 0 331 428" svg:d="M97 44v-44l-97 8v21c48 0 53 3 53 32v315c0 31-7 31-53 31v21c23-2 57-4 76-4 17 0 51 2 76 4v-21c-46 0-53 0-53-31v-114-5c4 11 32 47 82 47 81 0 150-66 150-152 0-85-65-152-141-152-51 0-80 30-93 44zM99 221v-151c19-34 53-53 87-53 48 0 90 59 90 135 0 82-48 137-97 137-27 0-54-13-71-40-9-15-9-15-9-28z">
            <text:p/>
          </draw:path>
          <draw:path draw:style-name="gr3" draw:layer="layout" svg:width="0.33cm" svg:height="0.472cm" svg:x="1.91cm" svg:y="-4.304cm" svg:viewBox="0 0 331 473" svg:d="M232 428v45l99-7v-21c-46 0-52-6-52-38v-407l-97 8v21c48 0 52 3 52 38v144c-19-25-48-42-84-42-80 0-150 67-150 152 0 86 67 152 143 152 43 0 72-22 89-45zM232 249v137c0 13 0 13-8 25-19 32-49 47-78 47-30 0-55-17-70-44-19-26-21-64-21-93 0-24 2-64 21-95 15-21 40-42 76-42 25 0 51 10 72 40 8 12 8 14 8 25z">
            <text:p/>
          </draw:path>
          <draw:path draw:style-name="gr3" draw:layer="layout" svg:width="0.303cm" svg:height="0.307cm" svg:x="2.286cm" svg:y="-4.139cm" svg:viewBox="0 0 304 308" svg:d="M196 251c2 27 21 55 53 55 13 0 55-9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layer="layout" svg:width="0.21cm" svg:height="0.419cm" svg:x="2.605cm" svg:y="-4.251cm" svg:viewBox="0 0 211 420" svg:d="M105 144h95v-20h-95v-124h-18c-1 55-20 127-87 129v15h57v185c0 84 63 91 87 91 48 0 67-47 67-91v-38h-17v38c0 49-19 74-46 74-43 0-43-61-43-72z">
            <text:p/>
          </draw:path>
          <draw:path draw:style-name="gr3" draw:layer="layout" svg:width="0.259cm" svg:height="0.307cm" svg:x="2.871cm" svg:y="-4.139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3" draw:layer="layout" svg:width="0.276cm" svg:height="0.427cm" svg:x="3.398cm" svg:y="-4.135cm" svg:viewBox="0 0 277 428" svg:d="M277 8c0-4-1-8-7-8-8 0-34 27-46 48-15-37-40-48-62-48-78 0-162 99-162 196 0 66 40 108 89 108 29 0 55-17 78-40-5 23-26 114-28 120-6 19-12 21-50 23-9 0-15 0-15 13 0 0 0 8 10 8 21 0 43-4 66-4s48 4 69 4c3 0 13 0 13-15 0-6-8-6-17-6-33 0-33-6-33-12 0-5 0-9 2-15zM91 289c-40 0-43-51-43-63 0-32 19-104 30-133 21-49 57-78 84-78 43 0 53 53 53 59 0 4-36 150-38 154-12 19-48 61-86 61z">
            <text:p/>
          </draw:path>
          <draw:path draw:style-name="gr3" draw:layer="layout" svg:width="0.594cm" svg:height="0.349cm" svg:x="3.916cm" svg:y="-4.181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layer="layout" svg:width="0.478cm" svg:height="0.457cm" svg:x="4.76cm" svg:y="-4.297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5.184cm" svg:y="-3.947cm" svg:viewBox="0 0 287 213" svg:d="M36 179c-2 5-6 17-6 19 0 9 10 15 18 15 7 0 15-6 17-11 2-4 5-19 9-29 2-10 8-30 10-42 3-11 5-21 7-32 6-19 8-23 21-42s34-44 70-44c27 0 27 25 27 33 0 28-19 81-27 100-5 14-7 17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5.522cm" svg:y="-3.947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layer="layout" svg:width="0.343cm" svg:height="0.212cm" svg:x="5.767cm" svg:y="-3.947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  <draw:path draw:style-name="gr3" draw:layer="layout" svg:width="0.337cm" svg:height="0.303cm" svg:x="1.165cm" svg:y="-4.162cm" svg:viewBox="0 0 338 304" svg:d="M241 243v61l97-7v-21c-47 0-53-4-53-36v-240l-99 8v21c48 0 53 3 53 38v119c0 57-32 103-81 103-57 0-59-30-59-67v-222l-99 8v21c53 0 53 1 53 60v101c0 53 0 114 101 114 38 0 68-19 87-61z">
            <text:p/>
          </draw:path>
          <draw:path draw:style-name="gr3" draw:layer="layout" svg:width="0.33cm" svg:height="0.427cm" svg:x="1.534cm" svg:y="-4.162cm" svg:viewBox="0 0 331 428" svg:d="M97 44v-44l-97 8v21c48 0 53 3 53 32v315c0 31-7 31-53 31v21c23-2 57-4 76-4 17 0 51 2 76 4v-21c-46 0-53 0-53-31v-114-5c4 11 32 47 82 47 81 0 150-66 150-152 0-85-65-152-141-152-51 0-80 30-93 44zM99 221v-151c19-34 53-53 87-53 48 0 90 59 90 135 0 82-48 137-97 137-27 0-54-13-71-40-9-15-9-15-9-28z">
            <text:p/>
          </draw:path>
          <draw:path draw:style-name="gr3" draw:layer="layout" svg:width="0.33cm" svg:height="0.472cm" svg:x="1.927cm" svg:y="-4.331cm" svg:viewBox="0 0 331 473" svg:d="M232 428v45l99-7v-21c-46 0-52-6-52-38v-407l-97 8v21c48 0 52 3 52 38v144c-19-25-48-42-84-42-80 0-150 67-150 152 0 86 67 152 143 152 43 0 72-22 89-45zM232 249v137c0 13 0 13-8 25-19 32-49 47-78 47-30 0-55-17-70-44-19-26-21-64-21-93 0-24 2-64 21-95 15-21 40-42 76-42 25 0 51 10 72 40 8 12 8 14 8 25z">
            <text:p/>
          </draw:path>
          <draw:path draw:style-name="gr3" draw:layer="layout" svg:width="0.303cm" svg:height="0.307cm" svg:x="2.303cm" svg:y="-4.166cm" svg:viewBox="0 0 304 308" svg:d="M196 251c2 27 21 55 53 55 13 0 55-9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layer="layout" svg:width="0.21cm" svg:height="0.419cm" svg:x="2.622cm" svg:y="-4.278cm" svg:viewBox="0 0 211 420" svg:d="M105 144h95v-20h-95v-124h-18c-1 55-20 127-87 129v15h57v185c0 84 63 91 87 91 48 0 67-47 67-91v-38h-17v38c0 49-19 74-46 74-43 0-43-61-43-72z">
            <text:p/>
          </draw:path>
          <draw:path draw:style-name="gr3" draw:layer="layout" svg:width="0.259cm" svg:height="0.307cm" svg:x="2.888cm" svg:y="-4.166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3" draw:layer="layout" svg:width="0.276cm" svg:height="0.427cm" svg:x="3.415cm" svg:y="-4.162cm" svg:viewBox="0 0 277 428" svg:d="M277 8c0-4-1-8-7-8-8 0-34 27-46 48-15-37-40-48-62-48-78 0-162 99-162 196 0 66 40 108 89 108 29 0 55-17 78-40-5 23-26 114-28 120-6 19-12 21-50 23-9 0-15 0-15 13 0 0 0 8 10 8 21 0 43-4 66-4s48 4 69 4c3 0 13 0 13-15 0-6-8-6-17-6-33 0-33-6-33-12 0-5 0-9 2-15zM91 289c-40 0-43-51-43-63 0-32 19-104 30-133 21-49 57-78 84-78 43 0 53 53 53 59 0 4-36 150-38 154-12 19-48 61-86 61z">
            <text:p/>
          </draw:path>
          <draw:path draw:style-name="gr3" draw:layer="layout" svg:width="0.594cm" svg:height="0.349cm" svg:x="3.934cm" svg:y="-4.209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layer="layout" svg:width="0.478cm" svg:height="0.457cm" svg:x="4.775cm" svg:y="-4.323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5.201cm" svg:y="-3.974cm" svg:viewBox="0 0 287 213" svg:d="M36 179c-2 5-6 17-6 19 0 9 10 15 18 15 7 0 15-6 17-11 2-4 5-20 9-29 2-10 8-30 10-42 3-11 5-21 7-32 6-19 8-23 21-42s34-44 70-44c27 0 27 25 27 33 0 28-19 81-27 100-5 14-7 17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5.539cm" svg:y="-3.974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layer="layout" svg:width="0.343cm" svg:height="0.212cm" svg:x="5.784cm" svg:y="-3.974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  <draw:path draw:style-name="gr3" draw:layer="layout" svg:width="0.337cm" svg:height="0.303cm" svg:x="1.182cm" svg:y="-4.135cm" svg:viewBox="0 0 338 304" svg:d="M241 243v61l97-7v-21c-47 0-53-4-53-36v-240l-99 8v21c48 0 53 3 53 38v119c0 57-32 103-81 103-57 0-59-30-59-67v-222l-99 8v21c53 0 53 1 53 60v101c0 53 0 114 101 114 38 0 68-19 87-61z">
            <text:p/>
          </draw:path>
          <draw:path draw:style-name="gr3" draw:layer="layout" svg:width="0.33cm" svg:height="0.427cm" svg:x="1.551cm" svg:y="-4.135cm" svg:viewBox="0 0 331 428" svg:d="M97 44v-44l-97 8v21c48 0 53 3 53 32v315c0 31-7 31-53 31v21c23-2 57-4 76-4 17 0 51 2 76 4v-21c-46 0-53 0-53-31v-114-5c4 11 32 47 82 47 81 0 150-66 150-152 0-85-65-152-141-152-51 0-80 30-93 44zM99 221v-151c19-34 53-53 87-53 48 0 90 59 90 135 0 82-48 137-97 137-27 0-54-13-71-40-9-15-9-15-9-28z">
            <text:p/>
          </draw:path>
          <draw:path draw:style-name="gr3" draw:layer="layout" svg:width="0.33cm" svg:height="0.472cm" svg:x="1.944cm" svg:y="-4.304cm" svg:viewBox="0 0 331 473" svg:d="M232 428v45l99-7v-21c-46 0-52-6-52-38v-407l-97 8v21c48 0 52 3 52 38v144c-19-25-48-42-84-42-80 0-150 67-150 152 0 86 67 152 143 152 43 0 72-22 89-45zM232 249v137c0 13 0 13-8 25-19 32-49 47-78 47-30 0-55-17-70-44-19-26-21-64-21-93 0-24 2-64 21-95 15-21 40-42 76-42 25 0 51 10 72 40 8 12 8 14 8 25z">
            <text:p/>
          </draw:path>
          <draw:path draw:style-name="gr3" draw:layer="layout" svg:width="0.303cm" svg:height="0.307cm" svg:x="2.32cm" svg:y="-4.139cm" svg:viewBox="0 0 304 308" svg:d="M196 251c2 27 21 55 53 55 13 0 55-9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layer="layout" svg:width="0.21cm" svg:height="0.419cm" svg:x="2.64cm" svg:y="-4.251cm" svg:viewBox="0 0 211 420" svg:d="M105 144h95v-20h-95v-124h-18c-1 55-20 127-87 129v15h57v185c0 84 63 91 87 91 48 0 67-47 67-91v-38h-17v38c0 49-19 74-46 74-43 0-43-61-43-72z">
            <text:p/>
          </draw:path>
          <draw:path draw:style-name="gr3" draw:layer="layout" svg:width="0.259cm" svg:height="0.307cm" svg:x="2.904cm" svg:y="-4.139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3" draw:layer="layout" svg:width="0.276cm" svg:height="0.427cm" svg:x="3.432cm" svg:y="-4.135cm" svg:viewBox="0 0 277 428" svg:d="M277 8c0-4-1-8-7-8-8 0-34 27-46 48-15-37-40-48-62-48-78 0-162 99-162 196 0 66 40 108 89 108 29 0 55-17 78-40-5 23-26 114-28 120-6 19-12 21-50 23-9 0-15 0-15 13 0 0 0 8 10 8 21 0 43-4 66-4s48 4 69 4c3 0 13 0 13-15 0-6-8-6-17-6-33 0-33-6-33-12 0-5 0-9 2-15zM91 289c-40 0-43-51-43-63 0-32 19-104 30-133 21-49 57-78 84-78 43 0 53 53 53 59 0 4-36 150-38 154-12 19-48 61-86 61z">
            <text:p/>
          </draw:path>
          <draw:path draw:style-name="gr3" draw:layer="layout" svg:width="0.594cm" svg:height="0.349cm" svg:x="3.951cm" svg:y="-4.181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layer="layout" svg:width="0.478cm" svg:height="0.457cm" svg:x="4.792cm" svg:y="-4.297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5.216cm" svg:y="-3.947cm" svg:viewBox="0 0 287 213" svg:d="M36 179c-2 5-6 17-6 19 0 9 10 15 18 15 7 0 15-6 17-11 2-4 5-19 9-29 2-10 8-30 10-42 3-11 5-21 7-32 6-19 8-23 21-42s34-44 70-44c27 0 27 25 27 33 0 28-19 81-27 100-5 14-7 17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5.556cm" svg:y="-3.947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layer="layout" svg:width="0.343cm" svg:height="0.212cm" svg:x="5.799cm" svg:y="-3.947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  <draw:polygon draw:style-name="gr3" draw:layer="layout" svg:width="5.274cm" svg:height="0.028cm" svg:x="1.161cm" svg:y="-3.63cm" svg:viewBox="0 0 5275 29" draw:points="2637,29 0,29 0,0 5275,0 5275,29">
            <text:p/>
          </draw:polygon>
        </draw:g>
        <draw:g>
          <svg:title>TexMaths</svg:title>
          <svg:desc>19§latex§\underline{\pmb{it is allowed to update $q \leftarrow PMSI$}}§svg§600§TRUE§</svg:desc>
          <draw:polygon draw:style-name="gr4" draw:layer="layout" svg:width="10.206cm" svg:height="0.728cm" svg:x="1.139cm" svg:y="-3.429cm" svg:viewBox="0 0 10207 729" draw:points="5104,729 0,729 0,0 10207,0 10207,729">
            <text:p/>
          </draw:polygon>
          <draw:path draw:style-name="gr3" draw:layer="layout" svg:width="0.143cm" svg:height="0.447cm" svg:x="1.162cm" svg:y="-3.386cm" svg:viewBox="0 0 144 448" svg:d="M97 152l-95 8v20c46 0 51 4 51 37v180c0 30-7 30-53 30v21c21 0 59-2 74-2 25 0 48 2 70 2v-21c-43 0-47-3-47-28zM101 36c0-23-17-36-36-36-21 0-36 19-36 36s15 34 36 34c19 0 36-13 36-34z">
            <text:p/>
          </draw:path>
          <draw:path draw:style-name="gr3" draw:layer="layout" svg:width="0.21cm" svg:height="0.419cm" svg:x="1.337cm" svg:y="-3.35cm" svg:viewBox="0 0 211 420" svg:d="M105 144h95v-21h-95v-123h-18c-1 55-20 127-87 129v15h57v185c0 83 63 91 87 91 48 0 67-48 67-91v-38h-17v38c0 49-19 74-46 74-43 0-43-61-43-72z">
            <text:p/>
          </draw:path>
          <draw:path draw:style-name="gr3" draw:layer="layout" svg:width="0.143cm" svg:height="0.447cm" svg:x="1.829cm" svg:y="-3.386cm" svg:viewBox="0 0 144 448" svg:d="M97 152l-95 8v20c46 0 51 4 51 37v180c0 30-7 30-53 30v21c21 0 59-2 74-2 25 0 48 2 70 2v-21c-43 0-47-3-47-28zM101 36c0-23-17-36-36-36-21 0-36 19-36 36s15 34 36 34c19 0 36-13 36-34z">
            <text:p/>
          </draw:path>
          <draw:path draw:style-name="gr3" draw:layer="layout" svg:width="0.219cm" svg:height="0.307cm" svg:x="2.015cm" svg:y="-3.238cm" svg:viewBox="0 0 220 308" svg:d="M118 171c15 2 70 13 70 61 0 34-23 62-76 62-57 0-82-39-93-96-2-8-4-12-9-12-10 0-10 6-10 17v90c0 11 0 15 8 15 3 0 3 0 17-14 0 0 0-1 13-15 29 29 59 29 74 29 78 0 108-44 108-93 0-36-20-55-28-63-23-23-48-29-76-32-38-8-84-17-84-55 0-25 17-52 76-52 74 0 76 61 78 82 2 6 8 6 8 6 9 0 9-4 9-17v-69c0-11 0-15-7-15-4 0-4 0-14 8-1 3-9 9-11 11-25-19-53-19-63-19-83 0-108 46-108 82 0 24 11 43 29 59 22 17 41 20 89 30z">
            <text:p/>
          </draw:path>
          <draw:path draw:style-name="gr3" draw:layer="layout" svg:width="0.303cm" svg:height="0.307cm" svg:x="2.507cm" svg:y="-3.238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7 0 54 65 71 108 71 44 0 74-27 88-57zM190 141v66c0 65-47 87-78 87-32 0-61-24-61-58 0-37 29-92 139-95z">
            <text:p/>
          </draw:path>
          <draw:path draw:style-name="gr3" draw:layer="layout" svg:width="0.149cm" svg:height="0.464cm" svg:x="2.834cm" svg:y="-3.403cm" svg:viewBox="0 0 150 465" svg:d="M97 0l-97 8v20c48 0 53 4 53 38v348c0 30-7 30-53 30v21c23 0 59-2 76-2 15 0 49 2 74 2v-21c-45 0-53 0-53-30z">
            <text:p/>
          </draw:path>
          <draw:path draw:style-name="gr3" draw:layer="layout" svg:width="0.149cm" svg:height="0.464cm" svg:x="3.02cm" svg:y="-3.403cm" svg:viewBox="0 0 150 465" svg:d="M97 0l-97 8v20c48 0 53 4 53 38v348c0 30-7 30-53 30v21c23 0 59-2 76-2 15 0 49 2 74 2v-21c-45 0-53 0-53-30z">
            <text:p/>
          </draw:path>
          <draw:path draw:style-name="gr3" draw:layer="layout" svg:width="0.297cm" svg:height="0.307cm" svg:x="3.202cm" svg:y="-3.238cm" svg:viewBox="0 0 298 308" svg:d="M298 158c0-88-68-158-148-158-85 0-150 74-150 158 0 85 70 150 148 150 82 0 150-65 150-150zM150 291c-30 0-59-14-78-44-17-30-17-70-17-95 0-27 0-63 17-93 17-31 50-44 76-44 31 0 59 15 76 44 17 28 17 66 17 93 0 25 0 61-13 89-15 31-46 50-78 50z">
            <text:p/>
          </draw:path>
          <draw:path draw:style-name="gr3" draw:layer="layout" svg:width="0.459cm" svg:height="0.295cm" svg:x="3.51cm" svg:y="-3.226cm" svg:viewBox="0 0 460 296" svg:d="M403 65c11-35 32-44 57-44v-21c-15 2-34 2-50 2-19 0-49-2-62-2v21c24 0 40 13 40 32 0 4 0 6-4 13l-61 173-66-188c-4-7-4-9-4-11 0-19 26-19 40-19v-21c-19 0-54 2-71 2-19 0-40 0-59-2v21c25 0 35 2 42 9 4 4 12 25 15 38l-57 162-64-179c-4-7-4-9-4-11 0-19 27-19 40-19v-21c-19 0-57 2-72 2-4 0-38 0-63-2v21c34 0 42 2 49 23l86 239c2 10 4 13 13 13 10 0 10-3 14-13l68-190 68 192c2 8 4 11 14 11 7 0 9-5 13-11z">
            <text:p/>
          </draw:path>
          <draw:path draw:style-name="gr3" draw:layer="layout" svg:width="0.259cm" svg:height="0.307cm" svg:x="3.981cm" svg:y="-3.238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33cm" svg:height="0.472cm" svg:x="4.282cm" svg:y="-3.403cm" svg:viewBox="0 0 331 473" svg:d="M232 427v46l99-8v-21c-46 0-52-5-52-38v-406l-97 8v20c48 0 52 4 52 38v145c-19-25-48-42-84-42-80 0-150 67-150 152s67 152 143 152c43 0 72-23 89-46zM232 249v137c0 13 0 13-8 24-19 33-49 48-78 48-30 0-55-17-70-44-19-27-21-64-21-93 0-25 2-65 21-95 15-21 40-42 76-42 25 0 51 10 72 40 8 12 8 13 8 25z">
            <text:p/>
          </draw:path>
          <draw:path draw:style-name="gr3" draw:layer="layout" svg:width="0.21cm" svg:height="0.419cm" svg:x="4.865cm" svg:y="-3.35cm" svg:viewBox="0 0 211 420" svg:d="M105 144h95v-21h-95v-123h-18c-1 55-20 127-87 129v15h57v185c0 83 63 91 87 91 48 0 67-48 67-91v-38h-17v38c0 49-19 74-46 74-43 0-43-61-43-72z">
            <text:p/>
          </draw:path>
          <draw:path draw:style-name="gr3" draw:layer="layout" svg:width="0.297cm" svg:height="0.307cm" svg:x="5.131cm" svg:y="-3.238cm" svg:viewBox="0 0 298 308" svg:d="M298 158c0-88-68-158-148-158-85 0-150 74-150 158 0 85 70 150 148 150 82 0 150-65 150-150zM150 291c-30 0-59-14-78-44-17-30-17-70-17-95 0-27 0-63 17-93 17-31 50-44 76-44 31 0 59 15 76 44 17 28 17 66 17 93 0 25 0 61-13 89-15 31-46 50-78 50z">
            <text:p/>
          </draw:path>
          <draw:path draw:style-name="gr3" draw:layer="layout" svg:width="0.337cm" svg:height="0.303cm" svg:x="5.69cm" svg:y="-3.234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layer="layout" svg:width="0.33cm" svg:height="0.426cm" svg:x="6.058cm" svg:y="-3.234cm" svg:viewBox="0 0 331 427" svg:d="M97 44v-44l-97 8v20c48 0 53 4 53 33v315c0 30-7 30-53 30v21c23-2 57-3 76-3 17 0 51 1 76 3v-21c-46 0-53 0-53-30v-114-6c4 12 32 48 82 48 81 0 150-67 150-152 0-86-65-152-141-152-51 0-80 30-93 44zM99 220v-150c19-34 53-53 87-53 48 0 90 59 90 135 0 82-48 137-97 137-27 0-54-14-71-40-9-15-9-15-9-29z">
            <text:p/>
          </draw:path>
          <draw:path draw:style-name="gr3" draw:layer="layout" svg:width="0.33cm" svg:height="0.472cm" svg:x="6.452cm" svg:y="-3.403cm" svg:viewBox="0 0 331 473" svg:d="M232 427v46l99-8v-21c-46 0-52-5-52-38v-406l-97 8v20c48 0 52 4 52 38v145c-19-25-48-42-84-42-80 0-150 67-150 152s67 152 143 152c43 0 72-23 89-46zM232 249v137c0 13 0 13-8 24-19 33-49 48-78 48-30 0-55-17-70-44-19-27-21-64-21-93 0-25 2-65 21-95 15-21 40-42 76-42 25 0 51 10 72 40 8 12 8 13 8 25z">
            <text:p/>
          </draw:path>
          <draw:path draw:style-name="gr3" draw:layer="layout" svg:width="0.303cm" svg:height="0.307cm" svg:x="6.828cm" svg:y="-3.238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7 0 54 65 71 108 71 44 0 74-27 88-57zM190 141v66c0 65-47 87-78 87-32 0-61-24-61-58 0-37 29-92 139-95z">
            <text:p/>
          </draw:path>
          <draw:path draw:style-name="gr3" draw:layer="layout" svg:width="0.21cm" svg:height="0.419cm" svg:x="7.147cm" svg:y="-3.35cm" svg:viewBox="0 0 211 420" svg:d="M105 144h95v-21h-95v-123h-18c-1 55-20 127-87 129v15h57v185c0 83 63 91 87 91 48 0 67-48 67-91v-38h-17v38c0 49-19 74-46 74-43 0-43-61-43-72z">
            <text:p/>
          </draw:path>
          <draw:path draw:style-name="gr3" draw:layer="layout" svg:width="0.259cm" svg:height="0.307cm" svg:x="7.413cm" svg:y="-3.238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276cm" svg:height="0.426cm" svg:x="7.939cm" svg:y="-3.234cm" svg:viewBox="0 0 277 427" svg:d="M277 8c0-4-1-8-7-8-8 0-34 27-46 47-15-36-40-47-62-47-78 0-162 99-162 196 0 66 40 108 89 108 29 0 55-17 78-40-5 23-26 114-28 120-6 19-12 21-50 22-9 0-15 0-15 14 0 0 0 7 10 7 21 0 43-3 66-3s48 3 69 3c3 0 13 0 13-15 0-6-8-6-17-6-33 0-33-5-33-11s0-9 2-15zM91 289c-40 0-43-52-43-63 0-32 19-104 30-133 21-49 57-78 84-78 43 0 53 53 53 59 0 4-36 150-38 154-12 19-48 61-86 61z">
            <text:p/>
          </draw:path>
          <draw:path draw:style-name="gr3" draw:layer="layout" svg:width="0.594cm" svg:height="0.349cm" svg:x="8.458cm" svg:y="-3.279cm" svg:viewBox="0 0 595 350" svg:d="M570 188c13 0 25 0 25-13 0-14-12-14-25-14h-498c38-28 55-55 61-64 30-46 36-88 36-89 0-8-7-8-13-8-12 0-13 2-15 13-16 67-55 122-131 154-8 2-10 4-10 8 0 5 4 5 10 9 70 29 115 82 131 156 2 8 3 10 15 10 6 0 13 0 13-8 0 0-6-44-34-87-13-21-32-44-63-67z">
            <text:p/>
          </draw:path>
          <draw:path draw:style-name="gr3" draw:layer="layout" svg:width="0.478cm" svg:height="0.457cm" svg:x="9.302cm" svg:y="-3.395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layer="layout" svg:width="0.67cm" svg:height="0.457cm" svg:x="9.824cm" svg:y="-3.395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3-43-29 0-5 0-9 2-17l91-364 59 416c0 7 2 15 9 15 8 0 12-8 15-12l270-425-95 385c-7 25-7 31-61 31-11 0-19 0-19 13 0 8 8 8 10 8 19 0 65-2 84-2 26 0 57 2 83 2 4 0 13 0 13-14 0-7-5-7-19-7-24 0-43 0-43-12 0-3 0-3 4-17z">
            <text:p/>
          </draw:path>
          <draw:path draw:style-name="gr3" draw:layer="layout" svg:width="0.396cm" svg:height="0.487cm" svg:x="10.552cm" svg:y="-3.41cm" svg:viewBox="0 0 397 488" svg:d="M397 8c0-4 0-8-6-8-3 0-5 0-13 9l-32 38c-17-30-51-47-95-47-86 0-167 78-167 158 0 55 36 85 70 95l72 19c25 5 63 17 63 72 0 59-55 123-122 123-43 0-118-15-118-98 0-16 4-33 4-37 2-1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layer="layout" svg:width="0.311cm" svg:height="0.457cm" svg:x="10.987cm" svg:y="-3.395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1 0-4 2-10 4-16z">
            <text:p/>
          </draw:path>
          <draw:path draw:style-name="gr3" draw:layer="layout" svg:width="0.143cm" svg:height="0.447cm" svg:x="1.177cm" svg:y="-3.412cm" svg:viewBox="0 0 144 448" svg:d="M97 152l-95 8v20c46 0 51 4 51 37v180c0 30-7 30-53 30v21c21 0 59-2 74-2 25 0 48 2 70 2v-21c-43 0-47-3-47-28zM101 36c0-23-17-36-36-36-21 0-36 19-36 36s15 34 36 34c19 0 36-13 36-34z">
            <text:p/>
          </draw:path>
          <draw:path draw:style-name="gr3" draw:layer="layout" svg:width="0.21cm" svg:height="0.419cm" svg:x="1.354cm" svg:y="-3.376cm" svg:viewBox="0 0 211 420" svg:d="M105 144h95v-21h-95v-123h-18c-1 55-20 127-87 129v15h57v185c0 83 63 91 87 91 48 0 67-48 67-91v-38h-17v38c0 49-19 74-46 74-43 0-43-61-43-72z">
            <text:p/>
          </draw:path>
          <draw:path draw:style-name="gr3" draw:layer="layout" svg:width="0.143cm" svg:height="0.447cm" svg:x="1.846cm" svg:y="-3.412cm" svg:viewBox="0 0 144 448" svg:d="M97 152l-95 8v20c46 0 51 4 51 37v180c0 30-7 30-53 30v21c21 0 59-2 74-2 25 0 48 2 70 2v-21c-43 0-47-3-47-28zM101 36c0-23-17-36-36-36-21 0-36 19-36 36s15 34 36 34c19 0 36-13 36-34z">
            <text:p/>
          </draw:path>
          <draw:path draw:style-name="gr3" draw:layer="layout" svg:width="0.219cm" svg:height="0.307cm" svg:x="2.03cm" svg:y="-3.264cm" svg:viewBox="0 0 220 308" svg:d="M118 171c15 2 70 13 70 61 0 34-23 62-76 62-57 0-82-39-93-96-2-8-4-12-9-12-10 0-10 6-10 17v90c0 11 0 15 8 15 3 0 3 0 17-14 0 0 0-1 13-15 29 29 59 29 74 29 78 0 108-44 108-93 0-36-20-55-28-63-23-23-48-29-76-32-38-8-84-17-84-55 0-25 17-52 76-52 74 0 76 61 78 82 2 6 8 6 8 6 9 0 9-4 9-17v-69c0-11 0-15-7-15-4 0-4 0-14 8-1 3-9 9-11 11-25-19-53-19-63-19-83 0-108 46-108 82 0 24 11 43 29 59 22 17 41 20 89 30z">
            <text:p/>
          </draw:path>
          <draw:path draw:style-name="gr3" draw:layer="layout" svg:width="0.303cm" svg:height="0.307cm" svg:x="2.522cm" svg:y="-3.264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7 0 54 65 71 108 71 44 0 74-27 88-57zM190 141v66c0 65-47 87-78 87-32 0-61-24-61-58 0-37 29-92 139-95z">
            <text:p/>
          </draw:path>
          <draw:path draw:style-name="gr3" draw:layer="layout" svg:width="0.149cm" svg:height="0.464cm" svg:x="2.851cm" svg:y="-3.429cm" svg:viewBox="0 0 150 465" svg:d="M97 0l-97 8v20c48 0 53 4 53 38v348c0 30-7 30-53 30v21c23 0 59-2 76-2 15 0 49 2 74 2v-21c-45 0-53 0-53-30z">
            <text:p/>
          </draw:path>
          <draw:path draw:style-name="gr3" draw:layer="layout" svg:width="0.149cm" svg:height="0.464cm" svg:x="3.037cm" svg:y="-3.429cm" svg:viewBox="0 0 150 465" svg:d="M97 0l-97 8v20c48 0 53 4 53 38v348c0 30-7 30-53 30v21c23 0 59-2 76-2 15 0 49 2 74 2v-21c-45 0-53 0-53-30z">
            <text:p/>
          </draw:path>
          <draw:path draw:style-name="gr3" draw:layer="layout" svg:width="0.297cm" svg:height="0.307cm" svg:x="3.218cm" svg:y="-3.264cm" svg:viewBox="0 0 298 308" svg:d="M298 158c0-88-68-158-148-158-85 0-150 74-150 158 0 85 70 150 148 150 82 0 150-65 150-150zM150 291c-30 0-59-14-78-44-17-30-17-70-17-95 0-27 0-63 17-93 17-31 50-44 76-44 31 0 59 15 76 44 17 28 17 66 17 93 0 25 0 61-13 89-15 31-46 50-78 50z">
            <text:p/>
          </draw:path>
          <draw:path draw:style-name="gr3" draw:layer="layout" svg:width="0.459cm" svg:height="0.295cm" svg:x="3.527cm" svg:y="-3.253cm" svg:viewBox="0 0 460 296" svg:d="M403 65c11-35 32-44 57-44v-21c-15 2-34 2-50 2-19 0-49-2-62-2v21c24 0 40 13 40 32 0 4 0 6-4 13l-61 173-66-188c-4-7-4-9-4-11 0-19 26-19 40-19v-21c-19 0-54 2-71 2-19 0-40 0-59-2v21c25 0 35 2 42 9 4 4 12 25 15 38l-57 162-64-179c-4-7-4-9-4-11 0-19 27-19 40-19v-21c-19 0-57 2-72 2-4 0-38 0-63-2v21c34 0 42 2 49 23l86 239c2 10 4 13 13 13 10 0 10-3 14-13l68-190 68 192c2 8 4 11 14 11 7 0 9-5 13-11z">
            <text:p/>
          </draw:path>
          <draw:path draw:style-name="gr3" draw:layer="layout" svg:width="0.259cm" svg:height="0.307cm" svg:x="3.999cm" svg:y="-3.264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33cm" svg:height="0.472cm" svg:x="4.299cm" svg:y="-3.429cm" svg:viewBox="0 0 331 473" svg:d="M232 427v46l99-8v-21c-46 0-52-5-52-38v-406l-97 8v20c48 0 52 4 52 38v145c-19-25-48-42-84-42-80 0-150 67-150 152s67 152 143 152c43 0 72-23 89-46zM232 249v137c0 13 0 13-8 24-19 33-49 48-78 48-30 0-55-17-70-44-19-27-21-64-21-93 0-25 2-65 21-95 15-21 40-42 76-42 25 0 51 10 72 40 8 12 8 13 8 25z">
            <text:p/>
          </draw:path>
          <draw:path draw:style-name="gr3" draw:layer="layout" svg:width="0.21cm" svg:height="0.419cm" svg:x="4.882cm" svg:y="-3.376cm" svg:viewBox="0 0 211 420" svg:d="M105 144h95v-21h-95v-123h-18c-1 55-20 127-87 129v15h57v185c0 83 63 91 87 91 48 0 67-48 67-91v-38h-17v38c0 49-19 74-46 74-43 0-43-61-43-72z">
            <text:p/>
          </draw:path>
          <draw:path draw:style-name="gr3" draw:layer="layout" svg:width="0.297cm" svg:height="0.307cm" svg:x="5.148cm" svg:y="-3.264cm" svg:viewBox="0 0 298 308" svg:d="M298 158c0-88-68-158-148-158-85 0-150 74-150 158 0 85 70 150 148 150 82 0 150-65 150-150zM150 291c-30 0-59-14-78-44-17-30-17-70-17-95 0-27 0-63 17-93 17-31 50-44 76-44 31 0 59 15 76 44 17 28 17 66 17 93 0 25 0 61-13 89-15 31-46 50-78 50z">
            <text:p/>
          </draw:path>
          <draw:path draw:style-name="gr3" draw:layer="layout" svg:width="0.337cm" svg:height="0.303cm" svg:x="5.707cm" svg:y="-3.26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layer="layout" svg:width="0.33cm" svg:height="0.426cm" svg:x="6.075cm" svg:y="-3.26cm" svg:viewBox="0 0 331 427" svg:d="M97 44v-44l-97 8v20c48 0 53 4 53 33v315c0 30-7 30-53 30v21c23-2 57-3 76-3 17 0 51 1 76 3v-21c-46 0-53 0-53-30v-114-6c4 12 32 48 82 48 81 0 150-67 150-152 0-86-65-152-141-152-51 0-80 30-93 44zM99 220v-150c19-34 53-53 87-53 48 0 90 59 90 135 0 82-48 137-97 137-27 0-54-14-71-40-9-15-9-15-9-29z">
            <text:p/>
          </draw:path>
          <draw:path draw:style-name="gr3" draw:layer="layout" svg:width="0.33cm" svg:height="0.472cm" svg:x="6.469cm" svg:y="-3.429cm" svg:viewBox="0 0 331 473" svg:d="M232 427v46l99-8v-21c-46 0-52-5-52-38v-406l-97 8v20c48 0 52 4 52 38v145c-19-25-48-42-84-42-80 0-150 67-150 152s67 152 143 152c43 0 72-23 89-46zM232 249v137c0 13 0 13-8 24-19 33-49 48-78 48-30 0-55-17-70-44-19-27-21-64-21-93 0-25 2-65 21-95 15-21 40-42 76-42 25 0 51 10 72 40 8 12 8 13 8 25z">
            <text:p/>
          </draw:path>
          <draw:path draw:style-name="gr3" draw:layer="layout" svg:width="0.303cm" svg:height="0.307cm" svg:x="6.845cm" svg:y="-3.264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7 0 54 65 71 108 71 44 0 74-27 88-57zM190 141v66c0 65-47 87-78 87-32 0-61-24-61-58 0-37 29-92 139-95z">
            <text:p/>
          </draw:path>
          <draw:path draw:style-name="gr3" draw:layer="layout" svg:width="0.21cm" svg:height="0.419cm" svg:x="7.164cm" svg:y="-3.376cm" svg:viewBox="0 0 211 420" svg:d="M105 144h95v-21h-95v-123h-18c-1 55-20 127-87 129v15h57v185c0 83 63 91 87 91 48 0 67-48 67-91v-38h-17v38c0 49-19 74-46 74-43 0-43-61-43-72z">
            <text:p/>
          </draw:path>
          <draw:path draw:style-name="gr3" draw:layer="layout" svg:width="0.259cm" svg:height="0.307cm" svg:x="7.43cm" svg:y="-3.264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276cm" svg:height="0.426cm" svg:x="7.956cm" svg:y="-3.26cm" svg:viewBox="0 0 277 427" svg:d="M277 8c0-4-1-8-7-8-8 0-34 27-46 47-15-36-40-47-62-47-78 0-162 99-162 196 0 66 40 108 89 108 29 0 55-17 78-40-5 23-26 114-28 120-6 19-12 21-50 22-9 0-15 0-15 14 0 0 0 7 10 7 21 0 43-3 66-3s48 3 69 3c3 0 13 0 13-15 0-6-8-6-17-6-33 0-33-5-33-11s0-9 2-15zM91 289c-40 0-43-52-43-63 0-32 19-104 30-133 21-49 57-78 84-78 43 0 53 53 53 59 0 4-36 150-38 154-12 19-48 61-86 61z">
            <text:p/>
          </draw:path>
          <draw:path draw:style-name="gr3" draw:layer="layout" svg:width="0.594cm" svg:height="0.349cm" svg:x="8.475cm" svg:y="-3.308cm" svg:viewBox="0 0 595 350" svg:d="M570 188c13 0 25 0 25-13 0-14-12-14-25-14h-498c38-28 55-55 61-64 30-46 36-88 36-89 0-8-7-8-13-8-12 0-13 2-15 13-16 67-55 122-131 154-8 2-10 4-10 8 0 5 4 5 10 9 70 29 115 82 131 156 2 8 3 10 15 10 6 0 13 0 13-8 0 0-6-44-34-87-13-21-32-44-63-67z">
            <text:p/>
          </draw:path>
          <draw:path draw:style-name="gr3" draw:layer="layout" svg:width="0.478cm" svg:height="0.457cm" svg:x="9.317cm" svg:y="-3.422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layer="layout" svg:width="0.67cm" svg:height="0.457cm" svg:x="9.841cm" svg:y="-3.422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3-43-29 0-5 0-9 2-17l91-364 59 416c0 7 2 15 9 15 8 0 12-8 15-12l270-425-95 385c-7 25-7 31-61 31-11 0-19 0-19 13 0 8 8 8 10 8 19 0 65-2 84-2 26 0 57 2 83 2 4 0 13 0 13-14 0-7-5-7-19-7-24 0-43 0-43-12 0-3 0-3 4-17z">
            <text:p/>
          </draw:path>
          <draw:path draw:style-name="gr3" draw:layer="layout" svg:width="0.396cm" svg:height="0.487cm" svg:x="10.567cm" svg:y="-3.437cm" svg:viewBox="0 0 397 488" svg:d="M397 8c0-4 0-8-6-8-3 0-5 0-13 9l-32 38c-17-30-51-47-95-47-86 0-167 78-167 158 0 55 36 85 70 95l72 19c25 5 63 17 63 72 0 59-55 123-122 123-43 0-118-15-118-98 0-16 4-33 4-37 2-1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layer="layout" svg:width="0.311cm" svg:height="0.457cm" svg:x="11.004cm" svg:y="-3.422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1 0-4 2-10 4-16z">
            <text:p/>
          </draw:path>
          <draw:path draw:style-name="gr3" draw:layer="layout" svg:width="0.143cm" svg:height="0.447cm" svg:x="1.194cm" svg:y="-3.386cm" svg:viewBox="0 0 144 448" svg:d="M97 152l-95 8v20c46 0 51 4 51 37v180c0 30-7 30-53 30v21c21 0 59-2 74-2 25 0 48 2 70 2v-21c-43 0-47-3-47-28zM101 36c0-23-17-36-36-36-21 0-36 19-36 36s15 34 36 34c19 0 36-13 36-34z">
            <text:p/>
          </draw:path>
          <draw:path draw:style-name="gr3" draw:layer="layout" svg:width="0.21cm" svg:height="0.419cm" svg:x="1.371cm" svg:y="-3.35cm" svg:viewBox="0 0 211 420" svg:d="M105 144h95v-21h-95v-123h-18c-1 55-20 127-87 129v15h57v185c0 83 63 91 87 91 48 0 67-48 67-91v-38h-17v38c0 49-19 74-46 74-43 0-43-61-43-72z">
            <text:p/>
          </draw:path>
          <draw:path draw:style-name="gr3" draw:layer="layout" svg:width="0.143cm" svg:height="0.447cm" svg:x="1.863cm" svg:y="-3.386cm" svg:viewBox="0 0 144 448" svg:d="M97 152l-95 8v20c46 0 51 4 51 37v180c0 30-7 30-53 30v21c21 0 59-2 74-2 25 0 48 2 70 2v-21c-43 0-47-3-47-28zM101 36c0-23-17-36-36-36-21 0-36 19-36 36s15 34 36 34c19 0 36-13 36-34z">
            <text:p/>
          </draw:path>
          <draw:path draw:style-name="gr3" draw:layer="layout" svg:width="0.219cm" svg:height="0.307cm" svg:x="2.047cm" svg:y="-3.238cm" svg:viewBox="0 0 220 308" svg:d="M118 171c15 2 70 13 70 61 0 34-23 62-76 62-57 0-82-39-93-96-2-8-4-12-9-12-10 0-10 6-10 17v90c0 11 0 15 8 15 3 0 3 0 17-14 0 0 0-1 13-15 29 29 59 29 74 29 78 0 108-44 108-93 0-36-20-55-28-63-23-23-48-29-76-32-38-8-84-17-84-55 0-25 17-52 76-52 74 0 76 61 78 82 2 6 8 6 8 6 9 0 9-4 9-17v-69c0-11 0-15-7-15-4 0-4 0-14 8-1 3-9 9-11 11-25-19-53-19-63-19-83 0-108 46-108 82 0 24 11 43 29 59 22 17 41 20 89 30z">
            <text:p/>
          </draw:path>
          <draw:path draw:style-name="gr3" draw:layer="layout" svg:width="0.303cm" svg:height="0.307cm" svg:x="2.539cm" svg:y="-3.238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7 0 54 65 71 108 71 44 0 74-27 88-57zM190 141v66c0 65-47 87-78 87-32 0-61-24-61-58 0-37 29-92 139-95z">
            <text:p/>
          </draw:path>
          <draw:path draw:style-name="gr3" draw:layer="layout" svg:width="0.149cm" svg:height="0.464cm" svg:x="2.868cm" svg:y="-3.403cm" svg:viewBox="0 0 150 465" svg:d="M97 0l-97 8v20c48 0 53 4 53 38v348c0 30-7 30-53 30v21c23 0 59-2 76-2 15 0 49 2 74 2v-21c-45 0-53 0-53-30z">
            <text:p/>
          </draw:path>
          <draw:path draw:style-name="gr3" draw:layer="layout" svg:width="0.149cm" svg:height="0.464cm" svg:x="3.052cm" svg:y="-3.403cm" svg:viewBox="0 0 150 465" svg:d="M97 0l-97 8v20c48 0 53 4 53 38v348c0 30-7 30-53 30v21c23 0 59-2 76-2 15 0 49 2 74 2v-21c-45 0-53 0-53-30z">
            <text:p/>
          </draw:path>
          <draw:path draw:style-name="gr3" draw:layer="layout" svg:width="0.297cm" svg:height="0.307cm" svg:x="3.235cm" svg:y="-3.238cm" svg:viewBox="0 0 298 308" svg:d="M298 158c0-88-68-158-148-158-85 0-150 74-150 158 0 85 70 150 148 150 82 0 150-65 150-150zM150 291c-30 0-59-14-78-44-17-30-17-70-17-95 0-27 0-63 17-93 17-31 50-44 76-44 31 0 59 15 76 44 17 28 17 66 17 93 0 25 0 61-13 89-15 31-46 50-78 50z">
            <text:p/>
          </draw:path>
          <draw:path draw:style-name="gr3" draw:layer="layout" svg:width="0.459cm" svg:height="0.295cm" svg:x="3.544cm" svg:y="-3.226cm" svg:viewBox="0 0 460 296" svg:d="M403 65c11-35 32-44 57-44v-21c-15 2-34 2-50 2-19 0-49-2-62-2v21c24 0 40 13 40 32 0 4 0 6-4 13l-61 173-66-188c-4-7-4-9-4-11 0-19 26-19 40-19v-21c-19 0-54 2-71 2-19 0-40 0-59-2v21c25 0 35 2 42 9 4 4 12 25 15 38l-57 162-64-179c-4-7-4-9-4-11 0-19 27-19 40-19v-21c-19 0-57 2-72 2-4 0-38 0-63-2v21c34 0 42 2 49 23l86 239c2 10 4 13 13 13 10 0 10-3 14-13l68-190 68 192c2 8 4 11 14 11 7 0 9-5 13-11z">
            <text:p/>
          </draw:path>
          <draw:path draw:style-name="gr3" draw:layer="layout" svg:width="0.259cm" svg:height="0.307cm" svg:x="4.014cm" svg:y="-3.238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33cm" svg:height="0.472cm" svg:x="4.316cm" svg:y="-3.403cm" svg:viewBox="0 0 331 473" svg:d="M232 427v46l99-8v-21c-46 0-52-5-52-38v-406l-97 8v20c48 0 52 4 52 38v145c-19-25-48-42-84-42-80 0-150 67-150 152s67 152 143 152c43 0 72-23 89-46zM232 249v137c0 13 0 13-8 24-19 33-49 48-78 48-30 0-55-17-70-44-19-27-21-64-21-93 0-25 2-65 21-95 15-21 40-42 76-42 25 0 51 10 72 40 8 12 8 13 8 25z">
            <text:p/>
          </draw:path>
          <draw:path draw:style-name="gr3" draw:layer="layout" svg:width="0.21cm" svg:height="0.419cm" svg:x="4.899cm" svg:y="-3.35cm" svg:viewBox="0 0 211 420" svg:d="M105 144h95v-21h-95v-123h-18c-1 55-20 127-87 129v15h57v185c0 83 63 91 87 91 48 0 67-48 67-91v-38h-17v38c0 49-19 74-46 74-43 0-43-61-43-72z">
            <text:p/>
          </draw:path>
          <draw:path draw:style-name="gr3" draw:layer="layout" svg:width="0.297cm" svg:height="0.307cm" svg:x="5.165cm" svg:y="-3.238cm" svg:viewBox="0 0 298 308" svg:d="M298 158c0-88-68-158-148-158-85 0-150 74-150 158 0 85 70 150 148 150 82 0 150-65 150-150zM150 291c-30 0-59-14-78-44-17-30-17-70-17-95 0-27 0-63 17-93 17-31 50-44 76-44 31 0 59 15 76 44 17 28 17 66 17 93 0 25 0 61-13 89-15 31-46 50-78 50z">
            <text:p/>
          </draw:path>
          <draw:path draw:style-name="gr3" draw:layer="layout" svg:width="0.337cm" svg:height="0.303cm" svg:x="5.724cm" svg:y="-3.234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layer="layout" svg:width="0.33cm" svg:height="0.426cm" svg:x="6.092cm" svg:y="-3.234cm" svg:viewBox="0 0 331 427" svg:d="M97 44v-44l-97 8v20c48 0 53 4 53 33v315c0 30-7 30-53 30v21c23-2 57-3 76-3 17 0 51 1 76 3v-21c-46 0-53 0-53-30v-114-6c4 12 32 48 82 48 81 0 150-67 150-152 0-86-65-152-141-152-51 0-80 30-93 44zM99 220v-150c19-34 53-53 87-53 48 0 90 59 90 135 0 82-48 137-97 137-27 0-54-14-71-40-9-15-9-15-9-29z">
            <text:p/>
          </draw:path>
          <draw:path draw:style-name="gr3" draw:layer="layout" svg:width="0.33cm" svg:height="0.472cm" svg:x="6.486cm" svg:y="-3.403cm" svg:viewBox="0 0 331 473" svg:d="M232 427v46l99-8v-21c-46 0-52-5-52-38v-406l-97 8v20c48 0 52 4 52 38v145c-19-25-48-42-84-42-80 0-150 67-150 152s67 152 143 152c43 0 72-23 89-46zM232 249v137c0 13 0 13-8 24-19 33-49 48-78 48-30 0-55-17-70-44-19-27-21-64-21-93 0-25 2-65 21-95 15-21 40-42 76-42 25 0 51 10 72 40 8 12 8 13 8 25z">
            <text:p/>
          </draw:path>
          <draw:path draw:style-name="gr3" draw:layer="layout" svg:width="0.303cm" svg:height="0.307cm" svg:x="6.862cm" svg:y="-3.238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7 0 54 65 71 108 71 44 0 74-27 88-57zM190 141v66c0 65-47 87-78 87-32 0-61-24-61-58 0-37 29-92 139-95z">
            <text:p/>
          </draw:path>
          <draw:path draw:style-name="gr3" draw:layer="layout" svg:width="0.21cm" svg:height="0.419cm" svg:x="7.181cm" svg:y="-3.35cm" svg:viewBox="0 0 211 420" svg:d="M105 144h95v-21h-95v-123h-18c-1 55-20 127-87 129v15h57v185c0 83 63 91 87 91 48 0 67-48 67-91v-38h-17v38c0 49-19 74-46 74-43 0-43-61-43-72z">
            <text:p/>
          </draw:path>
          <draw:path draw:style-name="gr3" draw:layer="layout" svg:width="0.259cm" svg:height="0.307cm" svg:x="7.445cm" svg:y="-3.238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276cm" svg:height="0.426cm" svg:x="7.973cm" svg:y="-3.234cm" svg:viewBox="0 0 277 427" svg:d="M277 8c0-4-1-8-7-8-8 0-34 27-46 47-15-36-40-47-62-47-78 0-162 99-162 196 0 66 40 108 89 108 29 0 55-17 78-40-5 23-26 114-28 120-6 19-12 21-50 22-9 0-15 0-15 14 0 0 0 7 10 7 21 0 43-3 66-3s48 3 69 3c3 0 13 0 13-15 0-6-8-6-17-6-33 0-33-5-33-11s0-9 2-15zM91 289c-40 0-43-52-43-63 0-32 19-104 30-133 21-49 57-78 84-78 43 0 53 53 53 59 0 4-36 150-38 154-12 19-48 61-86 61z">
            <text:p/>
          </draw:path>
          <draw:path draw:style-name="gr3" draw:layer="layout" svg:width="0.594cm" svg:height="0.349cm" svg:x="8.492cm" svg:y="-3.279cm" svg:viewBox="0 0 595 350" svg:d="M570 188c13 0 25 0 25-13 0-14-12-14-25-14h-498c38-28 55-55 61-64 30-46 36-88 36-89 0-8-7-8-13-8-12 0-13 2-15 13-16 67-55 122-131 154-8 2-10 4-10 8 0 5 4 5 10 9 70 29 115 82 131 156 2 8 3 10 15 10 6 0 13 0 13-8 0 0-6-44-34-87-13-21-32-44-63-67z">
            <text:p/>
          </draw:path>
          <draw:path draw:style-name="gr3" draw:layer="layout" svg:width="0.478cm" svg:height="0.457cm" svg:x="9.334cm" svg:y="-3.395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layer="layout" svg:width="0.67cm" svg:height="0.457cm" svg:x="9.856cm" svg:y="-3.395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3-43-29 0-5 0-9 2-17l91-364 59 416c0 7 2 15 9 15 8 0 12-8 15-12l270-425-95 385c-7 25-7 31-61 31-11 0-19 0-19 13 0 8 8 8 10 8 19 0 65-2 84-2 26 0 57 2 83 2 4 0 13 0 13-14 0-7-5-7-19-7-24 0-43 0-43-12 0-3 0-3 4-17z">
            <text:p/>
          </draw:path>
          <draw:path draw:style-name="gr3" draw:layer="layout" svg:width="0.396cm" svg:height="0.487cm" svg:x="10.584cm" svg:y="-3.41cm" svg:viewBox="0 0 397 488" svg:d="M397 8c0-4 0-8-6-8-3 0-5 0-13 9l-32 38c-17-30-51-47-95-47-86 0-167 78-167 158 0 55 36 85 70 95l72 19c25 5 63 17 63 72 0 59-55 123-122 123-43 0-118-15-118-98 0-16 4-33 4-37 2-1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layer="layout" svg:width="0.311cm" svg:height="0.457cm" svg:x="11.021cm" svg:y="-3.395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1 0-4 2-10 4-16z">
            <text:p/>
          </draw:path>
          <draw:polygon draw:style-name="gr3" draw:layer="layout" svg:width="10.172cm" svg:height="0.027cm" svg:x="1.173cm" svg:y="-2.728cm" svg:viewBox="0 0 10173 28" draw:points="5086,28 0,28 0,0 10173,0 10173,28">
            <text:p/>
          </draw:polygon>
        </draw:g>
        <draw:line draw:style-name="gr7" draw:text-style-name="P1" draw:layer="layout" svg:x1="14.182cm" svg:y1="16.044cm" svg:x2="25.314cm" svg:y2="16.044cm">
          <text:p/>
        </draw:line>
        <draw:g>
          <svg:title>TexMaths</svg:title>
          <svg:desc>19§latex§\underline{\textbf{LU} ($\pmb{q}$)}§svg§600§TRUE§</svg:desc>
          <draw:polygon draw:style-name="gr4" draw:layer="layout" svg:width="2.118cm" svg:height="0.776cm" svg:x="18.487cm" svg:y="15.121cm" svg:viewBox="0 0 2119 777" draw:points="1060,777 0,777 0,0 2119,0 2119,777">
            <text:p/>
          </draw:polygon>
          <draw:path draw:style-name="gr3" draw:layer="layout" svg:width="0.404cm" svg:height="0.459cm" svg:x="18.514cm" svg:y="15.163cm" svg:viewBox="0 0 405 460" svg:d="M405 275h-31c-5 48-17 154-136 154h-71v-397h91v-32c-30 2-102 2-134 2-31 0-99 0-124-2v32h72v397h-72v31h384z">
            <text:p/>
          </draw:path>
          <draw:path draw:style-name="gr3" draw:layer="layout" svg:width="0.539cm" svg:height="0.466cm" svg:x="18.975cm" svg:y="15.163cm" svg:viewBox="0 0 540 467" svg:d="M468 51c0-15 1-15 19-17 17-2 19-2 36-2h17v-32c-25 2-63 2-90 2-28 0-62 0-91-2v32h17c14 0 25 0 36 2 19 2 19 2 19 17v253c0 99-72 131-144 131-118 0-120-87-120-125v-278h72v-32c-24 2-91 2-119 2-29 0-95 0-120-2v32h72v274c0 89 72 161 211 161 127 0 185-78 185-161z">
            <text:p/>
          </draw:path>
          <draw:path draw:style-name="gr3" draw:layer="layout" svg:width="0.157cm" svg:height="0.668cm" svg:x="19.829cm" svg:y="15.121cm" svg:viewBox="0 0 158 669" svg:d="M158 663c0-2 0-4-14-15-83-84-104-211-104-314 0-116 25-231 108-315 10-10 10-10 10-11 0-6-4-8-8-8-7 0-68 46-108 131-34 74-42 148-42 203 0 54 8 133 44 209 42 84 99 126 106 126 4 0 8-2 8-6z">
            <text:p/>
          </draw:path>
          <draw:path draw:style-name="gr3" draw:layer="layout" svg:width="0.276cm" svg:height="0.426cm" svg:x="20.019cm" svg:y="15.326cm" svg:viewBox="0 0 277 427" svg:d="M277 8c0-4-1-8-7-8-8 0-34 27-46 47-15-36-40-47-62-47-78 0-162 99-162 196 0 66 40 108 89 108 29 0 55-17 78-40-5 23-26 114-28 120-6 19-12 21-50 23-9 0-15 0-15 13 0 0 0 7 10 7 21 0 43-3 66-3s48 3 69 3c3 0 13 0 13-15 0-5-8-5-17-5-33 0-33-6-33-12s0-9 2-15zM91 289c-40 0-43-52-43-63 0-32 19-104 30-133 21-49 57-78 84-78 43 0 53 53 53 59 0 4-36 150-38 154-12 19-48 61-86 61z">
            <text:p/>
          </draw:path>
          <draw:path draw:style-name="gr3" draw:layer="layout" svg:width="0.276cm" svg:height="0.426cm" svg:x="20.034cm" svg:y="15.307cm" svg:viewBox="0 0 277 427" svg:d="M277 8c0-4-1-8-7-8-8 0-34 27-46 47-15-36-40-47-62-47-78 0-162 99-162 196 0 66 40 108 89 108 29 0 55-17 78-40-5 23-26 114-28 120-6 19-12 21-50 23-9 0-15 0-15 13 0 0 0 7 10 7 21 0 43-3 66-3s48 3 69 3c3 0 13 0 13-15 0-5-8-5-17-5-33 0-33-6-33-12s0-9 2-15zM91 289c-40 0-43-52-43-63 0-32 19-104 30-133 21-49 57-78 84-78 43 0 53 53 53 59 0 4-36 150-38 154-12 19-48 61-86 61z">
            <text:p/>
          </draw:path>
          <draw:path draw:style-name="gr3" draw:layer="layout" svg:width="0.276cm" svg:height="0.426cm" svg:x="20.049cm" svg:y="15.326cm" svg:viewBox="0 0 277 427" svg:d="M277 8c0-4-1-8-7-8-8 0-34 27-46 47-15-36-40-47-62-47-78 0-162 99-162 196 0 66 40 108 89 108 29 0 55-17 78-40-5 23-26 114-28 120-6 19-12 21-50 23-9 0-15 0-15 13 0 0 0 7 10 7 21 0 43-3 66-3s48 3 69 3c3 0 13 0 13-15 0-5-8-5-17-5-33 0-33-6-33-12s0-9 2-15zM91 289c-40 0-43-52-43-63 0-32 19-104 30-133 21-49 57-78 84-78 43 0 53 53 53 59 0 4-36 150-38 154-12 19-48 61-86 61z">
            <text:p/>
          </draw:path>
          <draw:path draw:style-name="gr3" draw:layer="layout" svg:width="0.157cm" svg:height="0.668cm" svg:x="20.382cm" svg:y="15.121cm" svg:viewBox="0 0 158 669" svg:d="M158 334c0-51-8-133-46-209-40-81-99-125-104-125-6 0-8 2-8 8 0 1 0 1 13 15 67 66 105 173 105 311 0 116-25 234-108 318-10 7-10 9-10 11 0 4 2 6 8 6 5 0 66-46 106-129 34-75 44-149 44-206z">
            <text:p/>
          </draw:path>
          <draw:polygon draw:style-name="gr3" draw:layer="layout" svg:width="2.118cm" svg:height="0.027cm" svg:x="18.487cm" svg:y="15.87cm" svg:viewBox="0 0 2119 28" draw:points="1060,28 0,28 0,0 2119,0 2119,28">
            <text:p/>
          </draw:polygon>
        </draw:g>
        <draw:custom-shape draw:style-name="gr19" draw:text-style-name="P1" draw:layer="layout" svg:width="18.434cm" svg:height="3.206cm" svg:x="9.652cm" svg:y="16.36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\underline{\pmb{ if $s_{p''} !=null  \land q \in \left\lbrace s_{p'},s_{p''} \right\rbrace $ then}}§svg§600§TRUE§</svg:desc>
          <draw:polygon draw:style-name="gr4" draw:layer="layout" svg:width="10.187cm" svg:height="0.824cm" svg:x="9.797cm" svg:y="17.466cm" svg:viewBox="0 0 10188 825" draw:points="5094,825 0,825 0,0 10188,0 10188,825">
            <text:p/>
          </draw:polygon>
          <draw:path draw:style-name="gr3" draw:layer="layout" svg:width="0.143cm" svg:height="0.448cm" svg:x="10.008cm" svg:y="17.546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layer="layout" svg:width="0.218cm" svg:height="0.472cm" svg:x="10.192cm" svg:y="17.521cm" svg:viewBox="0 0 219 473" svg:d="M95 184v-78c0-58 32-91 63-91 2 0 11 0 23 4-10 4-21 11-21 29 0 15 11 28 28 28 21 0 31-13 31-28 0-25-25-48-61-48-48 0-105 36-105 106v78h-53v21h53v217c0 30-7 30-53 30v21c27-2 59-2 78-2 27 0 59 0 85 2v-21h-15c-49 0-51-7-51-32v-215h78v-21z">
            <text:p/>
          </draw:path>
          <draw:path draw:style-name="gr3" draw:layer="layout" svg:width="0.246cm" svg:height="0.303cm" svg:x="10.631cm" svg:y="17.696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261cm" svg:height="0.297cm" svg:x="10.909cm" svg:y="17.886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11.214cm" svg:y="17.772cm" svg:viewBox="0 0 95 177" svg:d="M91 32c0 0 4-7 4-13 0-11-11-19-21-19-15 0-19 11-21 15l-51 147c-2 3-2 5-2 5 0 6 15 10 15 10 2 0 4-2 6-6z">
            <text:p/>
          </draw:path>
          <draw:path draw:style-name="gr3" draw:layer="layout" svg:width="0.094cm" svg:height="0.176cm" svg:x="11.361cm" svg:y="17.772cm" svg:viewBox="0 0 95 177" svg:d="M91 32c0 0 4-7 4-13 0-11-11-19-21-19-15 0-19 11-21 15l-51 147c-2 3-2 5-2 5 0 6 15 10 15 10 2 0 4-2 6-6z">
            <text:p/>
          </draw:path>
          <draw:path draw:style-name="gr3" draw:layer="layout" svg:width="0.071cm" svg:height="0.48cm" svg:x="11.602cm" svg:y="17.513cm" svg:viewBox="0 0 72 481" svg:d="M46 340l26-306c0-23-17-34-36-34-17 0-36 11-36 34l27 306c0 10 2 16 9 16 8 0 10-4 10-16zM72 445c0-19-15-36-36-36-19 0-36 17-36 36s17 36 36 36c21 0 36-17 36-36z">
            <text:p/>
          </draw:path>
          <draw:path draw:style-name="gr3" draw:layer="layout" svg:width="0.446cm" svg:height="0.157cm" svg:x="11.954cm" svg:y="17.747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62cm" svg:height="0.303cm" svg:x="12.638cm" svg:y="17.696cm" svg:viewBox="0 0 363 304" svg:d="M40 257c-2 11-6 26-6 30 0 11 10 17 19 17 8 0 19-6 25-19 0 0 8-32 11-49l16-61c3-13 7-29 11-44 4-11 8-32 9-34 10-21 46-82 109-82 30 0 36 25 36 48 0 40-32 127-44 156-6 15-6 22-6 30 0 32 23 55 54 55 62 0 89-97 89-102 0-8-8-8-10-8-5 0-5 2-9 13-13 46-36 82-68 82-12 0-16-6-16-21 0-17 6-34 12-47 13-37 42-111 42-149 0-45-31-72-78-72-61 0-93 44-105 59-4-38-30-59-61-59-30 0-43 27-49 38-11 23-21 63-21 65 0 7 8 7 8 7 7 0 7 0 11-15 11-47 25-80 49-80 14 0 21 8 21 31 0 13-2 21-11 57z">
            <text:p/>
          </draw:path>
          <draw:path draw:style-name="gr3" draw:layer="layout" svg:width="0.345cm" svg:height="0.303cm" svg:x="13.037cm" svg:y="17.696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layer="layout" svg:width="0.143cm" svg:height="0.472cm" svg:x="13.428cm" svg:y="17.529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layer="layout" svg:width="0.143cm" svg:height="0.472cm" svg:x="13.639cm" svg:y="17.529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layer="layout" svg:width="0.371cm" svg:height="0.415cm" svg:x="14.007cm" svg:y="17.591cm" svg:viewBox="0 0 372 416" svg:d="M201 13c-3-11-9-13-15-13-7 0-9 4-15 13l-167 377c-4 7-4 9-4 13 0 8 6 13 13 13 6 0 10-2 16-15l157-355 158 355c6 15 13 15 15 15 8 0 13-5 13-13 0-2 0-4-3-11z">
            <text:p/>
          </draw:path>
          <draw:path draw:style-name="gr3" draw:layer="layout" svg:width="0.276cm" svg:height="0.427cm" svg:x="14.589cm" svg:y="17.696cm" svg:viewBox="0 0 277 428" svg:d="M277 8c0-4-1-8-7-8-8 0-34 27-46 48-15-37-40-48-62-48-78 0-162 99-162 196 0 66 40 108 89 108 29 0 55-17 78-40-5 23-26 114-28 120-6 19-12 21-50 23-9 0-15 0-15 13 0 0 0 8 10 8 21 0 43-4 66-4s48 4 69 4c3 0 13 0 13-15 0-6-8-6-17-6-33 0-33-6-33-12 0-5 0-9 2-15zM91 289c-40 0-43-51-43-63 0-32 19-104 30-133 21-49 57-78 84-78 43 0 53 53 53 59 0 4-36 150-38 154-12 19-48 61-86 61z">
            <text:p/>
          </draw:path>
          <draw:path draw:style-name="gr3" draw:layer="layout" svg:width="0.335cm" svg:height="0.389cm" svg:x="15.125cm" svg:y="17.631cm" svg:viewBox="0 0 336 390" svg:d="M312 207c11 0 24 0 24-13s-13-13-24-13h-283c7-90 83-154 178-154h105c11 0 24 0 24-14 0-13-13-13-24-13h-105c-116 0-207 87-207 194 0 108 91 196 207 196h105c11 0 24 0 24-14 0-13-13-13-24-13h-105c-95 0-171-65-178-156z">
            <text:p/>
          </draw:path>
          <draw:path draw:style-name="gr3" draw:layer="layout" svg:width="0.238cm" svg:height="0.668cm" svg:x="15.746cm" svg:y="17.491cm" svg:viewBox="0 0 239 669" svg:d="M143 89c0-26 17-70 91-74 2-2 5-4 5-7 0-8-5-8-13-8-66 0-129 34-129 84v152c0 26 0 47-27 70-24 19-49 21-64 21-4 2-6 4-6 8 0 7 4 7 11 7 44 4 76 27 84 59 2 8 2 10 2 34v133c0 27 0 50 32 75 27 21 71 26 97 26 8 0 13 0 13-5 0-8-3-8-11-8-42-4-76-25-84-59-1-6-1-8-1-32v-141c0-30-6-42-27-63-15-13-34-21-53-26 55-16 80-46 80-86z">
            <text:p/>
          </draw:path>
          <draw:path draw:style-name="gr3" draw:layer="layout" svg:width="0.246cm" svg:height="0.303cm" svg:x="16.067cm" svg:y="17.696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261cm" svg:height="0.297cm" svg:x="16.343cm" svg:y="17.886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16.649cm" svg:y="17.772cm" svg:viewBox="0 0 95 177" svg:d="M91 32c0 0 4-7 4-13 0-11-11-19-21-19-15 0-19 11-21 15l-51 147c-2 3-2 5-2 5 0 6 15 10 15 10 2 0 4-2 6-6z">
            <text:p/>
          </draw:path>
          <draw:path draw:style-name="gr3" draw:layer="layout" svg:width="0.079cm" svg:height="0.201cm" svg:x="16.89cm" svg:y="17.92cm" svg:viewBox="0 0 80 202" svg:d="M80 70c0-43-17-70-44-70-23 0-36 17-36 36 0 17 13 36 36 36 8 0 17-4 25-9 2-2 2-2 4-2v9c0 52-23 92-46 114-8 6-8 8-8 10 0 6 4 8 6 8 8 0 63-52 63-132z">
            <text:p/>
          </draw:path>
          <draw:path draw:style-name="gr3" draw:layer="layout" svg:width="0.246cm" svg:height="0.303cm" svg:x="17.163cm" svg:y="17.696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261cm" svg:height="0.297cm" svg:x="17.441cm" svg:y="17.886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17.747cm" svg:y="17.772cm" svg:viewBox="0 0 95 177" svg:d="M91 32c0 0 4-7 4-13 0-11-11-19-21-19-15 0-19 11-21 15l-51 147c-2 3-2 5-2 5 0 6 15 10 15 10 2 0 4-2 6-6z">
            <text:p/>
          </draw:path>
          <draw:path draw:style-name="gr3" draw:layer="layout" svg:width="0.094cm" svg:height="0.176cm" svg:x="17.893cm" svg:y="17.772cm" svg:viewBox="0 0 95 177" svg:d="M91 32c0 0 4-7 4-13 0-11-11-19-21-19-15 0-19 11-21 15l-51 147c-2 3-2 5-2 5 0 6 15 10 15 10 2 0 4-2 6-6z">
            <text:p/>
          </draw:path>
          <draw:path draw:style-name="gr3" draw:layer="layout" svg:width="0.238cm" svg:height="0.668cm" svg:x="18.125cm" svg:y="17.491cm" svg:viewBox="0 0 239 669" svg:d="M97 582c0 26-17 68-91 74-4 0-6 2-6 8 0 5 8 5 13 5 65 0 128-32 130-83v-153c0-26 0-47 26-70 23-19 50-21 65-21 2 0 5-4 5-7 0-6-3-6-11-8-44-2-76-27-84-59-1-8-1-9-1-32v-133c0-29 0-50-33-76-26-19-74-27-97-27-5 0-13 0-13 8 0 5 4 5 11 7 42 2 75 23 84 57 2 8 2 8 2 33v140c0 31 6 42 27 63 15 15 34 21 53 27-55 15-80 47-80 85z">
            <text:p/>
          </draw:path>
          <draw:path draw:style-name="gr3" draw:layer="layout" svg:width="0.21cm" svg:height="0.419cm" svg:x="18.649cm" svg:y="17.582cm" svg:viewBox="0 0 211 420" svg:d="M105 144h95v-20h-95v-124h-18c-1 55-20 127-87 129v15h57v185c0 84 63 91 87 91 48 0 67-47 67-91v-38h-17v38c0 49-21 74-46 74-43 0-43-61-43-72z">
            <text:p/>
          </draw:path>
          <draw:path draw:style-name="gr3" draw:layer="layout" svg:width="0.337cm" svg:height="0.465cm" svg:x="18.917cm" svg:y="17.529cm" svg:viewBox="0 0 338 466" svg:d="M53 414c0 31-7 31-53 31v21c23 0 57-2 76-2 17 0 53 2 76 2v-21c-46 0-53 0-53-31v-123c0-70 47-107 91-107 42 0 49 37 49 75v155c0 31-7 31-53 31v21c25 0 59-2 76-2s53 2 76 2v-21c-36 0-51 0-53-21v-127c0-57 0-78-21-103-9-11-30-25-70-25-57 0-86 40-97 67v-236l-97 8v21c48 0 53 3 53 38z">
            <text:p/>
          </draw:path>
          <draw:path draw:style-name="gr3" draw:layer="layout" svg:width="0.259cm" svg:height="0.307cm" svg:x="19.284cm" svg:y="17.692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3" draw:layer="layout" svg:width="0.337cm" svg:height="0.296cm" svg:x="19.582cm" svg:y="17.696cm" svg:viewBox="0 0 338 297" svg:d="M53 67v178c0 31-7 31-53 31v21c23 0 57-2 76-2 17 0 53 2 76 2v-21c-46 0-53 0-53-31v-123c0-69 47-107 91-107 42 0 49 36 49 74v156c0 31-7 31-53 31v21c25 0 59-2 76-2s53 2 76 2v-21c-36 0-51 0-53-19v-130c0-57 0-78-21-102-9-12-30-25-70-25-50 0-80 29-99 70v-70l-95 8v21c48 0 53 3 53 38z">
            <text:p/>
          </draw:path>
          <draw:path draw:style-name="gr3" draw:layer="layout" svg:width="0.143cm" svg:height="0.448cm" svg:x="10.025cm" svg:y="17.517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layer="layout" svg:width="0.218cm" svg:height="0.472cm" svg:x="10.209cm" svg:y="17.494cm" svg:viewBox="0 0 219 473" svg:d="M95 184v-78c0-58 32-91 63-91 2 0 11 0 23 4-10 4-21 11-21 29 0 15 11 28 28 28 21 0 31-13 31-28 0-25-25-48-61-48-48 0-105 36-105 106v78h-53v21h53v217c0 30-7 30-53 30v21c27-2 59-2 78-2 27 0 59 0 85 2v-21h-15c-49 0-51-7-51-32v-215h78v-21z">
            <text:p/>
          </draw:path>
          <draw:path draw:style-name="gr3" draw:layer="layout" svg:width="0.246cm" svg:height="0.303cm" svg:x="10.648cm" svg:y="17.669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261cm" svg:height="0.297cm" svg:x="10.926cm" svg:y="17.859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11.232cm" svg:y="17.745cm" svg:viewBox="0 0 95 177" svg:d="M91 32c0 0 4-7 4-13 0-11-11-19-21-19-15 0-19 11-21 15l-51 147c-2 3-2 5-2 5 0 6 15 10 15 10 2 0 4-2 6-6z">
            <text:p/>
          </draw:path>
          <draw:path draw:style-name="gr3" draw:layer="layout" svg:width="0.094cm" svg:height="0.176cm" svg:x="11.378cm" svg:y="17.745cm" svg:viewBox="0 0 95 177" svg:d="M91 32c0 0 4-7 4-13 0-11-11-19-21-19-15 0-19 11-21 15l-51 147c-2 3-2 5-2 5 0 6 15 10 15 10 2 0 4-2 6-6z">
            <text:p/>
          </draw:path>
          <draw:path draw:style-name="gr3" draw:layer="layout" svg:width="0.071cm" svg:height="0.48cm" svg:x="11.619cm" svg:y="17.487cm" svg:viewBox="0 0 72 481" svg:d="M46 340l26-306c0-23-17-34-36-34-17 0-36 11-36 34l27 306c0 10 2 16 9 16 8 0 10-4 10-16zM72 445c0-19-15-36-36-36-19 0-36 17-36 36s17 36 36 36c21 0 36-17 36-36z">
            <text:p/>
          </draw:path>
          <draw:path draw:style-name="gr3" draw:layer="layout" svg:width="0.446cm" svg:height="0.157cm" svg:x="11.969cm" svg:y="17.72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62cm" svg:height="0.303cm" svg:x="12.655cm" svg:y="17.669cm" svg:viewBox="0 0 363 304" svg:d="M40 257c-2 11-6 26-6 30 0 11 10 17 19 17 8 0 19-6 25-19 0 0 8-32 11-49l16-61c3-13 7-29 11-44 4-11 8-32 9-34 10-21 46-82 109-82 30 0 36 25 36 48 0 40-32 127-44 156-6 15-6 22-6 30 0 32 23 55 54 55 62 0 89-97 89-102 0-8-8-8-10-8-5 0-5 2-9 13-13 46-36 82-68 82-12 0-16-6-16-21 0-17 6-34 12-47 13-37 42-111 42-149 0-45-31-72-78-72-61 0-93 44-105 59-4-38-30-59-61-59-30 0-43 27-49 38-11 23-21 63-21 65 0 7 8 7 8 7 7 0 7 0 11-15 11-47 25-80 49-80 14 0 21 8 21 31 0 13-2 21-11 57z">
            <text:p/>
          </draw:path>
          <draw:path draw:style-name="gr3" draw:layer="layout" svg:width="0.345cm" svg:height="0.303cm" svg:x="13.054cm" svg:y="17.669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layer="layout" svg:width="0.143cm" svg:height="0.472cm" svg:x="13.445cm" svg:y="17.502cm" svg:viewBox="0 0 144 473" svg:d="M144 8c0 0 0-8-7-8-17 0-67 6-84 8-5 0-13 0-13 13 0 8 8 8 17 8 32 0 34 5 34 11l-2 13-85 335c-2 7-4 13-4 23 0 38 30 62 61 62 23 0 40-13 51-38 13-24 21-64 21-66 0-6-6-6-8-6-7 0-7 2-9 12-11 43-25 83-53 83-19 0-19-21-19-30 0-17 0-19 4-33z">
            <text:p/>
          </draw:path>
          <draw:path draw:style-name="gr3" draw:layer="layout" svg:width="0.143cm" svg:height="0.472cm" svg:x="13.656cm" svg:y="17.502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layer="layout" svg:width="0.371cm" svg:height="0.415cm" svg:x="14.025cm" svg:y="17.565cm" svg:viewBox="0 0 372 416" svg:d="M201 13c-3-11-9-13-15-13-7 0-9 4-15 13l-167 377c-4 7-4 9-4 13 0 8 6 13 13 13 6 0 10-2 16-15l157-355 158 355c6 15 13 15 15 15 8 0 13-5 13-13 0-2 0-4-3-11z">
            <text:p/>
          </draw:path>
          <draw:path draw:style-name="gr3" draw:layer="layout" svg:width="0.276cm" svg:height="0.427cm" svg:x="14.606cm" svg:y="17.669cm" svg:viewBox="0 0 277 428" svg:d="M277 8c0-4-1-8-7-8-8 0-34 27-46 48-15-37-40-48-62-48-78 0-162 99-162 196 0 66 40 108 89 108 29 0 55-17 78-40-5 23-26 114-28 120-6 19-12 21-50 23-9 0-15 0-15 13 0 0 0 8 10 8 21 0 43-4 66-4s48 4 69 4c3 0 13 0 13-15 0-6-8-6-17-6-33 0-33-6-33-12 0-5 0-9 2-15zM91 289c-40 0-43-51-43-63 0-32 19-104 30-133 21-49 57-78 84-78 43 0 53 53 53 59 0 4-36 150-38 154-12 19-48 61-86 61z">
            <text:p/>
          </draw:path>
          <draw:path draw:style-name="gr3" draw:layer="layout" svg:width="0.335cm" svg:height="0.389cm" svg:x="15.142cm" svg:y="17.605cm" svg:viewBox="0 0 336 390" svg:d="M312 207c11 0 24 0 24-13s-13-13-24-13h-283c7-90 83-154 178-154h105c11 0 24 0 24-14 0-13-13-13-24-13h-105c-116 0-207 87-207 194 0 108 91 196 207 196h105c11 0 24 0 24-14 0-13-13-13-24-13h-105c-95 0-171-65-178-156z">
            <text:p/>
          </draw:path>
          <draw:path draw:style-name="gr3" draw:layer="layout" svg:width="0.238cm" svg:height="0.668cm" svg:x="15.763cm" svg:y="17.464cm" svg:viewBox="0 0 239 669" svg:d="M143 89c0-26 17-70 91-74 2-2 5-4 5-7 0-8-5-8-13-8-66 0-129 34-129 84v152c0 26 0 47-27 70-24 19-49 21-64 21-4 2-6 4-6 8 0 7 4 7 11 7 44 4 76 27 84 59 2 8 2 10 2 34v133c0 27 0 50 32 75 27 21 71 26 97 26 8 0 13 0 13-5 0-8-3-8-11-8-42-4-76-25-84-59-1-6-1-8-1-32v-141c0-30-6-42-27-63-15-13-34-21-53-26 55-16 80-46 80-86z">
            <text:p/>
          </draw:path>
          <draw:path draw:style-name="gr3" draw:layer="layout" svg:width="0.246cm" svg:height="0.303cm" svg:x="16.082cm" svg:y="17.669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261cm" svg:height="0.297cm" svg:x="16.36cm" svg:y="17.859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16.666cm" svg:y="17.745cm" svg:viewBox="0 0 95 177" svg:d="M91 32c0 0 4-7 4-13 0-11-11-19-21-19-15 0-19 11-21 15l-51 147c-2 3-2 5-2 5 0 6 15 10 15 10 2 0 4-2 6-6z">
            <text:p/>
          </draw:path>
          <draw:path draw:style-name="gr3" draw:layer="layout" svg:width="0.079cm" svg:height="0.201cm" svg:x="16.907cm" svg:y="17.894cm" svg:viewBox="0 0 80 202" svg:d="M80 70c0-43-17-70-44-70-23 0-36 17-36 36 0 17 13 36 36 36 8 0 17-4 25-9 2-2 2-2 4-2v9c0 52-23 92-46 114-8 6-8 8-8 10 0 6 4 8 6 8 8 0 63-52 63-132z">
            <text:p/>
          </draw:path>
          <draw:path draw:style-name="gr3" draw:layer="layout" svg:width="0.246cm" svg:height="0.303cm" svg:x="17.181cm" svg:y="17.669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261cm" svg:height="0.297cm" svg:x="17.456cm" svg:y="17.859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17.762cm" svg:y="17.745cm" svg:viewBox="0 0 95 177" svg:d="M91 32c0 0 4-7 4-13 0-11-11-19-21-19-15 0-19 11-21 15l-51 147c-2 3-2 5-2 5 0 6 15 10 15 10 2 0 4-2 6-6z">
            <text:p/>
          </draw:path>
          <draw:path draw:style-name="gr3" draw:layer="layout" svg:width="0.094cm" svg:height="0.176cm" svg:x="17.91cm" svg:y="17.745cm" svg:viewBox="0 0 95 177" svg:d="M91 32c0 0 4-7 4-13 0-11-11-19-21-19-15 0-19 11-21 15l-51 147c-2 3-2 5-2 5 0 6 15 10 15 10 2 0 4-2 6-6z">
            <text:p/>
          </draw:path>
          <draw:path draw:style-name="gr3" draw:layer="layout" svg:width="0.238cm" svg:height="0.668cm" svg:x="18.142cm" svg:y="17.464cm" svg:viewBox="0 0 239 669" svg:d="M97 582c0 26-17 68-91 74-4 0-6 2-6 8 0 5 8 5 13 5 65 0 128-32 130-83v-153c0-26 0-47 26-70 23-19 50-21 65-21 2 0 5-4 5-7 0-6-3-6-11-8-44-2-76-27-84-59-1-8-1-9-1-32v-133c0-29 0-50-33-76-26-19-74-27-97-27-5 0-13 0-13 8 0 5 4 5 11 7 42 2 75 23 84 57 2 8 2 8 2 33v140c0 31 6 42 27 63 15 15 34 21 53 27-55 15-80 47-80 85z">
            <text:p/>
          </draw:path>
          <draw:path draw:style-name="gr3" draw:layer="layout" svg:width="0.21cm" svg:height="0.419cm" svg:x="18.666cm" svg:y="17.553cm" svg:viewBox="0 0 211 420" svg:d="M105 144h95v-20h-95v-124h-18c-1 55-20 127-87 129v15h57v185c0 84 63 91 87 91 48 0 67-47 67-91v-38h-17v38c0 49-21 74-46 74-43 0-43-61-43-72z">
            <text:p/>
          </draw:path>
          <draw:path draw:style-name="gr3" draw:layer="layout" svg:width="0.337cm" svg:height="0.465cm" svg:x="18.934cm" svg:y="17.502cm" svg:viewBox="0 0 338 466" svg:d="M53 414c0 31-7 31-53 31v21c23 0 57-2 76-2 17 0 53 2 76 2v-21c-46 0-53 0-53-31v-123c0-70 47-107 91-107 42 0 49 37 49 75v155c0 31-7 31-53 31v21c25 0 59-2 76-2s53 2 76 2v-21c-36 0-51 0-53-21v-127c0-57 0-78-21-103-9-11-30-25-70-25-57 0-86 40-97 67v-236l-97 8v21c48 0 53 3 53 38z">
            <text:p/>
          </draw:path>
          <draw:path draw:style-name="gr3" draw:layer="layout" svg:width="0.259cm" svg:height="0.307cm" svg:x="19.301cm" svg:y="17.666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3" draw:layer="layout" svg:width="0.337cm" svg:height="0.296cm" svg:x="19.599cm" svg:y="17.669cm" svg:viewBox="0 0 338 297" svg:d="M53 67v178c0 31-7 31-53 31v21c23 0 57-2 76-2 17 0 51 2 76 2v-21c-46 0-53 0-53-31v-123c0-69 47-107 91-107 42 0 49 36 49 74v156c0 31-7 31-53 31v21c25 0 59-2 76-2s53 2 76 2v-21c-36 0-51 0-53-19v-130c0-57 0-78-21-102-9-12-30-25-70-25-50 0-80 29-99 70v-70l-95 8v21c48 0 53 3 53 38z">
            <text:p/>
          </draw:path>
          <draw:path draw:style-name="gr3" draw:layer="layout" svg:width="0.143cm" svg:height="0.448cm" svg:x="10.042cm" svg:y="17.546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layer="layout" svg:width="0.218cm" svg:height="0.472cm" svg:x="10.226cm" svg:y="17.521cm" svg:viewBox="0 0 219 473" svg:d="M95 184v-78c0-58 32-91 63-91 2 0 11 0 23 4-10 4-21 11-21 29 0 15 11 28 28 28 21 0 31-13 31-28 0-25-25-48-61-48-48 0-105 36-105 106v78h-53v21h53v217c0 30-7 30-53 30v21c27-2 59-2 78-2 27 0 59 0 85 2v-21h-15c-49 0-51-7-51-32v-215h78v-21z">
            <text:p/>
          </draw:path>
          <draw:path draw:style-name="gr3" draw:layer="layout" svg:width="0.246cm" svg:height="0.303cm" svg:x="10.665cm" svg:y="17.696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261cm" svg:height="0.297cm" svg:x="10.941cm" svg:y="17.886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11.247cm" svg:y="17.772cm" svg:viewBox="0 0 95 177" svg:d="M91 32c0 0 4-7 4-13 0-11-11-19-21-19-15 0-19 11-21 15l-51 147c-2 3-2 5-2 5 0 6 15 10 15 10 2 0 4-2 6-6z">
            <text:p/>
          </draw:path>
          <draw:path draw:style-name="gr3" draw:layer="layout" svg:width="0.094cm" svg:height="0.176cm" svg:x="11.395cm" svg:y="17.772cm" svg:viewBox="0 0 95 177" svg:d="M91 32c0 0 4-7 4-13 0-11-11-19-21-19-15 0-19 11-21 15l-51 147c-2 3-2 5-2 5 0 6 15 10 15 10 2 0 4-2 6-6z">
            <text:p/>
          </draw:path>
          <draw:path draw:style-name="gr3" draw:layer="layout" svg:width="0.071cm" svg:height="0.48cm" svg:x="11.636cm" svg:y="17.513cm" svg:viewBox="0 0 72 481" svg:d="M46 340l26-306c0-23-17-34-36-34-17 0-36 11-36 34l27 306c0 10 2 16 9 16 8 0 10-4 10-16zM72 445c0-19-15-36-36-36-19 0-36 17-36 36s17 36 36 36c21 0 36-17 36-36z">
            <text:p/>
          </draw:path>
          <draw:path draw:style-name="gr3" draw:layer="layout" svg:width="0.446cm" svg:height="0.157cm" svg:x="11.986cm" svg:y="17.747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64cm" svg:height="0.303cm" svg:x="12.672cm" svg:y="17.696cm" svg:viewBox="0 0 365 304" svg:d="M40 257c-2 11-6 26-6 30 0 11 10 17 19 17 8 0 21-6 25-19 0 0 9-32 13-49l15-61c4-13 8-29 10-44 4-11 9-32 9-34 10-21 46-82 111-82 30 0 36 25 36 48 0 40-34 127-44 156-6 15-8 22-8 30 0 32 25 55 56 55 62 0 89-97 89-102 0-8-8-8-10-8-5 0-5 2-9 13-13 46-36 82-69 82-11 0-17-6-17-21 0-17 8-34 14-47 13-37 40-111 40-149 0-45-29-72-76-72-61 0-94 44-105 59-4-38-32-59-63-59-30 0-43 27-49 38-11 23-21 63-21 65 0 7 8 7 8 7 7 0 7 0 11-15 11-47 25-80 49-80 14 0 21 8 21 31 0 13-2 21-11 57z">
            <text:p/>
          </draw:path>
          <draw:path draw:style-name="gr3" draw:layer="layout" svg:width="0.345cm" svg:height="0.303cm" svg:x="13.071cm" svg:y="17.696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layer="layout" svg:width="0.143cm" svg:height="0.472cm" svg:x="13.462cm" svg:y="17.529cm" svg:viewBox="0 0 144 473" svg:d="M144 8c0 0 0-8-7-8-17 0-67 6-84 8-5 0-13 0-13 13 0 8 8 8 17 8 32 0 34 5 34 11l-2 13-85 335c-2 7-4 13-4 23 0 38 30 62 61 62 23 0 40-13 51-38 13-24 21-64 21-66 0-6-6-6-8-6-7 0-7 2-9 12-11 43-25 83-53 83-19 0-19-21-19-30 0-17 0-19 4-33z">
            <text:p/>
          </draw:path>
          <draw:path draw:style-name="gr3" draw:layer="layout" svg:width="0.143cm" svg:height="0.472cm" svg:x="13.673cm" svg:y="17.529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layer="layout" svg:width="0.371cm" svg:height="0.415cm" svg:x="14.04cm" svg:y="17.591cm" svg:viewBox="0 0 372 416" svg:d="M201 13c-3-11-9-13-15-13-7 0-9 4-15 13l-167 377c-4 7-4 9-4 13 0 8 6 13 13 13 6 0 10-2 16-15l157-355 158 355c6 15 13 15 15 15 8 0 13-5 13-13 0-2 0-4-3-11z">
            <text:p/>
          </draw:path>
          <draw:path draw:style-name="gr3" draw:layer="layout" svg:width="0.276cm" svg:height="0.427cm" svg:x="14.623cm" svg:y="17.696cm" svg:viewBox="0 0 277 428" svg:d="M277 8c0-4-1-8-7-8-8 0-34 27-46 48-15-37-40-48-62-48-78 0-162 99-162 196 0 66 40 108 89 108 29 0 55-17 78-40-5 23-26 114-28 120-6 19-12 21-50 23-9 0-15 0-15 13 0 0 0 8 10 8 21 0 43-4 66-4s48 4 69 4c3 0 13 0 13-15 0-6-8-6-17-6-33 0-33-6-33-12 0-5 0-9 2-15zM91 289c-40 0-43-51-43-63 0-32 19-104 30-133 21-49 57-78 84-78 43 0 53 53 53 59 0 4-36 150-38 154-12 19-48 61-86 61z">
            <text:p/>
          </draw:path>
          <draw:path draw:style-name="gr3" draw:layer="layout" svg:width="0.335cm" svg:height="0.389cm" svg:x="15.157cm" svg:y="17.631cm" svg:viewBox="0 0 336 390" svg:d="M312 207c11 0 24 0 24-13s-13-13-24-13h-283c7-90 83-154 178-154h105c11 0 24 0 24-14 0-13-13-13-24-13h-105c-116 0-207 87-207 194 0 108 91 196 207 196h105c11 0 24 0 24-14 0-13-13-13-24-13h-105c-95 0-171-65-178-156z">
            <text:p/>
          </draw:path>
          <draw:path draw:style-name="gr3" draw:layer="layout" svg:width="0.238cm" svg:height="0.668cm" svg:x="15.778cm" svg:y="17.491cm" svg:viewBox="0 0 239 669" svg:d="M143 89c0-26 17-70 91-74 2-2 5-4 5-7 0-8-5-8-13-8-66 0-129 34-129 84v152c0 26 0 47-27 70-24 19-49 21-64 21-4 2-6 4-6 8 0 7 4 7 11 7 44 4 76 27 84 59 2 8 2 10 2 34v133c0 27 0 50 32 75 27 21 71 26 97 26 8 0 13 0 13-5 0-8-3-8-11-8-42-4-76-25-84-59-1-6-1-8-1-32v-141c0-30-6-42-27-63-15-13-34-21-53-26 55-16 80-46 80-86z">
            <text:p/>
          </draw:path>
          <draw:path draw:style-name="gr3" draw:layer="layout" svg:width="0.246cm" svg:height="0.303cm" svg:x="16.099cm" svg:y="17.696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261cm" svg:height="0.297cm" svg:x="16.377cm" svg:y="17.886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16.683cm" svg:y="17.772cm" svg:viewBox="0 0 95 177" svg:d="M91 32c0 0 4-7 4-13 0-11-11-19-21-19-15 0-19 11-21 15l-51 147c-2 3-2 5-2 5 0 6 15 10 15 10 2 0 4-2 6-6z">
            <text:p/>
          </draw:path>
          <draw:path draw:style-name="gr3" draw:layer="layout" svg:width="0.079cm" svg:height="0.201cm" svg:x="16.924cm" svg:y="17.92cm" svg:viewBox="0 0 80 202" svg:d="M80 70c0-43-17-70-44-70-23 0-36 17-36 36 0 17 13 36 36 36 8 0 17-4 25-9 2-2 2-2 4-2v9c0 52-23 92-46 114-8 6-8 8-8 10 0 6 4 8 6 8 8 0 63-52 63-132z">
            <text:p/>
          </draw:path>
          <draw:path draw:style-name="gr3" draw:layer="layout" svg:width="0.246cm" svg:height="0.303cm" svg:x="17.198cm" svg:y="17.696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261cm" svg:height="0.297cm" svg:x="17.473cm" svg:y="17.886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17.779cm" svg:y="17.772cm" svg:viewBox="0 0 95 177" svg:d="M91 32c0 0 4-7 4-13 0-11-11-19-21-19-15 0-19 11-21 15l-51 147c-2 3-2 5-2 5 0 6 15 10 15 10 2 0 4-2 6-6z">
            <text:p/>
          </draw:path>
          <draw:path draw:style-name="gr3" draw:layer="layout" svg:width="0.094cm" svg:height="0.176cm" svg:x="17.925cm" svg:y="17.772cm" svg:viewBox="0 0 95 177" svg:d="M91 32c0 0 4-7 4-13 0-11-11-19-21-19-15 0-19 11-21 15l-51 147c-2 3-2 5-2 5 0 6 15 10 15 10 2 0 4-2 6-6z">
            <text:p/>
          </draw:path>
          <draw:path draw:style-name="gr3" draw:layer="layout" svg:width="0.238cm" svg:height="0.668cm" svg:x="18.159cm" svg:y="17.491cm" svg:viewBox="0 0 239 669" svg:d="M97 582c0 26-17 68-91 74-4 0-6 2-6 8 0 5 8 5 13 5 65 0 128-32 130-83v-153c0-26 0-47 26-70 23-19 50-21 65-21 2 0 5-4 5-7 0-6-3-6-11-8-44-2-76-27-84-59-1-8-1-9-1-32v-133c0-29 0-50-33-76-26-19-74-27-97-27-5 0-13 0-13 8 0 5 4 5 11 7 42 2 75 23 84 57 2 8 2 8 2 33v140c0 31 6 42 27 63 15 15 34 21 53 27-55 15-80 47-80 85z">
            <text:p/>
          </draw:path>
          <draw:path draw:style-name="gr3" draw:layer="layout" svg:width="0.21cm" svg:height="0.419cm" svg:x="18.683cm" svg:y="17.582cm" svg:viewBox="0 0 211 420" svg:d="M105 144h95v-20h-95v-124h-18c-1 55-20 127-87 129v15h57v185c0 84 63 91 87 91 48 0 67-47 67-91v-38h-17v38c0 49-21 74-46 74-43 0-43-61-43-72z">
            <text:p/>
          </draw:path>
          <draw:path draw:style-name="gr3" draw:layer="layout" svg:width="0.337cm" svg:height="0.465cm" svg:x="18.949cm" svg:y="17.529cm" svg:viewBox="0 0 338 466" svg:d="M53 414c0 31-7 31-53 31v21c23 0 57-2 76-2 17 0 53 2 76 2v-21c-46 0-53 0-53-31v-123c0-70 47-107 91-107 42 0 49 37 49 75v155c0 31-7 31-53 31v21c25 0 59-2 76-2s53 2 76 2v-21c-36 0-51 0-53-21v-127c0-57 0-78-21-103-9-11-30-25-70-25-57 0-86 40-97 67v-236l-97 8v21c48 0 53 3 53 38z">
            <text:p/>
          </draw:path>
          <draw:path draw:style-name="gr3" draw:layer="layout" svg:width="0.259cm" svg:height="0.307cm" svg:x="19.318cm" svg:y="17.692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3" draw:layer="layout" svg:width="0.337cm" svg:height="0.296cm" svg:x="19.616cm" svg:y="17.696cm" svg:viewBox="0 0 338 297" svg:d="M53 67v178c0 31-7 31-53 31v21c23 0 57-2 76-2 17 0 51 2 76 2v-21c-46 0-53 0-53-31v-123c0-69 47-107 91-107 42 0 49 36 49 74v156c0 31-7 31-53 31v21c25 0 59-2 76-2s53 2 76 2v-21c-36 0-51 0-53-19v-130c0-57 0-78-21-102-9-12-30-25-70-25-50 0-80 29-99 70v-70l-95 8v21c48 0 53 3 53 38z">
            <text:p/>
          </draw:path>
          <draw:polygon draw:style-name="gr3" draw:layer="layout" svg:width="10.187cm" svg:height="0.028cm" svg:x="9.797cm" svg:y="18.262cm" svg:viewBox="0 0 10188 29" draw:points="5094,29 0,29 0,0 10188,0 10188,29">
            <text:p/>
          </draw:polygon>
        </draw:g>
        <draw:g>
          <svg:title>TexMaths</svg:title>
          <svg:desc>19§latex§\underline{\pmb{update $P_{new} \leftarrow u_{p''}$}}§svg§600§TRUE§</svg:desc>
          <draw:polygon draw:style-name="gr4" draw:layer="layout" svg:width="5.781cm" svg:height="0.789cm" svg:x="1.943cm" svg:y="15.037cm" svg:viewBox="0 0 5782 790" draw:points="2892,790 0,790 0,0 5782,0 5782,790">
            <text:p/>
          </draw:polygon>
          <draw:path draw:style-name="gr3" draw:layer="layout" svg:width="0.337cm" svg:height="0.303cm" svg:x="1.964cm" svg:y="15.233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layer="layout" svg:width="0.33cm" svg:height="0.426cm" svg:x="2.333cm" svg:y="15.233cm" svg:viewBox="0 0 331 427" svg:d="M97 44v-44l-97 8v20c48 0 53 4 53 33v315c0 30-7 30-53 30v21c23-2 57-4 76-4 17 0 51 2 76 4v-21c-46 0-53 0-53-30v-114-6c4 12 32 48 82 48 81 0 150-67 150-152 0-86-65-152-141-152-51 0-80 30-93 44zM99 220v-150c19-34 53-53 87-53 48 0 90 59 90 135 0 82-48 137-97 137-27 0-54-14-71-40-9-15-9-15-9-29z">
            <text:p/>
          </draw:path>
          <draw:path draw:style-name="gr3" draw:layer="layout" svg:width="0.33cm" svg:height="0.472cm" svg:x="2.726cm" svg:y="15.064cm" svg:viewBox="0 0 331 473" svg:d="M232 427v46l99-8v-21c-46 0-52-5-52-38v-406l-97 8v20c48 0 52 4 52 38v145c-19-25-48-42-84-42-80 0-150 66-150 152 0 85 67 152 143 152 43 0 72-23 89-46zM232 249v137c0 13 0 13-8 24-19 32-49 48-78 48-30 0-55-17-70-44-19-27-21-65-21-93 0-25 2-65 21-95 15-21 40-42 76-42 25 0 51 10 72 40 8 11 8 13 8 25z">
            <text:p/>
          </draw:path>
          <draw:path draw:style-name="gr3" draw:layer="layout" svg:width="0.303cm" svg:height="0.307cm" svg:x="3.102cm" svg:y="15.229cm" svg:viewBox="0 0 304 308" svg:d="M196 251c2 26 21 55 53 55 13 0 55-10 55-65v-38h-17v38c0 38-17 44-25 44-23 0-24-31-24-34v-135c0-29 0-53-25-80-27-25-59-36-91-36-55 0-103 32-103 76 0 21 13 32 32 32 17 0 31-13 31-32 0-8-4-30-34-30 17-23 51-31 72-31 32 0 70 27 70 86v24c-34 2-80 4-123 25-50 23-67 57-67 87 0 54 65 71 108 71 44 0 74-27 88-57zM190 141v66c0 65-47 87-78 87-32 0-61-24-61-59 0-36 29-91 139-94z">
            <text:p/>
          </draw:path>
          <draw:path draw:style-name="gr3" draw:layer="layout" svg:width="0.21cm" svg:height="0.419cm" svg:x="3.421cm" svg:y="15.117cm" svg:viewBox="0 0 211 420" svg:d="M105 144h95v-21h-95v-123h-18c-1 55-20 127-87 129v15h57v185c0 83 63 91 87 91 48 0 67-48 67-91v-38h-17v38c0 49-19 74-46 74-43 0-43-61-43-73z">
            <text:p/>
          </draw:path>
          <draw:path draw:style-name="gr3" draw:layer="layout" svg:width="0.259cm" svg:height="0.307cm" svg:x="3.687cm" svg:y="15.229cm" svg:viewBox="0 0 260 308" svg:d="M57 131c4-99 61-116 84-116 68 0 76 91 76 116zM55 146h188c15 0 17 0 17-15 0-66-36-131-119-131-78 0-141 68-141 154 0 89 70 154 148 154 82 0 112-74 112-88 0-5-5-7-9-7-6 0-6 3-8 9-24 69-83 69-91 69-34 0-61-19-76-44-21-32-21-78-21-101z">
            <text:p/>
          </draw:path>
          <draw:path draw:style-name="gr3" draw:layer="layout" svg:width="0.478cm" svg:height="0.457cm" svg:x="4.214cm" svg:y="15.071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layer="layout" svg:width="0.286cm" svg:height="0.212cm" svg:x="4.637cm" svg:y="15.421cm" svg:viewBox="0 0 287 213" svg:d="M36 179c-2 5-6 17-6 19 0 9 10 15 18 15 7 0 15-6 17-12 2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4.977cm" svg:y="15.421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layer="layout" svg:width="0.343cm" svg:height="0.212cm" svg:x="5.223cm" svg:y="15.421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1-80 121-38 0-38-34-38-41 0-14 2-21 10-48z">
            <text:p/>
          </draw:path>
          <draw:path draw:style-name="gr3" draw:layer="layout" svg:width="0.594cm" svg:height="0.348cm" svg:x="5.855cm" svg:y="15.187cm" svg:viewBox="0 0 595 349" svg:d="M570 188c13 0 25 0 25-13 0-14-12-14-25-14h-498c38-28 55-55 61-64 30-46 36-88 36-89 0-8-7-8-13-8-12 0-13 2-15 13-16 67-55 122-131 154-8 2-10 4-10 8 0 5 4 5 10 9 70 29 115 82 131 156 2 8 3 9 15 9 6 0 13 0 13-7 0 0-6-44-34-88-13-20-32-43-63-66z">
            <text:p/>
          </draw:path>
          <draw:path draw:style-name="gr3" draw:layer="layout" svg:width="0.345cm" svg:height="0.303cm" svg:x="6.689cm" svg:y="15.233cm" svg:viewBox="0 0 346 304" svg:d="M215 260c7 27 32 44 61 44 22 0 38-15 49-36 11-25 21-67 21-67 0-7-8-7-10-7-5 0-5 3-9 13-8 36-21 82-50 82-13 0-20-8-20-31 0-15 7-45 13-70l19-72c2-10 9-36 11-46 4-15 10-40 10-45 0-12-10-17-19-17-4 0-21 0-27 22-11 50-42 167-49 204-2 1-29 55-78 55-34 0-40-29-40-55 0-37 17-90 36-137 8-19 11-29 11-42 0-30-22-55-55-55-64 0-89 97-89 103 0 7 8 7 8 7 7 0 7-2 11-11 17-59 42-84 68-84 6 0 16 0 16 21 0 17-6 36-12 48-24 66-38 106-38 140 0 63 46 80 82 80 46 0 68-31 80-44z">
            <text:p/>
          </draw:path>
          <draw:path draw:style-name="gr3" draw:layer="layout" svg:width="0.261cm" svg:height="0.297cm" svg:x="7.052cm" svg:y="15.421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layer="layout" svg:width="0.094cm" svg:height="0.176cm" svg:x="7.36cm" svg:y="15.307cm" svg:viewBox="0 0 95 177" svg:d="M91 32c0 0 4-7 4-13 0-11-11-19-21-19-15 0-19 11-21 15l-51 146c-2 4-2 6-2 6 0 6 15 10 15 10 2 0 4-2 6-6z">
            <text:p/>
          </draw:path>
          <draw:path draw:style-name="gr3" draw:layer="layout" svg:width="0.094cm" svg:height="0.176cm" svg:x="7.506cm" svg:y="15.307cm" svg:viewBox="0 0 95 177" svg:d="M91 32c0 0 4-7 4-13 0-11-11-19-21-19-15 0-19 11-21 15l-51 146c-2 4-2 6-2 6 0 6 15 10 15 10 2 0 4-2 6-6z">
            <text:p/>
          </draw:path>
          <draw:path draw:style-name="gr3" draw:layer="layout" svg:width="0.337cm" svg:height="0.303cm" svg:x="1.981cm" svg:y="15.206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layer="layout" svg:width="0.33cm" svg:height="0.426cm" svg:x="2.35cm" svg:y="15.206cm" svg:viewBox="0 0 331 427" svg:d="M97 44v-44l-97 8v20c48 0 53 4 53 33v315c0 30-7 30-53 30v21c23-2 57-4 76-4 17 0 51 2 76 4v-21c-46 0-53 0-53-30v-114-6c4 12 32 48 82 48 81 0 150-67 150-152 0-86-65-152-141-152-51 0-80 30-93 44zM99 220v-150c19-34 53-53 87-53 48 0 90 59 90 135 0 82-48 137-97 137-27 0-54-14-71-40-9-15-9-15-9-29z">
            <text:p/>
          </draw:path>
          <draw:path draw:style-name="gr3" draw:layer="layout" svg:width="0.33cm" svg:height="0.472cm" svg:x="2.743cm" svg:y="15.037cm" svg:viewBox="0 0 331 473" svg:d="M232 427v46l99-8v-21c-46 0-52-5-52-38v-406l-97 8v20c48 0 52 4 52 38v145c-19-25-48-42-84-42-80 0-150 66-150 152 0 85 67 152 143 152 43 0 72-23 89-46zM232 249v137c0 13 0 13-8 24-19 32-49 48-78 48-30 0-55-17-70-44-19-27-21-65-21-93 0-25 2-65 21-95 15-21 40-42 76-42 25 0 51 10 72 40 8 11 8 13 8 25z">
            <text:p/>
          </draw:path>
          <draw:path draw:style-name="gr3" draw:layer="layout" svg:width="0.303cm" svg:height="0.307cm" svg:x="3.119cm" svg:y="15.202cm" svg:viewBox="0 0 304 308" svg:d="M196 251c2 26 21 55 53 55 13 0 55-10 55-65v-38h-17v38c0 38-17 44-25 44-23 0-24-31-24-34v-135c0-29 0-53-25-80-27-25-59-36-91-36-55 0-103 32-103 76 0 21 13 32 32 32 17 0 31-13 31-32 0-8-4-30-34-30 17-23 51-31 72-31 32 0 70 27 70 86v24c-34 2-80 4-123 25-50 23-67 57-67 87 0 54 65 71 108 71 44 0 74-27 88-57zM190 141v66c0 65-47 87-78 87-32 0-61-24-61-59 0-36 29-91 139-94z">
            <text:p/>
          </draw:path>
          <draw:path draw:style-name="gr3" draw:layer="layout" svg:width="0.21cm" svg:height="0.419cm" svg:x="3.438cm" svg:y="15.09cm" svg:viewBox="0 0 211 420" svg:d="M105 144h95v-21h-95v-123h-18c-1 55-20 127-87 129v15h57v185c0 83 63 91 87 91 48 0 67-48 67-91v-38h-17v38c0 49-19 74-46 74-43 0-43-61-43-73z">
            <text:p/>
          </draw:path>
          <draw:path draw:style-name="gr3" draw:layer="layout" svg:width="0.259cm" svg:height="0.307cm" svg:x="3.704cm" svg:y="15.202cm" svg:viewBox="0 0 260 308" svg:d="M57 131c4-99 61-116 84-116 68 0 76 91 76 116zM55 146h188c15 0 17 0 17-15 0-66-36-131-119-131-78 0-141 68-141 154 0 89 70 154 148 154 82 0 112-74 112-88 0-5-5-7-9-7-6 0-6 3-8 9-24 69-83 69-91 69-34 0-61-19-76-44-21-32-21-78-21-101z">
            <text:p/>
          </draw:path>
          <draw:path draw:style-name="gr3" draw:layer="layout" svg:width="0.478cm" svg:height="0.457cm" svg:x="4.231cm" svg:y="15.045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layer="layout" svg:width="0.286cm" svg:height="0.212cm" svg:x="4.654cm" svg:y="15.394cm" svg:viewBox="0 0 287 213" svg:d="M36 179c-2 5-6 17-6 19 0 9 10 15 18 15 7 0 15-6 17-12 2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4.995cm" svg:y="15.394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layer="layout" svg:width="0.343cm" svg:height="0.212cm" svg:x="5.238cm" svg:y="15.394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1-80 121-38 0-38-34-38-41 0-14 2-21 10-48z">
            <text:p/>
          </draw:path>
          <draw:path draw:style-name="gr3" draw:layer="layout" svg:width="0.594cm" svg:height="0.348cm" svg:x="5.872cm" svg:y="15.159cm" svg:viewBox="0 0 595 349" svg:d="M570 188c13 0 25 0 25-13 0-14-12-14-25-14h-498c38-28 55-55 61-64 30-46 36-88 36-89 0-8-7-8-13-8-12 0-13 2-15 13-16 67-55 122-131 154-8 2-10 4-10 8 0 5 4 5 10 9 70 29 115 82 131 156 2 8 3 9 15 9 6 0 13 0 13-7 0 0-6-44-34-88-13-20-32-43-63-66z">
            <text:p/>
          </draw:path>
          <draw:path draw:style-name="gr3" draw:layer="layout" svg:width="0.345cm" svg:height="0.303cm" svg:x="6.707cm" svg:y="15.206cm" svg:viewBox="0 0 346 304" svg:d="M215 260c7 27 32 44 61 44 22 0 38-15 49-36 11-25 21-67 21-67 0-7-8-7-10-7-5 0-5 3-9 13-8 36-21 82-50 82-13 0-20-8-20-31 0-15 7-45 13-70l19-72c2-10 9-36 11-46 4-15 10-40 10-45 0-12-10-17-19-17-4 0-21 0-27 22-11 50-42 167-49 204-2 1-29 55-78 55-34 0-40-29-40-55 0-37 17-90 36-137 8-19 11-29 11-42 0-30-22-55-55-55-64 0-89 97-89 103 0 7 8 7 8 7 7 0 7-2 11-11 17-59 42-84 68-84 6 0 16 0 16 21 0 17-6 36-12 48-24 66-38 106-38 140 0 63 46 80 82 80 46 0 68-31 80-44z">
            <text:p/>
          </draw:path>
          <draw:path draw:style-name="gr3" draw:layer="layout" svg:width="0.261cm" svg:height="0.297cm" svg:x="7.069cm" svg:y="15.39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layer="layout" svg:width="0.094cm" svg:height="0.176cm" svg:x="7.375cm" svg:y="15.28cm" svg:viewBox="0 0 95 177" svg:d="M91 32c0 0 4-7 4-13 0-11-11-19-21-19-15 0-19 11-21 15l-51 146c-2 4-2 6-2 6 0 6 15 10 15 10 2 0 4-2 6-6z">
            <text:p/>
          </draw:path>
          <draw:path draw:style-name="gr3" draw:layer="layout" svg:width="0.094cm" svg:height="0.176cm" svg:x="7.524cm" svg:y="15.28cm" svg:viewBox="0 0 95 177" svg:d="M91 32c0 0 4-7 4-13 0-11-11-19-21-19-15 0-19 11-21 15l-51 146c-2 4-2 6-2 6 0 6 15 10 15 10 2 0 4-2 6-6z">
            <text:p/>
          </draw:path>
          <draw:path draw:style-name="gr3" draw:layer="layout" svg:width="0.337cm" svg:height="0.303cm" svg:x="1.998cm" svg:y="15.233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layer="layout" svg:width="0.33cm" svg:height="0.426cm" svg:x="2.367cm" svg:y="15.233cm" svg:viewBox="0 0 331 427" svg:d="M97 44v-44l-97 8v20c48 0 53 4 53 33v315c0 30-7 30-53 30v21c23-2 57-4 76-4 17 0 51 2 76 4v-21c-46 0-53 0-53-30v-114-6c4 12 32 48 82 48 81 0 150-67 150-152 0-86-65-152-141-152-51 0-80 30-93 44zM99 220v-150c19-34 53-53 87-53 48 0 90 59 90 135 0 82-48 137-97 137-27 0-54-14-71-40-9-15-9-15-9-29z">
            <text:p/>
          </draw:path>
          <draw:path draw:style-name="gr3" draw:layer="layout" svg:width="0.33cm" svg:height="0.472cm" svg:x="2.76cm" svg:y="15.064cm" svg:viewBox="0 0 331 473" svg:d="M232 427v46l99-8v-21c-46 0-52-5-52-38v-406l-97 8v20c48 0 52 4 52 38v145c-19-25-48-42-84-42-80 0-150 66-150 152 0 85 67 152 143 152 43 0 72-23 89-46zM232 249v137c0 13 0 13-8 24-19 32-49 48-78 48-30 0-55-17-70-44-19-27-21-65-21-93 0-25 2-65 21-95 15-21 40-42 76-42 25 0 51 10 72 40 8 11 8 13 8 25z">
            <text:p/>
          </draw:path>
          <draw:path draw:style-name="gr3" draw:layer="layout" svg:width="0.303cm" svg:height="0.307cm" svg:x="3.136cm" svg:y="15.229cm" svg:viewBox="0 0 304 308" svg:d="M196 251c2 26 21 55 53 55 13 0 55-10 55-65v-38h-17v38c0 38-17 44-25 44-23 0-24-31-24-34v-135c0-29 0-53-25-80-27-25-59-36-91-36-55 0-103 32-103 76 0 21 13 32 32 32 17 0 31-13 31-32 0-8-4-30-34-30 17-23 51-31 72-31 32 0 70 27 70 86v24c-34 2-80 4-123 25-50 23-67 57-67 87 0 54 65 71 108 71 44 0 74-27 88-57zM190 141v66c0 65-47 87-78 87-32 0-61-24-61-59 0-36 29-91 139-94z">
            <text:p/>
          </draw:path>
          <draw:path draw:style-name="gr3" draw:layer="layout" svg:width="0.21cm" svg:height="0.419cm" svg:x="3.455cm" svg:y="15.117cm" svg:viewBox="0 0 211 420" svg:d="M105 144h95v-21h-95v-123h-18c-1 55-20 127-87 129v15h57v185c0 83 63 91 87 91 48 0 67-48 67-91v-38h-17v38c0 49-19 74-46 74-43 0-43-61-43-73z">
            <text:p/>
          </draw:path>
          <draw:path draw:style-name="gr3" draw:layer="layout" svg:width="0.259cm" svg:height="0.307cm" svg:x="3.72cm" svg:y="15.229cm" svg:viewBox="0 0 260 308" svg:d="M57 131c4-99 61-116 84-116 68 0 76 91 76 116zM55 146h188c15 0 17 0 17-15 0-66-36-131-119-131-78 0-141 68-141 154 0 89 70 154 148 154 82 0 112-74 112-88 0-5-5-7-9-7-6 0-6 3-8 9-24 69-83 69-91 69-34 0-61-19-76-44-21-32-21-78-21-101z">
            <text:p/>
          </draw:path>
          <draw:path draw:style-name="gr3" draw:layer="layout" svg:width="0.478cm" svg:height="0.457cm" svg:x="4.248cm" svg:y="15.071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layer="layout" svg:width="0.286cm" svg:height="0.212cm" svg:x="4.672cm" svg:y="15.421cm" svg:viewBox="0 0 287 213" svg:d="M36 179c-2 5-6 17-6 19 0 9 10 15 18 15 7 0 15-6 17-12 2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5.012cm" svg:y="15.421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layer="layout" svg:width="0.343cm" svg:height="0.212cm" svg:x="5.255cm" svg:y="15.421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1-80 121-38 0-38-34-38-41 0-14 2-21 10-48z">
            <text:p/>
          </draw:path>
          <draw:path draw:style-name="gr3" draw:layer="layout" svg:width="0.594cm" svg:height="0.348cm" svg:x="5.888cm" svg:y="15.187cm" svg:viewBox="0 0 595 349" svg:d="M570 188c13 0 25 0 25-13 0-14-12-14-25-14h-498c38-28 55-55 61-64 30-46 36-88 36-89 0-8-7-8-13-8-12 0-13 2-15 13-16 67-55 122-131 154-8 2-10 4-10 8 0 5 4 5 10 9 70 29 115 82 131 156 2 8 3 9 15 9 6 0 13 0 13-7 0 0-6-44-34-88-13-20-32-43-63-66z">
            <text:p/>
          </draw:path>
          <draw:path draw:style-name="gr3" draw:layer="layout" svg:width="0.345cm" svg:height="0.303cm" svg:x="6.724cm" svg:y="15.233cm" svg:viewBox="0 0 346 304" svg:d="M215 260c7 27 32 44 61 44 22 0 38-15 49-36 11-25 21-67 21-67 0-7-8-7-10-7-5 0-5 3-9 13-8 36-21 82-50 82-13 0-20-8-20-31 0-15 7-45 13-70l19-72c2-10 9-36 11-46 4-15 10-40 10-45 0-12-10-17-19-17-4 0-21 0-27 22-11 50-42 167-49 204-2 1-29 55-78 55-34 0-40-29-40-55 0-37 17-90 36-137 8-19 11-29 11-42 0-30-22-55-55-55-64 0-89 97-89 103 0 7 8 7 8 7 7 0 7-2 11-11 17-59 42-84 68-84 6 0 16 0 16 21 0 17-6 36-12 48-24 66-38 106-38 140 0 63 46 80 82 80 46 0 68-31 80-44z">
            <text:p/>
          </draw:path>
          <draw:path draw:style-name="gr3" draw:layer="layout" svg:width="0.261cm" svg:height="0.297cm" svg:x="7.087cm" svg:y="15.421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layer="layout" svg:width="0.094cm" svg:height="0.176cm" svg:x="7.392cm" svg:y="15.307cm" svg:viewBox="0 0 95 177" svg:d="M91 32c0 0 4-7 4-13 0-11-11-19-21-19-15 0-19 11-21 15l-51 146c-2 4-2 6-2 6 0 6 15 10 15 10 2 0 4-2 6-6z">
            <text:p/>
          </draw:path>
          <draw:path draw:style-name="gr3" draw:layer="layout" svg:width="0.094cm" svg:height="0.176cm" svg:x="7.541cm" svg:y="15.307cm" svg:viewBox="0 0 95 177" svg:d="M91 32c0 0 4-7 4-13 0-11-11-19-21-19-15 0-19 11-21 15l-51 146c-2 4-2 6-2 6 0 6 15 10 15 10 2 0 4-2 6-6z">
            <text:p/>
          </draw:path>
          <draw:polygon draw:style-name="gr3" draw:layer="layout" svg:width="5.747cm" svg:height="0.027cm" svg:x="1.977cm" svg:y="15.799cm" svg:viewBox="0 0 5748 28" draw:points="2875,28 0,28 0,0 5748,0 5748,28">
            <text:p/>
          </draw:polygon>
        </draw:g>
        <draw:g>
          <svg:title>TexMaths</svg:title>
          <svg:desc>19§latex§\text{IMSI inquiry}§svg§600§TRUE§</svg:desc>
          <draw:polygon draw:style-name="gr4" draw:layer="layout" svg:width="3.765cm" svg:height="0.584cm" svg:x="5.855cm" svg:y="-6.305cm" svg:viewBox="0 0 3766 585" draw:points="1883,585 0,585 0,0 3766,0 3766,585">
            <text:p/>
          </draw:polygon>
          <draw:path draw:style-name="gr3" draw:layer="layout" svg:width="0.204cm" svg:height="0.457cm" svg:x="5.874cm" svg:y="-6.307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layer="layout" svg:width="0.563cm" svg:height="0.457cm" svg:x="6.119cm" svg:y="-6.307cm" svg:viewBox="0 0 564 458" svg:d="M137 15c-6-15-8-15-23-15h-114v21h15c53 0 53 8 53 32v335c0 19 0 49-68 49v21c23 0 57-2 78-2 23 0 55 2 80 2v-21c-71 0-71-30-71-49v-361h2l162 416c2 9 6 15 13 15 6 0 10-6 12-13l165-424v386c0 23-2 30-53 30h-16v21c25-2 71-2 97-2 25 0 71 0 95 2v-21h-17c-51 0-51-7-51-30v-354c0-24 0-32 51-32h17v-21h-114c-17 0-17 0-21 13l-148 377z">
            <text:p/>
          </draw:path>
          <draw:path draw:style-name="gr3" draw:layer="layout" svg:width="0.297cm" svg:height="0.487cm" svg:x="6.742cm" svg:y="-6.322cm" svg:viewBox="0 0 298 488" svg:d="M198 213l-88-21c-42-10-66-46-66-86 0-47 36-87 87-87 112 0 127 110 131 141 2 3 2 7 10 7 7 0 7-4 7-17v-135c0-11 0-15-7-15-4 0-6 0-10 10l-23 38c-20-21-49-48-108-48-74 0-131 59-131 129 0 57 36 105 87 124 8 2 42 11 90 23 19 3 38 9 57 34 15 17 21 38 21 61 0 47-35 97-90 97-21 0-70-4-106-37-40-38-42-79-42-104-2-6-6-6-7-6-10 0-10 4-10 15v135c0 12 0 17 8 17 3 0 5-1 9-9 0 0 2-2 25-38 21 23 64 47 123 47 78 0 133-66 133-140 0-67-45-122-100-135z">
            <text:p/>
          </draw:path>
          <draw:path draw:style-name="gr3" draw:layer="layout" svg:width="0.204cm" svg:height="0.457cm" svg:x="7.094cm" svg:y="-6.307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layer="layout" svg:width="0.143cm" svg:height="0.448cm" svg:x="7.559cm" svg:y="-6.297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layer="layout" svg:width="0.337cm" svg:height="0.295cm" svg:x="7.744cm" svg:y="-6.145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layer="layout" svg:width="0.33cm" svg:height="0.427cm" svg:x="8.114cm" svg:y="-6.145cm" svg:viewBox="0 0 331 428" svg:d="M232 257v119c0 31-8 31-51 31v21c22-2 57-4 74-4 19 0 53 2 76 4v-21c-44 0-52 0-52-31v-376h-15l-26 61c-8-19-37-61-90-61-78 0-148 65-148 152 0 84 65 152 143 152 47 0 76-28 89-47zM234 110v95c0 21-12 40-27 57-7 10-30 27-61 27-49 0-91-59-91-137 0-80 48-135 97-135 55 0 82 59 82 93z">
            <text:p/>
          </draw:path>
          <draw:path draw:style-name="gr3" draw:layer="layout" svg:width="0.337cm" svg:height="0.303cm" svg:x="8.464cm" svg:y="-6.145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143cm" svg:height="0.448cm" svg:x="8.834cm" svg:y="-6.297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layer="layout" svg:width="0.225cm" svg:height="0.295cm" svg:x="9.017cm" svg:y="-6.145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layer="layout" svg:width="0.328cm" svg:height="0.427cm" svg:x="9.271cm" svg:y="-6.138cm" svg:viewBox="0 0 329 428" svg:d="M266 65c17-44 51-44 63-44v-21c-15 2-36 2-52 2-11 0-43-2-57-2v21c21 0 31 11 31 28 0 8 0 8-4 18l-68 163-74-181c-2-5-4-7-4-11 0-17 24-17 38-17v-21c-17 0-63 2-74 2-17 0-44 0-65-2v21c32 0 46 0 55 23l101 245c-4 9-13 30-17 40-15 36-34 83-76 83-4 0-19 0-33-13 21-2 27-17 27-26 0-19-13-29-28-29-14 0-29 8-29 29 0 30 29 55 63 55 42 0 68-40 85-78z">
            <text:p/>
          </draw:path>
        </draw:g>
        <draw:g>
          <svg:title>TexMaths</svg:title>
          <svg:desc>19§latex§\pmb{$RAND \leftarrow  E_{\kappa}\left( u = \left(\underline{p''}, SQN,salt\right)\right)$}§svg§600§FALSE§</svg:desc>
          <draw:polygon draw:style-name="gr2" draw:layer="layout" svg:width="10.652cm" svg:height="0.831cm" svg:x="10.728cm" svg:y="2.212cm" svg:viewBox="0 0 10653 832" draw:points="5327,832 0,832 0,0 10653,0 10653,832">
            <text:p/>
          </draw:polygon>
          <draw:path draw:style-name="gr3" draw:layer="layout" svg:width="0.478cm" svg:height="0.472cm" svg:x="10.755cm" svg:y="2.351cm" svg:viewBox="0 0 479 473" svg:d="M224 46c4-16 6-23 19-25 6 0 27 0 40 0 48 0 122 0 122 66 0 23-10 69-36 95-18 17-54 38-114 38h-75zM321 230c67-15 146-61 146-129 0-57-59-101-148-101h-190c-13 0-19 0-19 13 0 8 6 8 17 8 2 0 15 0 27 2 11 0 17 2 17 9 0 4 0 6-2 14l-89 359c-8 26-10 32-61 32-13 0-19 0-19 13 0 8 8 8 9 8 19 0 67-2 84-2 19 0 67 2 86 2 5 0 13 0 13-14 0-7-6-7-19-7-25 0-44 0-44-12 0-3 2-7 4-11l44-178h79c61 0 73 38 73 60 0 12-6 33-10 48-4 19-9 44-9 57 0 72 79 72 89 72 57 0 80-68 80-78 0-7-8-7-8-7-6 0-7 3-9 9-17 49-46 61-61 61-23 0-27-15-27-42 0-19 4-53 6-76 2-9 4-21 4-30 0-52-46-73-63-80z">
            <text:p/>
          </draw:path>
          <draw:path draw:style-name="gr3" draw:layer="layout" svg:width="0.459cm" svg:height="0.48cm" svg:x="11.264cm" svg:y="2.328cm" svg:viewBox="0 0 460 481" svg:d="M97 403c-27 45-53 55-84 57-7 0-13 0-13 13 0 4 4 8 9 8 18 0 38-2 57-2 23 0 46 2 67 2 4 0 13 0 13-14 0-7-5-7-11-7-15-2-31-8-31-25 0-8 4-15 10-25l49-85h169c2 15 12 106 12 112 0 21-36 23-50 23-9 0-15 0-15 13 0 8 8 8 10 8 26 0 55-2 83-2 17 0 59 2 76 2 4 0 12 0 12-14 0-7-6-7-15-7-42 0-42-6-44-25l-40-420c-2-13-2-15-13-15-12 0-14 4-17 11zM177 304l133-220 21 220z">
            <text:p/>
          </draw:path>
          <draw:path draw:style-name="gr3" draw:layer="layout" svg:width="0.563cm" svg:height="0.457cm" svg:x="11.767cm" svg:y="2.351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4 0-7-8-7-16-7-38-2-43-15-43-29 0-5 2-9 4-17l87-353c4 4 4 6 6 11l167 395c6 12 7 14 13 14 8 0 8-2 10-14z">
            <text:p/>
          </draw:path>
          <draw:path draw:style-name="gr3" draw:layer="layout" svg:width="0.512cm" svg:height="0.457cm" svg:x="12.377cm" svg:y="2.351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8 0-2 0-4 4-15z">
            <text:p/>
          </draw:path>
          <draw:path draw:style-name="gr3" draw:layer="layout" svg:width="0.594cm" svg:height="0.349cm" svg:x="13.145cm" svg:y="2.465cm" svg:viewBox="0 0 595 350" svg:d="M570 188c13 0 25 0 25-13 0-14-12-14-25-14h-498c38-28 55-55 61-64 30-46 36-88 36-89 0-8-8-8-13-8-12 0-14 2-15 13-16 67-56 122-132 154-7 2-9 4-9 8 0 5 4 5 9 9 71 29 116 82 132 156 1 8 3 10 15 10 5 0 13 0 13-8 0 0-6-44-34-87-13-21-32-44-63-67z">
            <text:p/>
          </draw:path>
          <draw:path draw:style-name="gr3" draw:layer="layout" svg:width="0.486cm" svg:height="0.455cm" svg:x="13.986cm" svg:y="2.353cm" svg:viewBox="0 0 487 456" svg:d="M448 300c2-4 4-7 4-9s0-8-7-8c-6 0-8 4-10 8-44 98-68 144-182 144h-97c-10 0-12 0-15 0-8-2-10-2-10-8 0-2 0-3 4-15l45-182h67c57 0 57 13 57 30 0 4 0 14-6 33 0 3-2 5-2 7 0 4 4 8 10 8s7-4 9-14l38-157c0-4-2-8-7-8-6 0-8 6-10 13-13 52-26 67-87 67h-63l40-162c6-24 6-26 36-26h95c82 0 101 19 101 74 0 17 0 17-2 36 0 4 0 8 0 11 0 4 2 8 8 8 7 0 7-4 9-15l13-116c2-19-2-19-19-19h-338c-13 0-19 0-19 13 0 8 6 8 17 8 25 0 44 0 44 11 0 4 0 4-2 17l-89 354c-8 26-8 32-61 32-11 0-19 0-19 13 0 8 6 8 19 8h348c15 0 15 0 21-12z">
            <text:p/>
          </draw:path>
          <draw:path draw:style-name="gr3" draw:layer="layout" svg:width="0.255cm" svg:height="0.212cm" svg:x="14.488cm" svg:y="2.7cm" svg:viewBox="0 0 256 213" svg:d="M89 87c17-9 40-26 44-28 32-25 44-31 59-36-2 2-2 5-2 7 0 12 8 19 19 19 13 0 25-13 25-26 0-12-8-19-19-19-33 0-63 24-90 43-36 29-49 33-60 37 5-21 7-25 9-35 2-11 8-32 8-34 0-9-6-15-16-15-9 0-17 6-20 11-2 6-46 183-46 187 0 9 8 15 15 15 17 0 21-15 23-23 2-4 11-42 23-89 24 0 89 2 89 38 0 0 0 5-2 11-2 8-2 10-2 13 0 35 29 50 52 50 45 0 58-72 58-72 0-6-5-6-7-6-6 0-8 2-10 11-5 17-17 53-41 53-12 0-16-11-16-24 0-8 0-10 2-21 2-6 2-10 2-15 0-52-82-52-97-52z">
            <text:p/>
          </draw:path>
          <draw:path draw:style-name="gr3" draw:layer="layout" svg:width="0.176cm" svg:height="0.801cm" svg:x="15.012cm" svg:y="2.239cm" svg:viewBox="0 0 177 802" svg:d="M177 796c0-4-2-4-4-6-31-34-76-87-105-197-15-61-21-130-21-192 0-175 42-298 124-386 6-6 6-7 6-7 0-8-6-8-10-8-9 0-45 40-55 49-68 82-112 202-112 352 0 95 17 230 104 342 8 9 52 59 63 59 4 0 10 0 10-6z">
            <text:p/>
          </draw:path>
          <draw:path draw:style-name="gr3" draw:layer="layout" svg:width="0.345cm" svg:height="0.303cm" svg:x="15.237cm" svg:y="2.51cm" svg:viewBox="0 0 346 304" svg:d="M215 260c7 27 32 44 60 44 23 0 38-15 50-36 11-25 21-67 21-67 0-7-8-7-10-7-5 0-5 4-9 13-8 36-21 82-50 82-13 0-21-8-21-31 0-15 8-45 14-70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layer="layout" svg:width="0.445cm" svg:height="0.157cm" svg:x="15.822cm" svg:y="2.562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layer="layout" svg:width="0.176cm" svg:height="0.801cm" svg:x="16.591cm" svg:y="2.239cm" svg:viewBox="0 0 177 802" svg:d="M177 796c0-4-2-4-4-6-31-34-76-87-105-197-15-61-21-130-21-192 0-175 42-298 124-386 6-6 6-7 6-7 0-8-6-8-10-8-9 0-45 40-55 49-68 82-112 202-112 352 0 95 17 230 104 342 8 9 52 59 63 59 4 0 10 0 10-6z">
            <text:p/>
          </draw:path>
          <draw:path draw:style-name="gr3" draw:layer="layout" svg:width="0.349cm" svg:height="0.426cm" svg:x="16.774cm" svg:y="2.51cm" svg:viewBox="0 0 350 427" svg:d="M51 378c-5 23-5 29-36 29-7 0-15 0-15 11 0 6 4 9 9 9 18 0 37-3 56-3 22 0 45 3 66 3 4 0 13 0 13-15 0-5-7-5-17-5-34 0-34-6-34-12 0-7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119cm" svg:height="0.242cm" svg:x="17.154cm" svg:y="2.303cm" svg:viewBox="0 0 120 243" svg:d="M114 42c4-10 6-14 6-15 0-16-14-27-29-27-19 0-25 15-26 23l-63 203c0 2-2 8-2 8 0 5 15 9 19 9 2 0 4 0 6-7z">
            <text:p/>
          </draw:path>
          <draw:path draw:style-name="gr3" draw:layer="layout" svg:width="0.119cm" svg:height="0.242cm" svg:x="17.308cm" svg:y="2.303cm" svg:viewBox="0 0 120 243" svg:d="M114 42c4-10 6-14 6-15 0-16-14-27-29-27-19 0-25 15-26 23l-63 203c0 2-2 8-2 8 0 5 15 9 19 9 2 0 4 0 6-7z">
            <text:p/>
          </draw:path>
          <draw:polygon draw:style-name="gr3" draw:layer="layout" svg:width="0.677cm" svg:height="0.027cm" svg:x="16.795cm" svg:y="3.016cm" svg:viewBox="0 0 678 28" draw:points="340,28 0,28 0,0 678,0 678,28">
            <text:p/>
          </draw:polygon>
          <draw:path draw:style-name="gr3" draw:layer="layout" svg:width="0.079cm" svg:height="0.2cm" svg:x="17.53cm" svg:y="2.736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96cm" svg:height="0.487cm" svg:x="17.803cm" svg:y="2.335cm" svg:viewBox="0 0 397 488" svg:d="M397 8c0-4 0-8-6-8-3 0-5 0-13 9l-32 38c-17-30-52-47-95-47-86 0-167 78-167 158 0 55 36 85 70 95l72 19c25 5 63 17 63 72 0 59-55 123-122 123-44 0-118-15-118-98 0-16 4-33 4-37 2-1 2-3 2-3 0-8-6-8-8-8-3 0-5 0-7 2s-40 156-40 158c0 3 4 7 8 7 3 0 3-2 11-11l34-38c29 40 74 49 112 49 91 0 171-89 171-173 0-47-23-70-32-78-15-17-27-19-86-34-15-4-39-11-45-11-17-8-40-27-40-63 0-53 53-110 116-110 57 0 97 28 97 104 0 21-2 33-2 37 0 1 0 7 7 7 8 0 8-2 10-13z">
            <text:p/>
          </draw:path>
          <draw:path draw:style-name="gr3" draw:layer="layout" svg:width="0.463cm" svg:height="0.601cm" svg:x="18.25cm" svg:y="2.335cm" svg:viewBox="0 0 464 602" svg:d="M260 467c105-38 204-157 204-287 0-108-73-180-171-180-145 0-293 152-293 308 0 112 76 178 171 178 17 0 40-2 66-9-1 42-1 43-1 51 0 21 0 74 55 74 79 0 112-123 112-129s-6-8-8-8c-6 0-7 4-7 8-18 47-56 65-80 65-31 0-40-19-48-71zM135 463c-53-20-76-74-76-134 0-46 17-141 68-213 50-69 112-99 162-99 66 0 116 51 116 143 0 66-35 222-147 284-3-22-11-72-60-72-35 0-69 35-69 69 0 13 6 21 6 22zM175 471c-8 0-31 0-31-30 0-27 27-53 54-53 28 0 41 17 41 56 0 10 0 12-7 14-17 7-38 13-57 13z">
            <text:p/>
          </draw:path>
          <draw:path draw:style-name="gr3" draw:layer="layout" svg:width="0.563cm" svg:height="0.457cm" svg:x="18.77cm" svg:y="2.351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4 0-7-8-7-16-7-38-2-43-15-43-29 0-5 2-9 4-17l87-353c4 4 4 6 6 11l167 395c6 12 7 14 13 14 8 0 8-2 10-14z">
            <text:p/>
          </draw:path>
          <draw:path draw:style-name="gr3" draw:layer="layout" svg:width="0.079cm" svg:height="0.2cm" svg:x="19.375cm" svg:y="2.736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246cm" svg:height="0.303cm" svg:x="19.648cm" svg:y="2.51cm" svg:viewBox="0 0 247 304" svg:d="M228 46c-19 0-32 15-32 30 0 9 5 19 21 19 15 0 30-11 30-38 0-29-29-57-80-57-89 0-114 68-114 99 0 51 51 62 70 66 35 6 71 14 71 52 0 17-15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layer="layout" svg:width="0.307cm" svg:height="0.303cm" svg:x="19.954cm" svg:y="2.51cm" svg:viewBox="0 0 308 304" svg:d="M224 44c-13-25-32-44-63-44-77 0-161 99-161 198 0 62 36 106 89 106 14 0 48-2 88-49 5 28 28 49 60 49 25 0 40-15 50-36 11-25 21-67 21-67 0-7-6-7-8-7-7 0-7 4-9 13-12 44-25 82-52 82-19 0-21-17-21-31 0-15 2-19 10-49 8-29 8-34 15-61l23-93c6-19 6-21 6-23 0-11-8-19-19-19-17 0-27 15-29 31zM180 217c-3 13-3 13-13 24-30 38-57 48-76 48-34 0-44-36-44-63 0-32 21-116 38-146 21-40 50-65 78-65 44 0 54 55 54 59s-2 8-4 11z">
            <text:p/>
          </draw:path>
          <draw:path draw:style-name="gr3" draw:layer="layout" svg:width="0.143cm" svg:height="0.472cm" svg:x="20.309cm" svg:y="2.343cm" svg:viewBox="0 0 144 473" svg:d="M144 8c0 0 0-8-7-8-17 0-67 6-84 8-6 0-13 0-13 13 0 7 7 7 17 7 32 0 34 6 34 12l-2 13-85 335c-2 7-4 13-4 22 0 38 30 63 61 63 23 0 40-13 51-38 13-25 21-65 21-66 0-6-6-6-8-6-7 0-7 2-9 11-13 44-25 84-53 84-19 0-19-21-19-31 0-17 0-19 3-32z">
            <text:p/>
          </draw:path>
          <draw:path draw:style-name="gr3" draw:layer="layout" svg:width="0.206cm" svg:height="0.426cm" svg:x="20.509cm" svg:y="2.389cm" svg:viewBox="0 0 207 427" svg:d="M123 152h63c13 0 21 0 21-13 0-8-8-8-19-8h-59c25-95 27-108 27-112 0-11-8-19-19-19-2 0-21 0-27 25l-26 106h-63c-13 0-21 0-21 13 0 8 6 8 19 8h59c-48 190-51 201-51 213 0 36 26 62 62 62 69 0 107-98 107-102 0-8-6-8-8-8-6 0-8 2-9 10-31 70-65 85-88 85-15 0-21-7-21-30 0-17 0-21 4-32z">
            <text:p/>
          </draw:path>
          <draw:path draw:style-name="gr3" draw:layer="layout" svg:width="0.176cm" svg:height="0.801cm" svg:x="20.764cm" svg:y="2.239cm" svg:viewBox="0 0 177 802" svg:d="M177 401c0-95-17-228-107-342-5-8-49-59-62-59-4 0-8 2-8 8 0 1 2 3 4 5 32 34 76 90 104 196 15 61 21 129 21 192 0 68-6 137-23 201-26 93-66 148-100 184-6 6-6 8-6 10 0 6 4 6 8 6 11 0 47-40 55-50 70-81 114-201 114-351z">
            <text:p/>
          </draw:path>
          <draw:path draw:style-name="gr3" draw:layer="layout" svg:width="0.176cm" svg:height="0.801cm" svg:x="21.069cm" svg:y="2.239cm" svg:viewBox="0 0 177 802" svg:d="M177 401c0-95-17-228-107-342-5-8-49-59-62-59-4 0-8 2-8 8 0 1 2 3 4 5 32 34 76 90 104 196 15 61 21 129 21 192 0 68-6 137-23 201-26 93-66 148-100 184-6 6-6 8-6 10 0 6 4 6 8 6 11 0 47-40 55-50 70-81 114-201 114-351z">
            <text:p/>
          </draw:path>
          <draw:path draw:style-name="gr3" draw:layer="layout" svg:width="0.478cm" svg:height="0.472cm" svg:x="10.772cm" svg:y="2.324cm" svg:viewBox="0 0 479 473" svg:d="M224 46c4-16 6-23 19-25 6 0 27 0 40 0 48 0 122 0 122 66 0 23-10 69-36 95-18 17-54 38-114 38h-75zM321 230c67-15 146-61 146-129 0-57-59-101-148-101h-190c-13 0-19 0-19 13 0 8 6 8 17 8 2 0 15 0 27 2 11 0 17 2 17 9 0 4 0 6-2 14l-89 359c-8 26-10 32-61 32-13 0-19 0-19 13 0 8 8 8 9 8 19 0 67-2 84-2 19 0 67 2 86 2 5 0 13 0 13-14 0-7-6-7-19-7-25 0-44 0-44-12 0-3 2-7 4-11l44-178h79c61 0 73 38 73 60 0 12-6 33-10 48-4 19-9 44-9 57 0 72 79 72 89 72 57 0 80-68 80-78 0-7-8-7-8-7-6 0-7 3-9 9-17 49-46 61-61 61-23 0-27-15-27-42 0-19 4-53 6-76 2-9 4-21 4-30 0-52-46-73-63-80z">
            <text:p/>
          </draw:path>
          <draw:path draw:style-name="gr3" draw:layer="layout" svg:width="0.459cm" svg:height="0.48cm" svg:x="11.281cm" svg:y="2.301cm" svg:viewBox="0 0 460 481" svg:d="M97 403c-27 45-53 55-84 57-7 0-13 0-13 13 0 4 4 8 9 8 18 0 38-2 57-2 23 0 46 2 67 2 4 0 13 0 13-14 0-7-5-7-11-7-15-2-31-8-31-25 0-8 4-15 10-25l49-85h169c2 15 12 106 12 112 0 21-36 23-50 23-9 0-15 0-15 13 0 8 8 8 10 8 26 0 55-2 83-2 17 0 59 2 76 2 4 0 12 0 12-14 0-7-6-7-15-7-42 0-42-6-44-25l-40-420c-2-13-2-15-13-15-12 0-14 4-17 11zM177 304l133-220 21 220z">
            <text:p/>
          </draw:path>
          <draw:path draw:style-name="gr3" draw:layer="layout" svg:width="0.563cm" svg:height="0.457cm" svg:x="11.784cm" svg:y="2.324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4 0-7-8-7-16-7-38-2-43-15-43-29 0-5 2-9 4-17l87-353c4 4 4 6 6 11l167 395c6 12 7 14 13 14 8 0 8-2 10-14z">
            <text:p/>
          </draw:path>
          <draw:path draw:style-name="gr3" draw:layer="layout" svg:width="0.512cm" svg:height="0.457cm" svg:x="12.394cm" svg:y="2.324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8 0-2 0-4 4-15z">
            <text:p/>
          </draw:path>
          <draw:path draw:style-name="gr3" draw:layer="layout" svg:width="0.594cm" svg:height="0.349cm" svg:x="13.162cm" svg:y="2.438cm" svg:viewBox="0 0 595 350" svg:d="M570 188c13 0 25 0 25-13 0-14-12-14-25-14h-498c38-28 55-55 61-64 30-46 36-88 36-89 0-8-8-8-13-8-12 0-14 2-15 13-16 67-56 122-132 154-7 2-9 4-9 8 0 5 4 5 9 9 71 29 116 82 132 156 1 8 3 10 15 10 5 0 13 0 13-8 0 0-6-44-34-87-13-21-32-44-63-67z">
            <text:p/>
          </draw:path>
          <draw:path draw:style-name="gr3" draw:layer="layout" svg:width="0.486cm" svg:height="0.455cm" svg:x="14.002cm" svg:y="2.326cm" svg:viewBox="0 0 487 456" svg:d="M448 300c2-4 4-7 4-9s0-8-7-8c-6 0-8 4-10 8-44 98-68 144-182 144h-97c-10 0-12 0-15 0-8-2-10-2-10-8 0-2 0-3 4-15l45-182h67c57 0 57 13 57 30 0 4 0 14-6 33 0 3-2 5-2 7 0 4 4 8 10 8s7-4 9-14l38-157c0-4-2-8-7-8-6 0-8 6-10 13-13 52-26 67-87 67h-63l40-162c6-24 6-26 36-26h95c82 0 101 19 101 74 0 17 0 17-2 36 0 4 0 8 0 11 0 4 2 8 8 8 7 0 7-4 9-15l13-116c2-19-2-19-19-19h-338c-13 0-19 0-19 13 0 8 6 8 17 8 25 0 44 0 44 11 0 4 0 4-2 17l-89 354c-8 26-8 32-61 32-11 0-19 0-19 13 0 8 6 8 19 8h348c15 0 15 0 21-12z">
            <text:p/>
          </draw:path>
          <draw:path draw:style-name="gr3" draw:layer="layout" svg:width="0.255cm" svg:height="0.212cm" svg:x="14.505cm" svg:y="2.674cm" svg:viewBox="0 0 256 213" svg:d="M89 87c17-9 40-26 44-28 32-25 44-31 59-36-2 2-2 5-2 7 0 12 8 19 19 19 13 0 25-13 25-26 0-12-8-19-19-19-33 0-63 24-90 43-36 29-49 33-60 37 5-21 7-25 9-35 2-11 8-32 8-34 0-9-6-15-16-15-9 0-17 6-20 11-2 6-46 183-46 187 0 9 8 15 15 15 17 0 21-15 23-23 2-4 11-42 23-89 24 0 89 2 89 38 0 0 0 5-2 11-2 8-2 10-2 13 0 35 29 50 52 50 45 0 58-72 58-72 0-6-5-6-7-6-6 0-8 2-10 11-5 17-17 53-41 53-12 0-16-11-16-24 0-8 0-10 2-21 2-6 2-10 2-15 0-52-82-52-97-52z">
            <text:p/>
          </draw:path>
          <draw:path draw:style-name="gr3" draw:layer="layout" svg:width="0.176cm" svg:height="0.801cm" svg:x="15.029cm" svg:y="2.212cm" svg:viewBox="0 0 177 802" svg:d="M177 796c0-4-2-4-4-6-31-34-76-87-105-197-15-61-21-130-21-192 0-175 42-298 124-386 6-6 6-7 6-7 0-8-6-8-10-8-9 0-45 40-55 49-68 82-112 202-112 352 0 95 17 230 104 342 8 9 52 59 63 59 4 0 10 0 10-6z">
            <text:p/>
          </draw:path>
          <draw:path draw:style-name="gr3" draw:layer="layout" svg:width="0.345cm" svg:height="0.303cm" svg:x="15.254cm" svg:y="2.484cm" svg:viewBox="0 0 346 304" svg:d="M215 260c7 27 32 44 60 44 23 0 38-15 50-36 11-25 21-67 21-67 0-7-8-7-10-7-5 0-5 4-9 13-8 36-21 82-50 82-13 0-21-8-21-31 0-15 8-45 14-70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layer="layout" svg:width="0.445cm" svg:height="0.157cm" svg:x="15.839cm" svg:y="2.535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layer="layout" svg:width="0.176cm" svg:height="0.801cm" svg:x="16.608cm" svg:y="2.212cm" svg:viewBox="0 0 177 802" svg:d="M177 796c0-4-2-4-4-6-31-34-76-87-105-197-15-61-21-130-21-192 0-175 42-298 124-386 6-6 6-7 6-7 0-8-6-8-10-8-9 0-45 40-55 49-68 82-112 202-112 352 0 95 17 230 104 342 8 9 52 59 63 59 4 0 10 0 10-6z">
            <text:p/>
          </draw:path>
          <draw:path draw:style-name="gr3" draw:layer="layout" svg:width="0.349cm" svg:height="0.426cm" svg:x="16.791cm" svg:y="2.484cm" svg:viewBox="0 0 350 427" svg:d="M51 378c-5 23-5 29-36 29-7 0-15 0-15 11 0 6 4 9 9 9 18 0 37-3 56-3 22 0 45 3 66 3 4 0 13 0 13-15 0-5-7-5-17-5-34 0-34-6-34-12 0-7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119cm" svg:height="0.242cm" svg:x="17.171cm" svg:y="2.277cm" svg:viewBox="0 0 120 243" svg:d="M114 42c4-10 6-14 6-15 0-16-14-27-29-27-19 0-25 15-26 23l-63 203c0 2-2 8-2 8 0 5 15 9 19 9 2 0 4 0 6-7z">
            <text:p/>
          </draw:path>
          <draw:path draw:style-name="gr3" draw:layer="layout" svg:width="0.119cm" svg:height="0.242cm" svg:x="17.325cm" svg:y="2.277cm" svg:viewBox="0 0 120 243" svg:d="M114 42c4-10 6-14 6-15 0-16-14-27-29-27-19 0-25 15-26 23l-63 203c0 2-2 8-2 8 0 5 15 9 19 9 2 0 4 0 6-7z">
            <text:p/>
          </draw:path>
          <draw:polygon draw:style-name="gr3" draw:layer="layout" svg:width="0.677cm" svg:height="0.027cm" svg:x="16.812cm" svg:y="2.989cm" svg:viewBox="0 0 678 28" draw:points="340,28 0,28 0,0 678,0 678,28">
            <text:p/>
          </draw:polygon>
          <draw:path draw:style-name="gr3" draw:layer="layout" svg:width="0.079cm" svg:height="0.2cm" svg:x="17.547cm" svg:y="2.708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96cm" svg:height="0.487cm" svg:x="17.821cm" svg:y="2.309cm" svg:viewBox="0 0 397 488" svg:d="M397 8c0-4 0-8-6-8-3 0-5 0-13 9l-32 38c-17-30-52-47-95-47-86 0-167 78-167 158 0 55 36 85 70 95l72 19c25 5 63 17 63 72 0 59-55 123-122 123-44 0-118-15-118-98 0-16 4-33 4-37 2-1 2-3 2-3 0-8-6-8-8-8-3 0-5 0-7 2s-40 156-40 158c0 3 4 7 8 7 3 0 3-2 11-11l34-38c29 40 74 49 112 49 91 0 171-89 171-173 0-47-23-70-32-78-15-17-27-19-86-34-15-4-39-11-45-11-17-8-40-27-40-63 0-53 53-110 116-110 57 0 97 28 97 104 0 21-2 33-2 37 0 1 0 7 7 7 8 0 8-2 10-13z">
            <text:p/>
          </draw:path>
          <draw:path draw:style-name="gr3" draw:layer="layout" svg:width="0.463cm" svg:height="0.601cm" svg:x="18.267cm" svg:y="2.309cm" svg:viewBox="0 0 464 602" svg:d="M260 467c105-38 204-157 204-287 0-108-73-180-171-180-145 0-293 152-293 308 0 112 76 178 171 178 17 0 40-2 66-9-1 42-1 43-1 51 0 21 0 74 55 74 79 0 112-123 112-129s-6-8-8-8c-6 0-7 4-7 8-18 47-56 65-80 65-31 0-40-19-48-71zM135 463c-53-20-76-74-76-134 0-46 17-141 68-213 50-69 112-99 162-99 66 0 116 51 116 143 0 66-35 222-147 284-3-22-11-72-60-72-35 0-69 35-69 69 0 13 6 21 6 22zM175 471c-8 0-31 0-31-30 0-27 27-53 54-53 28 0 41 17 41 56 0 10 0 12-7 14-17 7-38 13-57 13z">
            <text:p/>
          </draw:path>
          <draw:path draw:style-name="gr3" draw:layer="layout" svg:width="0.563cm" svg:height="0.457cm" svg:x="18.788cm" svg:y="2.324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4 0-7-8-7-16-7-38-2-43-15-43-29 0-5 2-9 4-17l87-353c4 4 4 6 6 11l167 395c6 12 7 14 13 14 8 0 8-2 10-14z">
            <text:p/>
          </draw:path>
          <draw:path draw:style-name="gr3" draw:layer="layout" svg:width="0.079cm" svg:height="0.2cm" svg:x="19.392cm" svg:y="2.708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246cm" svg:height="0.303cm" svg:x="19.665cm" svg:y="2.484cm" svg:viewBox="0 0 247 304" svg:d="M228 46c-19 0-32 15-32 30 0 9 5 19 21 19 15 0 30-11 30-38 0-29-29-57-80-57-89 0-114 68-114 99 0 51 51 62 70 66 35 6 71 14 71 52 0 17-15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layer="layout" svg:width="0.307cm" svg:height="0.303cm" svg:x="19.971cm" svg:y="2.484cm" svg:viewBox="0 0 308 304" svg:d="M224 44c-13-25-32-44-63-44-77 0-161 99-161 198 0 62 36 106 89 106 14 0 48-2 88-49 5 28 28 49 60 49 25 0 40-15 50-36 11-25 21-67 21-67 0-7-6-7-8-7-7 0-7 4-9 13-12 44-25 82-52 82-19 0-21-17-21-31 0-15 2-19 10-49 8-29 8-34 15-61l23-93c6-19 6-21 6-23 0-11-8-19-19-19-17 0-27 15-29 31zM180 217c-3 13-3 13-13 24-30 38-57 48-76 48-34 0-44-36-44-63 0-32 21-116 38-146 21-40 50-65 78-65 44 0 54 55 54 59s-2 8-4 11z">
            <text:p/>
          </draw:path>
          <draw:path draw:style-name="gr3" draw:layer="layout" svg:width="0.143cm" svg:height="0.472cm" svg:x="20.327cm" svg:y="2.316cm" svg:viewBox="0 0 144 473" svg:d="M144 8c0 0 0-8-7-8-17 0-67 6-84 8-6 0-13 0-13 13 0 7 7 7 17 7 32 0 34 6 34 12l-2 13-85 335c-2 7-4 13-4 22 0 38 30 63 61 63 23 0 40-13 51-38 13-25 21-65 21-66 0-6-6-6-8-6-7 0-7 2-9 11-13 44-25 84-53 84-19 0-19-21-19-31 0-17 0-19 3-32z">
            <text:p/>
          </draw:path>
          <draw:path draw:style-name="gr3" draw:layer="layout" svg:width="0.206cm" svg:height="0.426cm" svg:x="20.524cm" svg:y="2.362cm" svg:viewBox="0 0 207 427" svg:d="M123 152h63c13 0 21 0 21-13 0-8-8-8-19-8h-59c25-95 27-108 27-112 0-11-8-19-19-19-2 0-21 0-27 25l-26 106h-63c-13 0-21 0-21 13 0 8 6 8 19 8h59c-48 190-51 201-51 213 0 36 26 62 62 62 69 0 107-98 107-102 0-8-6-8-8-8-6 0-8 2-9 10-31 70-65 85-88 85-15 0-21-7-21-30 0-17 0-21 4-32z">
            <text:p/>
          </draw:path>
          <draw:path draw:style-name="gr3" draw:layer="layout" svg:width="0.176cm" svg:height="0.801cm" svg:x="20.781cm" svg:y="2.212cm" svg:viewBox="0 0 177 802" svg:d="M177 401c0-95-17-228-107-342-5-8-49-59-62-59-4 0-8 2-8 8 0 1 2 3 4 5 32 34 76 90 104 196 15 61 21 129 21 192 0 68-6 137-23 201-26 93-66 148-100 184-6 6-6 8-6 10 0 6 4 6 8 6 11 0 47-40 55-50 70-81 114-201 114-351z">
            <text:p/>
          </draw:path>
          <draw:path draw:style-name="gr3" draw:layer="layout" svg:width="0.176cm" svg:height="0.801cm" svg:x="21.087cm" svg:y="2.212cm" svg:viewBox="0 0 177 802" svg:d="M177 401c0-95-17-228-107-342-5-8-49-59-62-59-4 0-8 2-8 8 0 1 2 3 4 5 32 34 76 90 104 196 15 61 21 129 21 192 0 68-6 137-23 201-26 93-66 148-100 184-6 6-6 8-6 10 0 6 4 6 8 6 11 0 47-40 55-50 70-81 114-201 114-351z">
            <text:p/>
          </draw:path>
          <draw:path draw:style-name="gr3" draw:layer="layout" svg:width="0.478cm" svg:height="0.472cm" svg:x="10.789cm" svg:y="2.351cm" svg:viewBox="0 0 479 473" svg:d="M224 46c4-16 6-23 19-25 6 0 27 0 40 0 48 0 122 0 122 66 0 23-10 69-36 95-18 17-54 38-114 38h-75zM321 230c67-15 146-61 146-129 0-57-59-101-148-101h-190c-13 0-19 0-19 13 0 8 6 8 17 8 2 0 15 0 27 2 11 0 17 2 17 9 0 4 0 6-2 14l-89 359c-8 26-10 32-61 32-13 0-19 0-19 13 0 8 8 8 9 8 19 0 67-2 84-2 19 0 67 2 86 2 5 0 13 0 13-14 0-7-6-7-19-7-25 0-44 0-44-12 0-3 2-7 4-11l44-178h79c61 0 73 38 73 60 0 12-6 33-10 48-4 19-9 44-9 57 0 72 79 72 89 72 57 0 80-68 80-78 0-7-8-7-8-7-6 0-7 3-9 9-17 49-46 61-61 61-23 0-27-15-27-42 0-19 4-53 6-76 2-9 4-21 4-30 0-52-46-73-63-80z">
            <text:p/>
          </draw:path>
          <draw:path draw:style-name="gr3" draw:layer="layout" svg:width="0.459cm" svg:height="0.48cm" svg:x="11.296cm" svg:y="2.328cm" svg:viewBox="0 0 460 481" svg:d="M97 403c-27 45-53 55-84 57-7 0-13 0-13 13 0 4 4 8 9 8 18 0 38-2 57-2 23 0 46 2 67 2 4 0 13 0 13-14 0-7-5-7-11-7-15-2-31-8-31-25 0-8 4-15 10-25l49-85h169c2 15 12 106 12 112 0 21-36 23-50 23-9 0-15 0-15 13 0 8 8 8 10 8 26 0 55-2 83-2 17 0 59 2 76 2 4 0 12 0 12-14 0-7-6-7-15-7-42 0-42-6-44-25l-40-420c-2-13-2-15-13-15-12 0-14 4-17 11zM177 304l133-220 21 220z">
            <text:p/>
          </draw:path>
          <draw:path draw:style-name="gr3" draw:layer="layout" svg:width="0.563cm" svg:height="0.457cm" svg:x="11.8cm" svg:y="2.351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4 0-7-8-7-16-7-38-2-43-15-43-29 0-5 2-9 4-17l87-353c4 4 4 6 6 11l167 395c6 12 7 14 13 14 8 0 8-2 10-14z">
            <text:p/>
          </draw:path>
          <draw:path draw:style-name="gr3" draw:layer="layout" svg:width="0.512cm" svg:height="0.457cm" svg:x="12.411cm" svg:y="2.351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8 0-2 0-4 4-15z">
            <text:p/>
          </draw:path>
          <draw:path draw:style-name="gr3" draw:layer="layout" svg:width="0.594cm" svg:height="0.349cm" svg:x="13.179cm" svg:y="2.465cm" svg:viewBox="0 0 595 350" svg:d="M570 188c13 0 25 0 25-13 0-14-12-14-25-14h-498c38-28 55-55 61-64 30-46 36-88 36-89 0-8-8-8-13-8-12 0-14 2-15 13-16 67-56 122-132 154-7 2-9 4-9 8 0 5 4 5 9 9 71 29 116 82 132 156 1 8 3 10 15 10 5 0 13 0 13-8 0 0-6-44-34-87-13-21-32-44-63-67z">
            <text:p/>
          </draw:path>
          <draw:path draw:style-name="gr3" draw:layer="layout" svg:width="0.486cm" svg:height="0.455cm" svg:x="14.019cm" svg:y="2.353cm" svg:viewBox="0 0 487 456" svg:d="M448 300c2-4 4-7 4-9s0-8-7-8c-6 0-8 4-10 8-44 98-68 144-182 144h-97c-10 0-12 0-15 0-8-2-10-2-10-8 0-2 0-3 4-15l45-182h67c57 0 57 13 57 30 0 4 0 14-6 33 0 3-2 5-2 7 0 4 4 8 10 8s7-4 9-14l38-157c0-4-2-8-7-8-6 0-8 6-10 13-13 52-26 67-87 67h-63l40-162c6-24 6-26 36-26h95c82 0 101 19 101 74 0 17 0 17-2 36 0 4 0 8 0 11 0 4 2 8 8 8 7 0 7-4 9-15l13-116c2-19-2-19-19-19h-338c-13 0-19 0-19 13 0 8 6 8 17 8 25 0 44 0 44 11 0 4 0 4-2 17l-89 354c-8 26-8 32-61 32-11 0-19 0-19 13 0 8 6 8 19 8h348c15 0 15 0 21-12z">
            <text:p/>
          </draw:path>
          <draw:path draw:style-name="gr3" draw:layer="layout" svg:width="0.255cm" svg:height="0.212cm" svg:x="14.522cm" svg:y="2.7cm" svg:viewBox="0 0 256 213" svg:d="M89 87c17-9 40-26 44-28 32-25 44-31 59-36-2 2-2 5-2 7 0 12 8 19 19 19 13 0 25-13 25-26 0-12-8-19-19-19-33 0-63 24-90 43-36 29-49 33-60 37 5-21 7-25 9-35 2-11 8-32 8-34 0-9-6-15-16-15-9 0-17 6-20 11-2 6-46 183-46 187 0 9 8 15 15 15 17 0 21-15 23-23 2-4 11-42 23-89 24 0 89 2 89 38 0 0 0 5-2 11-2 8-2 10-2 13 0 35 29 50 52 50 45 0 58-72 58-72 0-6-5-6-7-6-6 0-8 2-10 11-5 17-17 53-41 53-12 0-16-11-16-24 0-8 0-10 2-21 2-6 2-10 2-15 0-52-82-52-97-52z">
            <text:p/>
          </draw:path>
          <draw:path draw:style-name="gr3" draw:layer="layout" svg:width="0.176cm" svg:height="0.801cm" svg:x="15.045cm" svg:y="2.239cm" svg:viewBox="0 0 177 802" svg:d="M177 796c0-4-2-4-4-6-31-34-76-87-105-197-15-61-21-130-21-192 0-175 42-298 124-386 6-6 6-7 6-7 0-8-6-8-10-8-9 0-45 40-55 49-68 82-112 202-112 352 0 95 17 230 104 342 8 9 52 59 63 59 4 0 10 0 10-6z">
            <text:p/>
          </draw:path>
          <draw:path draw:style-name="gr3" draw:layer="layout" svg:width="0.345cm" svg:height="0.303cm" svg:x="15.269cm" svg:y="2.51cm" svg:viewBox="0 0 346 304" svg:d="M215 260c7 27 32 44 60 44 23 0 38-15 50-36 11-25 21-67 21-67 0-7-8-7-10-7-5 0-5 4-9 13-8 36-21 82-50 82-13 0-21-8-21-31 0-15 8-45 14-70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layer="layout" svg:width="0.445cm" svg:height="0.157cm" svg:x="15.856cm" svg:y="2.562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layer="layout" svg:width="0.176cm" svg:height="0.801cm" svg:x="16.624cm" svg:y="2.239cm" svg:viewBox="0 0 177 802" svg:d="M177 796c0-4-2-4-4-6-31-34-76-87-105-197-15-61-21-130-21-192 0-175 42-298 124-386 6-6 6-7 6-7 0-8-6-8-10-8-9 0-45 40-55 49-68 82-112 202-112 352 0 95 17 230 104 342 8 9 52 59 63 59 4 0 10 0 10-6z">
            <text:p/>
          </draw:path>
          <draw:path draw:style-name="gr3" draw:layer="layout" svg:width="0.349cm" svg:height="0.426cm" svg:x="16.808cm" svg:y="2.51cm" svg:viewBox="0 0 350 427" svg:d="M51 378c-5 23-5 29-36 29-7 0-15 0-15 11 0 6 4 9 9 9 18 0 37-3 56-3 22 0 45 3 66 3 4 0 13 0 13-15 0-5-7-5-17-5-34 0-34-6-34-12 0-7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119cm" svg:height="0.242cm" svg:x="17.188cm" svg:y="2.303cm" svg:viewBox="0 0 120 243" svg:d="M114 42c4-10 6-14 6-15 0-16-14-27-29-27-19 0-25 15-26 23l-63 203c0 2-2 8-2 8 0 5 15 9 19 9 2 0 4 0 6-7z">
            <text:p/>
          </draw:path>
          <draw:path draw:style-name="gr3" draw:layer="layout" svg:width="0.119cm" svg:height="0.242cm" svg:x="17.342cm" svg:y="2.303cm" svg:viewBox="0 0 120 243" svg:d="M114 42c4-10 6-14 6-15 0-16-14-27-29-27-19 0-25 15-26 23l-63 203c0 2-2 8-2 8 0 5 15 9 19 9 2 0 4 0 6-7z">
            <text:p/>
          </draw:path>
          <draw:polygon draw:style-name="gr3" draw:layer="layout" svg:width="0.677cm" svg:height="0.027cm" svg:x="16.829cm" svg:y="3.016cm" svg:viewBox="0 0 678 28" draw:points="340,28 0,28 0,0 678,0 678,28">
            <text:p/>
          </draw:polygon>
          <draw:path draw:style-name="gr3" draw:layer="layout" svg:width="0.079cm" svg:height="0.2cm" svg:x="17.564cm" svg:y="2.736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96cm" svg:height="0.487cm" svg:x="17.838cm" svg:y="2.335cm" svg:viewBox="0 0 397 488" svg:d="M397 8c0-4 0-8-6-8-3 0-5 0-13 9l-32 38c-17-30-52-47-95-47-86 0-167 78-167 158 0 55 36 85 70 95l72 19c25 5 63 17 63 72 0 59-55 123-122 123-44 0-118-15-118-98 0-16 4-33 4-37 2-1 2-3 2-3 0-8-6-8-8-8-3 0-5 0-7 2s-40 156-40 158c0 3 4 7 8 7 3 0 3-2 11-11l34-38c29 40 74 49 112 49 91 0 171-89 171-173 0-47-23-70-32-78-15-17-27-19-86-34-15-4-39-11-45-11-17-8-40-27-40-63 0-53 53-110 116-110 57 0 97 28 97 104 0 21-2 33-2 37 0 1 0 7 7 7 8 0 8-2 10-13z">
            <text:p/>
          </draw:path>
          <draw:path draw:style-name="gr3" draw:layer="layout" svg:width="0.463cm" svg:height="0.601cm" svg:x="18.284cm" svg:y="2.335cm" svg:viewBox="0 0 464 602" svg:d="M260 467c105-38 204-157 204-287 0-108-73-180-171-180-145 0-293 152-293 308 0 112 76 178 171 178 17 0 40-2 66-9-1 42-1 43-1 51 0 21 0 74 55 74 79 0 112-123 112-129s-6-8-8-8c-6 0-7 4-7 8-18 47-56 65-80 65-31 0-40-19-48-71zM135 463c-53-20-76-74-76-134 0-46 17-141 68-213 50-69 112-99 162-99 66 0 116 51 116 143 0 66-35 222-147 284-3-22-11-72-60-72-35 0-69 35-69 69 0 13 6 21 6 22zM175 471c-8 0-31 0-31-30 0-27 27-53 54-53 28 0 41 17 41 56 0 10 0 12-7 14-17 7-38 13-57 13z">
            <text:p/>
          </draw:path>
          <draw:path draw:style-name="gr3" draw:layer="layout" svg:width="0.563cm" svg:height="0.457cm" svg:x="18.805cm" svg:y="2.351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4 0-7-8-7-16-7-38-2-43-15-43-29 0-5 2-9 4-17l87-353c4 4 4 6 6 11l167 395c6 12 7 14 13 14 8 0 8-2 10-14z">
            <text:p/>
          </draw:path>
          <draw:path draw:style-name="gr3" draw:layer="layout" svg:width="0.079cm" svg:height="0.2cm" svg:x="19.409cm" svg:y="2.736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246cm" svg:height="0.303cm" svg:x="19.682cm" svg:y="2.51cm" svg:viewBox="0 0 247 304" svg:d="M228 46c-19 0-32 15-32 30 0 9 5 19 21 19 15 0 30-11 30-38 0-29-29-57-80-57-89 0-114 68-114 99 0 51 51 62 70 66 35 6 71 14 71 52 0 17-15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layer="layout" svg:width="0.307cm" svg:height="0.303cm" svg:x="19.986cm" svg:y="2.51cm" svg:viewBox="0 0 308 304" svg:d="M224 44c-13-25-32-44-63-44-77 0-161 99-161 198 0 62 36 106 89 106 14 0 48-2 88-49 5 28 28 49 60 49 25 0 40-15 50-36 11-25 21-67 21-67 0-7-6-7-8-7-7 0-7 4-9 13-12 44-25 82-52 82-19 0-21-17-21-31 0-15 2-19 10-49 8-29 8-34 15-61l23-93c6-19 6-21 6-23 0-11-8-19-19-19-17 0-27 15-29 31zM180 217c-3 13-3 13-13 24-30 38-57 48-76 48-34 0-44-36-44-63 0-32 21-116 38-146 21-40 50-65 78-65 44 0 54 55 54 59s-2 8-4 11z">
            <text:p/>
          </draw:path>
          <draw:path draw:style-name="gr3" draw:layer="layout" svg:width="0.143cm" svg:height="0.472cm" svg:x="20.344cm" svg:y="2.343cm" svg:viewBox="0 0 144 473" svg:d="M144 8c0 0 0-8-7-8-17 0-67 6-84 8-6 0-13 0-13 13 0 7 7 7 17 7 32 0 34 6 34 12l-2 13-85 335c-2 7-4 13-4 22 0 38 30 63 61 63 23 0 40-13 51-38 13-25 21-65 21-66 0-6-6-6-8-6-7 0-7 2-9 11-13 44-25 84-53 84-19 0-19-21-19-31 0-17 0-19 3-32z">
            <text:p/>
          </draw:path>
          <draw:path draw:style-name="gr3" draw:layer="layout" svg:width="0.206cm" svg:height="0.426cm" svg:x="20.541cm" svg:y="2.389cm" svg:viewBox="0 0 207 427" svg:d="M123 152h63c13 0 21 0 21-13 0-8-8-8-19-8h-59c25-95 27-108 27-112 0-11-8-19-19-19-2 0-21 0-27 25l-26 106h-63c-13 0-21 0-21 13 0 8 6 8 19 8h59c-48 190-51 201-51 213 0 36 26 62 62 62 69 0 107-98 107-102 0-8-6-8-8-8-6 0-8 2-9 10-31 70-65 85-88 85-15 0-21-7-21-30 0-17 0-21 4-32z">
            <text:p/>
          </draw:path>
          <draw:path draw:style-name="gr3" draw:layer="layout" svg:width="0.176cm" svg:height="0.801cm" svg:x="20.796cm" svg:y="2.239cm" svg:viewBox="0 0 177 802" svg:d="M177 401c0-95-17-228-107-342-5-8-49-59-62-59-4 0-8 2-8 8 0 1 2 3 4 5 32 34 76 90 104 196 15 61 21 129 21 192 0 68-6 137-23 201-26 93-66 148-100 184-6 6-6 8-6 10 0 6 4 6 8 6 11 0 47-40 55-50 70-81 114-201 114-351z">
            <text:p/>
          </draw:path>
          <draw:path draw:style-name="gr3" draw:layer="layout" svg:width="0.176cm" svg:height="0.801cm" svg:x="21.102cm" svg:y="2.239cm" svg:viewBox="0 0 177 802" svg:d="M177 401c0-95-17-228-107-342-5-8-49-59-62-59-4 0-8 2-8 8 0 1 2 3 4 5 32 34 76 90 104 196 15 61 21 129 21 192 0 68-6 137-23 201-26 93-66 148-100 184-6 6-6 8-6 10 0 6 4 6 8 6 11 0 47-40 55-50 70-81 114-201 114-351z">
            <text:p/>
          </draw:path>
        </draw:g>
        <draw:g>
          <svg:title>TexMaths</svg:title>
          <svg:desc>19§latex§\textbf{update} $\pmb{P_{new} \leftarrow u_{p'}}$§svg§600§FALSE§</svg:desc>
          <draw:polygon draw:style-name="gr2" draw:layer="layout" svg:width="5.836cm" svg:height="0.666cm" svg:x="1.127cm" svg:y="12.584cm" svg:viewBox="0 0 5837 667" draw:points="2919,667 0,667 0,0 5837,0 5837,667">
            <text:p/>
          </draw:polygon>
          <draw:path draw:style-name="gr3" draw:layer="layout" svg:width="0.381cm" svg:height="0.305cm" svg:x="1.157cm" svg:y="12.759cm" svg:viewBox="0 0 382 306" svg:d="M264 255v51l118-4v-30c-42 0-46 0-46-27v-245l-123 6v30c42 0 47 0 47 27v129c0 55-34 91-83 91-52 0-53-17-53-53v-230l-124 6v30c42 0 46 0 46 27v157c0 71 55 86 121 86 17 0 67 0 97-51z">
            <text:p/>
          </draw:path>
          <draw:path draw:style-name="gr3" draw:layer="layout" svg:width="0.377cm" svg:height="0.43cm" svg:x="1.579cm" svg:y="12.759cm" svg:viewBox="0 0 378 431" svg:d="M124 82c0-14 0-14 9-23 27-29 61-32 76-32 46 0 84 41 84 125 0 95-48 129-92 129-9 0-41 0-70-36-7-7-7-9-7-21zM124 276c28 22 57 30 85 30 101 0 169-61 169-154 0-89-61-152-158-152-51 0-85 21-100 32v-32l-120 6v30c42 0 46 0 46 27v338h-46v30c19 0 59-2 86-2 24 0 64 2 83 2v-30h-45z">
            <text:p/>
          </draw:path>
          <draw:path draw:style-name="gr3" draw:layer="layout" svg:width="0.377cm" svg:height="0.468cm" svg:x="2.028cm" svg:y="12.595cm" svg:viewBox="0 0 378 469" svg:d="M255 437v32l123-3v-33c-42 0-47 0-47-24v-409l-118 6v30c42 0 45 0 45 27v131c-32-27-68-31-89-31-99 0-169 59-169 154 0 88 61 152 162 152 39 0 72-15 93-32zM255 228v169c-8 12-36 48-88 48-81 0-81-80-81-128 0-32 0-68 17-95 21-28 51-34 72-34 38 0 64 21 80 40z">
            <text:p/>
          </draw:path>
          <draw:path draw:style-name="gr3" draw:layer="layout" svg:width="0.352cm" svg:height="0.307cm" svg:x="2.449cm" svg:y="12.757cm" svg:viewBox="0 0 353 308" svg:d="M230 253c0 21 0 51 70 51h33c13 0 20 0 20-15s-9-15-17-15c-41-2-41-10-41-27v-144c0-59-48-103-149-103-38 0-119 2-119 63 0 28 24 42 41 42 21 0 42-16 42-42 0-21-11-33-13-34 17-4 40-4 47-4 50 0 75 28 75 78v22c-48 4-219 10-219 107 0 64 84 76 129 76 53 0 86-27 101-55zM219 146v65c0 65-63 74-80 74-34 0-61-25-61-53 0-74 106-82 141-86z">
            <text:p/>
          </draw:path>
          <draw:path draw:style-name="gr3" draw:layer="layout" svg:width="0.242cm" svg:height="0.428cm" svg:x="2.816cm" svg:y="12.635cm" svg:viewBox="0 0 243 429" svg:d="M55 160v184c0 72 59 85 107 85 51 0 81-38 81-87v-34h-32v34c0 46-21 61-40 61-40 0-40-42-40-59v-184h99v-33h-99v-127h-30c-2 67-34 133-101 135v25z">
            <text:p/>
          </draw:path>
          <draw:path draw:style-name="gr3" draw:layer="layout" svg:width="0.309cm" svg:height="0.307cm" svg:x="3.122cm" svg:y="12.757cm" svg:viewBox="0 0 310 308" svg:d="M289 158c15 0 21 0 21-17 0-21-4-71-36-105-27-25-61-36-109-36-106 0-165 68-165 154 0 89 67 154 175 154 106 0 135-70 135-82 0-13-12-13-15-13-12 0-14 4-18 15-13 32-53 53-96 53-94 0-95-89-95-123zM86 135c1-25 1-53 17-76 17-27 43-34 62-34 80 0 80 87 82 110z">
            <text:p/>
          </draw:path>
          <draw:path draw:style-name="gr3" draw:layer="layout" svg:width="0.478cm" svg:height="0.457cm" svg:x="3.671cm" svg:y="12.603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4.095cm" svg:y="12.953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4.435cm" svg:y="12.953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layer="layout" svg:width="0.343cm" svg:height="0.212cm" svg:x="4.68cm" svg:y="12.953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layer="layout" svg:width="0.594cm" svg:height="0.349cm" svg:x="5.313cm" svg:y="12.717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layer="layout" svg:width="0.345cm" svg:height="0.303cm" svg:x="6.147cm" svg:y="12.765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layer="layout" svg:width="0.261cm" svg:height="0.297cm" svg:x="6.51cm" svg:y="12.953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6.818cm" svg:y="12.839cm" svg:viewBox="0 0 95 177" svg:d="M91 32c0 0 4-7 4-13 0-11-11-19-21-19-15 0-19 11-21 15l-51 147c-2 3-2 5-2 5 0 6 15 10 15 10 2 0 4-2 6-6z">
            <text:p/>
          </draw:path>
          <draw:path draw:style-name="gr3" draw:layer="layout" svg:width="0.478cm" svg:height="0.457cm" svg:x="3.686cm" svg:y="12.584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4.11cm" svg:y="12.934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4.45cm" svg:y="12.934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layer="layout" svg:width="0.343cm" svg:height="0.212cm" svg:x="4.693cm" svg:y="12.934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layer="layout" svg:width="0.594cm" svg:height="0.349cm" svg:x="5.328cm" svg:y="12.7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layer="layout" svg:width="0.345cm" svg:height="0.303cm" svg:x="6.162cm" svg:y="12.746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layer="layout" svg:width="0.261cm" svg:height="0.297cm" svg:x="6.525cm" svg:y="12.934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6.831cm" svg:y="12.82cm" svg:viewBox="0 0 95 177" svg:d="M91 32c0 0 4-7 4-13 0-11-11-19-21-19-15 0-19 11-21 15l-51 147c-2 3-2 5-2 5 0 6 15 10 15 10 2 0 4-2 6-6z">
            <text:p/>
          </draw:path>
          <draw:path draw:style-name="gr3" draw:layer="layout" svg:width="0.478cm" svg:height="0.457cm" svg:x="3.702cm" svg:y="12.603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4.125cm" svg:y="12.953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4.465cm" svg:y="12.953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layer="layout" svg:width="0.343cm" svg:height="0.212cm" svg:x="4.709cm" svg:y="12.953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layer="layout" svg:width="0.594cm" svg:height="0.349cm" svg:x="5.341cm" svg:y="12.717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layer="layout" svg:width="0.345cm" svg:height="0.303cm" svg:x="6.177cm" svg:y="12.765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layer="layout" svg:width="0.261cm" svg:height="0.297cm" svg:x="6.54cm" svg:y="12.953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6.846cm" svg:y="12.839cm" svg:viewBox="0 0 95 177" svg:d="M91 32c0 0 4-7 4-13 0-11-11-19-21-19-15 0-19 11-21 15l-51 147c-2 3-2 5-2 5 0 6 15 10 15 10 2 0 4-2 6-6z">
            <text:p/>
          </draw:path>
        </draw:g>
        <draw:line draw:style-name="gr17" draw:text-style-name="P1" draw:layer="layout" svg:x1="0.962cm" svg:y1="12.94cm" svg:x2="7.566cm" svg:y2="12.94cm">
          <text:p/>
        </draw:line>
        <draw:g>
          <svg:title>TexMaths</svg:title>
          <svg:desc>19§latex§\underline{$\pmb{i,\mathcal{K},SQN, \kappa,p,p',p'',f_{p'} \leftarrow s \in S}$ \textbf{where} \pmb{$q \in \left\lbrace s_i, s_p,s_{p'},s_{p''} \right\rbrace$}}§svg§600§FALSE§</svg:desc>
          <draw:polygon draw:style-name="gr2" draw:layer="layout" svg:width="17.81cm" svg:height="0.824cm" svg:x="9.972cm" svg:y="16.553cm" svg:viewBox="0 0 17811 825" draw:points="8906,825 0,825 0,0 17811,0 17811,825">
            <text:p/>
          </draw:polygon>
          <draw:path draw:style-name="gr3" draw:layer="layout" svg:width="0.178cm" svg:height="0.45cm" svg:x="9.991cm" svg:y="16.637cm" svg:viewBox="0 0 179 451" svg:d="M173 25c0-14-10-25-27-25s-36 17-36 36c0 12 10 23 27 23 15 0 36-15 36-34zM122 276c7-19 7-21 13-38 6-14 9-23 9-36 0-31-20-56-55-56-64 0-89 97-89 105 0 6 8 6 8 6 7 0 7-2 11-12 19-62 46-83 68-83 6 0 18 0 18 21 0 15-6 28-8 36-6 17-36 95-48 123-5 17-15 40-15 53 0 33 23 56 55 56 65 0 90-97 90-103 0-8-6-8-8-8-8 0-8 2-11 14-12 41-35 81-69 81-11 0-17-5-17-21 0-17 6-26 21-68z">
            <text:p/>
          </draw:path>
          <draw:path draw:style-name="gr3" draw:layer="layout" svg:width="0.079cm" svg:height="0.201cm" svg:x="10.259cm" svg:y="17.007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47cm" svg:height="0.488cm" svg:x="10.517cm" svg:y="16.608cm" svg:viewBox="0 0 471 489" svg:d="M112 46c-7 146-68 323-108 427-4 8-4 10-4 10 0 6 6 6 8 6 11 0 36-14 45-27 4-4 91-224 110-394 4-26 6-55 6-57 0-9 0-11-7-11-8 0-27 10-40 17-33 15-57 29-57 40 0 4 3 4 7 4 6 0 8 0 40-15zM467 388c0 0 0-6-7-6-4 0-12 0-21 8-8 5-10 7-13 19-17 49-84 49-84 49-66 0-160-209-160-270 0-11 2-17 25-42 50-49 169-117 200-117 15 0 24 11 24 28 0 4-2 8-2 11 0 4 2 8 8 8 2 0 34-4 34-36 0-23-13-40-38-40-45 0-138 53-192 91-28 21-100 72-100 114 0 57 68 202 117 251 23 23 37 33 57 33 52 0 107-29 132-61 19-21 20-38 20-40z">
            <text:p/>
          </draw:path>
          <draw:path draw:style-name="gr3" draw:layer="layout" svg:width="0.079cm" svg:height="0.201cm" svg:x="11.072cm" svg:y="17.007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396cm" svg:height="0.488cm" svg:x="11.344cm" svg:y="16.608cm" svg:viewBox="0 0 397 489" svg:d="M397 8c0-4 0-8-6-8-3 0-5 0-13 10l-32 38c-17-31-51-48-95-48-86 0-167 78-167 158 0 55 36 85 70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layer="layout" svg:width="0.463cm" svg:height="0.602cm" svg:x="11.788cm" svg:y="16.608cm" svg:viewBox="0 0 464 603" svg:d="M260 468c105-38 204-158 204-287 0-109-73-181-171-181-145 0-293 152-293 308 0 112 76 179 171 179 17 0 40-2 67-10-2 42-2 44-2 52 0 20 0 74 55 74 80 0 112-124 112-130 0-5-6-7-8-7-5 0-7 4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layer="layout" svg:width="0.563cm" svg:height="0.457cm" svg:x="12.309cm" svg:y="16.623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4 0 5 4 7 10 7 20 0 43-2 66-2s48 2 68 2c4 0 14 0 14-13 0-8-8-8-15-8-38-2-44-15-44-28 0-6 2-10 4-17l87-354c4 4 4 6 6 11l167 396c6 11 8 13 13 13 8 0 8-2 10-13z">
            <text:p/>
          </draw:path>
          <draw:path draw:style-name="gr3" draw:layer="layout" svg:width="0.079cm" svg:height="0.201cm" svg:x="12.909cm" svg:y="17.007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33cm" svg:height="0.303cm" svg:x="13.185cm" svg:y="16.783cm" svg:viewBox="0 0 331 304" svg:d="M2 272c-2 7-2 9-2 15 0 11 10 17 19 17 21 0 25-15 30-38 6-23 2-11 31-123 57 1 116 13 116 57 0 5 0 7-2 15-2 9-4 17-4 23 0 40 29 66 63 66 21 0 38-11 51-34 17-29 27-68 27-68 0-8-8-8-10-8-6 0-7 4-9 13-12 46-27 82-57 82-16 0-23-8-23-32 0-10 4-25 6-36 1-8 3-16 3-23 0-63-93-69-131-69 23-13 44-30 63-45 30-27 49-44 78-55-2 3-4 11-4 15 0 7 4 23 25 23s36-19 36-37c0-5-2-22-27-22-40 0-80 34-110 59-46 38-61 47-85 57 1-8 9-42 13-54 4-17 11-49 11-51 0-11-7-19-19-19-2 0-21 0-26 25z">
            <text:p/>
          </draw:path>
          <draw:path draw:style-name="gr3" draw:layer="layout" svg:width="0.079cm" svg:height="0.201cm" svg:x="13.59cm" svg:y="17.007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349cm" svg:height="0.427cm" svg:x="13.806cm" svg:y="16.78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079cm" svg:height="0.201cm" svg:x="14.221cm" svg:y="17.007cm" svg:viewBox="0 0 80 202" svg:d="M80 70c0-43-17-70-44-70-23 0-36 17-36 36 0 17 13 36 36 36 8 0 17-4 25-9 2-2 2-2 4-2v9c0 52-23 92-46 114-8 6-8 8-8 10 0 6 4 8 6 8 8 0 63-52 63-132z">
            <text:p/>
          </draw:path>
          <draw:path draw:style-name="gr3" draw:layer="layout" svg:width="0.349cm" svg:height="0.427cm" svg:x="14.437cm" svg:y="16.78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119cm" svg:height="0.242cm" svg:x="14.815cm" svg:y="16.576cm" svg:viewBox="0 0 120 243" svg:d="M116 42c4-10 4-13 4-15 0-16-14-27-29-27-19 0-23 15-26 23l-63 203c0 2-2 8-2 8 0 6 15 9 19 9s4 0 8-7z">
            <text:p/>
          </draw:path>
          <draw:path draw:style-name="gr3" draw:layer="layout" svg:width="0.079cm" svg:height="0.201cm" svg:x="15.038cm" svg:y="17.007cm" svg:viewBox="0 0 80 202" svg:d="M80 70c0-43-17-70-44-70-23 0-36 17-36 36 0 17 13 36 36 36 8 0 17-4 25-9 2-2 2-2 4-2v9c0 52-23 92-46 114-8 6-8 8-8 10 0 6 4 8 6 8 8 0 63-52 63-132z">
            <text:p/>
          </draw:path>
          <draw:path draw:style-name="gr3" draw:layer="layout" svg:width="0.349cm" svg:height="0.427cm" svg:x="15.256cm" svg:y="16.78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119cm" svg:height="0.242cm" svg:x="15.634cm" svg:y="16.576cm" svg:viewBox="0 0 120 243" svg:d="M114 42c4-10 6-13 6-15 0-16-14-27-29-27-19 0-24 15-26 23l-63 203c0 2-2 8-2 8 0 6 15 9 19 9 2 0 4 0 6-7z">
            <text:p/>
          </draw:path>
          <draw:path draw:style-name="gr3" draw:layer="layout" svg:width="0.119cm" svg:height="0.242cm" svg:x="15.788cm" svg:y="16.576cm" svg:viewBox="0 0 120 243" svg:d="M116 42c2-10 4-13 4-15 0-16-14-27-29-27-19 0-24 15-26 23l-63 203c0 2-2 8-2 8 0 6 15 9 19 9s4 0 8-7z">
            <text:p/>
          </draw:path>
          <draw:path draw:style-name="gr3" draw:layer="layout" svg:width="0.079cm" svg:height="0.201cm" svg:x="16.01cm" svg:y="17.007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333cm" svg:height="0.609cm" svg:x="16.284cm" svg:y="16.608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5c-13 64-25 125-59 125-2 0-19 0-32-11 30-2 38-27 38-36 0-16-14-25-27-25-17 0-36 15-36 42 0 28 30 45 57 45 36 0 65-40 76-64 21-44 36-124 38-130z">
            <text:p/>
          </draw:path>
          <draw:path draw:style-name="gr3" draw:layer="layout" svg:width="0.261cm" svg:height="0.297cm" svg:x="16.575cm" svg:y="16.973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16.881cm" svg:y="16.859cm" svg:viewBox="0 0 95 177" svg:d="M91 32c0 0 4-7 4-13 0-11-11-19-21-19-15 0-19 11-21 15l-51 147c-2 3-2 5-2 5 0 6 15 10 15 10 2 0 4-2 6-6z">
            <text:p/>
          </draw:path>
          <draw:path draw:style-name="gr3" draw:layer="layout" svg:width="0.594cm" svg:height="0.349cm" svg:x="17.287cm" svg:y="16.737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layer="layout" svg:width="0.246cm" svg:height="0.303cm" svg:x="18.135cm" svg:y="16.783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335cm" svg:height="0.389cm" svg:x="18.653cm" svg:y="16.718cm" svg:viewBox="0 0 336 390" svg:d="M312 207c11 0 24 0 24-13s-13-13-24-13h-283c7-90 83-154 178-154h105c11 0 24 0 24-14 0-13-13-13-24-13h-105c-116 0-207 87-207 194 0 108 91 196 207 196h105c11 0 24 0 24-14 0-13-13-13-24-13h-105c-95 0-171-65-178-156z">
            <text:p/>
          </draw:path>
          <draw:path draw:style-name="gr3" draw:layer="layout" svg:width="0.396cm" svg:height="0.488cm" svg:x="19.261cm" svg:y="16.608cm" svg:viewBox="0 0 397 489" svg:d="M397 8c0-4 0-8-6-8-3 0-5 0-13 10l-32 38c-17-31-51-48-95-48-86 0-167 78-167 158 0 55 36 85 70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layer="layout" svg:width="0.178cm" svg:height="0.45cm" svg:x="10.006cm" svg:y="16.619cm" svg:viewBox="0 0 179 451" svg:d="M173 25c0-14-10-25-27-25s-36 17-36 36c0 12 10 23 27 23 15 0 36-15 36-34zM122 276c7-19 7-21 13-38 6-14 9-23 9-36 0-31-20-56-55-56-64 0-89 97-89 105 0 6 8 6 8 6 7 0 7-2 11-12 19-62 46-83 68-83 6 0 18 0 18 21 0 15-6 28-8 36-6 17-36 95-48 123-5 17-15 40-15 53 0 33 23 56 55 56 65 0 90-97 90-103 0-8-6-8-8-8-8 0-8 2-11 14-12 41-35 81-69 81-11 0-17-5-17-21 0-17 6-26 21-68z">
            <text:p/>
          </draw:path>
          <draw:path draw:style-name="gr3" draw:layer="layout" svg:width="0.079cm" svg:height="0.201cm" svg:x="10.274cm" svg:y="16.9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47cm" svg:height="0.488cm" svg:x="10.533cm" svg:y="16.589cm" svg:viewBox="0 0 471 489" svg:d="M112 46c-7 146-68 323-108 427-4 8-4 10-4 10 0 6 6 6 8 6 11 0 36-14 45-27 4-4 91-224 110-394 4-26 6-55 6-57 0-9 0-11-7-11-8 0-27 10-40 17-33 15-57 29-57 40 0 4 3 4 7 4 6 0 8 0 40-15zM467 388c0 0 0-6-7-6-4 0-12 0-21 8-8 5-10 7-13 19-17 49-84 49-84 49-66 0-160-209-160-270 0-11 2-17 25-42 50-49 169-117 200-117 15 0 24 11 24 28 0 4-2 8-2 11 0 4 2 8 8 8 2 0 34-4 34-36 0-23-13-40-38-40-45 0-138 53-192 91-28 21-100 72-100 114 0 57 68 202 117 251 23 23 37 33 57 33 52 0 107-29 132-61 19-21 20-38 20-40z">
            <text:p/>
          </draw:path>
          <draw:path draw:style-name="gr3" draw:layer="layout" svg:width="0.079cm" svg:height="0.201cm" svg:x="11.085cm" svg:y="16.9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396cm" svg:height="0.488cm" svg:x="11.359cm" svg:y="16.589cm" svg:viewBox="0 0 397 489" svg:d="M397 8c0-4 0-8-6-8-3 0-5 0-13 10l-32 38c-17-31-51-48-95-48-86 0-167 78-167 158 0 55 36 85 70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layer="layout" svg:width="0.463cm" svg:height="0.602cm" svg:x="11.804cm" svg:y="16.589cm" svg:viewBox="0 0 464 603" svg:d="M260 468c105-38 204-158 204-287 0-109-73-181-171-181-145 0-293 152-293 308 0 112 76 179 171 179 17 0 40-2 67-10-2 42-2 44-2 52 0 20 0 74 55 74 80 0 112-124 112-130 0-5-6-7-8-7-5 0-7 4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layer="layout" svg:width="0.563cm" svg:height="0.457cm" svg:x="12.322cm" svg:y="16.604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4 0 5 4 7 10 7 20 0 43-2 66-2s48 2 68 2c4 0 14 0 14-13 0-8-8-8-15-8-38-2-44-15-44-28 0-6 2-10 4-17l87-354c4 4 4 6 6 11l167 396c6 11 8 13 13 13 8 0 8-2 10-13z">
            <text:p/>
          </draw:path>
          <draw:path draw:style-name="gr3" draw:layer="layout" svg:width="0.079cm" svg:height="0.201cm" svg:x="12.925cm" svg:y="16.99cm" svg:viewBox="0 0 80 202" svg:d="M80 70c0-43-17-70-44-70-23 0-36 17-36 36 0 17 13 36 36 36 8 0 17-4 25-9 2-2 2-2 4-2v9c0 52-23 92-46 114-8 6-8 8-8 10 0 6 4 8 6 8 8 0 63-52 63-132z">
            <text:p/>
          </draw:path>
          <draw:path draw:style-name="gr3" draw:layer="layout" svg:width="0.33cm" svg:height="0.303cm" svg:x="13.2cm" svg:y="16.766cm" svg:viewBox="0 0 331 304" svg:d="M2 272c-2 7-2 9-2 15 0 11 10 17 19 17 21 0 25-15 30-38 6-23 2-11 31-123 57 1 116 13 116 57 0 5 0 7-2 15-2 9-4 17-4 23 0 40 29 66 63 66 21 0 38-11 51-34 17-29 27-68 27-68 0-8-8-8-10-8-6 0-7 4-9 13-12 46-27 82-57 82-16 0-23-8-23-32 0-10 4-25 6-36 1-8 3-16 3-23 0-63-93-69-131-69 23-13 44-30 63-45 30-27 49-44 76-55 0 3-2 11-2 15 0 7 4 23 25 23s36-19 36-37c0-5-2-22-27-22-40 0-80 34-110 59-46 38-61 47-85 57 1-8 9-42 13-54 4-17 11-49 11-51 0-11-7-19-19-19-2 0-21 0-26 25z">
            <text:p/>
          </draw:path>
          <draw:path draw:style-name="gr3" draw:layer="layout" svg:width="0.079cm" svg:height="0.201cm" svg:x="13.605cm" svg:y="16.99cm" svg:viewBox="0 0 80 202" svg:d="M80 70c0-43-17-70-44-70-23 0-36 17-36 36 0 17 13 36 36 36 8 0 17-4 25-9 2-2 2-2 4-2v9c0 52-23 92-46 114-8 6-8 8-8 10 0 6 4 8 6 8 8 0 63-52 63-132z">
            <text:p/>
          </draw:path>
          <draw:path draw:style-name="gr3" draw:layer="layout" svg:width="0.349cm" svg:height="0.427cm" svg:x="13.822cm" svg:y="16.766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079cm" svg:height="0.201cm" svg:x="14.236cm" svg:y="16.9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349cm" svg:height="0.427cm" svg:x="14.452cm" svg:y="16.766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119cm" svg:height="0.242cm" svg:x="14.83cm" svg:y="16.557cm" svg:viewBox="0 0 120 243" svg:d="M114 42c4-10 6-13 6-15 0-16-14-27-29-27-19 0-24 15-26 23l-63 203c0 2-2 8-2 8 0 6 15 9 19 9 2 0 4 0 6-7z">
            <text:p/>
          </draw:path>
          <draw:path draw:style-name="gr3" draw:layer="layout" svg:width="0.079cm" svg:height="0.201cm" svg:x="15.053cm" svg:y="16.9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349cm" svg:height="0.427cm" svg:x="15.271cm" svg:y="16.766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119cm" svg:height="0.242cm" svg:x="15.649cm" svg:y="16.557cm" svg:viewBox="0 0 120 243" svg:d="M116 42c2-10 4-13 4-15 0-16-14-27-29-27-19 0-24 15-26 23l-63 203c0 2-2 8-2 8 0 6 15 9 19 9s4 0 8-7z">
            <text:p/>
          </draw:path>
          <draw:path draw:style-name="gr3" draw:layer="layout" svg:width="0.119cm" svg:height="0.242cm" svg:x="15.803cm" svg:y="16.557cm" svg:viewBox="0 0 120 243" svg:d="M116 42c4-10 4-13 4-15 0-16-14-27-29-27-19 0-23 15-26 23l-63 203c0 2-2 8-2 8 0 6 15 9 19 9s4 0 8-7z">
            <text:p/>
          </draw:path>
          <draw:path draw:style-name="gr3" draw:layer="layout" svg:width="0.079cm" svg:height="0.201cm" svg:x="16.026cm" svg:y="16.99cm" svg:viewBox="0 0 80 202" svg:d="M80 70c0-43-17-70-44-70-23 0-36 17-36 36 0 17 13 36 36 36 8 0 17-4 25-9 2-2 2-2 4-2v9c0 52-23 92-46 114-8 6-8 8-8 10 0 6 4 8 6 8 8 0 63-52 63-132z">
            <text:p/>
          </draw:path>
          <draw:path draw:style-name="gr3" draw:layer="layout" svg:width="0.333cm" svg:height="0.609cm" svg:x="16.299cm" svg:y="16.589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5c-13 64-25 125-59 125-2 0-19 0-32-11 30-2 36-27 36-36 0-16-12-25-25-25-17 0-36 15-36 42 0 28 30 45 57 45 36 0 65-40 76-64 21-44 36-124 38-130z">
            <text:p/>
          </draw:path>
          <draw:path draw:style-name="gr3" draw:layer="layout" svg:width="0.261cm" svg:height="0.297cm" svg:x="16.59cm" svg:y="16.954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16.896cm" svg:y="16.84cm" svg:viewBox="0 0 95 177" svg:d="M91 32c0 0 4-7 4-13 0-11-11-19-21-19-15 0-19 11-21 15l-51 147c-2 3-2 5-2 5 0 6 15 10 15 10 2 0 4-2 6-6z">
            <text:p/>
          </draw:path>
          <draw:path draw:style-name="gr3" draw:layer="layout" svg:width="0.594cm" svg:height="0.349cm" svg:x="17.302cm" svg:y="16.718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layer="layout" svg:width="0.246cm" svg:height="0.303cm" svg:x="18.15cm" svg:y="16.766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335cm" svg:height="0.389cm" svg:x="18.669cm" svg:y="16.699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3" draw:layer="layout" svg:width="0.396cm" svg:height="0.488cm" svg:x="19.277cm" svg:y="16.589cm" svg:viewBox="0 0 397 489" svg:d="M397 8c0-4 0-8-6-8-3 0-5 0-13 10l-32 38c-17-31-51-48-95-48-86 0-165 78-165 158 0 55 34 85 68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layer="layout" svg:width="0.178cm" svg:height="0.45cm" svg:x="10.021cm" svg:y="16.637cm" svg:viewBox="0 0 179 451" svg:d="M173 25c0-14-10-25-27-25s-36 17-36 36c0 12 10 23 27 23 15 0 36-15 36-34zM122 276c7-19 7-21 13-38 6-14 9-23 9-36 0-31-20-56-55-56-64 0-89 97-89 105 0 6 8 6 8 6 7 0 7-2 11-12 19-62 46-83 68-83 6 0 18 0 18 21 0 15-6 28-8 36-6 17-36 95-48 123-5 17-15 40-15 53 0 33 23 56 55 56 65 0 90-97 90-103 0-8-6-8-8-8-8 0-8 2-11 14-12 41-35 81-69 81-11 0-17-5-17-21 0-17 6-26 21-68z">
            <text:p/>
          </draw:path>
          <draw:path draw:style-name="gr3" draw:layer="layout" svg:width="0.079cm" svg:height="0.201cm" svg:x="10.287cm" svg:y="17.007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47cm" svg:height="0.488cm" svg:x="10.548cm" svg:y="16.608cm" svg:viewBox="0 0 471 489" svg:d="M112 46c-7 146-68 323-108 427-4 8-4 10-4 10 0 6 6 6 8 6 11 0 36-14 45-27 4-4 91-224 110-394 4-26 6-55 6-57 0-9 0-11-7-11-8 0-27 10-40 17-33 15-57 29-57 40 0 4 3 4 7 4 6 0 8 0 40-15zM467 388c0 0 0-6-7-6-4 0-12 0-21 8-8 5-10 7-13 19-17 49-84 49-84 49-66 0-160-209-160-270 0-11 2-17 25-42 50-49 169-117 200-117 15 0 24 11 24 28 0 4-2 8-2 11 0 4 2 8 8 8 2 0 34-4 34-36 0-23-13-40-38-40-45 0-138 53-192 91-28 21-100 72-100 114 0 57 68 202 117 251 23 23 37 33 57 33 52 0 107-29 132-61 19-21 20-38 20-40z">
            <text:p/>
          </draw:path>
          <draw:path draw:style-name="gr3" draw:layer="layout" svg:width="0.079cm" svg:height="0.201cm" svg:x="11.101cm" svg:y="17.007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396cm" svg:height="0.488cm" svg:x="11.374cm" svg:y="16.608cm" svg:viewBox="0 0 397 489" svg:d="M397 8c0-4 0-8-6-8-3 0-5 0-13 10l-32 38c-17-31-51-48-95-48-86 0-167 78-167 158 0 55 36 85 70 95l72 19c25 6 61 17 61 72 0 59-53 124-120 124-43 0-118-16-118-99 0-15 4-32 4-36 2-2 2-4 2-4 0-8-6-8-7-8-4 0-6 0-8 2s-40 156-40 158c0 4 4 8 8 8 3 0 3-2 11-12l34-38c29 40 74 50 112 50 92 0 171-90 171-173 0-48-22-71-32-78-17-17-27-19-85-35-16-3-40-11-46-11-17-8-40-27-40-63 0-53 53-110 116-110 57 0 97 29 97 105 0 20-2 32-2 36 0 2 0 7 8 7 7 0 7-2 9-13z">
            <text:p/>
          </draw:path>
          <draw:path draw:style-name="gr3" draw:layer="layout" svg:width="0.463cm" svg:height="0.602cm" svg:x="11.819cm" svg:y="16.608cm" svg:viewBox="0 0 464 603" svg:d="M260 468c105-38 204-158 204-287 0-109-73-181-171-181-145 0-293 152-293 308 0 112 76 179 171 179 17 0 40-2 67-10-2 42-2 44-2 52 0 20 0 74 55 74 80 0 112-124 112-130 0-5-6-7-8-7-5 0-7 4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layer="layout" svg:width="0.563cm" svg:height="0.457cm" svg:x="12.338cm" svg:y="16.623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4 0 5 4 7 10 7 20 0 43-2 66-2s48 2 68 2c4 0 14 0 14-13 0-8-8-8-15-8-38-2-44-15-44-28 0-6 2-10 4-17l87-354c4 4 4 6 6 11l167 396c6 11 8 13 13 13 8 0 8-2 10-13z">
            <text:p/>
          </draw:path>
          <draw:path draw:style-name="gr3" draw:layer="layout" svg:width="0.079cm" svg:height="0.201cm" svg:x="12.94cm" svg:y="17.007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33cm" svg:height="0.303cm" svg:x="13.215cm" svg:y="16.783cm" svg:viewBox="0 0 331 304" svg:d="M2 272c-2 7-2 9-2 15 0 11 10 17 19 17 21 0 25-15 30-38 6-23 2-11 31-123 57 1 116 13 116 57 0 5 0 7-2 15-2 9-4 17-4 23 0 40 29 66 63 66 21 0 38-11 51-34 17-29 27-68 27-68 0-8-8-8-10-8-6 0-7 4-9 13-12 46-27 82-57 82-16 0-23-8-23-32 0-10 4-25 6-36 1-8 3-16 3-23 0-63-93-69-131-69 23-13 44-30 63-45 30-27 49-44 76-55 0 3-2 11-2 15 0 7 4 23 25 23s36-19 36-37c0-5-2-22-27-22-40 0-80 34-110 59-46 38-61 47-85 57 1-8 9-42 13-54 4-17 11-49 11-51 0-11-7-19-19-19-2 0-21 0-26 25z">
            <text:p/>
          </draw:path>
          <draw:path draw:style-name="gr3" draw:layer="layout" svg:width="0.079cm" svg:height="0.201cm" svg:x="13.62cm" svg:y="17.007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349cm" svg:height="0.427cm" svg:x="13.837cm" svg:y="16.78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2-15 11-47 26-80 49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079cm" svg:height="0.201cm" svg:x="14.251cm" svg:y="17.007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349cm" svg:height="0.427cm" svg:x="14.468cm" svg:y="16.78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119cm" svg:height="0.242cm" svg:x="14.846cm" svg:y="16.576cm" svg:viewBox="0 0 120 243" svg:d="M116 42c2-10 4-13 4-15 0-16-14-27-29-27-19 0-24 15-26 23l-63 203c0 2-2 8-2 8 0 6 15 9 19 9s4 0 8-7z">
            <text:p/>
          </draw:path>
          <draw:path draw:style-name="gr3" draw:layer="layout" svg:width="0.079cm" svg:height="0.201cm" svg:x="15.068cm" svg:y="17.007cm" svg:viewBox="0 0 80 202" svg:d="M80 70c0-43-17-70-44-70-23 0-36 17-36 36 0 17 13 36 36 36 8 0 17-4 25-9 2-2 2-2 4-2v9c0 52-23 92-46 114-8 6-8 8-8 10 0 6 4 8 6 8 8 0 63-52 63-132z">
            <text:p/>
          </draw:path>
          <draw:path draw:style-name="gr3" draw:layer="layout" svg:width="0.349cm" svg:height="0.427cm" svg:x="15.285cm" svg:y="16.78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119cm" svg:height="0.242cm" svg:x="15.665cm" svg:y="16.576cm" svg:viewBox="0 0 120 243" svg:d="M116 42c4-10 4-13 4-15 0-16-14-27-29-27-19 0-23 15-26 23l-63 203c0 2-2 8-2 8 0 6 15 9 19 9s4 0 8-7z">
            <text:p/>
          </draw:path>
          <draw:path draw:style-name="gr3" draw:layer="layout" svg:width="0.119cm" svg:height="0.242cm" svg:x="15.817cm" svg:y="16.576cm" svg:viewBox="0 0 120 243" svg:d="M114 42c4-10 6-13 6-15 0-16-14-27-29-27-19 0-24 15-26 23l-63 203c0 2-2 8-2 8 0 6 15 9 19 9 2 0 4 0 6-7z">
            <text:p/>
          </draw:path>
          <draw:path draw:style-name="gr3" draw:layer="layout" svg:width="0.079cm" svg:height="0.201cm" svg:x="16.041cm" svg:y="17.007cm" svg:viewBox="0 0 80 202" svg:d="M80 70c0-43-17-70-44-70-23 0-36 17-36 36 0 17 13 36 36 36 8 0 17-4 25-9 2-2 2-2 4-2v9c0 52-23 92-46 114-8 6-8 8-8 10 0 6 4 8 6 8 8 0 63-52 63-132z">
            <text:p/>
          </draw:path>
          <draw:path draw:style-name="gr3" draw:layer="layout" svg:width="0.333cm" svg:height="0.609cm" svg:x="16.314cm" svg:y="16.608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5c-13 64-25 125-59 125-2 0-19 0-32-11 30-2 38-27 38-36 0-16-14-25-27-25-17 0-36 15-36 42 0 28 30 45 57 45 36 0 65-40 76-64 21-44 36-124 38-130z">
            <text:p/>
          </draw:path>
          <draw:path draw:style-name="gr3" draw:layer="layout" svg:width="0.261cm" svg:height="0.297cm" svg:x="16.605cm" svg:y="16.973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16.909cm" svg:y="16.859cm" svg:viewBox="0 0 95 177" svg:d="M91 32c0 0 4-7 4-13 0-11-11-19-21-19-15 0-19 11-21 15l-51 147c-2 3-2 5-2 5 0 6 15 10 15 10 2 0 4-2 6-6z">
            <text:p/>
          </draw:path>
          <draw:path draw:style-name="gr3" draw:layer="layout" svg:width="0.594cm" svg:height="0.349cm" svg:x="17.318cm" svg:y="16.737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layer="layout" svg:width="0.246cm" svg:height="0.303cm" svg:x="18.165cm" svg:y="16.783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335cm" svg:height="0.389cm" svg:x="18.684cm" svg:y="16.718cm" svg:viewBox="0 0 336 390" svg:d="M312 207c11 0 24 0 24-13s-13-13-24-13h-283c7-90 83-154 178-154h105c11 0 24 0 24-14 0-13-13-13-24-13h-105c-116 0-207 87-207 194 0 108 91 196 207 196h105c11 0 24 0 24-14 0-13-13-13-24-13h-105c-95 0-171-65-178-156z">
            <text:p/>
          </draw:path>
          <draw:path draw:style-name="gr3" draw:layer="layout" svg:width="0.396cm" svg:height="0.488cm" svg:x="19.292cm" svg:y="16.608cm" svg:viewBox="0 0 397 489" svg:d="M397 8c0-4 0-8-6-8-3 0-5 0-13 10l-32 38c-17-31-51-48-95-48-86 0-167 78-167 158 0 55 36 85 70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layer="layout" svg:width="0.522cm" svg:height="0.299cm" svg:x="19.968cm" svg:y="16.783cm" svg:viewBox="0 0 523 300" svg:d="M477 46c4-10 6-14 46-14v-32c-16 2-37 2-52 2-19 0-49-2-64-2v32c5 0 40 0 40 8 0 2-2 6-4 8l-71 173-76-189h38v-32c-22 0-57 2-77 2-27 0-56-2-67-2v32h40c13 33 13 35 13 35 0 3-2 7-2 9l-53 129-70-173h38v-32c-29 2-55 2-84 2-19 0-49-2-72-2v32h40l103 251c3 12 7 17 22 17 17 0 21-5 25-17l72-175 71 175c3 12 7 17 24 17 15 0 19-5 23-17z">
            <text:p/>
          </draw:path>
          <draw:path draw:style-name="gr3" draw:layer="layout" svg:width="0.381cm" svg:height="0.465cm" svg:x="20.534cm" svg:y="16.616cm" svg:viewBox="0 0 382 466" svg:d="M46 433h-46v33c19 0 59-2 86-2 24 0 64 2 83 2v-33h-45v-138c0-74 57-107 98-107 23 0 38 14 38 65v180h-47v33c19 0 59-2 85-2 27 0 65 2 84 2v-33h-46v-173c0-70-36-97-102-97-65 0-99 40-114 67v-230l-120 6v30c42 0 46 0 46 27z">
            <text:p/>
          </draw:path>
          <draw:path draw:style-name="gr3" draw:layer="layout" svg:width="0.309cm" svg:height="0.307cm" svg:x="20.951cm" svg:y="16.775cm" svg:viewBox="0 0 310 308" svg:d="M289 158c15 0 21 0 21-17 0-21-4-71-36-105-27-25-61-36-109-36-106 0-165 68-165 154 0 89 67 154 175 154 106 0 135-70 135-82 0-13-12-13-15-13-12 0-14 4-18 15-13 32-53 53-96 53-94 0-95-89-95-123zM86 135c1-25 1-53 17-76 17-27 43-34 62-34 80 0 80 87 82 110z">
            <text:p/>
          </draw:path>
          <draw:path draw:style-name="gr3" draw:layer="layout" svg:width="0.271cm" svg:height="0.301cm" svg:x="21.306cm" svg:y="16.779cm" svg:viewBox="0 0 272 302" svg:d="M112 76v-76l-112 6v30c42 0 46 0 46 27v209h-46v30c23 0 53-2 86-2 24 0 68 0 91 2v-30h-57v-118c0-48 15-129 83-129 0 0-13 11-13 30 0 29 21 42 42 42 19 0 40-15 40-42 0-36-36-55-71-55-47 0-74 34-89 76z">
            <text:p/>
          </draw:path>
          <draw:path draw:style-name="gr3" draw:layer="layout" svg:width="0.309cm" svg:height="0.307cm" svg:x="21.617cm" svg:y="16.775cm" svg:viewBox="0 0 310 308" svg:d="M289 158c15 0 21 0 21-17 0-21-4-71-36-105-25-25-61-36-109-36-106 0-165 68-165 154 0 89 67 154 175 154 106 0 135-70 135-82 0-13-12-13-15-13-12 0-14 4-18 15-13 32-53 53-96 53-94 0-95-89-95-123zM86 135c1-25 1-53 17-76 17-27 43-34 62-34 80 0 80 87 82 110z">
            <text:p/>
          </draw:path>
          <draw:path draw:style-name="gr3" draw:layer="layout" svg:width="0.276cm" svg:height="0.427cm" svg:x="22.163cm" svg:y="16.783cm" svg:viewBox="0 0 277 428" svg:d="M277 8c0-4-1-8-7-8-8 0-34 27-46 48-15-37-40-48-62-48-78 0-162 99-162 196 0 66 40 108 89 108 29 0 55-17 78-40-5 23-26 114-28 120-6 19-12 21-50 23-9 0-15 0-15 13 0 0 0 8 10 8 21 0 43-4 66-4s48 4 69 4c3 0 13 0 13-15 0-6-8-6-17-6-33 0-33-6-33-12 0-5 0-9 2-15zM91 289c-40 0-43-51-43-63 0-32 19-104 30-133 21-49 57-78 84-78 43 0 53 53 53 59 0 4-36 150-38 154-12 19-48 61-86 61z">
            <text:p/>
          </draw:path>
          <draw:path draw:style-name="gr3" draw:layer="layout" svg:width="0.335cm" svg:height="0.389cm" svg:x="22.697cm" svg:y="16.718cm" svg:viewBox="0 0 336 390" svg:d="M312 207c11 0 24 0 24-13s-13-13-24-13h-283c7-90 83-154 178-154h105c11 0 24 0 24-14 0-13-13-13-24-13h-105c-116 0-207 87-207 194 0 108 91 196 207 196h105c11 0 24 0 24-14 0-13-13-13-24-13h-105c-95 0-171-65-178-156z">
            <text:p/>
          </draw:path>
          <draw:path draw:style-name="gr3" draw:layer="layout" svg:width="0.238cm" svg:height="0.668cm" svg:x="23.318cm" svg:y="16.578cm" svg:viewBox="0 0 239 669" svg:d="M143 89c0-26 17-70 91-74 2-2 5-4 5-7 0-8-5-8-13-8-66 0-129 34-129 84v152c0 26 0 47-27 70-24 19-49 21-64 21-4 2-6 4-6 8 0 7 4 7 11 7 44 4 76 27 84 59 2 8 2 10 2 34v133c0 27 0 50 32 75 27 21 71 26 97 26 8 0 13 0 13-5 0-8-3-8-11-8-42-4-76-25-84-59-1-6-1-8-1-32v-141c0-30-6-42-27-63-15-13-34-21-53-26 55-16 80-46 80-86z">
            <text:p/>
          </draw:path>
          <draw:path draw:style-name="gr3" draw:layer="layout" svg:width="0.246cm" svg:height="0.303cm" svg:x="23.639cm" svg:y="16.783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143cm" svg:height="0.316cm" svg:x="23.939cm" svg:y="16.868cm" svg:viewBox="0 0 144 317" svg:d="M131 17c0-7-6-17-19-17s-26 11-26 27c0 7 5 17 19 17 13 0 26-14 26-27zM34 257c-2 5-4 11-4 21 0 20 19 39 46 39 48 0 68-66 68-72 0-7-7-7-7-7-8 0-8 3-10 9-11 36-32 57-51 57-9 0-11-7-11-17 0-11 3-19 7-30 6-14 10-25 15-38 4-12 21-54 23-59 2-6 4-12 4-16 0-22-19-39-46-39-47 0-68 64-68 72 0 6 8 6 8 6 7 0 7-2 9-8 12-40 32-57 50-57 7 0 13 4 13 17 0 9-4 17-15 46z">
            <text:p/>
          </draw:path>
          <draw:path draw:style-name="gr3" draw:layer="layout" svg:width="0.079cm" svg:height="0.201cm" svg:x="24.196cm" svg:y="17.007cm" svg:viewBox="0 0 80 202" svg:d="M80 70c0-43-17-70-44-70-23 0-36 17-36 36 0 17 13 36 36 36 8 0 17-4 25-9 2-2 2-2 4-2v9c0 52-23 92-46 114-8 6-8 8-8 10 0 6 4 8 6 8 8 0 63-52 63-132z">
            <text:p/>
          </draw:path>
          <draw:path draw:style-name="gr3" draw:layer="layout" svg:width="0.246cm" svg:height="0.303cm" svg:x="24.469cm" svg:y="16.783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261cm" svg:height="0.297cm" svg:x="24.747cm" svg:y="16.973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79cm" svg:height="0.201cm" svg:x="25.114cm" svg:y="17.007cm" svg:viewBox="0 0 80 202" svg:d="M80 70c0-43-17-70-44-70-23 0-36 17-36 36 0 17 13 36 36 36 8 0 17-4 25-9 2-2 2-2 4-2v9c0 52-23 92-46 114-8 6-8 8-8 10 0 6 4 8 6 8 8 0 63-52 63-132z">
            <text:p/>
          </draw:path>
          <draw:path draw:style-name="gr3" draw:layer="layout" svg:width="0.246cm" svg:height="0.303cm" svg:x="25.387cm" svg:y="16.783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261cm" svg:height="0.297cm" svg:x="25.663cm" svg:y="16.973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25.969cm" svg:y="16.859cm" svg:viewBox="0 0 95 177" svg:d="M91 32c0 0 4-7 4-13 0-11-11-19-21-19-15 0-19 11-21 15l-51 147c-2 3-2 5-2 5 0 6 15 10 15 10 2 0 4-2 6-6z">
            <text:p/>
          </draw:path>
          <draw:path draw:style-name="gr3" draw:layer="layout" svg:width="0.079cm" svg:height="0.201cm" svg:x="26.21cm" svg:y="17.007cm" svg:viewBox="0 0 80 202" svg:d="M80 70c0-43-17-70-44-70-23 0-36 17-36 36 0 17 13 36 36 36 8 0 17-4 25-9 2-2 2-2 4-2v9c0 52-23 92-46 114-8 6-8 8-8 10 0 6 4 8 6 8 8 0 63-52 63-132z">
            <text:p/>
          </draw:path>
          <draw:path draw:style-name="gr3" draw:layer="layout" svg:width="0.246cm" svg:height="0.303cm" svg:x="26.483cm" svg:y="16.783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261cm" svg:height="0.297cm" svg:x="26.761cm" svg:y="16.973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27.067cm" svg:y="16.859cm" svg:viewBox="0 0 95 177" svg:d="M91 32c0 0 4-7 4-13 0-11-11-19-21-19-15 0-19 11-21 15l-51 147c-2 3-2 5-2 5 0 6 15 10 15 10 2 0 4-2 6-6z">
            <text:p/>
          </draw:path>
          <draw:path draw:style-name="gr3" draw:layer="layout" svg:width="0.094cm" svg:height="0.176cm" svg:x="27.213cm" svg:y="16.859cm" svg:viewBox="0 0 95 177" svg:d="M91 32c0 0 4-7 4-13 0-11-11-19-21-19-15 0-19 11-21 15l-51 147c-2 3-2 5-2 5 0 6 15 10 15 10 2 0 4-2 6-6z">
            <text:p/>
          </draw:path>
          <draw:path draw:style-name="gr3" draw:layer="layout" svg:width="0.238cm" svg:height="0.668cm" svg:x="27.445cm" svg:y="16.578cm" svg:viewBox="0 0 239 669" svg:d="M97 582c0 26-17 68-91 74-4 0-6 2-6 8 0 5 8 5 13 5 65 0 128-32 130-83v-153c0-26 0-47 26-70 23-19 50-21 65-21 2 0 5-4 5-7 0-6-3-6-11-8-44-2-76-27-84-59-1-8-1-9-1-32v-133c0-29 0-50-33-76-26-19-74-27-97-27-5 0-13 0-13 8 0 5 4 5 11 7 42 2 75 23 84 57 2 8 2 8 2 33v140c0 31 6 42 27 63 15 15 34 21 53 27-55 15-80 47-80 85z">
            <text:p/>
          </draw:path>
          <draw:path draw:style-name="gr3" draw:layer="layout" svg:width="0.276cm" svg:height="0.427cm" svg:x="22.178cm" svg:y="16.756cm" svg:viewBox="0 0 277 428" svg:d="M277 8c0-4-1-8-7-8-8 0-34 27-46 48-15-37-40-48-62-48-78 0-162 99-162 196 0 66 40 108 89 108 29 0 55-17 78-40-5 23-26 114-28 120-6 19-12 21-50 23-9 0-15 0-15 13 0 0 0 8 10 8 21 0 43-4 66-4s48 4 69 4c3 0 13 0 13-15 0-6-8-6-17-6-33 0-33-6-33-12 0-5 0-9 2-15zM91 289c-40 0-43-51-43-63 0-32 19-104 30-133 21-49 57-78 84-78 43 0 53 53 53 59 0 4-36 150-38 154-12 19-48 61-86 61z">
            <text:p/>
          </draw:path>
          <draw:path draw:style-name="gr3" draw:layer="layout" svg:width="0.335cm" svg:height="0.389cm" svg:x="22.714cm" svg:y="16.692cm" svg:viewBox="0 0 336 390" svg:d="M312 207c11 0 24 0 24-13s-13-13-24-13h-283c7-90 83-154 178-154h105c11 0 24 0 24-14 0-13-13-13-24-13h-105c-116 0-207 87-207 194 0 108 91 196 207 196h105c11 0 24 0 24-14 0-13-13-13-24-13h-105c-95 0-171-65-178-156z">
            <text:p/>
          </draw:path>
          <draw:path draw:style-name="gr3" draw:layer="layout" svg:width="0.238cm" svg:height="0.668cm" svg:x="23.335cm" svg:y="16.551cm" svg:viewBox="0 0 239 669" svg:d="M143 89c0-26 17-70 91-74 2-2 5-4 5-7 0-8-5-8-13-8-66 0-129 34-129 84v152c0 26 0 47-27 70-24 19-49 21-64 21-4 2-6 4-6 8 0 7 4 7 11 7 44 4 76 27 84 59 2 8 2 10 2 34v133c0 27 0 50 32 75 27 21 71 26 97 26 8 0 13 0 13-5 0-8-3-8-11-8-42-4-76-25-84-59-1-6-1-8-1-32v-141c0-30-6-42-27-63-15-13-34-21-53-26 55-16 80-46 80-86z">
            <text:p/>
          </draw:path>
          <draw:path draw:style-name="gr3" draw:layer="layout" svg:width="0.246cm" svg:height="0.303cm" svg:x="23.656cm" svg:y="16.756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143cm" svg:height="0.316cm" svg:x="23.954cm" svg:y="16.842cm" svg:viewBox="0 0 144 317" svg:d="M131 17c0-7-6-17-19-17s-26 11-26 27c0 7 5 17 19 17 13 0 26-14 26-27zM34 257c-2 5-4 11-4 21 0 20 19 39 46 39 48 0 68-66 68-72 0-7-7-7-7-7-8 0-8 3-10 9-11 36-32 57-51 57-9 0-11-7-11-17 0-11 3-19 7-30 6-14 10-25 15-38 4-12 21-54 23-59 2-6 4-12 4-16 0-22-19-39-46-39-47 0-68 64-68 72 0 6 6 6 8 6 7 0 7-2 9-8 12-40 32-57 50-57 7 0 13 4 13 17 0 9-4 17-15 46z">
            <text:p/>
          </draw:path>
          <draw:path draw:style-name="gr3" draw:layer="layout" svg:width="0.079cm" svg:height="0.201cm" svg:x="24.213cm" svg:y="16.981cm" svg:viewBox="0 0 80 202" svg:d="M80 70c0-43-17-70-44-70-23 0-36 17-36 36 0 17 13 36 36 36 8 0 17-4 25-9 2-2 2-2 4-2v9c0 52-23 92-46 114-8 6-8 8-8 10 0 6 4 8 6 8 8 0 63-52 63-132z">
            <text:p/>
          </draw:path>
          <draw:path draw:style-name="gr3" draw:layer="layout" svg:width="0.246cm" svg:height="0.303cm" svg:x="24.487cm" svg:y="16.756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261cm" svg:height="0.297cm" svg:x="24.764cm" svg:y="16.946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79cm" svg:height="0.201cm" svg:x="25.129cm" svg:y="16.981cm" svg:viewBox="0 0 80 202" svg:d="M80 70c0-43-17-70-44-70-23 0-36 17-36 36 0 17 13 36 36 36 8 0 17-4 25-9 2-2 2-2 4-2v9c0 52-23 92-46 114-8 6-8 8-8 10 0 6 4 8 6 8 8 0 63-52 63-132z">
            <text:p/>
          </draw:path>
          <draw:path draw:style-name="gr3" draw:layer="layout" svg:width="0.246cm" svg:height="0.303cm" svg:x="25.402cm" svg:y="16.756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261cm" svg:height="0.297cm" svg:x="25.68cm" svg:y="16.946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25.986cm" svg:y="16.832cm" svg:viewBox="0 0 95 177" svg:d="M91 32c0 0 4-7 4-13 0-11-11-19-21-19-15 0-19 11-21 15l-51 147c-2 3-2 5-2 5 0 6 15 10 15 10 2 0 4-2 6-6z">
            <text:p/>
          </draw:path>
          <draw:path draw:style-name="gr3" draw:layer="layout" svg:width="0.079cm" svg:height="0.201cm" svg:x="26.227cm" svg:y="16.981cm" svg:viewBox="0 0 80 202" svg:d="M80 70c0-43-17-70-44-70-23 0-36 17-36 36 0 17 13 36 36 36 8 0 17-4 25-9 2-2 2-2 4-2v9c0 52-23 92-46 114-8 6-8 8-8 10 0 6 4 8 6 8 8 0 63-52 63-132z">
            <text:p/>
          </draw:path>
          <draw:path draw:style-name="gr3" draw:layer="layout" svg:width="0.246cm" svg:height="0.303cm" svg:x="26.501cm" svg:y="16.756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261cm" svg:height="0.297cm" svg:x="26.778cm" svg:y="16.946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27.082cm" svg:y="16.832cm" svg:viewBox="0 0 95 177" svg:d="M91 32c0 0 4-7 4-13 0-11-11-19-21-19-15 0-19 11-21 15l-51 147c-2 3-2 5-2 5 0 6 15 10 15 10 2 0 4-2 6-6z">
            <text:p/>
          </draw:path>
          <draw:path draw:style-name="gr3" draw:layer="layout" svg:width="0.094cm" svg:height="0.176cm" svg:x="27.23cm" svg:y="16.832cm" svg:viewBox="0 0 95 177" svg:d="M91 32c0 0 4-7 4-13 0-11-11-19-21-19-15 0-19 11-21 15l-51 147c-2 3-2 5-2 5 0 6 15 10 15 10 2 0 4-2 6-6z">
            <text:p/>
          </draw:path>
          <draw:path draw:style-name="gr3" draw:layer="layout" svg:width="0.238cm" svg:height="0.668cm" svg:x="27.462cm" svg:y="16.551cm" svg:viewBox="0 0 239 669" svg:d="M97 582c0 26-17 68-91 74-4 0-6 2-6 8 0 5 8 5 13 5 65 0 128-32 130-83v-153c0-26 0-47 26-70 23-19 50-21 65-21 2 0 5-4 5-7 0-6-3-6-11-8-44-2-76-27-84-59-1-8-1-9-1-32v-133c0-29 0-50-33-76-26-19-74-27-97-27-5 0-13 0-13 8 0 5 4 5 11 7 42 2 75 23 84 57 2 8 2 8 2 33v140c0 31 6 42 27 63 15 15 34 21 53 27-55 15-80 47-80 85z">
            <text:p/>
          </draw:path>
          <draw:path draw:style-name="gr3" draw:layer="layout" svg:width="0.276cm" svg:height="0.427cm" svg:x="22.195cm" svg:y="16.783cm" svg:viewBox="0 0 277 428" svg:d="M277 8c0-4-1-8-7-8-8 0-34 27-46 48-15-37-40-48-62-48-78 0-162 99-162 196 0 66 40 108 89 108 29 0 55-17 78-40-5 23-26 114-28 120-6 19-12 21-50 23-9 0-15 0-15 13 0 0 0 8 10 8 21 0 43-4 66-4s48 4 69 4c3 0 13 0 13-15 0-6-8-6-17-6-33 0-33-6-33-12 0-5 0-9 2-15zM91 289c-40 0-43-51-43-63 0-32 19-104 30-133 21-49 57-78 84-78 43 0 53 53 53 59 0 4-36 150-38 154-12 19-48 61-86 61z">
            <text:p/>
          </draw:path>
          <draw:path draw:style-name="gr3" draw:layer="layout" svg:width="0.335cm" svg:height="0.389cm" svg:x="22.731cm" svg:y="16.718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3" draw:layer="layout" svg:width="0.238cm" svg:height="0.668cm" svg:x="23.352cm" svg:y="16.578cm" svg:viewBox="0 0 239 669" svg:d="M143 89c0-26 17-70 91-74 2-2 5-4 5-7 0-8-5-8-13-8-66 0-129 34-129 84v152c0 26 0 47-27 70-24 19-49 21-64 21-4 2-6 4-6 8 0 7 4 7 11 7 44 4 76 27 84 59 2 8 2 10 2 34v133c0 27 0 50 32 75 27 21 71 26 97 26 8 0 13 0 13-5 0-8-3-8-11-8-42-4-76-25-84-59-1-6-1-8-1-32v-141c0-30-6-42-27-63-15-13-34-21-53-26 55-16 80-46 80-86z">
            <text:p/>
          </draw:path>
          <draw:path draw:style-name="gr3" draw:layer="layout" svg:width="0.246cm" svg:height="0.303cm" svg:x="23.673cm" svg:y="16.783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143cm" svg:height="0.316cm" svg:x="23.972cm" svg:y="16.868cm" svg:viewBox="0 0 144 317" svg:d="M131 17c0-7-6-17-19-17s-26 11-26 27c0 7 5 17 19 17 13 0 26-14 26-27zM34 257c-2 5-4 11-4 21 0 20 19 39 46 39 48 0 68-66 68-72 0-7-7-7-7-7-8 0-8 3-10 9-11 36-32 57-51 57-9 0-11-7-11-17 0-11 3-19 7-30 6-14 10-25 15-38 4-12 21-54 23-59 2-6 4-12 4-16 0-22-19-39-46-39-47 0-68 64-68 72 0 6 6 6 8 6 7 0 7-2 9-8 12-40 32-57 50-57 7 0 13 4 13 17 0 9-4 17-15 46z">
            <text:p/>
          </draw:path>
          <draw:path draw:style-name="gr3" draw:layer="layout" svg:width="0.079cm" svg:height="0.201cm" svg:x="24.23cm" svg:y="17.007cm" svg:viewBox="0 0 80 202" svg:d="M80 70c0-43-17-70-44-70-23 0-36 17-36 36 0 17 13 36 36 36 8 0 17-4 25-9 2-2 2-2 4-2v9c0 52-23 92-46 114-8 6-8 8-8 10 0 6 4 8 6 8 8 0 63-52 63-132z">
            <text:p/>
          </draw:path>
          <draw:path draw:style-name="gr3" draw:layer="layout" svg:width="0.246cm" svg:height="0.303cm" svg:x="24.504cm" svg:y="16.783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261cm" svg:height="0.297cm" svg:x="24.779cm" svg:y="16.973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79cm" svg:height="0.201cm" svg:x="25.146cm" svg:y="17.007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246cm" svg:height="0.303cm" svg:x="25.419cm" svg:y="16.783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261cm" svg:height="0.297cm" svg:x="25.697cm" svg:y="16.973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26.003cm" svg:y="16.859cm" svg:viewBox="0 0 95 177" svg:d="M91 32c0 0 4-7 4-13 0-11-11-19-21-19-15 0-19 11-21 15l-51 147c-2 3-2 5-2 5 0 6 15 10 15 10 2 0 4-2 6-6z">
            <text:p/>
          </draw:path>
          <draw:path draw:style-name="gr3" draw:layer="layout" svg:width="0.079cm" svg:height="0.201cm" svg:x="26.244cm" svg:y="17.007cm" svg:viewBox="0 0 80 202" svg:d="M80 70c0-43-17-70-44-70-23 0-36 17-36 36 0 17 13 36 36 36 8 0 17-4 25-9 2-2 2-2 4-2v9c0 52-23 92-46 114-8 6-8 8-8 10 0 6 4 8 6 8 8 0 63-52 63-132z">
            <text:p/>
          </draw:path>
          <draw:path draw:style-name="gr3" draw:layer="layout" svg:width="0.246cm" svg:height="0.303cm" svg:x="26.518cm" svg:y="16.783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261cm" svg:height="0.297cm" svg:x="26.793cm" svg:y="16.973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27.099cm" svg:y="16.859cm" svg:viewBox="0 0 95 177" svg:d="M91 32c0 0 4-7 4-13 0-11-11-19-21-19-15 0-19 11-21 15l-51 147c-2 3-2 5-2 5 0 6 15 10 15 10 2 0 4-2 6-6z">
            <text:p/>
          </draw:path>
          <draw:path draw:style-name="gr3" draw:layer="layout" svg:width="0.094cm" svg:height="0.176cm" svg:x="27.245cm" svg:y="16.859cm" svg:viewBox="0 0 95 177" svg:d="M91 32c0 0 4-7 4-13 0-11-11-19-21-19-15 0-19 11-21 15l-51 147c-2 3-2 5-2 5 0 6 15 10 15 10 2 0 4-2 6-6z">
            <text:p/>
          </draw:path>
          <draw:path draw:style-name="gr3" draw:layer="layout" svg:width="0.238cm" svg:height="0.668cm" svg:x="27.479cm" svg:y="16.578cm" svg:viewBox="0 0 239 669" svg:d="M97 582c0 26-17 68-91 74-4 0-6 2-6 8 0 5 8 5 13 5 65 0 128-32 130-83v-153c0-26 0-47 26-70 23-19 50-21 65-21 2 0 5-4 5-7 0-6-3-6-11-8-44-2-76-27-84-59-1-8-1-9-1-32v-133c0-29 0-50-33-76-26-19-74-27-97-27-5 0-13 0-13 8 0 5 4 5 11 7 42 2 75 23 84 57 2 8 2 8 2 33v140c0 31 6 42 27 63 15 15 34 21 53 27-55 15-80 47-80 85z">
            <text:p/>
          </draw:path>
          <draw:polygon draw:style-name="gr3" draw:layer="layout" svg:width="17.782cm" svg:height="0.028cm" svg:x="10.002cm" svg:y="17.349cm" svg:viewBox="0 0 17783 29" draw:points="8890,29 0,29 0,0 17783,0 17783,29">
            <text:p/>
          </draw:polygon>
        </draw:g>
        <draw:g>
          <svg:title>TexMaths</svg:title>
          <svg:desc>19§latex§$\pmb{ u \leftarrow E_{\kappa}^{-1}(RAND)}$§svg§600§FALSE§</svg:desc>
          <draw:polygon draw:style-name="gr2" draw:layer="layout" svg:width="5.397cm" svg:height="0.729cm" svg:x="1.028cm" svg:y="10.749cm" svg:viewBox="0 0 5398 730" draw:points="2700,730 0,730 0,0 5398,0 5398,730">
            <text:p/>
          </draw:polygon>
          <draw:path draw:style-name="gr3" draw:layer="layout" svg:width="0.345cm" svg:height="0.303cm" svg:x="1.047cm" svg:y="11.015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layer="layout" svg:width="0.594cm" svg:height="0.349cm" svg:x="1.632cm" svg:y="10.969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layer="layout" svg:width="0.486cm" svg:height="0.455cm" svg:x="2.47cm" svg:y="10.855cm" svg:viewBox="0 0 487 456" svg:d="M448 300c2-4 4-7 4-9s0-8-7-8c-6 0-8 4-10 8-44 99-68 144-182 144h-97c-10 0-12 0-15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6-8 32-61 32-11 0-19 0-19 13 0 8 6 8 19 8h348c15 0 15 0 21-11z">
            <text:p/>
          </draw:path>
          <draw:path draw:style-name="gr3" draw:layer="layout" svg:width="0.316cm" svg:height="0.024cm" svg:x="3.025cm" svg:y="10.939cm" svg:viewBox="0 0 317 25" svg:d="M298 25c8 0 19 0 19-12 0-13-9-13-19-13h-279c-8 0-19 0-19 11 0 14 11 14 19 14z">
            <text:p/>
          </draw:path>
          <draw:path draw:style-name="gr3" draw:layer="layout" svg:width="0.172cm" svg:height="0.311cm" svg:x="3.441cm" svg:y="10.756cm" svg:viewBox="0 0 173 312" svg:d="M106 13c0-13 0-13-13-13-30 30-74 30-93 30v18c11 0 42 0 68-14v240c0 15 0 21-47 21h-17v17c7 0 66-2 83-2 16 0 75 2 86 2v-17h-19c-48 0-48-6-48-21z">
            <text:p/>
          </draw:path>
          <draw:path draw:style-name="gr3" draw:layer="layout" svg:width="0.256cm" svg:height="0.212cm" svg:x="2.972cm" svg:y="11.269cm" svg:viewBox="0 0 257 213" svg:d="M89 87c17-9 40-26 44-28 32-25 44-30 59-36-2 2-2 6-2 7 0 12 8 19 19 19 13 0 25-13 25-26 0-12-8-19-19-19-33 0-63 25-90 44-36 28-49 32-60 36 5-21 7-25 9-35 2-11 8-32 8-34 0-9-6-15-15-15-10 0-18 6-21 11-2 6-46 183-46 187 0 9 8 15 15 15 17 0 21-15 23-23 2-4 11-42 23-89 25 0 89 2 89 38 0 0 0 5-2 11-2 8-2 10-2 13 0 35 29 50 52 50 45 0 59-72 59-72 0-6-6-6-8-6-6 0-8 2-10 11-5 17-17 54-41 54-12 0-16-12-16-25 0-8 0-10 2-21 2-6 2-10 2-15 0-52-81-52-97-52z">
            <text:p/>
          </draw:path>
          <draw:path draw:style-name="gr3" draw:layer="layout" svg:width="0.157cm" svg:height="0.668cm" svg:x="3.758cm" svg:y="10.809cm" svg:viewBox="0 0 158 669" svg:d="M158 663c0-2 0-4-14-15-83-84-104-211-104-314 0-115 25-231 108-315 10-9 10-9 10-11 0-6-4-8-8-8-7 0-68 46-108 131-34 74-42 148-42 203 0 54 8 133 44 209 42 84 99 126 106 126 4 0 8-2 8-6z">
            <text:p/>
          </draw:path>
          <draw:path draw:style-name="gr3" draw:layer="layout" svg:width="0.478cm" svg:height="0.472cm" svg:x="3.977cm" svg:y="10.853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3-9 9-17 50-46 61-61 61-23 0-27-15-27-42 0-19 4-53 6-76 2-9 4-21 4-30 0-52-46-72-63-80z">
            <text:p/>
          </draw:path>
          <draw:path draw:style-name="gr3" draw:layer="layout" svg:width="0.459cm" svg:height="0.48cm" svg:x="4.484cm" svg:y="10.832cm" svg:viewBox="0 0 460 481" svg:d="M97 403c-27 45-53 55-84 57-7 0-13 0-13 13 0 4 4 8 10 8 17 0 38-2 57-2 22 0 45 2 66 2 4 0 13 0 13-14 0-7-5-7-11-7-15-2-30-8-30-25 0-7 3-15 9-25l49-85h170c1 15 11 106 11 112 0 21-36 23-49 23-10 0-16 0-16 13 0 8 8 8 10 8 26 0 55-2 83-2 18 0 59 2 76 2 4 0 12 0 12-14 0-7-6-7-15-7-42 0-42-6-44-25l-42-420c0-13 0-15-11-15-12 0-14 4-17 11zM177 304l133-220 21 220z">
            <text:p/>
          </draw:path>
          <draw:path draw:style-name="gr3" draw:layer="layout" svg:width="0.563cm" svg:height="0.457cm" svg:x="4.986cm" svg:y="10.853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layer="layout" svg:width="0.512cm" svg:height="0.457cm" svg:x="5.594cm" svg:y="10.853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1 0-3 4-15z">
            <text:p/>
          </draw:path>
          <draw:path draw:style-name="gr3" draw:layer="layout" svg:width="0.157cm" svg:height="0.668cm" svg:x="6.175cm" svg:y="10.809cm" svg:viewBox="0 0 158 669" svg:d="M158 334c0-51-8-133-46-209-40-81-99-125-104-125-6 0-8 2-8 8 0 2 0 2 13 15 67 66 105 173 105 311 0 116-25 234-108 318-10 7-10 9-10 11 0 4 2 6 8 6 5 0 66-46 106-129 34-74 44-149 44-206z">
            <text:p/>
          </draw:path>
          <draw:path draw:style-name="gr3" draw:layer="layout" svg:width="0.345cm" svg:height="0.303cm" svg:x="1.062cm" svg:y="10.996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layer="layout" svg:width="0.594cm" svg:height="0.349cm" svg:x="1.647cm" svg:y="10.95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layer="layout" svg:width="0.486cm" svg:height="0.455cm" svg:x="2.485cm" svg:y="10.838cm" svg:viewBox="0 0 487 456" svg:d="M448 300c2-4 4-7 4-9s0-8-7-8c-6 0-8 4-10 8-44 99-68 144-182 144h-97c-10 0-12 0-15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6-8 32-61 32-11 0-19 0-19 13 0 8 6 8 19 8h348c15 0 15 0 21-11z">
            <text:p/>
          </draw:path>
          <draw:path draw:style-name="gr3" draw:layer="layout" svg:width="0.316cm" svg:height="0.024cm" svg:x="3.04cm" svg:y="10.92cm" svg:viewBox="0 0 317 25" svg:d="M298 25c8 0 19 0 19-12 0-13-9-13-19-13h-279c-8 0-19 0-19 11 0 14 11 14 19 14z">
            <text:p/>
          </draw:path>
          <draw:path draw:style-name="gr3" draw:layer="layout" svg:width="0.172cm" svg:height="0.311cm" svg:x="3.456cm" svg:y="10.739cm" svg:viewBox="0 0 173 312" svg:d="M106 13c0-13 0-13-13-13-30 30-74 30-93 30v18c11 0 42 0 68-14v240c0 15 0 21-47 21h-17v17c7 0 66-2 83-2 16 0 75 2 86 2v-17h-19c-48 0-48-6-48-21z">
            <text:p/>
          </draw:path>
          <draw:path draw:style-name="gr3" draw:layer="layout" svg:width="0.256cm" svg:height="0.212cm" svg:x="2.987cm" svg:y="11.25cm" svg:viewBox="0 0 257 213" svg:d="M89 87c17-9 40-26 44-28 32-25 44-30 59-36-2 2-2 6-2 7 0 12 8 19 19 19 13 0 25-13 25-26 0-12-8-19-19-19-33 0-63 25-90 44-36 28-49 32-60 36 5-21 7-25 9-35 2-11 8-32 8-34 0-9-6-15-15-15-10 0-18 6-21 11-2 6-46 183-46 187 0 9 8 15 15 15 17 0 21-15 23-23 2-4 11-42 23-89 25 0 89 2 89 38 0 0 0 5-2 11-2 8-2 10-2 13 0 35 29 50 52 50 45 0 59-72 59-72 0-6-6-6-8-6-6 0-8 2-10 11-5 17-17 54-41 54-12 0-16-12-16-25 0-8 0-10 2-21 2-6 2-10 2-15 0-52-81-52-97-52z">
            <text:p/>
          </draw:path>
          <draw:path draw:style-name="gr3" draw:layer="layout" svg:width="0.157cm" svg:height="0.668cm" svg:x="3.772cm" svg:y="10.79cm" svg:viewBox="0 0 158 669" svg:d="M158 663c0-2 0-4-14-15-83-84-104-211-104-314 0-115 25-231 108-315 10-9 10-9 10-11 0-6-4-8-8-8-7 0-68 46-108 131-34 74-42 148-42 203 0 54 8 133 44 209 42 84 99 126 106 126 4 0 8-2 8-6z">
            <text:p/>
          </draw:path>
          <draw:path draw:style-name="gr3" draw:layer="layout" svg:width="0.478cm" svg:height="0.472cm" svg:x="3.992cm" svg:y="10.834cm" svg:viewBox="0 0 479 473" svg:d="M224 46c4-16 6-23 19-25 6 0 27 0 40 0 48 0 124 0 124 66 0 23-12 69-38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3-9 9-17 50-46 61-61 61-23 0-27-15-27-42 0-19 4-53 6-76 2-9 4-21 4-30 0-52-46-72-63-80z">
            <text:p/>
          </draw:path>
          <draw:path draw:style-name="gr3" draw:layer="layout" svg:width="0.459cm" svg:height="0.48cm" svg:x="4.499cm" svg:y="10.813cm" svg:viewBox="0 0 460 481" svg:d="M97 403c-27 45-53 55-84 57-7 0-13 0-13 13 0 4 4 8 10 8 17 0 38-2 57-2 22 0 45 2 66 2 4 0 13 0 13-14 0-7-5-7-11-7-15-2-30-8-30-25 0-7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layer="layout" svg:width="0.563cm" svg:height="0.457cm" svg:x="5.001cm" svg:y="10.834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layer="layout" svg:width="0.512cm" svg:height="0.457cm" svg:x="5.609cm" svg:y="10.834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1 0-3 4-15z">
            <text:p/>
          </draw:path>
          <draw:path draw:style-name="gr3" draw:layer="layout" svg:width="0.157cm" svg:height="0.668cm" svg:x="6.188cm" svg:y="10.79cm" svg:viewBox="0 0 158 669" svg:d="M158 334c0-51-8-133-46-209-40-81-99-125-104-125-6 0-8 2-8 8 0 2 0 2 13 15 67 66 105 173 105 311 0 116-25 234-108 318-10 7-10 9-10 11 0 4 2 6 8 6 5 0 66-46 106-129 34-74 44-149 44-206z">
            <text:p/>
          </draw:path>
          <draw:path draw:style-name="gr3" draw:layer="layout" svg:width="0.345cm" svg:height="0.303cm" svg:x="1.077cm" svg:y="11.015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layer="layout" svg:width="0.594cm" svg:height="0.349cm" svg:x="1.661cm" svg:y="10.969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layer="layout" svg:width="0.486cm" svg:height="0.455cm" svg:x="2.501cm" svg:y="10.855cm" svg:viewBox="0 0 487 456" svg:d="M448 300c2-4 4-7 4-9s0-8-7-8c-6 0-8 4-10 8-44 99-68 144-182 144h-99c-8 0-10 0-13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6-8 32-61 32-11 0-19 0-19 13 0 8 6 8 19 8h348c15 0 15 0 21-11z">
            <text:p/>
          </draw:path>
          <draw:path draw:style-name="gr3" draw:layer="layout" svg:width="0.316cm" svg:height="0.024cm" svg:x="3.055cm" svg:y="10.939cm" svg:viewBox="0 0 317 25" svg:d="M298 25c8 0 19 0 19-12 0-13-9-13-19-13h-279c-8 0-19 0-19 11 0 14 11 14 19 14z">
            <text:p/>
          </draw:path>
          <draw:path draw:style-name="gr3" draw:layer="layout" svg:width="0.172cm" svg:height="0.311cm" svg:x="3.471cm" svg:y="10.756cm" svg:viewBox="0 0 173 312" svg:d="M106 13c0-13 0-13-13-13-30 30-74 30-93 30v18c11 0 42 0 68-14v240c0 15 0 21-47 21h-17v17c7 0 66-2 83-2 16 0 75 2 86 2v-17h-19c-48 0-48-6-48-21z">
            <text:p/>
          </draw:path>
          <draw:path draw:style-name="gr3" draw:layer="layout" svg:width="0.256cm" svg:height="0.212cm" svg:x="3cm" svg:y="11.269cm" svg:viewBox="0 0 257 213" svg:d="M89 87c17-9 40-26 44-28 32-25 44-30 59-36-2 2-2 6-2 7 0 12 8 19 19 19 13 0 25-13 25-26 0-12-8-19-19-19-33 0-63 25-90 44-36 28-49 32-60 36 5-21 7-25 9-35 2-11 8-32 8-34 0-9-6-15-15-15-10 0-18 6-21 11-2 6-46 183-46 187 0 9 8 15 15 15 17 0 21-15 23-23 2-4 11-42 23-89 25 0 89 2 89 38 0 0 0 5-2 11-2 8-2 10-2 13 0 35 29 50 52 50 45 0 59-72 59-72 0-6-6-6-8-6-6 0-8 2-10 11-5 17-17 54-41 54-12 0-16-12-16-25 0-8 0-10 2-21 2-6 2-10 2-15 0-52-81-52-97-52z">
            <text:p/>
          </draw:path>
          <draw:path draw:style-name="gr3" draw:layer="layout" svg:width="0.157cm" svg:height="0.668cm" svg:x="3.787cm" svg:y="10.809cm" svg:viewBox="0 0 158 669" svg:d="M158 663c0-2 0-4-14-15-83-84-104-211-104-314 0-115 25-231 108-315 10-9 10-9 10-11 0-6-4-8-8-8-7 0-68 46-108 131-34 74-42 148-42 203 0 54 8 133 44 209 42 84 99 126 106 126 4 0 8-2 8-6z">
            <text:p/>
          </draw:path>
          <draw:path draw:style-name="gr3" draw:layer="layout" svg:width="0.478cm" svg:height="0.472cm" svg:x="4.007cm" svg:y="10.853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5 0-7 3-9 9-17 50-46 61-61 61-23 0-27-15-27-42 0-19 4-53 6-76 2-9 4-21 4-30 0-52-46-72-63-80z">
            <text:p/>
          </draw:path>
          <draw:path draw:style-name="gr3" draw:layer="layout" svg:width="0.459cm" svg:height="0.48cm" svg:x="4.515cm" svg:y="10.832cm" svg:viewBox="0 0 460 481" svg:d="M97 403c-27 45-53 55-84 57-7 0-13 0-13 13 0 4 4 8 10 8 17 0 38-2 57-2 22 0 45 2 66 2 4 0 13 0 13-14 0-7-5-7-11-7-15-2-30-8-30-25 0-7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layer="layout" svg:width="0.563cm" svg:height="0.457cm" svg:x="5.016cm" svg:y="10.853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layer="layout" svg:width="0.512cm" svg:height="0.457cm" svg:x="5.624cm" svg:y="10.853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1 0-3 4-15z">
            <text:p/>
          </draw:path>
          <draw:path draw:style-name="gr3" draw:layer="layout" svg:width="0.157cm" svg:height="0.668cm" svg:x="6.204cm" svg:y="10.809cm" svg:viewBox="0 0 158 669" svg:d="M158 334c0-51-8-133-46-209-40-81-99-125-104-125-6 0-8 2-8 8 0 2 0 2 13 15 67 66 105 173 105 311 0 116-25 234-108 318-10 7-10 9-10 11 0 4 2 6 8 6 5 0 66-46 106-129 34-74 44-149 44-206z">
            <text:p/>
          </draw:path>
        </draw:g>
        <draw:g>
          <svg:title>TexMaths</svg:title>
          <svg:desc>19§latex§\underline{\pmb{ $s_p \leftarrow s_{p'}; s_{p'} \leftarrow s_{p''} \text{ and } s_{p''} \leftarrow null$ }}§svg§600§TRUE§</svg:desc>
          <draw:polygon draw:style-name="gr4" draw:layer="layout" svg:width="10.713cm" svg:height="0.787cm" svg:x="11.298cm" svg:y="18.393cm" svg:viewBox="0 0 10714 788" draw:points="5358,788 0,788 0,0 10714,0 10714,788">
            <text:p/>
          </draw:polygon>
          <draw:path draw:style-name="gr3" draw:layer="layout" svg:width="0.246cm" svg:height="0.303cm" svg:x="11.522cm" svg:y="18.587cm" svg:viewBox="0 0 247 304" svg:d="M228 46c-19 0-32 15-32 30 0 9 5 19 21 19 15 0 30-11 30-38 0-29-29-57-80-57-89 0-114 68-114 99 0 51 51 62 70 66 35 6 71 14 71 51 0 18-15 73-97 73-10 0-61 0-76-35 25 2 42-17 42-36 0-15-12-22-25-22-17 0-38 13-38 43 0 38 38 65 97 65 108 0 135-82 135-110 0-25-14-42-21-50-19-19-38-22-69-28-22-6-49-10-49-40 0-21 15-61 74-61 17 0 51 4 61 31z">
            <text:p/>
          </draw:path>
          <draw:path draw:style-name="gr3" draw:layer="layout" svg:width="0.261cm" svg:height="0.297cm" svg:x="11.798cm" svg:y="18.77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594cm" svg:height="0.348cm" svg:x="12.33cm" svg:y="18.541cm" svg:viewBox="0 0 595 349" svg:d="M570 188c13 0 25 0 25-13 0-14-12-14-25-14h-498c38-28 55-55 61-64 30-46 36-88 36-89 0-8-8-8-13-8-12 0-14 2-15 13-16 67-56 122-132 154-7 2-9 4-9 8 0 5 4 5 9 9 71 29 116 82 132 156 1 8 3 9 15 9 5 0 13 0 13-7 0 0-6-44-34-88-13-20-32-43-63-66z">
            <text:p/>
          </draw:path>
          <draw:path draw:style-name="gr3" draw:layer="layout" svg:width="0.246cm" svg:height="0.303cm" svg:x="13.179cm" svg:y="18.587cm" svg:viewBox="0 0 247 304" svg:d="M228 46c-19 0-32 15-32 30 0 9 5 19 21 19 15 0 30-11 30-38 0-29-29-57-80-57-89 0-114 68-114 99 0 51 51 62 70 66 35 6 71 14 71 51 0 18-17 73-97 73-10 0-61 0-76-35 25 2 42-17 42-36 0-15-12-22-25-22-17 0-38 13-38 43 0 38 38 65 97 65 108 0 135-82 135-110 0-25-14-42-21-50-19-19-38-22-69-28-22-6-49-10-49-40 0-21 15-61 74-61 17 0 51 4 61 31z">
            <text:p/>
          </draw:path>
          <draw:path draw:style-name="gr3" draw:layer="layout" svg:width="0.261cm" svg:height="0.297cm" svg:x="13.454cm" svg:y="18.77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094cm" svg:height="0.176cm" svg:x="13.76cm" svg:y="18.661cm" svg:viewBox="0 0 95 177" svg:d="M91 32c0 0 4-7 4-13 0-11-11-19-21-19-15 0-19 11-21 15l-51 146c-2 4-2 6-2 6 0 6 15 10 15 10 2 0 4-2 6-6z">
            <text:p/>
          </draw:path>
          <draw:path draw:style-name="gr3" draw:layer="layout" svg:width="0.073cm" svg:height="0.417cm" svg:x="14.002cm" svg:y="18.594cm" svg:viewBox="0 0 74 418" svg:d="M72 36c0-21-15-36-36-36-19 0-36 15-36 36 0 19 17 34 36 34 21 0 36-15 36-34zM59 281c0 19 0 72-44 122-4 5-4 5-4 7 0 6 4 8 6 8 8 0 57-53 57-131 0-19 0-69-38-69-25 0-36 17-36 35 0 19 11 36 36 36 4 0 6 0 6 0 5-2 11-2 17-8z">
            <text:p/>
          </draw:path>
          <draw:path draw:style-name="gr3" draw:layer="layout" svg:width="0.246cm" svg:height="0.303cm" svg:x="14.275cm" svg:y="18.587cm" svg:viewBox="0 0 247 304" svg:d="M228 46c-19 0-32 15-32 30 0 9 5 19 21 19 15 0 30-11 30-38 0-29-29-57-80-57-89 0-114 68-114 99 0 51 51 62 70 66 35 6 71 14 71 51 0 18-17 73-97 73-10 0-61 0-76-35 25 2 42-17 42-36 0-15-12-22-25-22-17 0-38 13-38 43 0 38 38 65 97 65 108 0 135-82 135-110 0-25-14-42-21-50-19-19-38-22-69-28-22-6-49-10-49-40 0-21 15-61 74-61 17 0 51 4 61 31z">
            <text:p/>
          </draw:path>
          <draw:path draw:style-name="gr3" draw:layer="layout" svg:width="0.261cm" svg:height="0.297cm" svg:x="14.553cm" svg:y="18.77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094cm" svg:height="0.176cm" svg:x="14.859cm" svg:y="18.661cm" svg:viewBox="0 0 95 177" svg:d="M91 32c0 0 4-7 4-13 0-11-11-19-21-19-15 0-19 11-21 15l-51 146c-2 4-2 6-2 6 0 6 15 10 15 10 2 0 4-2 6-6z">
            <text:p/>
          </draw:path>
          <draw:path draw:style-name="gr3" draw:layer="layout" svg:width="0.594cm" svg:height="0.348cm" svg:x="15.265cm" svg:y="18.541cm" svg:viewBox="0 0 595 349" svg:d="M570 188c13 0 25 0 25-13 0-14-12-14-25-14h-498c38-28 55-55 61-64 30-46 36-88 36-89 0-8-8-8-13-8-12 0-14 2-15 13-16 67-56 122-132 154-7 2-9 4-9 8 0 5 4 5 9 9 71 29 116 82 132 156 1 8 3 9 15 9 5 0 13 0 13-7 0 0-6-44-34-88-13-20-32-43-63-66z">
            <text:p/>
          </draw:path>
          <draw:path draw:style-name="gr3" draw:layer="layout" svg:width="0.246cm" svg:height="0.303cm" svg:x="16.113cm" svg:y="18.587cm" svg:viewBox="0 0 247 304" svg:d="M228 46c-19 0-32 15-32 30 0 9 5 19 21 19 15 0 30-11 30-38 0-29-29-57-80-57-89 0-114 68-114 99 0 51 51 62 70 66 35 6 71 14 71 51 0 18-17 73-97 73-10 0-61 0-76-35 25 2 42-17 42-36 0-15-12-22-25-22-17 0-38 13-38 43 0 38 38 65 97 65 108 0 135-82 135-110 0-25-14-42-21-50-19-19-38-22-69-28-22-6-49-10-49-40 0-21 15-61 74-61 17 0 51 4 61 31z">
            <text:p/>
          </draw:path>
          <draw:path draw:style-name="gr3" draw:layer="layout" svg:width="0.261cm" svg:height="0.297cm" svg:x="16.39cm" svg:y="18.77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094cm" svg:height="0.176cm" svg:x="16.696cm" svg:y="18.661cm" svg:viewBox="0 0 95 177" svg:d="M91 32c0 0 4-7 4-13 0-11-11-19-21-19-15 0-19 11-21 15l-51 146c-2 4-2 6-2 6 0 6 15 10 15 10 2 0 4-2 6-6z">
            <text:p/>
          </draw:path>
          <draw:path draw:style-name="gr3" draw:layer="layout" svg:width="0.094cm" svg:height="0.176cm" svg:x="16.842cm" svg:y="18.661cm" svg:viewBox="0 0 95 177" svg:d="M91 32c0 0 4-7 4-13 0-11-11-19-21-19-15 0-19 11-21 15l-51 146c-2 4-2 6-2 6 0 6 15 10 15 10 2 0 4-2 6-6z">
            <text:p/>
          </draw:path>
          <draw:path draw:style-name="gr3" draw:layer="layout" svg:width="0.301cm" svg:height="0.307cm" svg:x="17.277cm" svg:y="18.583cm" svg:viewBox="0 0 302 308" svg:d="M196 251c2 26 21 55 51 55 15 0 55-10 55-65v-38h-15v38c0 38-17 44-25 44-23 0-25-31-25-34v-135c0-29 0-53-24-80-27-25-59-36-91-36-56 0-103 32-103 76 0 21 13 32 32 32 17 0 31-13 31-32 0-8-4-30-35-30 18-23 52-31 73-31 32 0 70 27 70 86v24c-34 2-80 4-124 25-49 23-66 57-66 87 0 54 65 71 108 71 44 0 74-27 88-57zM190 141v66c0 65-48 87-78 87-32 0-61-24-61-59 0-36 29-91 139-94z">
            <text:p/>
          </draw:path>
          <draw:path draw:style-name="gr3" draw:layer="layout" svg:width="0.337cm" svg:height="0.295cm" svg:x="17.604cm" svg:y="18.587cm" svg:viewBox="0 0 338 296" svg:d="M53 66v179c0 30-7 30-53 30v21c23 0 57-2 76-2 17 0 51 2 76 2v-21c-46 0-53 0-53-30v-123c0-69 47-107 91-107 42 0 49 36 49 74v156c0 30-7 30-53 30v21c25 0 59-2 76-2s53 2 76 2v-21c-36 0-51 0-53-19v-129c0-57 0-78-21-102-9-12-30-25-70-25-50 0-80 28-99 70v-70l-95 8v20c47 0 53 4 53 38z">
            <text:p/>
          </draw:path>
          <draw:path draw:style-name="gr3" draw:layer="layout" svg:width="0.33cm" svg:height="0.472cm" svg:x="17.975cm" svg:y="18.418cm" svg:viewBox="0 0 331 473" svg:d="M232 427v46l99-8v-21c-46 0-52-5-52-38v-406l-97 8v20c48 0 52 4 52 38v145c-19-25-48-42-84-42-80 0-150 66-150 152 0 85 66 152 142 152 44 0 73-23 90-46zM232 249v137c0 13 0 13-8 24-19 32-49 48-78 48-30 0-55-17-70-44-19-27-21-65-21-93 0-25 2-65 21-95 15-21 40-42 76-42 25 0 51 10 72 40 8 11 8 13 8 25z">
            <text:p/>
          </draw:path>
          <draw:path draw:style-name="gr3" draw:layer="layout" svg:width="0.246cm" svg:height="0.303cm" svg:x="18.583cm" svg:y="18.587cm" svg:viewBox="0 0 247 304" svg:d="M228 46c-19 0-32 15-32 30 0 9 5 19 21 19 15 0 30-11 30-38 0-29-29-57-80-57-89 0-114 68-114 99 0 51 51 62 70 66 35 6 71 14 71 51 0 18-17 73-97 73-10 0-61 0-76-35 25 2 42-17 42-36 0-15-12-22-25-22-17 0-38 13-38 43 0 38 38 65 97 65 108 0 135-82 135-110 0-25-14-42-21-50-19-19-38-22-69-28-22-6-49-10-49-40 0-21 15-61 74-61 17 0 51 4 61 31z">
            <text:p/>
          </draw:path>
          <draw:path draw:style-name="gr3" draw:layer="layout" svg:width="0.261cm" svg:height="0.297cm" svg:x="18.86cm" svg:y="18.77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094cm" svg:height="0.176cm" svg:x="19.166cm" svg:y="18.661cm" svg:viewBox="0 0 95 177" svg:d="M91 32c0 0 4-7 4-13 0-11-11-19-21-19-15 0-19 11-21 15l-51 146c-2 4-2 6-2 6 0 6 15 10 15 10 2 0 4-2 6-6z">
            <text:p/>
          </draw:path>
          <draw:path draw:style-name="gr3" draw:layer="layout" svg:width="0.094cm" svg:height="0.176cm" svg:x="19.312cm" svg:y="18.661cm" svg:viewBox="0 0 95 177" svg:d="M91 32c0 0 4-7 4-13 0-11-11-19-21-19-15 0-19 11-21 15l-51 146c-2 4-2 6-2 6 0 6 15 10 15 10 2 0 4-2 6-6z">
            <text:p/>
          </draw:path>
          <draw:path draw:style-name="gr3" draw:layer="layout" svg:width="0.594cm" svg:height="0.348cm" svg:x="19.719cm" svg:y="18.541cm" svg:viewBox="0 0 595 349" svg:d="M570 188c13 0 25 0 25-13 0-14-12-14-25-14h-498c38-28 55-55 61-64 30-46 36-88 36-89 0-8-8-8-13-8-12 0-14 2-15 13-16 67-56 122-132 154-7 2-9 4-9 8 0 5 4 5 9 9 71 29 116 82 132 156 1 8 3 9 15 9 5 0 13 0 13-7 0 0-6-44-34-88-13-20-32-43-63-66z">
            <text:p/>
          </draw:path>
          <draw:path draw:style-name="gr3" draw:layer="layout" svg:width="0.362cm" svg:height="0.303cm" svg:x="20.553cm" svg:y="18.587cm" svg:viewBox="0 0 363 304" svg:d="M40 256c-2 12-6 27-6 31 0 11 10 17 19 17 8 0 19-6 25-19 0 0 7-32 11-50l15-60c4-14 8-29 12-44 4-11 7-32 9-34 10-21 46-82 109-82 30 0 36 25 36 48 0 40-33 127-44 155-6 16-6 23-6 31 0 32 23 55 54 55 62 0 89-97 89-103 0-7-8-7-10-7-5 0-5 2-9 13-13 46-36 82-69 82-11 0-15-6-15-21 0-17 6-34 12-48 13-36 40-110 40-148 0-45-29-72-76-72-61 0-94 44-105 59-4-38-30-59-61-59-30 0-43 27-49 38-12 23-21 63-21 65 0 7 8 7 8 7 7 0 7 0 11-15 11-48 25-80 49-80 14 0 21 8 21 31 0 13-2 20-11 57z">
            <text:p/>
          </draw:path>
          <draw:path draw:style-name="gr3" draw:layer="layout" svg:width="0.345cm" svg:height="0.303cm" svg:x="20.952cm" svg:y="18.587cm" svg:viewBox="0 0 346 304" svg:d="M215 260c7 27 32 44 60 44 23 0 38-15 50-36 11-25 21-67 21-67 0-7-8-7-10-7-5 0-7 4-9 13-8 36-21 82-50 82-13 0-21-8-21-31 0-15 8-45 14-70l19-72c2-10 9-36 11-46 4-15 10-40 10-45 0-12-10-17-19-17-4 0-21 0-27 22-11 50-42 168-49 204-2 1-29 55-78 55-34 0-40-29-40-55 0-36 17-90 36-137 8-19 11-29 11-42 0-30-22-55-55-55-64 0-89 97-89 103 0 7 8 7 8 7 7 0 7-2 11-11 17-59 42-84 68-84 6 0 16 0 16 21 0 17-6 36-12 48-25 66-38 106-38 140 0 63 46 80 82 80 45 0 68-31 80-44z">
            <text:p/>
          </draw:path>
          <draw:path draw:style-name="gr3" draw:layer="layout" svg:width="0.143cm" svg:height="0.472cm" svg:x="21.341cm" svg:y="18.418cm" svg:viewBox="0 0 144 473" svg:d="M144 8c0 0 0-8-7-8-17 0-67 6-84 8-6 0-13 0-13 13 0 7 7 7 17 7 32 0 34 6 34 12l-2 13-85 334c-2 8-4 14-4 23 0 38 30 63 61 63 23 0 40-13 51-38 13-25 21-65 21-67 0-5-6-5-8-5-7 0-7 2-9 11-13 44-25 84-53 84-19 0-19-21-19-31 0-17 0-19 3-32z">
            <text:p/>
          </draw:path>
          <draw:path draw:style-name="gr3" draw:layer="layout" svg:width="0.143cm" svg:height="0.472cm" svg:x="21.554cm" svg:y="18.418cm" svg:viewBox="0 0 144 473" svg:d="M144 8c0 0 0-8-7-8-17 0-67 6-84 8-6 0-13 0-13 13 0 7 7 7 17 7 32 0 34 6 34 12l-2 13-85 334c-2 8-4 14-4 23 0 38 30 63 61 63 23 0 40-13 51-38 13-25 21-65 21-67 0-5-6-5-8-5-7 0-7 2-9 11-12 44-25 84-53 84-19 0-19-21-19-31 0-17 0-19 3-32z">
            <text:p/>
          </draw:path>
          <draw:path draw:style-name="gr3" draw:layer="layout" svg:width="0.246cm" svg:height="0.303cm" svg:x="11.539cm" svg:y="18.56cm" svg:viewBox="0 0 247 304" svg:d="M228 46c-19 0-32 15-32 30 0 9 5 19 21 19 15 0 30-11 30-38 0-29-29-57-80-57-89 0-114 68-114 99 0 51 51 62 70 66 35 6 71 14 71 51 0 18-15 73-97 73-10 0-61 0-76-35 25 2 42-17 42-36 0-15-12-22-25-22-17 0-38 13-38 43 0 38 38 65 97 65 108 0 135-82 135-110 0-25-14-42-21-50-19-19-38-22-69-28-22-6-49-10-49-40 0-21 15-61 74-61 17 0 51 4 61 31z">
            <text:p/>
          </draw:path>
          <draw:path draw:style-name="gr3" draw:layer="layout" svg:width="0.261cm" svg:height="0.297cm" svg:x="11.815cm" svg:y="18.748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594cm" svg:height="0.348cm" svg:x="12.347cm" svg:y="18.514cm" svg:viewBox="0 0 595 349" svg:d="M570 188c13 0 25 0 25-13 0-14-12-14-25-14h-498c38-28 55-55 61-64 30-46 36-88 36-89 0-8-8-8-13-8-12 0-14 2-15 13-16 67-56 122-132 154-7 2-9 4-9 8 0 5 4 5 9 9 71 29 116 82 132 156 1 8 3 9 15 9 5 0 13 0 13-7 0 0-6-44-34-88-13-20-32-43-63-66z">
            <text:p/>
          </draw:path>
          <draw:path draw:style-name="gr3" draw:layer="layout" svg:width="0.246cm" svg:height="0.303cm" svg:x="13.196cm" svg:y="18.56cm" svg:viewBox="0 0 247 304" svg:d="M228 46c-19 0-32 15-32 30 0 9 5 19 21 19 15 0 30-11 30-38 0-29-29-57-80-57-89 0-114 68-114 99 0 51 51 62 70 66 35 6 71 14 71 51 0 18-17 73-97 73-10 0-61 0-76-35 25 2 42-17 42-36 0-15-12-22-25-22-17 0-38 13-38 43 0 38 38 65 97 65 108 0 135-82 135-110 0-25-14-42-21-50-19-19-38-22-69-28-22-6-49-10-49-40 0-21 15-61 74-61 17 0 51 4 61 31z">
            <text:p/>
          </draw:path>
          <draw:path draw:style-name="gr3" draw:layer="layout" svg:width="0.261cm" svg:height="0.297cm" svg:x="13.472cm" svg:y="18.748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094cm" svg:height="0.176cm" svg:x="13.777cm" svg:y="18.634cm" svg:viewBox="0 0 95 177" svg:d="M91 32c0 0 4-7 4-13 0-11-11-19-21-19-15 0-19 11-21 15l-51 146c-2 4-2 6-2 6 0 6 15 10 15 10 2 0 4-2 6-6z">
            <text:p/>
          </draw:path>
          <draw:path draw:style-name="gr3" draw:layer="layout" svg:width="0.073cm" svg:height="0.417cm" svg:x="14.019cm" svg:y="18.568cm" svg:viewBox="0 0 74 418" svg:d="M72 36c0-21-15-36-36-36-19 0-36 15-36 36 0 19 17 34 36 34 21 0 36-15 36-34zM59 281c0 19 0 72-44 122-4 5-4 5-4 7 0 6 4 8 6 8 8 0 57-53 57-131 0-19 0-69-38-69-25 0-36 17-36 35 0 19 11 36 36 36 4 0 6 0 6 0 5-2 11-2 17-8z">
            <text:p/>
          </draw:path>
          <draw:path draw:style-name="gr3" draw:layer="layout" svg:width="0.246cm" svg:height="0.303cm" svg:x="14.292cm" svg:y="18.56cm" svg:viewBox="0 0 247 304" svg:d="M228 46c-19 0-32 15-32 30 0 9 5 19 21 19 15 0 30-11 30-38 0-29-29-57-80-57-89 0-114 68-114 99 0 51 51 62 70 66 35 6 71 14 71 51 0 18-17 73-97 73-10 0-61 0-76-35 25 2 42-17 42-36 0-15-12-22-25-22-17 0-38 13-38 43 0 38 38 65 97 65 108 0 135-82 135-110 0-25-14-42-21-50-19-19-38-22-69-28-22-6-49-10-49-40 0-21 15-61 74-61 17 0 51 4 61 31z">
            <text:p/>
          </draw:path>
          <draw:path draw:style-name="gr3" draw:layer="layout" svg:width="0.261cm" svg:height="0.297cm" svg:x="14.57cm" svg:y="18.748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094cm" svg:height="0.176cm" svg:x="14.876cm" svg:y="18.634cm" svg:viewBox="0 0 95 177" svg:d="M91 32c0 0 4-7 4-13 0-11-11-19-21-19-15 0-19 11-21 15l-51 146c-2 4-2 6-2 6 0 6 15 10 15 10 2 0 4-2 6-6z">
            <text:p/>
          </draw:path>
          <draw:path draw:style-name="gr3" draw:layer="layout" svg:width="0.594cm" svg:height="0.348cm" svg:x="15.282cm" svg:y="18.514cm" svg:viewBox="0 0 595 349" svg:d="M570 188c13 0 25 0 25-13 0-14-12-14-25-14h-498c38-28 55-55 61-64 30-46 36-88 36-89 0-8-8-8-13-8-12 0-14 2-15 13-16 67-56 122-132 154-7 2-9 4-9 8 0 5 4 5 9 9 71 29 116 82 132 156 1 8 3 9 15 9 5 0 13 0 13-7 0 0-6-44-34-88-13-20-32-43-63-66z">
            <text:p/>
          </draw:path>
          <draw:path draw:style-name="gr3" draw:layer="layout" svg:width="0.246cm" svg:height="0.303cm" svg:x="16.13cm" svg:y="18.56cm" svg:viewBox="0 0 247 304" svg:d="M228 46c-19 0-32 15-32 30 0 9 5 19 21 19 15 0 30-11 30-38 0-29-29-57-80-57-89 0-114 68-114 99 0 51 51 62 70 66 35 6 71 14 71 51 0 18-17 73-97 73-10 0-61 0-76-35 25 2 42-17 42-36 0-15-12-22-25-22-17 0-38 13-38 43 0 38 38 65 97 65 108 0 135-82 135-110 0-25-14-42-21-50-19-19-38-22-69-28-22-6-49-10-49-40 0-21 15-61 74-61 17 0 51 4 61 31z">
            <text:p/>
          </draw:path>
          <draw:path draw:style-name="gr3" draw:layer="layout" svg:width="0.261cm" svg:height="0.297cm" svg:x="16.407cm" svg:y="18.748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094cm" svg:height="0.176cm" svg:x="16.713cm" svg:y="18.634cm" svg:viewBox="0 0 95 177" svg:d="M91 32c0 0 4-7 4-13 0-11-11-19-21-19-15 0-19 11-21 15l-51 146c-2 4-2 6-2 6 0 6 15 10 15 10 2 0 4-2 6-6z">
            <text:p/>
          </draw:path>
          <draw:path draw:style-name="gr3" draw:layer="layout" svg:width="0.094cm" svg:height="0.176cm" svg:x="16.859cm" svg:y="18.634cm" svg:viewBox="0 0 95 177" svg:d="M91 32c0 0 4-7 4-13 0-11-11-19-21-19-15 0-19 11-21 15l-51 146c-2 4-2 6-2 6 0 6 15 10 15 10 2 0 4-2 6-6z">
            <text:p/>
          </draw:path>
          <draw:path draw:style-name="gr3" draw:layer="layout" svg:width="0.301cm" svg:height="0.307cm" svg:x="17.294cm" svg:y="18.556cm" svg:viewBox="0 0 302 308" svg:d="M196 251c2 26 21 55 51 55 15 0 55-10 55-65v-38h-15v38c0 38-17 44-25 44-23 0-25-31-25-34v-135c0-29 0-53-24-80-27-25-59-36-91-36-56 0-103 32-103 76 0 21 13 32 32 32 17 0 31-13 31-32 0-8-4-30-35-30 18-23 52-31 73-31 32 0 70 27 70 86v24c-34 2-80 4-124 25-49 23-66 57-66 87 0 54 65 71 108 71 44 0 74-27 88-57zM190 141v66c0 65-48 87-78 87-32 0-61-24-61-59 0-36 29-91 139-94z">
            <text:p/>
          </draw:path>
          <draw:path draw:style-name="gr3" draw:layer="layout" svg:width="0.337cm" svg:height="0.295cm" svg:x="17.621cm" svg:y="18.56cm" svg:viewBox="0 0 338 296" svg:d="M53 66v179c0 30-7 30-53 30v21c23 0 57-2 76-2 17 0 53 2 76 2v-21c-46 0-53 0-53-30v-123c0-69 47-107 91-107 42 0 49 36 49 74v156c0 30-7 30-53 30v21c25 0 59-2 76-2s53 2 76 2v-21c-36 0-51 0-53-19v-129c0-57 0-78-21-102-9-12-30-25-70-25-50 0-80 28-99 70v-70l-95 8v20c47 0 53 4 53 38z">
            <text:p/>
          </draw:path>
          <draw:path draw:style-name="gr3" draw:layer="layout" svg:width="0.33cm" svg:height="0.472cm" svg:x="17.992cm" svg:y="18.391cm" svg:viewBox="0 0 331 473" svg:d="M232 427v46l99-8v-21c-46 0-52-5-52-38v-406l-97 8v20c48 0 52 4 52 38v145c-19-25-48-42-84-42-80 0-150 66-150 152 0 85 66 152 142 152 44 0 73-23 90-46zM232 249v137c0 13 0 13-8 24-19 32-49 48-78 48-30 0-55-17-70-44-19-27-21-65-21-93 0-25 2-65 21-95 15-21 40-42 76-42 25 0 51 10 72 40 8 11 8 13 8 25z">
            <text:p/>
          </draw:path>
          <draw:path draw:style-name="gr3" draw:layer="layout" svg:width="0.246cm" svg:height="0.303cm" svg:x="18.6cm" svg:y="18.56cm" svg:viewBox="0 0 247 304" svg:d="M228 46c-19 0-32 15-32 30 0 9 5 19 21 19 15 0 30-11 30-38 0-29-29-57-80-57-89 0-114 68-114 99 0 51 51 62 70 66 35 6 71 14 71 51 0 18-17 73-97 73-10 0-61 0-76-35 25 2 42-17 42-36 0-15-12-22-25-22-17 0-38 13-38 43 0 38 38 65 97 65 108 0 135-82 135-110 0-25-14-42-21-50-19-19-38-22-69-28-22-6-49-10-49-40 0-21 15-61 74-61 17 0 51 4 61 31z">
            <text:p/>
          </draw:path>
          <draw:path draw:style-name="gr3" draw:layer="layout" svg:width="0.261cm" svg:height="0.297cm" svg:x="18.875cm" svg:y="18.748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094cm" svg:height="0.176cm" svg:x="19.181cm" svg:y="18.634cm" svg:viewBox="0 0 95 177" svg:d="M91 32c0 0 4-7 4-13 0-11-11-19-21-19-15 0-19 11-21 15l-51 146c-2 4-2 6-2 6 0 6 15 10 15 10 2 0 4-2 6-6z">
            <text:p/>
          </draw:path>
          <draw:path draw:style-name="gr3" draw:layer="layout" svg:width="0.094cm" svg:height="0.176cm" svg:x="19.329cm" svg:y="18.634cm" svg:viewBox="0 0 95 177" svg:d="M91 32c0 0 4-7 4-13 0-11-11-19-21-19-15 0-19 11-21 15l-51 146c-2 4-2 6-2 6 0 6 15 10 15 10 2 0 4-2 6-6z">
            <text:p/>
          </draw:path>
          <draw:path draw:style-name="gr3" draw:layer="layout" svg:width="0.594cm" svg:height="0.348cm" svg:x="19.736cm" svg:y="18.514cm" svg:viewBox="0 0 595 349" svg:d="M570 188c13 0 25 0 25-13 0-14-12-14-25-14h-498c38-28 55-55 61-64 30-46 36-88 36-89 0-8-8-8-13-8-12 0-14 2-15 13-16 67-56 122-132 154-7 2-9 4-9 8 0 5 4 5 9 9 71 29 116 82 132 156 1 8 3 9 15 9 5 0 13 0 13-7 0 0-6-44-34-88-13-20-32-43-63-66z">
            <text:p/>
          </draw:path>
          <draw:path draw:style-name="gr3" draw:layer="layout" svg:width="0.362cm" svg:height="0.303cm" svg:x="20.568cm" svg:y="18.56cm" svg:viewBox="0 0 363 304" svg:d="M40 256c-2 12-6 27-6 31 0 11 10 17 19 17 8 0 19-6 25-19 0 0 7-32 11-50l15-60c4-14 8-29 12-44 4-11 7-32 9-34 10-21 46-82 109-82 30 0 36 25 36 48 0 40-33 127-44 155-6 16-6 23-6 31 0 32 23 55 54 55 62 0 89-97 89-103 0-7-8-7-10-7-5 0-5 2-9 13-13 46-36 82-69 82-11 0-15-6-15-21 0-17 6-34 12-48 13-36 41-110 41-148 0-45-30-72-77-72-61 0-94 44-105 59-4-38-30-59-61-59-30 0-43 27-49 38-12 23-21 63-21 65 0 7 8 7 8 7 7 0 7 0 11-15 11-48 25-80 49-80 14 0 21 8 21 31 0 13-2 20-11 57z">
            <text:p/>
          </draw:path>
          <draw:path draw:style-name="gr3" draw:layer="layout" svg:width="0.345cm" svg:height="0.303cm" svg:x="20.969cm" svg:y="18.56cm" svg:viewBox="0 0 346 304" svg:d="M215 260c7 27 32 44 60 44 23 0 38-15 50-36 11-25 21-67 21-67 0-7-8-7-10-7-5 0-7 4-9 13-8 36-21 82-50 82-13 0-21-8-21-31 0-15 8-45 14-70l19-72c2-10 9-36 11-46 4-15 10-40 10-45 0-12-10-17-19-17-4 0-21 0-27 22-11 50-42 168-49 204-2 1-29 55-78 55-34 0-40-29-40-55 0-36 17-90 36-137 8-19 11-29 11-42 0-30-22-55-55-55-64 0-89 97-89 103 0 7 8 7 8 7 7 0 7-2 11-11 17-59 42-84 68-84 6 0 16 0 16 21 0 17-6 36-12 48-25 66-38 106-38 140 0 63 46 80 82 80 45 0 68-31 80-44z">
            <text:p/>
          </draw:path>
          <draw:path draw:style-name="gr3" draw:layer="layout" svg:width="0.143cm" svg:height="0.472cm" svg:x="21.358cm" svg:y="18.391cm" svg:viewBox="0 0 144 473" svg:d="M144 8c0 0 0-8-7-8-17 0-67 6-84 8-6 0-13 0-13 13 0 7 7 7 17 7 32 0 34 6 34 12l-2 13-85 334c-2 8-4 14-4 23 0 38 30 63 61 63 23 0 40-13 51-38 13-25 21-65 21-67 0-5-6-5-8-5-7 0-7 2-9 11-13 44-25 84-53 84-19 0-19-21-19-31 0-17 0-19 3-32z">
            <text:p/>
          </draw:path>
          <draw:path draw:style-name="gr3" draw:layer="layout" svg:width="0.143cm" svg:height="0.472cm" svg:x="21.571cm" svg:y="18.391cm" svg:viewBox="0 0 144 473" svg:d="M144 8c0 0 0-8-7-8-17 0-67 6-84 8-6 0-13 0-13 13 0 7 7 7 17 7 32 0 34 6 34 12l-2 13-85 334c-2 8-4 14-4 23 0 38 30 63 61 63 23 0 40-13 51-38 13-25 21-65 21-67 0-5-6-5-8-5-7 0-7 2-9 11-13 44-25 84-53 84-19 0-19-21-19-31 0-17 0-19 3-32z">
            <text:p/>
          </draw:path>
          <draw:path draw:style-name="gr3" draw:layer="layout" svg:width="0.246cm" svg:height="0.303cm" svg:x="11.554cm" svg:y="18.587cm" svg:viewBox="0 0 247 304" svg:d="M228 46c-19 0-32 15-32 30 0 9 5 19 21 19 15 0 30-11 30-38 0-29-29-57-80-57-89 0-114 68-114 99 0 51 51 62 70 66 35 6 71 14 71 51 0 18-15 73-97 73-10 0-61 0-76-35 25 2 42-17 42-36 0-15-12-22-25-22-17 0-38 13-38 43 0 38 38 65 97 65 108 0 135-82 135-110 0-25-14-42-21-50-19-19-38-22-69-28-22-6-49-10-49-40 0-21 15-61 74-61 17 0 51 4 61 31z">
            <text:p/>
          </draw:path>
          <draw:path draw:style-name="gr3" draw:layer="layout" svg:width="0.261cm" svg:height="0.297cm" svg:x="11.832cm" svg:y="18.77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594cm" svg:height="0.348cm" svg:x="12.364cm" svg:y="18.541cm" svg:viewBox="0 0 595 349" svg:d="M570 188c13 0 25 0 25-13 0-14-12-14-25-14h-498c38-28 55-55 61-64 30-46 36-88 36-89 0-8-8-8-13-8-12 0-14 2-15 13-16 67-56 122-132 154-7 2-9 4-9 8 0 5 4 5 9 9 71 29 116 82 132 156 1 8 3 9 15 9 5 0 13 0 13-7 0 0-6-44-34-88-13-20-32-43-63-66z">
            <text:p/>
          </draw:path>
          <draw:path draw:style-name="gr3" draw:layer="layout" svg:width="0.246cm" svg:height="0.303cm" svg:x="13.211cm" svg:y="18.587cm" svg:viewBox="0 0 247 304" svg:d="M228 46c-19 0-32 15-32 30 0 9 5 19 21 19 15 0 30-11 30-38 0-29-29-57-80-57-89 0-114 68-114 99 0 51 51 62 70 66 35 6 71 14 71 51 0 18-17 73-97 73-10 0-61 0-76-35 25 2 42-17 42-36 0-15-12-22-25-22-17 0-38 13-38 43 0 38 38 65 97 65 108 0 135-82 135-110 0-25-14-42-21-50-19-19-38-22-69-28-22-6-49-10-49-40 0-21 15-61 74-61 17 0 51 4 61 31z">
            <text:p/>
          </draw:path>
          <draw:path draw:style-name="gr3" draw:layer="layout" svg:width="0.261cm" svg:height="0.297cm" svg:x="13.489cm" svg:y="18.77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094cm" svg:height="0.176cm" svg:x="13.795cm" svg:y="18.661cm" svg:viewBox="0 0 95 177" svg:d="M91 32c0 0 4-7 4-13 0-11-11-19-21-19-15 0-19 11-21 15l-51 146c-2 4-2 6-2 6 0 6 15 10 15 10 2 0 4-2 6-6z">
            <text:p/>
          </draw:path>
          <draw:path draw:style-name="gr3" draw:layer="layout" svg:width="0.073cm" svg:height="0.417cm" svg:x="14.036cm" svg:y="18.594cm" svg:viewBox="0 0 74 418" svg:d="M72 36c0-21-15-36-36-36-19 0-36 15-36 36 0 19 17 34 36 34 21 0 36-15 36-34zM59 281c0 19 0 72-44 122-4 5-4 5-4 7 0 6 4 8 6 8 8 0 57-53 57-131 0-19 0-69-38-69-25 0-36 17-36 35 0 19 11 36 36 36 4 0 6 0 6 0 5-2 11-2 17-8z">
            <text:p/>
          </draw:path>
          <draw:path draw:style-name="gr3" draw:layer="layout" svg:width="0.246cm" svg:height="0.303cm" svg:x="14.309cm" svg:y="18.587cm" svg:viewBox="0 0 247 304" svg:d="M228 46c-19 0-32 15-32 30 0 9 5 19 21 19 15 0 30-11 30-38 0-29-29-57-80-57-89 0-114 68-114 99 0 51 51 62 70 66 35 6 71 14 71 51 0 18-17 73-97 73-10 0-61 0-76-35 25 2 42-17 42-36 0-15-12-22-25-22-17 0-38 13-38 43 0 38 38 65 97 65 108 0 135-82 135-110 0-25-14-42-21-50-19-19-38-22-69-28-22-6-49-10-49-40 0-21 15-61 74-61 17 0 51 4 61 31z">
            <text:p/>
          </draw:path>
          <draw:path draw:style-name="gr3" draw:layer="layout" svg:width="0.261cm" svg:height="0.297cm" svg:x="14.587cm" svg:y="18.77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094cm" svg:height="0.176cm" svg:x="14.891cm" svg:y="18.661cm" svg:viewBox="0 0 95 177" svg:d="M91 32c0 0 4-7 4-13 0-11-11-19-21-19-15 0-19 11-21 15l-51 146c-2 4-2 6-2 6 0 6 15 10 15 10 2 0 4-2 6-6z">
            <text:p/>
          </draw:path>
          <draw:path draw:style-name="gr3" draw:layer="layout" svg:width="0.594cm" svg:height="0.348cm" svg:x="15.299cm" svg:y="18.541cm" svg:viewBox="0 0 595 349" svg:d="M570 188c13 0 25 0 25-13 0-14-12-14-25-14h-498c38-28 55-55 61-64 30-46 36-88 36-89 0-8-8-8-13-8-12 0-14 2-15 13-16 67-56 122-132 154-7 2-9 4-9 8 0 5 4 5 9 9 71 29 116 82 132 156 1 8 3 9 15 9 5 0 13 0 13-7 0 0-6-44-34-88-13-20-32-43-63-66z">
            <text:p/>
          </draw:path>
          <draw:path draw:style-name="gr3" draw:layer="layout" svg:width="0.246cm" svg:height="0.303cm" svg:x="16.147cm" svg:y="18.587cm" svg:viewBox="0 0 247 304" svg:d="M228 46c-19 0-32 15-32 30 0 9 5 19 21 19 15 0 30-11 30-38 0-29-29-57-80-57-89 0-114 68-114 99 0 51 51 62 70 66 35 6 71 14 71 51 0 18-17 73-97 73-10 0-61 0-76-35 25 2 42-17 42-36 0-15-12-22-25-22-17 0-38 13-38 43 0 38 38 65 97 65 108 0 135-82 135-110 0-25-14-42-21-50-19-19-38-22-69-28-22-6-49-10-49-40 0-21 15-61 74-61 17 0 51 4 61 31z">
            <text:p/>
          </draw:path>
          <draw:path draw:style-name="gr3" draw:layer="layout" svg:width="0.261cm" svg:height="0.297cm" svg:x="16.424cm" svg:y="18.77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094cm" svg:height="0.176cm" svg:x="16.73cm" svg:y="18.661cm" svg:viewBox="0 0 95 177" svg:d="M91 32c0 0 4-7 4-13 0-11-11-19-21-19-15 0-19 11-21 15l-51 146c-2 4-2 6-2 6 0 6 15 10 15 10 2 0 4-2 6-6z">
            <text:p/>
          </draw:path>
          <draw:path draw:style-name="gr3" draw:layer="layout" svg:width="0.094cm" svg:height="0.176cm" svg:x="16.876cm" svg:y="18.661cm" svg:viewBox="0 0 95 177" svg:d="M91 32c0 0 4-7 4-13 0-11-11-19-21-19-15 0-19 11-21 15l-51 146c-2 4-2 6-2 6 0 6 15 10 15 10 2 0 4-2 6-6z">
            <text:p/>
          </draw:path>
          <draw:path draw:style-name="gr3" draw:layer="layout" svg:width="0.301cm" svg:height="0.307cm" svg:x="17.311cm" svg:y="18.583cm" svg:viewBox="0 0 302 308" svg:d="M196 251c2 26 21 55 51 55 15 0 55-10 55-65v-38h-15v38c0 38-17 44-25 44-23 0-25-31-25-34v-135c0-29 0-53-24-80-27-25-59-36-91-36-56 0-103 32-103 76 0 21 13 32 32 32 17 0 31-13 31-32 0-8-4-30-35-30 18-23 52-31 73-31 32 0 70 27 70 86v24c-34 2-80 4-124 25-49 23-66 57-66 87 0 54 65 71 108 71 44 0 74-27 88-57zM190 141v66c0 65-48 87-78 87-32 0-61-24-61-59 0-36 29-91 139-94z">
            <text:p/>
          </draw:path>
          <draw:path draw:style-name="gr3" draw:layer="layout" svg:width="0.337cm" svg:height="0.295cm" svg:x="17.636cm" svg:y="18.587cm" svg:viewBox="0 0 338 296" svg:d="M53 66v179c0 30-7 30-53 30v21c23 0 57-2 76-2 17 0 53 2 76 2v-21c-46 0-53 0-53-30v-123c0-69 47-107 91-107 42 0 49 36 49 74v156c0 30-7 30-53 30v21c25 0 59-2 76-2s53 2 76 2v-21c-36 0-51 0-53-19v-129c0-57 0-78-21-102-9-12-30-25-70-25-50 0-80 28-99 70v-70l-95 8v20c47 0 53 4 53 38z">
            <text:p/>
          </draw:path>
          <draw:path draw:style-name="gr3" draw:layer="layout" svg:width="0.33cm" svg:height="0.472cm" svg:x="18.009cm" svg:y="18.418cm" svg:viewBox="0 0 331 473" svg:d="M232 427v46l99-8v-21c-46 0-52-5-52-38v-406l-97 8v20c48 0 52 4 52 38v145c-19-25-48-42-84-42-80 0-150 66-150 152 0 85 66 152 142 152 44 0 73-23 90-46zM232 249v137c0 13 0 13-8 24-19 32-49 48-78 48-30 0-55-17-70-44-19-27-21-65-21-93 0-25 2-65 21-95 15-21 40-42 76-42 25 0 51 10 72 40 8 11 8 13 8 25z">
            <text:p/>
          </draw:path>
          <draw:path draw:style-name="gr3" draw:layer="layout" svg:width="0.246cm" svg:height="0.303cm" svg:x="18.617cm" svg:y="18.587cm" svg:viewBox="0 0 247 304" svg:d="M228 46c-19 0-32 15-32 30 0 9 5 19 21 19 15 0 30-11 30-38 0-29-29-57-80-57-89 0-114 68-114 99 0 51 51 62 70 66 35 6 71 14 71 51 0 18-17 73-97 73-10 0-61 0-76-35 25 2 42-17 42-36 0-15-12-22-25-22-17 0-38 13-38 43 0 38 38 65 97 65 108 0 135-82 135-110 0-25-14-42-21-50-19-19-38-22-69-28-22-6-49-10-49-40 0-21 15-61 74-61 17 0 51 4 61 31z">
            <text:p/>
          </draw:path>
          <draw:path draw:style-name="gr3" draw:layer="layout" svg:width="0.261cm" svg:height="0.297cm" svg:x="18.892cm" svg:y="18.77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layer="layout" svg:width="0.094cm" svg:height="0.176cm" svg:x="19.198cm" svg:y="18.661cm" svg:viewBox="0 0 95 177" svg:d="M91 32c0 0 4-7 4-13 0-11-11-19-21-19-15 0-19 11-21 15l-51 146c-2 4-2 6-2 6 0 6 15 10 15 10 2 0 4-2 6-6z">
            <text:p/>
          </draw:path>
          <draw:path draw:style-name="gr3" draw:layer="layout" svg:width="0.094cm" svg:height="0.176cm" svg:x="19.344cm" svg:y="18.661cm" svg:viewBox="0 0 95 177" svg:d="M91 32c0 0 4-7 4-13 0-11-11-19-21-19-15 0-19 11-21 15l-51 146c-2 4-2 6-2 6 0 6 15 10 15 10 2 0 4-2 6-6z">
            <text:p/>
          </draw:path>
          <draw:path draw:style-name="gr3" draw:layer="layout" svg:width="0.594cm" svg:height="0.348cm" svg:x="19.753cm" svg:y="18.541cm" svg:viewBox="0 0 595 349" svg:d="M570 188c13 0 25 0 25-13 0-14-12-14-25-14h-498c38-28 55-55 61-64 30-46 36-88 36-89 0-8-8-8-13-8-12 0-14 2-15 13-16 67-56 122-132 154-7 2-9 4-9 8 0 5 4 5 9 9 71 29 116 82 132 156 1 8 3 9 15 9 5 0 13 0 13-7 0 0-6-44-34-88-13-20-32-43-63-66z">
            <text:p/>
          </draw:path>
          <draw:path draw:style-name="gr3" draw:layer="layout" svg:width="0.362cm" svg:height="0.303cm" svg:x="20.585cm" svg:y="18.587cm" svg:viewBox="0 0 363 304" svg:d="M40 256c-2 12-6 27-6 31 0 11 10 17 19 17 8 0 19-6 25-19 0 0 7-32 11-50l15-60c4-14 8-29 12-44 4-11 7-32 9-34 10-21 46-82 109-82 30 0 36 25 36 48 0 40-33 127-44 155-6 16-6 23-6 31 0 32 23 55 54 55 62 0 89-97 89-103 0-7-8-7-10-7-5 0-5 2-9 13-13 46-36 82-69 82-11 0-15-6-15-21 0-17 6-34 12-48 13-36 41-110 41-148 0-45-30-72-77-72-61 0-94 44-105 59-4-38-30-59-61-59-30 0-43 27-49 38-12 23-21 63-21 65 0 7 8 7 8 7 7 0 7 0 11-15 11-48 25-80 49-80 14 0 21 8 21 31 0 13-2 20-11 57z">
            <text:p/>
          </draw:path>
          <draw:path draw:style-name="gr3" draw:layer="layout" svg:width="0.345cm" svg:height="0.303cm" svg:x="20.984cm" svg:y="18.587cm" svg:viewBox="0 0 346 304" svg:d="M215 260c7 27 32 44 60 44 23 0 38-15 50-36 11-25 21-67 21-67 0-7-8-7-10-7-5 0-7 4-9 13-8 36-21 82-50 82-13 0-21-8-21-31 0-15 8-45 14-70l19-72c2-10 9-36 11-46 4-15 10-40 10-45 0-12-10-17-19-17-4 0-21 0-27 22-11 50-42 168-49 204-2 1-29 55-78 55-34 0-40-29-40-55 0-36 17-90 36-137 8-19 11-29 11-42 0-30-22-55-55-55-64 0-89 97-89 103 0 7 8 7 8 7 7 0 7-2 11-11 17-59 42-84 68-84 6 0 16 0 16 21 0 17-6 36-12 48-25 66-38 106-38 140 0 63 46 80 82 80 45 0 68-31 80-44z">
            <text:p/>
          </draw:path>
          <draw:path draw:style-name="gr3" draw:layer="layout" svg:width="0.143cm" svg:height="0.472cm" svg:x="21.376cm" svg:y="18.418cm" svg:viewBox="0 0 144 473" svg:d="M144 8c0 0 0-8-7-8-17 0-67 6-84 8-6 0-13 0-13 13 0 7 7 7 17 7 32 0 34 6 34 12l-2 13-85 334c-2 8-4 14-4 23 0 38 30 63 61 63 23 0 40-13 51-38 13-25 21-65 21-67 0-5-6-5-8-5-7 0-7 2-9 11-13 44-25 84-53 84-19 0-19-21-19-31 0-17 0-19 3-32z">
            <text:p/>
          </draw:path>
          <draw:path draw:style-name="gr3" draw:layer="layout" svg:width="0.143cm" svg:height="0.472cm" svg:x="21.586cm" svg:y="18.418cm" svg:viewBox="0 0 144 473" svg:d="M144 8c0 0 0-8-7-8-17 0-67 6-84 8-6 0-13 0-13 13 0 7 7 7 17 7 32 0 34 6 34 12l-2 13-85 334c-2 8-4 14-4 23 0 38 30 63 61 63 23 0 40-13 51-38 13-25 21-65 21-67 0-5-6-5-8-5-7 0-7 2-9 11-13 44-25 84-53 84-19 0-19-21-19-31 0-17 0-19 3-32z">
            <text:p/>
          </draw:path>
          <draw:polygon draw:style-name="gr3" draw:layer="layout" svg:width="10.713cm" svg:height="0.027cm" svg:x="11.298cm" svg:y="19.153cm" svg:viewBox="0 0 10714 28" draw:points="5358,28 0,28 0,0 10714,0 10714,28">
            <text:p/>
          </draw:polygon>
        </draw:g>
        <draw:g>
          <svg:title>TexMaths</svg:title>
          <svg:desc>19§latex§\underline{\pmb{if $u_{p''} \notin \left\lbrace PMSI,P_{new} \right\rbrace$}}§svg§600§TRUE§</svg:desc>
          <draw:polygon draw:style-name="gr4" draw:layer="layout" svg:width="6.926cm" svg:height="0.826cm" svg:x="1.042cm" svg:y="13.236cm" svg:viewBox="0 0 6927 827" draw:points="3464,827 0,827 0,0 6927,0 6927,827">
            <text:p/>
          </draw:polygon>
          <draw:path draw:style-name="gr3" draw:layer="layout" svg:width="0.143cm" svg:height="0.448cm" svg:x="1.065cm" svg:y="13.318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layer="layout" svg:width="0.217cm" svg:height="0.472cm" svg:x="1.249cm" svg:y="13.293cm" svg:viewBox="0 0 218 473" svg:d="M95 184v-78c0-58 32-91 63-91 2 0 11 0 22 4-9 4-20 11-20 29 0 15 11 28 28 28 21 0 30-13 30-28 0-25-24-48-60-48-48 0-105 36-105 106v78h-53v21h53v217c0 30-7 30-53 30v21c27-2 59-2 78-2 26 0 59 0 85 2v-21h-15c-49 0-51-7-51-32v-215h78v-21z">
            <text:p/>
          </draw:path>
          <draw:path draw:style-name="gr3" draw:layer="layout" svg:width="0.345cm" svg:height="0.303cm" svg:x="1.673cm" svg:y="13.468cm" svg:viewBox="0 0 346 304" svg:d="M215 260c7 27 32 44 60 44 23 0 38-15 50-36 11-25 21-66 21-66 0-8-8-8-10-8-5 0-5 4-9 13-8 36-21 82-50 82-13 0-21-8-21-30 0-16 8-46 14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layer="layout" svg:width="0.261cm" svg:height="0.297cm" svg:x="2.036cm" svg:y="13.658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layer="layout" svg:width="0.094cm" svg:height="0.176cm" svg:x="2.343cm" svg:y="13.544cm" svg:viewBox="0 0 95 177" svg:d="M91 32c0 0 4-7 4-13 0-11-11-19-21-19-15 0-19 11-21 15l-51 147c-2 3-2 5-2 5 0 6 15 10 15 10 2 0 4-2 6-6z">
            <text:p/>
          </draw:path>
          <draw:path draw:style-name="gr3" draw:layer="layout" svg:width="0.094cm" svg:height="0.176cm" svg:x="2.49cm" svg:y="13.544cm" svg:viewBox="0 0 95 177" svg:d="M91 32c0 0 4-7 4-13 0-11-11-19-21-19-15 0-19 11-21 15l-51 147c-2 3-2 5-2 5 0 6 15 10 15 10 2 0 4-2 6-6z">
            <text:p/>
          </draw:path>
          <draw:path draw:style-name="gr3" draw:layer="layout" svg:width="0.261cm" svg:height="0.668cm" svg:x="2.968cm" svg:y="13.263cm" svg:viewBox="0 0 262 669" svg:d="M258 25c4-8 4-12 4-12 0-7-6-13-13-13-6 0-10 2-12 6l-233 638c-4 10-4 12-4 12 0 8 6 13 13 13 10 0 12-4 15-15z">
            <text:p/>
          </draw:path>
          <draw:path draw:style-name="gr3" draw:layer="layout" svg:width="0.335cm" svg:height="0.389cm" svg:x="2.913cm" svg:y="13.403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3" draw:layer="layout" svg:width="0.238cm" svg:height="0.668cm" svg:x="3.537cm" svg:y="13.263cm" svg:viewBox="0 0 239 669" svg:d="M142 89c0-26 18-70 92-74 2-2 5-4 5-7 0-8-5-8-13-8-66 0-129 34-129 84v152c0 26 0 47-27 70-24 19-49 21-64 21-4 2-6 4-6 8 0 7 4 7 11 7 44 4 76 27 84 59 2 8 2 10 2 34v133c0 27 0 50 32 75 27 21 70 26 97 26 8 0 13 0 13-5 0-8-3-8-11-8-42-4-76-25-84-59-2-6-2-8-2-32v-141c0-30-5-42-26-63-15-13-34-21-53-26 55-16 79-46 79-86z">
            <text:p/>
          </draw:path>
          <draw:path draw:style-name="gr3" draw:layer="layout" svg:width="0.478cm" svg:height="0.457cm" svg:x="3.85cm" svg:y="13.308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4.373cm" svg:y="13.308cm" svg:viewBox="0 0 671 458" svg:d="M593 51c5-24 5-30 57-30 15 0 21 0 21-13 0-8-6-8-17-8h-90c-17 0-17 0-26 13l-244 382-53-380c-2-15-4-15-21-15h-91c-13 0-21 0-21 13 0 8 8 8 21 8 8 0 21 0 29 2 9 0 15 2 15 9 0 4-2 6-4 14l-85 342c-6 26-18 47-73 49-2 0-11 0-11 14 0 5 4 7 9 7 21 0 46-2 67-2 23 0 47 2 68 2 4 0 14 0 14-13 0-8-8-8-14-8-38 0-43-13-43-28 0-6 0-10 2-17l91-365 59 416c0 8 2 15 9 15 8 0 12-7 15-11l270-426-95 386c-7 25-7 30-61 30-11 0-19 0-19 14 0 7 8 7 10 7 19 0 64-2 83-2 27 0 57 2 84 2 4 0 13 0 13-13 0-8-5-8-19-8-24 0-43 0-43-11 0-4 0-4 3-17z">
            <text:p/>
          </draw:path>
          <draw:path draw:style-name="gr3" draw:layer="layout" svg:width="0.396cm" svg:height="0.488cm" svg:x="5.1cm" svg:y="13.293cm" svg:viewBox="0 0 397 489" svg:d="M397 8c0-4 0-8-6-8-3 0-5 0-13 10l-32 38c-17-31-52-48-95-48-86 0-167 78-167 158 0 55 36 85 70 95l72 19c25 6 63 17 63 72 0 59-55 124-122 124-44 0-118-16-118-99 0-15 4-32 4-36 2-2 2-4 2-4 0-8-6-8-8-8-3 0-5 0-7 2s-40 156-40 158c0 4 4 8 8 8 3 0 3-2 11-12l34-38c29 40 74 50 112 50 91 0 171-90 171-173 0-48-23-71-32-78-15-17-27-19-86-35-15-3-39-11-45-11-17-8-40-27-40-63 0-53 53-110 116-110 57 0 97 29 97 105 0 20-2 32-2 36 0 2 0 7 7 7 8 0 8-2 10-13z">
            <text:p/>
          </draw:path>
          <draw:path draw:style-name="gr3" draw:layer="layout" svg:width="0.311cm" svg:height="0.457cm" svg:x="5.535cm" svg:y="13.308cm" svg:viewBox="0 0 312 458" svg:d="M228 51c6-24 8-30 61-30 17 0 23 0 23-13 0-8-8-8-12-8-19 0-68 2-87 2-21 0-71-2-90-2-5 0-13 0-13 13 0 8 6 8 19 8 27 0 46 0 46 13 0 2 0 4-2 10l-91 363c-6 25-8 30-61 30-15 0-21 0-21 14 0 7 8 7 9 7 21 0 69-2 90-2 19 0 68 2 89 2 6 0 13 0 13-13 0-8-5-8-21-8-11 0-15 0-28-2-13 0-17-3-17-11 0-4 2-10 4-15z">
            <text:p/>
          </draw:path>
          <draw:path draw:style-name="gr3" draw:layer="layout" svg:width="0.079cm" svg:height="0.201cm" svg:x="5.915cm" svg:y="13.692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478cm" svg:height="0.457cm" svg:x="6.183cm" svg:y="13.308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6.607cm" svg:y="13.658cm" svg:viewBox="0 0 287 213" svg:d="M36 179c-2 5-6 17-6 19 0 9 10 15 17 15 8 0 16-6 18-11 1-4 5-19 9-29 2-10 8-30 10-42 3-11 5-21 7-32 6-19 8-23 21-42s34-44 70-44c27 0 27 25 27 33 0 28-19 81-27 100-5 14-7 17-7 27 0 25 21 40 45 40 46 0 67-65 67-72 0-6-6-6-8-6-5 0-5 2-7 8-12 38-33 57-52 57-9 0-11-6-11-17 0-10 2-18 11-39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6.945cm" svg:y="13.658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layer="layout" svg:width="0.343cm" svg:height="0.212cm" svg:x="7.19cm" svg:y="13.658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0 9 20 36 30 64 30 42 0 63-36 73-55 20-40 32-99 32-120 0-36-19-38-23-38-11 0-25 13-25 25 0 7 4 11 8 15 11 9 17 23 17 38 0 6-19 122-80 122-38 0-38-35-38-42 0-14 2-21 10-48z">
            <text:p/>
          </draw:path>
          <draw:path draw:style-name="gr3" draw:layer="layout" svg:width="0.238cm" svg:height="0.668cm" svg:x="7.648cm" svg:y="13.263cm" svg:viewBox="0 0 239 669" svg:d="M97 582c0 26-17 68-91 74-4 0-6 2-6 8 0 5 8 5 13 5 65 0 128-32 129-83v-153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ath draw:style-name="gr3" draw:layer="layout" svg:width="0.143cm" svg:height="0.448cm" svg:x="1.08cm" svg:y="13.289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layer="layout" svg:width="0.217cm" svg:height="0.472cm" svg:x="1.266cm" svg:y="13.266cm" svg:viewBox="0 0 218 473" svg:d="M95 184v-78c0-58 32-91 63-91 2 0 11 0 22 4-9 4-20 11-20 29 0 15 11 28 28 28 21 0 30-13 30-28 0-25-24-48-60-48-48 0-105 36-105 106v78h-53v21h53v217c0 30-7 30-53 30v21c27-2 59-2 78-2 26 0 59 0 85 2v-21h-15c-49 0-51-7-51-32v-215h78v-21z">
            <text:p/>
          </draw:path>
          <draw:path draw:style-name="gr3" draw:layer="layout" svg:width="0.345cm" svg:height="0.303cm" svg:x="1.69cm" svg:y="13.441cm" svg:viewBox="0 0 346 304" svg:d="M215 260c7 27 32 44 60 44 23 0 38-15 50-36 11-25 21-66 21-66 0-8-8-8-10-8-5 0-5 4-9 13-8 36-21 82-50 82-13 0-21-8-21-30 0-16 8-46 14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layer="layout" svg:width="0.261cm" svg:height="0.297cm" svg:x="2.053cm" svg:y="13.631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layer="layout" svg:width="0.094cm" svg:height="0.176cm" svg:x="2.359cm" svg:y="13.517cm" svg:viewBox="0 0 95 177" svg:d="M91 32c0 0 4-7 4-13 0-11-11-19-21-19-15 0-19 11-21 15l-51 147c-2 3-2 5-2 5 0 6 15 10 15 10 2 0 4-2 6-6z">
            <text:p/>
          </draw:path>
          <draw:path draw:style-name="gr3" draw:layer="layout" svg:width="0.094cm" svg:height="0.176cm" svg:x="2.507cm" svg:y="13.517cm" svg:viewBox="0 0 95 177" svg:d="M91 32c0 0 4-7 4-13 0-11-11-19-21-19-15 0-19 11-21 15l-51 147c-2 3-2 5-2 5 0 6 15 10 15 10 2 0 4-2 6-6z">
            <text:p/>
          </draw:path>
          <draw:path draw:style-name="gr3" draw:layer="layout" svg:width="0.261cm" svg:height="0.668cm" svg:x="2.986cm" svg:y="13.236cm" svg:viewBox="0 0 262 669" svg:d="M258 25c4-8 4-12 4-12 0-7-6-13-13-13-6 0-10 2-12 6l-233 638c-4 10-4 12-4 12 0 8 6 13 13 13 10 0 12-4 15-15z">
            <text:p/>
          </draw:path>
          <draw:path draw:style-name="gr3" draw:layer="layout" svg:width="0.335cm" svg:height="0.389cm" svg:x="2.93cm" svg:y="13.377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3" draw:layer="layout" svg:width="0.238cm" svg:height="0.668cm" svg:x="3.554cm" svg:y="13.236cm" svg:viewBox="0 0 239 669" svg:d="M142 89c0-26 18-70 92-74 2-2 5-4 5-7 0-8-5-8-13-8-66 0-129 34-129 84v152c0 26 0 47-27 70-24 19-49 21-64 21-4 2-6 4-6 8 0 7 4 7 11 7 44 4 76 27 84 59 2 8 2 10 2 34v133c0 27 0 50 32 75 27 21 70 26 97 26 8 0 13 0 13-5 0-8-3-8-11-8-42-4-76-25-84-59-2-6-2-8-2-32v-141c0-30-5-42-26-63-15-13-34-21-53-26 55-16 79-46 79-86z">
            <text:p/>
          </draw:path>
          <draw:path draw:style-name="gr3" draw:layer="layout" svg:width="0.478cm" svg:height="0.457cm" svg:x="3.865cm" svg:y="13.282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4.39cm" svg:y="13.282cm" svg:viewBox="0 0 671 458" svg:d="M593 51c5-24 5-30 57-30 15 0 21 0 21-13 0-8-6-8-17-8h-90c-17 0-17 0-26 13l-244 382-53-380c-2-15-4-15-21-15h-91c-13 0-21 0-21 13 0 8 8 8 21 8 8 0 21 0 29 2 9 0 15 2 15 9 0 4-2 6-4 14l-85 342c-6 26-18 47-73 49-2 0-11 0-11 14 0 5 4 7 9 7 21 0 46-2 67-2 23 0 47 2 68 2 4 0 14 0 14-13 0-8-8-8-14-8-38 0-43-13-43-28 0-6 0-10 2-17l91-365 59 416c0 8 2 15 9 15 8 0 12-7 15-11l270-426-95 386c-7 25-7 30-61 30-11 0-19 0-19 14 0 7 8 7 10 7 19 0 64-2 83-2 27 0 57 2 84 2 4 0 13 0 13-13 0-8-5-8-19-8-24 0-43 0-43-11 0-4 0-4 3-17z">
            <text:p/>
          </draw:path>
          <draw:path draw:style-name="gr3" draw:layer="layout" svg:width="0.396cm" svg:height="0.488cm" svg:x="5.115cm" svg:y="13.266cm" svg:viewBox="0 0 397 489" svg:d="M397 8c0-4 0-8-6-8-3 0-5 0-13 10l-32 38c-17-31-52-48-95-48-86 0-167 78-167 158 0 55 36 85 70 95l72 19c25 6 63 17 63 72 0 59-55 124-122 124-44 0-118-16-118-99 0-15 4-32 4-36 2-2 2-4 2-4 0-8-6-8-8-8-3 0-5 0-7 2s-40 156-40 158c0 4 4 8 8 8 3 0 3-2 11-12l34-38c29 40 74 50 112 50 91 0 171-90 171-173 0-48-23-71-32-78-15-17-27-19-86-35-15-3-39-11-45-11-17-8-40-27-40-63 0-53 53-110 116-110 57 0 97 29 97 105 0 20-2 32-2 36 0 2 0 7 7 7 8 0 8-2 10-13z">
            <text:p/>
          </draw:path>
          <draw:path draw:style-name="gr3" draw:layer="layout" svg:width="0.311cm" svg:height="0.457cm" svg:x="5.552cm" svg:y="13.282cm" svg:viewBox="0 0 312 458" svg:d="M228 51c6-24 8-30 61-30 17 0 23 0 23-13 0-8-8-8-12-8-19 0-68 2-87 2-21 0-71-2-90-2-5 0-13 0-13 13 0 8 6 8 19 8 27 0 46 0 46 13 0 2 0 4-2 10l-91 363c-6 25-8 30-61 30-15 0-21 0-21 14 0 7 8 7 9 7 21 0 69-2 90-2 19 0 68 2 89 2 6 0 13 0 13-13 0-8-5-8-21-8-11 0-15 0-28-2-13 0-17-3-17-11 0-4 2-10 4-15z">
            <text:p/>
          </draw:path>
          <draw:path draw:style-name="gr3" draw:layer="layout" svg:width="0.079cm" svg:height="0.201cm" svg:x="5.932cm" svg:y="13.666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478cm" svg:height="0.457cm" svg:x="6.198cm" svg:y="13.282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6.622cm" svg:y="13.631cm" svg:viewBox="0 0 287 213" svg:d="M36 179c-2 5-6 17-6 19 0 9 10 15 17 15 8 0 16-6 18-11 1-4 5-19 9-29 2-10 8-30 10-42 3-11 5-21 7-32 6-19 8-23 21-42s34-44 70-44c27 0 27 25 27 33 0 28-19 81-27 100-5 14-7 17-7 27 0 25 21 40 45 40 46 0 67-65 67-72 0-6-6-6-8-6-5 0-5 2-7 8-12 38-33 57-52 57-9 0-11-6-11-17 0-10 2-18 11-39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6.962cm" svg:y="13.631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layer="layout" svg:width="0.343cm" svg:height="0.212cm" svg:x="7.207cm" svg:y="13.631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0 9 20 36 30 64 30 42 0 63-36 73-55 20-40 32-99 32-120 0-36-19-38-23-38-11 0-25 13-25 25 0 7 4 11 8 15 11 9 17 23 17 38 0 6-19 122-80 122-38 0-38-35-38-42 0-14 2-21 10-48z">
            <text:p/>
          </draw:path>
          <draw:path draw:style-name="gr3" draw:layer="layout" svg:width="0.238cm" svg:height="0.668cm" svg:x="7.665cm" svg:y="13.236cm" svg:viewBox="0 0 239 669" svg:d="M97 582c0 26-17 68-91 74-4 0-6 2-6 8 0 5 8 5 13 5 65 0 128-32 129-83v-153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ath draw:style-name="gr3" draw:layer="layout" svg:width="0.143cm" svg:height="0.448cm" svg:x="1.097cm" svg:y="13.318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layer="layout" svg:width="0.217cm" svg:height="0.472cm" svg:x="1.283cm" svg:y="13.293cm" svg:viewBox="0 0 218 473" svg:d="M95 184v-78c0-58 32-91 63-91 2 0 11 0 22 4-9 4-20 11-20 29 0 15 11 28 28 28 21 0 30-13 30-28 0-25-24-48-60-48-48 0-105 36-105 106v78h-53v21h53v217c0 30-7 30-53 30v21c27-2 59-2 78-2 26 0 59 0 85 2v-21h-15c-49 0-51-7-51-32v-215h78v-21z">
            <text:p/>
          </draw:path>
          <draw:path draw:style-name="gr3" draw:layer="layout" svg:width="0.345cm" svg:height="0.303cm" svg:x="1.707cm" svg:y="13.468cm" svg:viewBox="0 0 346 304" svg:d="M215 260c7 27 32 44 60 44 23 0 38-15 50-36 11-25 21-66 21-66 0-8-8-8-10-8-5 0-5 4-9 13-8 36-21 82-50 82-13 0-21-8-21-30 0-16 8-46 14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layer="layout" svg:width="0.261cm" svg:height="0.297cm" svg:x="2.07cm" svg:y="13.658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layer="layout" svg:width="0.094cm" svg:height="0.176cm" svg:x="2.376cm" svg:y="13.544cm" svg:viewBox="0 0 95 177" svg:d="M91 32c0 0 4-7 4-13 0-11-11-19-21-19-15 0-19 11-21 15l-51 147c-2 3-2 5-2 5 0 6 15 10 15 10 2 0 4-2 6-6z">
            <text:p/>
          </draw:path>
          <draw:path draw:style-name="gr3" draw:layer="layout" svg:width="0.094cm" svg:height="0.176cm" svg:x="2.524cm" svg:y="13.544cm" svg:viewBox="0 0 95 177" svg:d="M91 32c0 0 4-7 4-13 0-11-11-19-21-19-15 0-19 11-21 15l-51 147c-2 3-2 5-2 5 0 6 15 10 15 10 2 0 4-2 6-6z">
            <text:p/>
          </draw:path>
          <draw:path draw:style-name="gr3" draw:layer="layout" svg:width="0.261cm" svg:height="0.668cm" svg:x="3.003cm" svg:y="13.263cm" svg:viewBox="0 0 262 669" svg:d="M258 25c4-8 4-12 4-12 0-7-6-13-13-13-6 0-10 2-12 6l-233 638c-4 10-4 12-4 12 0 8 6 13 13 13 10 0 12-4 15-15z">
            <text:p/>
          </draw:path>
          <draw:path draw:style-name="gr3" draw:layer="layout" svg:width="0.335cm" svg:height="0.389cm" svg:x="2.948cm" svg:y="13.403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3" draw:layer="layout" svg:width="0.238cm" svg:height="0.668cm" svg:x="3.571cm" svg:y="13.263cm" svg:viewBox="0 0 239 669" svg:d="M142 89c0-26 18-70 92-74 2-2 5-4 5-7 0-8-5-8-13-8-66 0-129 34-129 84v152c0 26 0 47-27 70-24 19-49 21-64 21-4 2-6 4-6 8 0 7 4 7 11 7 44 4 76 27 84 59 2 8 2 10 2 34v133c0 27 0 50 32 75 27 21 70 26 97 26 8 0 13 0 13-5 0-8-3-8-11-8-42-4-76-25-84-59-2-6-2-8-2-32v-141c0-30-5-42-26-63-15-13-34-21-53-26 55-16 79-46 79-86z">
            <text:p/>
          </draw:path>
          <draw:path draw:style-name="gr3" draw:layer="layout" svg:width="0.478cm" svg:height="0.457cm" svg:x="3.882cm" svg:y="13.308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4.405cm" svg:y="13.308cm" svg:viewBox="0 0 671 458" svg:d="M593 51c5-24 5-30 57-30 15 0 21 0 21-13 0-8-6-8-17-8h-90c-17 0-17 0-26 13l-244 382-53-380c-2-15-4-15-21-15h-91c-13 0-21 0-21 13 0 8 8 8 21 8 8 0 21 0 29 2 9 0 15 2 15 9 0 4-2 6-4 14l-85 342c-6 26-18 47-73 49-2 0-11 0-11 14 0 5 4 7 9 7 21 0 46-2 67-2 23 0 47 2 68 2 4 0 14 0 14-13 0-8-8-8-14-8-38 0-43-13-43-28 0-6 0-10 2-17l91-365 59 416c0 8 2 15 9 15 8 0 12-7 15-11l270-426-95 386c-7 25-7 30-61 30-11 0-19 0-19 14 0 7 8 7 10 7 19 0 64-2 83-2 27 0 57 2 84 2 4 0 13 0 13-13 0-8-5-8-19-8-24 0-43 0-43-11 0-4 0-4 3-17z">
            <text:p/>
          </draw:path>
          <draw:path draw:style-name="gr3" draw:layer="layout" svg:width="0.396cm" svg:height="0.488cm" svg:x="5.132cm" svg:y="13.293cm" svg:viewBox="0 0 397 489" svg:d="M397 8c0-4 0-8-6-8-3 0-5 0-13 10l-32 38c-17-31-52-48-95-48-86 0-167 78-167 158 0 55 36 85 70 95l72 19c25 6 63 17 63 72 0 59-55 124-122 124-44 0-118-16-118-99 0-15 4-32 4-36 2-2 2-4 2-4 0-8-6-8-8-8-3 0-5 0-7 2s-40 156-40 158c0 4 4 8 8 8 3 0 3-2 11-12l34-38c29 40 74 50 112 50 91 0 171-90 171-173 0-48-23-71-32-78-15-17-27-19-86-35-15-3-39-11-45-11-17-8-40-27-40-63 0-53 53-110 116-110 57 0 97 29 97 105 0 20-2 32-2 36 0 2 0 7 7 7 8 0 8-2 10-13z">
            <text:p/>
          </draw:path>
          <draw:path draw:style-name="gr3" draw:layer="layout" svg:width="0.311cm" svg:height="0.457cm" svg:x="5.569cm" svg:y="13.308cm" svg:viewBox="0 0 312 458" svg:d="M228 51c6-24 8-30 61-30 17 0 23 0 23-13 0-8-8-8-12-8-19 0-68 2-87 2-21 0-71-2-90-2-5 0-13 0-13 13 0 8 6 8 19 8 27 0 46 0 46 13 0 2 0 4-2 10l-91 363c-6 25-8 30-61 30-15 0-21 0-21 14 0 7 8 7 9 7 21 0 69-2 90-2 19 0 68 2 89 2 6 0 13 0 13-13 0-8-5-8-21-8-11 0-15 0-28-2-13 0-17-3-17-11 0-4 2-10 4-15z">
            <text:p/>
          </draw:path>
          <draw:path draw:style-name="gr3" draw:layer="layout" svg:width="0.079cm" svg:height="0.201cm" svg:x="5.949cm" svg:y="13.692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478cm" svg:height="0.457cm" svg:x="6.215cm" svg:y="13.308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6.639cm" svg:y="13.658cm" svg:viewBox="0 0 287 213" svg:d="M36 179c-2 5-6 17-6 19 0 9 10 15 17 15 8 0 16-6 18-11 1-4 5-19 9-29 2-10 8-30 10-42 3-11 5-21 7-32 6-19 8-23 21-42s34-44 70-44c27 0 27 25 27 33 0 28-19 81-27 100-5 14-7 17-7 27 0 25 21 40 45 40 46 0 67-65 67-72 0-6-6-6-8-6-5 0-5 2-7 8-12 38-33 57-52 57-9 0-11-6-11-17 0-10 2-18 11-39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6.979cm" svg:y="13.658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layer="layout" svg:width="0.343cm" svg:height="0.212cm" svg:x="7.222cm" svg:y="13.658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0 9 20 36 30 64 30 42 0 63-36 73-55 20-40 32-99 32-120 0-36-19-38-23-38-11 0-25 13-25 25 0 7 4 11 8 15 11 9 17 23 17 38 0 6-19 122-80 122-38 0-38-35-38-42 0-14 2-21 10-48z">
            <text:p/>
          </draw:path>
          <draw:path draw:style-name="gr3" draw:layer="layout" svg:width="0.238cm" svg:height="0.668cm" svg:x="7.682cm" svg:y="13.263cm" svg:viewBox="0 0 239 669" svg:d="M97 582c0 26-17 68-91 74-4 0-6 2-6 8 0 5 8 5 13 5 65 0 128-32 129-83v-153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olygon draw:style-name="gr3" draw:layer="layout" svg:width="6.892cm" svg:height="0.028cm" svg:x="1.076cm" svg:y="14.034cm" svg:viewBox="0 0 6893 29" draw:points="3446,29 0,29 0,0 6893,0 6893,29">
            <text:p/>
          </draw:polygon>
        </draw:g>
        <draw:line draw:style-name="gr5" draw:text-style-name="P1" draw:layer="layout" svg:x1="14.238cm" svg:y1="5.42cm" svg:x2="25.414cm" svg:y2="5.42cm">
          <text:p/>
        </draw:line>
        <draw:g>
          <svg:title>TexMaths</svg:title>
          <svg:desc>19§latex§$RAND,AUTN,XRES,CK,IK$§svg§600§TRUE§</svg:desc>
          <draw:polygon draw:style-name="gr4" draw:layer="layout" svg:width="9.558cm" svg:height="0.584cm" svg:x="15.142cm" svg:y="4.554cm" svg:viewBox="0 0 9559 585" draw:points="4780,585 0,585 0,0 9559,0 9559,585">
            <text:p/>
          </draw:polygon>
          <draw:path draw:style-name="gr3" draw:layer="layout" svg:width="0.478cm" svg:height="0.472cm" svg:x="15.169cm" svg:y="4.552cm" svg:viewBox="0 0 479 473" svg:d="M224 46c4-16 6-23 19-25 6 0 27 0 40 0 48 0 122 0 122 66 0 23-10 69-36 95-17 17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3-9 9-17 49-46 61-61 61-23 0-27-15-27-42 0-19 4-53 6-76 2-9 4-21 4-30 0-52-46-73-63-80z">
            <text:p/>
          </draw:path>
          <draw:path draw:style-name="gr3" draw:layer="layout" svg:width="0.459cm" svg:height="0.48cm" svg:x="15.676cm" svg:y="4.531cm" svg:viewBox="0 0 460 481" svg:d="M97 403c-27 45-53 55-84 57-7 0-13 0-13 13 0 4 4 8 10 8 17 0 38-2 57-2 22 0 45 2 66 2 4 0 13 0 13-14 0-7-5-7-11-7-15-2-30-8-30-25 0-8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layer="layout" svg:width="0.563cm" svg:height="0.457cm" svg:x="16.178cm" svg:y="4.552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layer="layout" svg:width="0.512cm" svg:height="0.457cm" svg:x="16.786cm" svg:y="4.552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2 0-3 4-15z">
            <text:p/>
          </draw:path>
          <draw:path draw:style-name="gr3" draw:layer="layout" svg:width="0.079cm" svg:height="0.2cm" svg:x="17.386cm" svg:y="4.93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459cm" svg:height="0.48cm" svg:x="17.648cm" svg:y="4.531cm" svg:viewBox="0 0 460 481" svg:d="M97 403c-27 45-53 55-84 57-7 0-13 0-13 13 0 4 4 8 10 8 17 0 38-2 57-2 22 0 45 2 66 2 4 0 13 0 13-14 0-7-5-7-11-7-15-2-30-8-30-25 0-8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layer="layout" svg:width="0.465cm" svg:height="0.472cm" svg:x="18.167cm" svg:y="4.552cm" svg:viewBox="0 0 466 473" svg:d="M380 70c8-26 19-47 74-49 2 0 12 0 12-13 0 0 0-8-10-8-23 0-46 2-68 2-23 0-48-2-71-2-3 0-11 0-11 13 0 8 6 8 11 8 38 0 46 15 46 28 0 4 0 14-2 16l-61 239c-23 89-99 148-165 148-46 0-82-30-82-87 0-2 0-23 6-53l66-261c6-24 6-30 56-30 17 0 22 0 22-13 0-8-7-8-9-8-19 0-67 2-86 2s-66-2-85-2c-6 0-13 0-13 13 0 8 5 8 19 8 1 0 13 0 24 2 14 0 19 2 19 9 0 4-7 33-11 48l-15 59c-6 26-38 154-42 167-4 17-4 28-4 38 0 82 61 129 131 129 86 0 167-76 190-165z">
            <text:p/>
          </draw:path>
          <draw:path draw:style-name="gr3" draw:layer="layout" svg:width="0.455cm" svg:height="0.453cm" svg:x="18.667cm" svg:y="4.556cm" svg:viewBox="0 0 456 454" svg:d="M270 48c6-19 7-23 15-25s29-2 44-2c66 0 97 2 97 55 0 10-2 36-6 53 0 4-2 12-2 14 0 3 2 7 8 7 7 0 9-4 11-15l17-116c2-4 2-10 2-11 0-8-8-8-19-8h-370c-18 0-18 0-23 13l-40 118c0 2-4 11-4 13 0 4 4 6 8 6 7 0 7-2 11-13 36-105 53-116 154-116h25c19 0 19 2 19 8 0 3-2 13-2 15l-90 357c-7 25-9 32-79 32-25 0-29 0-29 14 0 7 8 7 12 7 17 0 36-2 55-2s38 0 57 0 38 0 55 0c19 0 40 2 59 2 5 0 15 0 15-13 0-8-6-8-23-8s-27 0-44-2c-19-2-24-3-24-13 0-2 0-6 2-15z">
            <text:p/>
          </draw:path>
          <draw:path draw:style-name="gr3" draw:layer="layout" svg:width="0.563cm" svg:height="0.457cm" svg:x="19.157cm" svg:y="4.552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layer="layout" svg:width="0.079cm" svg:height="0.2cm" svg:x="19.759cm" svg:y="4.93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552cm" svg:height="0.457cm" svg:x="20.016cm" svg:y="4.552cm" svg:viewBox="0 0 553 458" svg:d="M308 182l-57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layer="layout" svg:width="0.478cm" svg:height="0.472cm" svg:x="20.629cm" svg:y="4.552cm" svg:viewBox="0 0 479 473" svg:d="M224 46c4-16 6-23 19-25 6 0 27 0 40 0 48 0 124 0 124 66 0 23-12 69-38 95-17 17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3-9 9-17 49-46 61-61 61-23 0-27-15-27-42 0-19 4-53 6-76 2-9 4-21 4-30 0-52-46-73-63-80z">
            <text:p/>
          </draw:path>
          <draw:path draw:style-name="gr3" draw:layer="layout" svg:width="0.486cm" svg:height="0.455cm" svg:x="21.137cm" svg:y="4.554cm" svg:viewBox="0 0 487 456" svg:d="M448 300c2-4 4-7 4-9s0-8-7-8c-6 0-8 4-10 8-44 99-68 144-182 144h-99c-8 0-10 0-13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6-8 32-61 32-11 0-19 0-19 13 0 8 6 8 19 8h348c15 0 15 0 21-11z">
            <text:p/>
          </draw:path>
          <draw:path draw:style-name="gr3" draw:layer="layout" svg:width="0.396cm" svg:height="0.487cm" svg:x="21.676cm" svg:y="4.537cm" svg:viewBox="0 0 397 488" svg:d="M397 8c0-4 0-8-6-8-3 0-5 0-13 10l-32 38c-17-31-51-48-95-48-86 0-165 78-165 158 0 55 34 85 68 95l72 19c25 5 63 17 63 72 0 59-55 123-122 123-43 0-118-15-118-98 0-16 4-33 4-36 2-2 2-4 2-4 0-8-4-8-7-8-4 0-6 0-8 2s-40 156-40 158c0 4 4 7 8 7 3 0 3-2 11-11l34-38c29 40 74 49 112 49 92 0 171-89 171-173 0-47-22-70-32-77-15-18-27-20-85-35-16-4-40-11-46-11-17-8-40-27-40-63 0-53 53-110 116-110 57 0 97 29 97 105 0 20-2 32-2 36 0 1 0 7 8 7 7 0 7-2 9-13z">
            <text:p/>
          </draw:path>
          <draw:path draw:style-name="gr3" draw:layer="layout" svg:width="0.079cm" svg:height="0.2cm" svg:x="22.107cm" svg:y="4.938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476cm" svg:height="0.487cm" svg:x="22.381cm" svg:y="4.537cm" svg:viewBox="0 0 477 488" svg:d="M477 8c0-4-2-8-8-8-2 0-3 0-11 8l-46 51c-7-10-38-59-112-59-150 0-300 148-300 304 0 110 80 184 182 184 57 0 109-28 145-59 63-55 74-116 74-117 0-6-8-6-10-6-3 0-5 0-7 6-6 19-21 66-69 106-45 38-87 49-123 49-59 0-131-36-131-140 0-38 15-147 82-224 39-48 102-82 163-82 68 0 108 51 108 129 0 27-2 29-2 34 0 8 8 8 10 8 9 0 9-2 11-13z">
            <text:p/>
          </draw:path>
          <draw:path draw:style-name="gr3" draw:layer="layout" svg:width="0.569cm" svg:height="0.457cm" svg:x="22.896cm" svg:y="4.552cm" svg:viewBox="0 0 570 458" svg:d="M315 186c0-2-3-6-3-7 0-2 13-12 21-17l115-90c63-47 90-49 111-51 5 0 11-2 11-13 0-4-2-8-8-8-15 0-30 2-47 2-25 0-49-2-74-2-4 0-13 0-13 13 0 6 3 8 9 8 13 2 19 4 19 13 0 13-19 29-23 33l-262 199 53-215c8-24 8-30 57-30 17 0 23 0 23-13 0-6-6-8-9-8-19 0-67 2-86 2s-66-2-85-2c-6 0-16 0-16 13 0 8 8 8 21 8 8 0 21 0 29 2 9 0 15 2 15 9 0 4-2 6-4 14l-89 361c-8 24-8 30-61 30-11 0-19 0-19 13 0 8 8 8 10 8 19 0 66-2 85-2 13 0 29 0 44 0 13 0 28 2 43 2 4 0 14 0 14-13 0-8-8-8-19-8-25 0-44 0-44-11 0-6 4-19 6-31 9-34 19-70 26-104l101-78 78 180c8 17 8 19 8 23 0 21-29 21-37 21-5 0-13 0-13 13 0 8 8 8 10 8 26 0 55-2 81-2 14 0 50 2 65 2 4 0 13 0 13-13 0-8-7-8-15-8-27 0-36-6-46-30z">
            <text:p/>
          </draw:path>
          <draw:path draw:style-name="gr3" draw:layer="layout" svg:width="0.079cm" svg:height="0.2cm" svg:x="23.504cm" svg:y="4.93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11cm" svg:height="0.457cm" svg:x="23.764cm" svg:y="4.552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layer="layout" svg:width="0.569cm" svg:height="0.457cm" svg:x="24.112cm" svg:y="4.552cm" svg:viewBox="0 0 570 458" svg:d="M315 186c0-2-3-6-3-7 0-2 13-12 21-17l115-90c63-47 90-49 111-51 5 0 11-2 11-13 0-4-2-8-8-8-15 0-30 2-47 2-25 0-49-2-74-2-4 0-13 0-13 13 0 6 3 8 9 8 13 2 21 4 21 13 0 13-21 29-25 33l-262 199 53-215c8-24 8-30 57-30 17 0 23 0 23-13 0-6-6-8-9-8-19 0-67 2-86 2s-66-2-85-2c-6 0-16 0-16 13 0 8 8 8 21 8 8 0 21 0 29 2 11 0 15 2 15 9 0 4-2 6-4 14l-89 361c-8 24-8 30-61 30-11 0-19 0-19 13 0 8 8 8 10 8 19 0 66-2 85-2 13 0 29 0 44 0 13 0 28 2 43 2 4 0 14 0 14-13 0-8-8-8-19-8-25 0-44 0-44-11 0-6 4-19 6-31 9-34 19-70 26-104l101-78 78 180c8 17 8 19 8 23 0 21-29 21-37 21-5 0-13 0-13 13 0 8 8 8 10 8 26 0 55-2 81-2 14 0 50 2 65 2 4 0 13 0 13-13 0-8-7-8-13-8-29 0-38-6-48-30z">
            <text:p/>
          </draw:path>
        </draw:g>
        <draw:frame draw:style-name="gr20" draw:text-style-name="P3" draw:layer="layout" svg:width="2.492cm" svg:height="1.062cm" svg:x="25.308cm" svg:y="4.826cm">
          <draw:text-box>
            <text:p><text:span text:style-name="T2">UMTS</text:span></text:p>
          </draw:text-box>
        </draw:frame>
        <draw:frame draw:style-name="gr20" draw:text-style-name="P3" draw:layer="layout" svg:width="2.492cm" svg:height="1.062cm" svg:x="25.308cm" svg:y="6.226cm">
          <draw:text-box>
            <text:p><text:span text:style-name="T2">LTE</text:span></text:p>
          </draw:text-box>
        </draw:frame>
        <presentation:notes draw:style-name="dp2">
          <draw:page-thumbnail draw:style-name="gr2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0T15:17:36.919052905</meta:creation-date>
    <dc:date>2017-07-24T19:54:46.335363148</dc:date>
    <meta:editing-duration>PT7H36M58S</meta:editing-duration>
    <meta:editing-cycles>24</meta:editing-cycles>
    <meta:generator>LibreOffice/4.2.8.2$Linux_X86_64 LibreOffice_project/420m0$Build-2</meta:generator>
    <dc:creator>Khan A</dc:creator>
    <meta:document-statistic meta:object-count="1603"/>
  </office:meta>
</office:document-meta>
</file>